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9.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10.svm" manifest:media-type=""/>
  <manifest:file-entry manifest:full-path="Pictures/TablePreview8.svm" manifest:media-type=""/>
  <manifest:file-entry manifest:full-path="Pictures/TablePreview11.svm" manifest:media-type=""/>
  <manifest:file-entry manifest:full-path="Pictures/TablePreview9.svm" manifest:media-type=""/>
  <manifest:file-entry manifest:full-path="Pictures/TablePreview12.svm" manifest:media-type=""/>
  <manifest:file-entry manifest:full-path="Pictures/TablePreview1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modern" style:font-pitch="variable"/>
    <style:font-face style:name="华文宋体" svg:font-family="华文宋体" style:font-pitch="variable"/>
    <style:font-face style:name="华文楷体" svg:font-family="华文楷体"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楷体_GB2312" svg:font-family="楷体_GB2312" style:font-family-generic="modern" style:font-pitch="variable"/>
    <style:font-face style:name="楷体_GB23121" svg:font-family="楷体_GB2312" style:font-family-generic="modern" style:font-pitch="fixed"/>
    <style:font-face style:name="隶书" svg:font-family="隶书" style:font-family-generic="modern" style:font-pitch="variable"/>
    <style:font-face style:name="隶书1" svg:font-family="隶书" style:font-family-generic="modern" style:font-pitch="fixed"/>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2.841cm" fo:padding-top="0.03cm" fo:padding-bottom="0.03cm" fo:padding-left="0.05cm" fo:padding-right="0.05cm" fo:wrap-option="wrap" draw:shadow-color="#808080"/>
      <style:paragraph-properties style:writing-mode="lr-tb"/>
    </style:style>
    <style:style style:name="gr16"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17"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18"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19"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2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4.409cm" fo:padding-top="0.03cm" fo:padding-bottom="0.03cm" fo:padding-left="0.05cm" fo:padding-right="0.05cm" fo:wrap-option="wrap" draw:shadow-color="#808080"/>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standard">
      <style:graphic-properties draw:stroke="solid" svg:stroke-width="0.159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24"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49cm" fo:min-width="6.173cm" fo:padding-top="0.03cm" fo:padding-bottom="0.03cm" fo:padding-left="0.05cm" fo:padding-right="0.05cm" fo:wrap-option="wrap" draw:shadow-color="#808080"/>
      <style:paragraph-properties style:writing-mode="lr-tb"/>
    </style:style>
    <style:style style:name="gr2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6.369cm" fo:padding-top="0.03cm" fo:padding-bottom="0.03cm" fo:padding-left="0.05cm" fo:padding-right="0.05cm" fo:wrap-option="wrap" draw:shadow-color="#808080"/>
      <style:paragraph-properties style:writing-mode="lr-tb"/>
    </style:style>
    <style:style style:name="gr26" style:family="graphic" style:parent-style-name="standard">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7" style:family="graphic" style:parent-style-name="standard">
      <style:graphic-properties draw:stroke="solid" svg:stroke-width="0.159cm" svg:stroke-color="#ff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28" style:family="graphic" style:parent-style-name="standard" style:list-style-name="L4">
      <style:graphic-properties draw:stroke="none" draw:fill="solid" draw:fill-color="#000099"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9" style:family="graphic" style:parent-style-name="standard" style:list-style-name="L4">
      <style:graphic-properties draw:stroke="none" draw:fill="solid" draw:fill-color="#000099"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0"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881cm" fo:min-width="5.584cm" fo:padding-top="0.03cm" fo:padding-bottom="0.03cm" fo:padding-left="0.05cm" fo:padding-right="0.05cm" fo:wrap-option="wrap" draw:shadow-color="#808080"/>
      <style:paragraph-properties style:writing-mode="lr-tb"/>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685cm" fo:min-width="6.369cm" fo:padding-top="0.03cm" fo:padding-bottom="0.03cm" fo:padding-left="0.05cm" fo:padding-right="0.05cm" fo:wrap-option="wrap" draw:shadow-color="#808080"/>
      <style:paragraph-properties style:writing-mode="lr-tb"/>
    </style:style>
    <style:style style:name="gr33"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881cm" fo:min-width="5.193cm" fo:padding-top="0.03cm" fo:padding-bottom="0.03cm" fo:padding-left="0.05cm" fo:padding-right="0.05cm" fo:wrap-option="wrap" draw:shadow-color="#808080"/>
      <style:paragraph-properties style:writing-mode="lr-tb"/>
    </style:style>
    <style:style style:name="gr3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4.017cm" fo:padding-top="0.03cm" fo:padding-bottom="0.03cm" fo:padding-left="0.05cm" fo:padding-right="0.05cm" fo:wrap-option="wrap" draw:shadow-color="#808080"/>
      <style:paragraph-properties style:writing-mode="lr-tb"/>
    </style:style>
    <style:style style:name="gr36"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2.252cm" fo:padding-top="0.03cm" fo:padding-bottom="0.03cm" fo:padding-left="0.05cm" fo:padding-right="0.05cm" fo:wrap-option="wrap" draw:shadow-color="#808080"/>
      <style:paragraph-properties style:writing-mode="lr-tb"/>
    </style:style>
    <style:style style:name="gr37"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3.037cm" fo:padding-top="0.03cm" fo:padding-bottom="0.03cm" fo:padding-left="0.05cm" fo:padding-right="0.05cm" fo:wrap-option="wrap" draw:shadow-color="#808080"/>
      <style:paragraph-properties style:writing-mode="lr-tb"/>
    </style:style>
    <style:style style:name="gr38"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3cm" fo:min-width="4.997cm" fo:padding-top="0.03cm" fo:padding-bottom="0.03cm" fo:padding-left="0.05cm" fo:padding-right="0.05cm" fo:wrap-option="wrap" draw:shadow-color="#808080"/>
      <style:paragraph-properties style:writing-mode="lr-tb"/>
    </style:style>
    <style:style style:name="gr39"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509cm" fo:min-width="3.233cm" fo:padding-top="0.03cm" fo:padding-bottom="0.03cm" fo:padding-left="0.05cm" fo:padding-right="0.05cm" fo:wrap-option="wrap" draw:shadow-color="#808080"/>
      <style:paragraph-properties style:writing-mode="lr-tb"/>
    </style:style>
    <style:style style:name="gr4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8.916cm" fo:padding-top="0.03cm" fo:padding-bottom="0.03cm" fo:padding-left="0.05cm" fo:padding-right="0.05cm" fo:wrap-option="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4">
      <style:graphic-properties draw:stroke="none" draw:fill="solid" draw:fill-color="#000099"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5"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2.449cm" fo:padding-top="0.03cm" fo:padding-bottom="0.03cm" fo:padding-left="0.05cm" fo:padding-right="0.05cm" fo:wrap-option="wrap" draw:shadow-color="#808080"/>
      <style:paragraph-properties style:writing-mode="lr-tb"/>
    </style:style>
    <style:style style:name="gr48"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3cm" fo:min-width="3.233cm" fo:padding-top="0.03cm" fo:padding-bottom="0.03cm" fo:padding-left="0.05cm" fo:padding-right="0.05cm" fo:wrap-option="wrap" draw:shadow-color="#808080"/>
      <style:paragraph-properties style:writing-mode="lr-tb"/>
    </style:style>
    <style:style style:name="gr49" style:family="graphic" style:parent-style-name="standard">
      <style:graphic-properties draw:stroke="solid" svg:stroke-width="0.079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5.193cm" fo:padding-top="0.03cm" fo:padding-bottom="0.03cm" fo:padding-left="0.05cm" fo:padding-right="0.05cm" fo:wrap-option="wrap" draw:shadow-color="#808080"/>
      <style:paragraph-properties style:writing-mode="lr-tb"/>
    </style:style>
    <style:style style:name="gr51"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5.388cm" fo:padding-top="0.03cm" fo:padding-bottom="0.03cm" fo:padding-left="0.05cm" fo:padding-right="0.05cm" fo:wrap-option="wrap" draw:shadow-color="#808080"/>
      <style:paragraph-properties style:writing-mode="lr-tb"/>
    </style:style>
    <style:style style:name="gr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 style:family="graphic" style:parent-style-name="standard" style:list-style-name="L2">
      <style:graphic-properties draw:stroke="none" draw:fill="none" draw:fill-color="#ffffff" draw:textarea-horizontal-align="justify" draw:textarea-vertical-align="middle" draw:auto-grow-height="false" fo:min-height="1.236cm" fo:min-width="2.864cm" fo:padding-top="0.03cm" fo:padding-bottom="0.03cm" fo:padding-left="0.05cm" fo:padding-right="0.05cm" fo:wrap-option="wrap" draw:shadow-color="#808080"/>
      <style:paragraph-properties style:writing-mode="lr-tb"/>
    </style:style>
    <style:style style:name="gr54" style:family="graphic" style:parent-style-name="standard" style:list-style-name="L2">
      <style:graphic-properties draw:stroke="none" draw:fill="none" draw:fill-color="#ffffff" draw:textarea-horizontal-align="justify" draw:textarea-vertical-align="middle" draw:auto-grow-height="false" fo:min-height="1.228cm" fo:min-width="2.864cm" fo:padding-top="0.03cm" fo:padding-bottom="0.03cm" fo:padding-left="0.05cm" fo:padding-right="0.05cm" fo:wrap-option="wrap" draw:shadow-color="#808080"/>
      <style:paragraph-properties style:writing-mode="lr-tb"/>
    </style:style>
    <style:style style:name="gr55" style:family="graphic" style:parent-style-name="standard">
      <style:graphic-properties draw:stroke="none" draw:fill="none" draw:fill-color="#ffffff" draw:textarea-horizontal-align="justify" draw:textarea-vertical-align="middle" draw:auto-grow-height="false" fo:min-height="1.236cm" fo:min-width="2.864cm" fo:padding-top="0.03cm" fo:padding-bottom="0.03cm" fo:padding-left="0.05cm" fo:padding-right="0.05cm" fo:wrap-option="wrap" draw:shadow-color="#808080"/>
      <style:paragraph-properties style:writing-mode="lr-tb"/>
    </style:style>
    <style:style style:name="gr56" style:family="graphic" style:parent-style-name="standard">
      <style:graphic-properties draw:stroke="none" draw:fill="none" draw:fill-color="#ffffff" draw:textarea-horizontal-align="justify" draw:textarea-vertical-align="middle" draw:auto-grow-height="false" fo:min-height="1.237cm" fo:min-width="2.864cm" fo:padding-top="0.03cm" fo:padding-bottom="0.03cm" fo:padding-left="0.05cm" fo:padding-right="0.05cm" fo:wrap-option="wrap" draw:shadow-color="#808080"/>
      <style:paragraph-properties style:writing-mode="lr-tb"/>
    </style:style>
    <style:style style:name="gr57" style:family="graphic" style:parent-style-name="standard">
      <style:graphic-properties draw:stroke="none" draw:fill="none" draw:fill-color="#ffffff" draw:textarea-horizontal-align="justify" draw:textarea-vertical-align="middle" draw:auto-grow-height="false" fo:min-height="1.227cm" fo:min-width="2.864cm" fo:padding-top="0.03cm" fo:padding-bottom="0.03cm" fo:padding-left="0.05cm" fo:padding-right="0.05cm" fo:wrap-option="wrap" draw:shadow-color="#808080"/>
      <style:paragraph-properties style:writing-mode="lr-tb"/>
    </style:style>
    <style:style style:name="gr58"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true" fo:padding-top="0.03cm" fo:padding-bottom="0.03cm" fo:padding-left="0.05cm" fo:padding-right="0.05cm" fo:wrap-option="wrap" draw:shadow-color="#808080"/>
    </style:style>
    <style:style style:name="gr59"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60" style:family="graphic" style:parent-style-name="standard" style:list-style-name="L2">
      <style:graphic-properties draw:stroke="none" draw:fill="none" draw:fill-color="#ffffff" draw:textarea-horizontal-align="justify" draw:textarea-vertical-align="middle" draw:auto-grow-height="false" fo:min-height="1.263cm" fo:min-width="1.381cm" fo:padding-top="0.03cm" fo:padding-bottom="0.03cm" fo:padding-left="0.05cm" fo:padding-right="0.05cm" fo:wrap-option="wrap" draw:shadow-color="#808080"/>
      <style:paragraph-properties style:writing-mode="lr-tb"/>
    </style:style>
    <style:style style:name="gr61" style:family="graphic" style:parent-style-name="standard" style:list-style-name="L2">
      <style:graphic-properties draw:stroke="none" draw:fill="none" draw:fill-color="#ffffff" draw:textarea-horizontal-align="justify" draw:textarea-vertical-align="middle" draw:auto-grow-height="false" fo:min-height="1.315cm" fo:min-width="1.381cm" fo:padding-top="0.03cm" fo:padding-bottom="0.03cm" fo:padding-left="0.05cm" fo:padding-right="0.05cm" fo:wrap-option="wrap" draw:shadow-color="#808080"/>
      <style:paragraph-properties style:writing-mode="lr-tb"/>
    </style:style>
    <style:style style:name="gr62" style:family="graphic" style:parent-style-name="standard">
      <style:graphic-properties draw:stroke="none" draw:fill="none" draw:fill-color="#ffffff" draw:textarea-horizontal-align="justify" draw:textarea-vertical-align="middle" draw:auto-grow-height="false" fo:min-height="1.263cm" fo:min-width="1.381cm" fo:padding-top="0.03cm" fo:padding-bottom="0.03cm" fo:padding-left="0.05cm" fo:padding-right="0.05cm" fo:wrap-option="wrap" draw:shadow-color="#808080"/>
      <style:paragraph-properties style:writing-mode="lr-tb"/>
    </style:style>
    <style:style style:name="gr63" style:family="graphic" style:parent-style-name="standard">
      <style:graphic-properties draw:stroke="none" draw:fill="none" draw:fill-color="#ffffff" draw:textarea-horizontal-align="left" draw:textarea-vertical-align="top" draw:auto-grow-height="true" fo:padding-top="0.03cm" fo:padding-bottom="0.03cm" fo:padding-left="0.05cm" fo:padding-right="0.05cm" fo:wrap-option="wrap" draw:shadow-color="#808080"/>
    </style:style>
    <style:style style:name="gr64" style:family="graphic" style:parent-style-name="standard" style:list-style-name="L2">
      <style:graphic-properties draw:stroke="none" draw:fill="none" draw:fill-color="#ffffff" draw:textarea-horizontal-align="justify" draw:textarea-vertical-align="middle" draw:auto-grow-height="false" fo:min-height="1.236cm" fo:min-width="2.864cm" fo:padding-top="0.03cm" fo:padding-bottom="0.03cm" fo:padding-left="0.05cm" fo:padding-right="0.05cm" fo:wrap-option="wrap" draw:shadow-color="#808080"/>
      <style:paragraph-properties style:writing-mode="lr-tb"/>
    </style:style>
    <style:style style:name="gr65" style:family="graphic" style:parent-style-name="standard" style:list-style-name="L2">
      <style:graphic-properties draw:stroke="none" draw:fill="none" draw:fill-color="#ffffff" draw:textarea-horizontal-align="justify" draw:textarea-vertical-align="middle" draw:auto-grow-height="false" fo:min-height="1.228cm" fo:min-width="2.864cm" fo:padding-top="0.03cm" fo:padding-bottom="0.03cm" fo:padding-left="0.05cm" fo:padding-right="0.05cm" fo:wrap-option="wrap" draw:shadow-color="#808080"/>
      <style:paragraph-properties style:writing-mode="lr-tb"/>
    </style:style>
    <style:style style:name="gr66" style:family="graphic" style:parent-style-name="standard">
      <style:graphic-properties draw:stroke="none" draw:fill="none" draw:fill-color="#ffffff" draw:textarea-horizontal-align="justify" draw:textarea-vertical-align="middle" draw:auto-grow-height="false" fo:min-height="1.228cm" fo:min-width="2.864cm" fo:padding-top="0.03cm" fo:padding-bottom="0.03cm" fo:padding-left="0.05cm" fo:padding-right="0.05cm" fo:wrap-option="wrap" draw:shadow-color="#808080"/>
      <style:paragraph-properties style:writing-mode="lr-tb"/>
    </style:style>
    <style:style style:name="gr67" style:family="graphic" style:parent-style-name="standard" style:list-style-name="L2">
      <style:graphic-properties draw:stroke="none" draw:fill="none" draw:fill-color="#ffffff" draw:textarea-horizontal-align="justify" draw:textarea-vertical-align="middle" draw:auto-grow-height="false" fo:min-height="1.263cm" fo:min-width="1.381cm" fo:padding-top="0.03cm" fo:padding-bottom="0.03cm" fo:padding-left="0.05cm" fo:padding-right="0.05cm" fo:wrap-option="wrap" draw:shadow-color="#808080"/>
      <style:paragraph-properties style:writing-mode="lr-tb"/>
    </style:style>
    <style:style style:name="gr68" style:family="graphic" style:parent-style-name="standard" style:list-style-name="L2">
      <style:graphic-properties draw:stroke="none" draw:fill="none" draw:fill-color="#ffffff" draw:textarea-horizontal-align="justify" draw:textarea-vertical-align="middle" draw:auto-grow-height="false" fo:min-height="1.316cm" fo:min-width="1.381cm" fo:padding-top="0.03cm" fo:padding-bottom="0.03cm" fo:padding-left="0.05cm" fo:padding-right="0.05cm" fo:wrap-option="wrap" draw:shadow-color="#808080"/>
      <style:paragraph-properties style:writing-mode="lr-tb"/>
    </style:style>
    <style:style style:name="gr69"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0"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1"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4"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685cm" fo:min-width="9.308cm" fo:padding-top="0.03cm" fo:padding-bottom="0.03cm" fo:padding-left="0.05cm" fo:padding-right="0.05cm" fo:wrap-option="wrap" draw:shadow-color="#808080"/>
      <style:paragraph-properties style:writing-mode="lr-tb"/>
    </style:style>
    <style:style style:name="gr7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49cm" fo:min-width="7.545cm" fo:padding-top="0.03cm" fo:padding-bottom="0.03cm" fo:padding-left="0.05cm" fo:padding-right="0.05cm" fo:wrap-option="wrap" draw:shadow-color="#808080"/>
      <style:paragraph-properties style:writing-mode="lr-tb"/>
    </style:style>
    <style:style style:name="gr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292cm" fo:min-width="6.369cm" fo:padding-top="0.03cm" fo:padding-bottom="0.03cm" fo:padding-left="0.05cm" fo:padding-right="0.05cm" fo:wrap-option="wrap" draw:shadow-color="#808080"/>
      <style:paragraph-properties style:writing-mode="lr-tb"/>
    </style:style>
    <style:style style:name="gr78" style:family="graphic" style:parent-style-name="standard" style:list-style-name="L2">
      <style:graphic-properties draw:stroke="solid" svg:stroke-width="0.106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3"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6.369cm" fo:padding-top="0.03cm" fo:padding-bottom="0.03cm" fo:padding-left="0.05cm" fo:padding-right="0.05cm" fo:wrap-option="wrap" draw:shadow-color="#808080"/>
      <style:paragraph-properties style:writing-mode="lr-tb"/>
    </style:style>
    <style:style style:name="gr84"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6.76cm" fo:padding-top="0.03cm" fo:padding-bottom="0.03cm" fo:padding-left="0.05cm" fo:padding-right="0.05cm" fo:wrap-option="wrap" draw:shadow-color="#808080"/>
      <style:paragraph-properties style:writing-mode="lr-tb"/>
    </style:style>
    <style:style style:name="gr8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49cm" fo:min-width="8.483cm" fo:padding-top="0.03cm" fo:padding-bottom="0.03cm" fo:padding-left="0.05cm" fo:padding-right="0.05cm" fo:wrap-option="wrap" draw:shadow-color="#808080"/>
      <style:paragraph-properties style:writing-mode="lr-tb"/>
    </style:style>
    <style:style style:name="gr90"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292cm" fo:min-width="6.858cm" fo:padding-top="0.03cm" fo:padding-bottom="0.03cm" fo:padding-left="0.05cm" fo:padding-right="0.05cm" fo:wrap-option="wrap" draw:shadow-color="#808080"/>
      <style:paragraph-properties style:writing-mode="lr-tb"/>
    </style:style>
    <style:style style:name="gr91" style:family="graphic" style:parent-style-name="standard" style:list-style-name="L4">
      <style:graphic-properties draw:stroke="solid" svg:stroke-width="0.035cm" svg:stroke-color="#000000" draw:stroke-linejoin="miter" draw:fill="solid" draw:fill-color="#000099" draw:textarea-horizontal-align="justify" draw:textarea-vertical-align="top" draw:auto-grow-height="false" fo:min-height="1.116cm" fo:min-width="3.428cm" fo:padding-top="0.03cm" fo:padding-bottom="0.03cm" fo:padding-left="0.05cm" fo:padding-right="0.05cm" fo:wrap-option="wrap" draw:shadow-color="#808080"/>
      <style:paragraph-properties style:writing-mode="lr-tb"/>
    </style:style>
    <style:style style:name="gr92" style:family="graphic" style:parent-style-name="standard" style:list-style-name="L4">
      <style:graphic-properties draw:stroke="solid" svg:stroke-width="0.035cm" svg:stroke-color="#000000" draw:stroke-linejoin="miter" draw:fill="solid" draw:fill-color="#000099" draw:textarea-horizontal-align="justify" draw:textarea-vertical-align="top" draw:auto-grow-height="false" fo:min-height="1.116cm" fo:min-width="3.428cm" fo:padding-top="0.03cm" fo:padding-bottom="0.03cm" fo:padding-left="0.05cm" fo:padding-right="0.05cm" fo:wrap-option="wrap" draw:shadow-color="#808080"/>
      <style:paragraph-properties style:writing-mode="lr-tb"/>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49cm" fo:min-width="7.151cm" fo:padding-top="0.03cm" fo:padding-bottom="0.03cm" fo:padding-left="0.05cm" fo:padding-right="0.05cm" fo:wrap-option="wrap" draw:shadow-color="#808080"/>
      <style:paragraph-properties style:writing-mode="lr-tb"/>
    </style:style>
    <style:style style:name="gr96"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3cm" fo:min-width="6.174cm" fo:padding-top="0.03cm" fo:padding-bottom="0.03cm" fo:padding-left="0.05cm" fo:padding-right="0.05cm" fo:wrap-option="wrap" draw:shadow-color="#808080"/>
      <style:paragraph-properties style:writing-mode="lr-tb"/>
    </style:style>
    <style:style style:name="gr97" style:family="graphic" style:parent-style-name="standard">
      <style:graphic-properties draw:stroke="solid" svg:stroke-width="0.106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9"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685cm" fo:min-width="7.152cm" fo:padding-top="0.03cm" fo:padding-bottom="0.03cm" fo:padding-left="0.05cm" fo:padding-right="0.05cm" fo:wrap-option="wrap" draw:shadow-color="#808080"/>
      <style:paragraph-properties style:writing-mode="lr-tb"/>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1"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2" style:family="graphic" style:parent-style-name="standard">
      <style:graphic-properties draw:stroke="solid" svg:stroke-width="0.053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3" style:family="graphic" style:parent-style-name="standard">
      <style:graphic-properties draw:stroke="solid" svg:stroke-width="0.106cm" svg:stroke-color="#ff0000" draw:marker-end="线条箭头_20_333" draw:marker-end-width="0.318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04" style:family="graphic" style:parent-style-name="standard">
      <style:graphic-properties draw:stroke="solid" svg:stroke-width="0.106cm" svg:stroke-color="#ff0000" draw:marker-end="线条箭头_20_334" draw:marker-end-width="0.318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05" style:family="graphic" style:parent-style-name="standard">
      <style:graphic-properties draw:stroke="solid" svg:stroke-width="0.159cm" svg:stroke-color="#000099" draw:stroke-linejoin="miter" draw:fill="solid" draw:fill-color="#000099"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106"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7" style:family="graphic" style:parent-style-name="standard">
      <style:graphic-properties draw:stroke="solid" svg:stroke-width="0.212cm" svg:stroke-color="#ff0000" draw:marker-end="线条箭头_20_335" draw:marker-end-width="0.636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08"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9" style:family="graphic" style:parent-style-name="standard">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1" style:family="graphic" style:parent-style-name="standard">
      <style:graphic-properties draw:stroke="solid" svg:stroke-width="0.106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3"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6" style:family="graphic" style:parent-style-name="standard">
      <style:graphic-properties draw:stroke="solid" svg:stroke-width="0.159cm" svg:stroke-color="#ff0000" draw:marker-end="线条箭头_20_336"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17" style:family="graphic" style:parent-style-name="standard">
      <style:graphic-properties draw:stroke="solid" svg:stroke-width="0.159cm" svg:stroke-color="#ff0000" draw:marker-end="线条箭头_20_337"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18"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3"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12.934cm" fo:padding-top="0.03cm" fo:padding-bottom="0.03cm" fo:padding-left="0.05cm" fo:padding-right="0.05cm" fo:wrap-option="wrap" draw:shadow-color="#808080"/>
      <style:paragraph-properties style:writing-mode="lr-tb"/>
    </style:style>
    <style:style style:name="gr126"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12.249cm" fo:padding-top="0.03cm" fo:padding-bottom="0.03cm" fo:padding-left="0.05cm" fo:padding-right="0.05cm" fo:wrap-option="wrap" draw:shadow-color="#808080"/>
      <style:paragraph-properties style:writing-mode="lr-tb"/>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8"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9" style:family="graphic" style:parent-style-name="standard">
      <style:graphic-properties draw:stroke="solid" svg:stroke-width="0.159cm" svg:stroke-color="#ff0000" draw:marker-start="线条箭头_20_338" draw:marker-start-width="0.477cm" draw:marker-start-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30" style:family="graphic" style:parent-style-name="standard">
      <style:graphic-properties draw:stroke="solid" svg:stroke-width="0.053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131" style:family="graphic" style:parent-style-name="standard">
      <style:graphic-properties draw:stroke="solid" svg:stroke-width="0.079cm" svg:stroke-color="#000000" draw:marker-end="线条箭头_20_339"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132" style:family="graphic" style:parent-style-name="standard">
      <style:graphic-properties draw:stroke="solid" svg:stroke-width="0.053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4" style:family="graphic" style:parent-style-name="standard">
      <style:graphic-properties draw:stroke="solid" svg:stroke-width="0.079cm" svg:stroke-color="#ff0000" draw:marker-end="线条箭头_20_340"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7" style:family="graphic" style:parent-style-name="standard">
      <style:graphic-properties draw:stroke="solid" svg:stroke-width="0.159cm" svg:stroke-color="#ff0000" draw:marker-end="线条箭头_20_341"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38" style:family="graphic" style:parent-style-name="standard">
      <style:graphic-properties draw:stroke="solid" svg:stroke-width="0.106cm" svg:stroke-color="#000099"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13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0" style:family="graphic" style:parent-style-name="standard">
      <style:graphic-properties draw:stroke="solid" svg:stroke-width="0.106cm" svg:stroke-color="#00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141"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8.525cm" fo:padding-top="0.03cm" fo:padding-bottom="0.03cm" fo:padding-left="0.05cm" fo:padding-right="0.05cm" fo:wrap-option="wrap" draw:shadow-color="#808080"/>
      <style:paragraph-properties style:writing-mode="lr-tb"/>
    </style:style>
    <style:style style:name="gr142" style:family="graphic" style:parent-style-name="standard" style:list-style-name="L2">
      <style:graphic-properties draw:stroke="solid" svg:stroke-width="0.079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3"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7" style:family="graphic" style:parent-style-name="standard" style:list-style-name="L3">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9" style:family="graphic" style:parent-style-name="standard" style:list-style-name="L3">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1" style:family="graphic" style:parent-style-name="standard" style:list-style-name="L2">
      <style:graphic-properties draw:stroke="solid" svg:stroke-width="0.035cm" svg:stroke-color="#000000" draw:stroke-linejoin="miter" draw:fill="solid" draw:fill-color="#ffffff" draw:textarea-horizontal-align="justify" draw:textarea-vertical-align="top" draw:auto-grow-height="false" fo:min-height="1.116cm" fo:min-width="4.115cm" fo:padding-top="0.03cm" fo:padding-bottom="0.03cm" fo:padding-left="0.05cm" fo:padding-right="0.05cm" fo:wrap-option="wrap" draw:shadow-color="#808080"/>
      <style:paragraph-properties style:writing-mode="lr-tb"/>
    </style:style>
    <style:style style:name="gr152"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min-height="1.116cm" fo:min-width="3.724cm" fo:padding-top="0.03cm" fo:padding-bottom="0.03cm" fo:padding-left="0.05cm" fo:padding-right="0.05cm" fo:wrap-option="wrap" draw:shadow-color="#808080"/>
      <style:paragraph-properties style:writing-mode="lr-tb"/>
    </style:style>
    <style:style style:name="gr153"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4" style:family="graphic" style:parent-style-name="standard" style:list-style-name="L3">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5" style:family="graphic" style:parent-style-name="standard" style:list-style-name="L3">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6" style:family="graphic" style:parent-style-name="standard" style:list-style-name="L4">
      <style:graphic-properties draw:stroke="none" draw:fill="solid" draw:fill-color="#000099"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51cm" fo:min-width="3.428cm" fo:padding-top="0.03cm" fo:padding-bottom="0.03cm" fo:padding-left="0.05cm" fo:padding-right="0.05cm" fo:wrap-option="wrap" draw:shadow-color="#808080"/>
      <style:paragraph-properties style:writing-mode="lr-tb"/>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2"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4.998cm" fo:padding-top="0.03cm" fo:padding-bottom="0.03cm" fo:padding-left="0.05cm" fo:padding-right="0.05cm" fo:wrap-option="wrap" draw:shadow-color="#808080"/>
      <style:paragraph-properties style:writing-mode="lr-tb"/>
    </style:style>
    <style:style style:name="gr163"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4.8cm" fo:padding-top="0.03cm" fo:padding-bottom="0.03cm" fo:padding-left="0.05cm" fo:padding-right="0.05cm" fo:wrap-option="wrap" draw:shadow-color="#808080"/>
      <style:paragraph-properties style:writing-mode="lr-tb"/>
    </style:style>
    <style:style style:name="gr164"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5"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3.037cm" fo:padding-top="0.03cm" fo:padding-bottom="0.03cm" fo:padding-left="0.05cm" fo:padding-right="0.05cm" fo:wrap-option="wrap" draw:shadow-color="#808080"/>
      <style:paragraph-properties style:writing-mode="lr-tb"/>
    </style:style>
    <style:style style:name="gr166"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096cm" fo:min-width="3.821cm" fo:padding-top="0.03cm" fo:padding-bottom="0.03cm" fo:padding-left="0.05cm" fo:padding-right="0.05cm" fo:wrap-option="wrap" draw:shadow-color="#808080"/>
      <style:paragraph-properties style:writing-mode="lr-tb"/>
    </style:style>
    <style:style style:name="gr167"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116cm" fo:min-width="4.017cm" fo:padding-top="0.03cm" fo:padding-bottom="0.03cm" fo:padding-left="0.05cm" fo:padding-right="0.05cm" fo:wrap-option="wrap" draw:shadow-color="#808080"/>
      <style:paragraph-properties style:writing-mode="lr-tb"/>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9"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0" style:family="graphic" style:parent-style-name="standard">
      <style:graphic-properties draw:stroke="solid" svg:stroke-width="0.159cm" svg:stroke-color="#ff0000" draw:marker-end="线条箭头_20_342"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71" style:family="graphic" style:parent-style-name="standard" style:list-style-name="L5">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3" style:family="graphic" style:parent-style-name="standard">
      <style:graphic-properties draw:stroke="solid" svg:stroke-width="0.159cm" svg:stroke-color="#ff0000" draw:marker-end="线条箭头_20_343"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74" style:family="graphic" style:parent-style-name="standard">
      <style:graphic-properties draw:stroke="solid" svg:stroke-width="0.159cm" svg:stroke-color="#ff0000" draw:marker-end="线条箭头_20_344"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7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6"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7"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8" style:family="graphic" style:parent-style-name="standard">
      <style:graphic-properties draw:stroke="solid" svg:stroke-width="0.159cm" svg:stroke-color="#ff0000" draw:marker-end="线条箭头_20_345"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0" style:family="graphic" style:parent-style-name="standard">
      <style:graphic-properties draw:stroke="solid" svg:stroke-width="0.159cm" svg:stroke-color="#ff0000" draw:marker-end="线条箭头_20_346"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181"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2.49cm" fo:min-width="8.327cm" fo:padding-top="0.03cm" fo:padding-bottom="0.03cm" fo:padding-left="0.05cm" fo:padding-right="0.05cm" fo:wrap-option="wrap" draw:shadow-color="#808080"/>
      <style:paragraph-properties style:writing-mode="lr-tb"/>
    </style:style>
    <style:style style:name="gr18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3"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1.314cm" fo:min-width="9.308cm" fo:padding-top="0.03cm" fo:padding-bottom="0.03cm" fo:padding-left="0.05cm" fo:padding-right="0.05cm" fo:wrap-option="wrap" draw:shadow-color="#808080"/>
      <style:paragraph-properties style:writing-mode="lr-tb"/>
    </style:style>
    <style:style style:name="gr184" style:family="graphic" style:parent-style-name="standard" style:list-style-name="L4">
      <style:graphic-properties draw:stroke="solid" svg:stroke-width="0.035cm" svg:stroke-color="#000000" draw:stroke-linejoin="miter" draw:fill="solid" draw:fill-color="#ff0000" draw:textarea-horizontal-align="justify" draw:textarea-vertical-align="top" draw:auto-grow-height="false" fo:min-height="3.273cm" fo:min-width="10.092cm" fo:padding-top="0.03cm" fo:padding-bottom="0.03cm" fo:padding-left="0.05cm" fo:padding-right="0.05cm" fo:wrap-option="wrap" draw:shadow-color="#808080"/>
      <style:paragraph-properties style:writing-mode="lr-tb"/>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6"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7" style:family="graphic" style:parent-style-name="standard" style:list-style-name="L7">
      <style:graphic-properties draw:stroke="solid" svg:stroke-width="0.079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默认-notes">
      <style:graphic-properties draw:fill-color="#ffffff" fo:min-height="11.43cm"/>
      <style:paragraph-properties style:writing-mode="lr-tb"/>
    </style:style>
    <style:style style:name="co1" style:family="table-column">
      <style:table-column-properties style:column-width="5.556cm" style:use-optimal-column-width="false"/>
    </style:style>
    <style:style style:name="co2" style:family="table-column">
      <style:table-column-properties style:column-width="5.557cm" style:use-optimal-column-width="false"/>
    </style:style>
    <style:style style:name="co3" style:family="table-column">
      <style:table-column-properties style:column-width="5.428cm" style:use-optimal-column-width="false"/>
    </style:style>
    <style:style style:name="co4" style:family="table-column">
      <style:table-column-properties style:column-width="5.684cm" style:use-optimal-column-width="false"/>
    </style:style>
    <style:style style:name="co5" style:family="table-column">
      <style:table-column-properties style:column-width="2.963cm" style:use-optimal-column-width="false"/>
    </style:style>
    <style:style style:name="co6" style:family="table-column">
      <style:table-column-properties style:column-width="3.81cm" style:use-optimal-column-width="false"/>
    </style:style>
    <style:style style:name="co7" style:family="table-column">
      <style:table-column-properties style:column-width="1.058cm" style:use-optimal-column-width="false"/>
    </style:style>
    <style:style style:name="co8" style:family="table-column">
      <style:table-column-properties style:column-width="1.059cm" style:use-optimal-column-width="false"/>
    </style:style>
    <style:style style:name="co9" style:family="table-column">
      <style:table-column-properties style:column-width="1.482cm" style:use-optimal-column-width="false"/>
    </style:style>
    <style:style style:name="co10" style:family="table-column">
      <style:table-column-properties style:column-width="1.191cm" style:use-optimal-column-width="false"/>
    </style:style>
    <style:style style:name="co11" style:family="table-column">
      <style:table-column-properties style:column-width="1.195cm" style:use-optimal-column-width="false"/>
    </style:style>
    <style:style style:name="co12" style:family="table-column">
      <style:table-column-properties style:column-width="1.19cm" style:use-optimal-column-width="false"/>
    </style:style>
    <style:style style:name="co13" style:family="table-column">
      <style:table-column-properties style:column-width="1.199cm" style:use-optimal-column-width="false"/>
    </style:style>
    <style:style style:name="co14" style:family="table-column">
      <style:table-column-properties style:column-width="4.234cm" style:use-optimal-column-width="false"/>
    </style:style>
    <style:style style:name="co15" style:family="table-column">
      <style:table-column-properties style:column-width="3.387cm" style:use-optimal-column-width="false"/>
    </style:style>
    <style:style style:name="co16" style:family="table-column">
      <style:table-column-properties style:column-width="1.411cm" style:use-optimal-column-width="false"/>
    </style:style>
    <style:style style:name="co17" style:family="table-column">
      <style:table-column-properties style:column-width="1.412cm" style:use-optimal-column-width="false"/>
    </style:style>
    <style:style style:name="co18" style:family="table-column">
      <style:table-column-properties style:column-width="1.799cm" style:use-optimal-column-width="false"/>
    </style:style>
    <style:style style:name="co19" style:family="table-column">
      <style:table-column-properties style:column-width="1.8cm" style:use-optimal-column-width="false"/>
    </style:style>
    <style:style style:name="ro1" style:family="table-row">
      <style:table-row-properties style:row-height="1.615cm" style:use-optimal-row-height="false"/>
    </style:style>
    <style:style style:name="ro2" style:family="table-row">
      <style:table-row-properties style:row-height="1.552cm" style:use-optimal-row-height="false"/>
    </style:style>
    <style:style style:name="ro3" style:family="table-row">
      <style:table-row-properties style:row-height="2.431cm" style:use-optimal-row-height="false"/>
    </style:style>
    <style:style style:name="ro4" style:family="table-row">
      <style:table-row-properties style:row-height="1.553cm" style:use-optimal-row-height="false"/>
    </style:style>
    <style:style style:name="ro5" style:family="table-row">
      <style:table-row-properties style:row-height="1.246cm" style:use-optimal-row-height="false"/>
    </style:style>
    <style:style style:name="ro6" style:family="table-row">
      <style:table-row-properties style:row-height="1.244cm" style:use-optimal-row-height="false"/>
    </style:style>
    <style:style style:name="ro7" style:family="table-row">
      <style:table-row-properties style:row-height="1.248cm" style:use-optimal-row-height="false"/>
    </style:style>
    <style:style style:name="ro8" style:family="table-row">
      <style:table-row-properties style:row-height="1.296cm" style:use-optimal-row-height="false"/>
    </style:style>
    <style:style style:name="ro9" style:family="table-row">
      <style:table-row-properties style:row-height="1.247cm" style:use-optimal-row-height="false"/>
    </style:style>
    <style:style style:name="ro10" style:family="table-row">
      <style:table-row-properties style:row-height="1.243cm" style:use-optimal-row-height="false"/>
    </style:style>
    <style:style style:name="ro11" style:family="table-row">
      <style:table-row-properties style:row-height="1.297cm" style:use-optimal-row-height="false"/>
    </style:style>
    <style:style style:name="ro12" style:family="table-row">
      <style:table-row-properties style:row-height="1.976cm" style:use-optimal-row-height="false"/>
    </style:style>
    <style:style style:name="ro13" style:family="table-row">
      <style:table-row-properties style:row-height="1.975cm" style:use-optimal-row-height="false"/>
    </style:style>
    <style:style style:name="ro14" style:family="table-row">
      <style:table-row-properties style:row-height="1.667cm" style:use-optimal-row-height="false"/>
    </style:style>
    <style:style style:name="ro15" style:family="table-row">
      <style:table-row-properties style:row-height="2.09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54pt solid #000000" fo:border-right="0.23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23pt solid #000000" fo:border-right="0.23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23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54pt solid #000000" fo:border-right="0.23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23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54pt solid #000000" fo:border-right="0.23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23pt solid #000000" fo:border-right="0.23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282cm" fo:margin-bottom="0cm" fo:line-height="100%" fo:text-indent="0cm" fo:border-left="0.23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none" draw:textarea-horizontal-align="justify" draw:textarea-vertical-align="middle" fo:padding-top="0.03cm" fo:padding-bottom="0.03cm" fo:padding-left="0.05cm" fo:padding-right="0.05cm"/>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23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23pt solid #000000" fo:border-right="0.54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 style:family="table-cell">
      <loext:graphic-properties draw:fill="none" draw:textarea-horizontal-align="justify" draw:textarea-vertical-align="middle" fo:padding-top="0.03cm" fo:padding-bottom="0.03cm" fo:padding-left="0.05cm" fo:padding-right="0.05cm"/>
      <style:paragraph-properties fo:margin-left="0cm" fo:margin-right="0cm" fo:margin-top="0.212cm" fo:margin-bottom="0cm" fo:line-height="100%" fo:text-align="center" fo:text-indent="0cm" fo:border-left="0.54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 style:family="table-cell">
      <loext:graphic-properties draw:fill="none" draw:textarea-horizontal-align="justify" draw:textarea-vertical-align="middle" fo:padding-top="0.03cm" fo:padding-bottom="0.03cm" fo:padding-left="0.05cm" fo:padding-right="0.05cm"/>
      <style:paragraph-properties fo:margin-left="0cm" fo:margin-right="0cm" fo:margin-top="0.212cm" fo:margin-bottom="0cm" fo:line-height="100%" fo:text-align="center" fo:text-indent="0cm" fo:border-left="0.23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 style:family="table-cell">
      <loext:graphic-properties draw:fill="none" draw:textarea-horizontal-align="justify" draw:textarea-vertical-align="middle" fo:padding-top="0.03cm" fo:padding-bottom="0.03cm" fo:padding-left="0.05cm" fo:padding-right="0.05cm"/>
      <style:paragraph-properties fo:margin-left="0cm" fo:margin-right="0cm" fo:margin-top="0.212cm" fo:margin-bottom="0cm" fo:line-height="100%" fo:text-align="center" fo:text-indent="0cm" fo:border-left="0.23pt solid #000000" fo:border-right="0.54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1.058cm" fo:margin-bottom="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margin-top="1.058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97cm" fo:margin-bottom="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97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color="#ffffff"/>
      <style:paragraph-properties style:writing-mode="lr-tb"/>
    </style:style>
    <style:style style:name="P8" style:family="paragraph">
      <style:paragraph-properties fo:margin-left="0cm" fo:margin-right="0cm" fo:margin-top="0.706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794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margin-top="0.7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794cm" fo:margin-bottom="0cm" fo:text-indent="2.108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margin-top="0.794cm" fo:margin-bottom="0cm" fo:text-indent="2.108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794cm" fo:margin-bottom="0cm" fo:line-height="120%" fo:text-indent="2.37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margin-top="0.794cm" fo:margin-bottom="0cm" fo:line-height="120%" fo:text-indent="2.37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882cm" fo:margin-bottom="0cm" fo:line-height="12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margin-left="0cm" fo:margin-right="0cm" fo:margin-top="0.882cm" fo:margin-bottom="0cm" fo:line-height="12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794cm" fo:margin-bottom="0cm" fo:line-height="12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ffffff"/>
      <style:paragraph-properties fo:margin-left="0cm" fo:margin-right="0cm" fo:margin-top="0.794cm" fo:margin-bottom="0cm" fo:line-height="12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794cm" fo:margin-bottom="0cm" fo:line-height="12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draw:fill-color="#ffffff"/>
      <style:paragraph-properties fo:margin-left="0cm" fo:margin-right="0cm" fo:margin-top="0.794cm" fo:margin-bottom="0cm" fo:line-height="12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882cm" fo:margin-bottom="0cm" fo:line-height="12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margin-left="0cm" fo:margin-right="0cm" fo:margin-top="0.882cm" fo:margin-bottom="0cm" fo:line-height="12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794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margin-left="0cm" fo:margin-right="0cm" fo:margin-top="0.794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margin-top="0.794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draw:fill-color="#ffffff"/>
      <style:paragraph-properties fo:margin-left="0cm" fo:margin-right="0cm" fo:margin-top="0.794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617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none" draw:fill-color="#ffffff"/>
      <style:paragraph-properties fo:margin-left="0cm" fo:margin-right="0cm" fo:margin-top="0.617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52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solid" draw:fill-color="#ff0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318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none" draw:fill-color="#ffffff"/>
      <style:paragraph-properties fo:margin-left="0cm" fo:margin-right="0cm" fo:margin-top="0.318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794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none" draw:fill-color="#ffffff"/>
      <style:paragraph-properties fo:margin-left="0cm" fo:margin-right="0cm" fo:margin-top="0.794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282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617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617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solid" draw:fill-color="#ff0000"/>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3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ffffff"/>
      <style:paragraph-properties fo:margin-left="0cm" fo:margin-right="0cm" fo:margin-top="0.3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247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solid" draw:fill-color="#000099"/>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fo:margin-left="0cm" fo:margin-right="0cm" fo:margin-top="0.706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loext:graphic-properties draw:fill="none" draw:fill-color="#ffffff"/>
      <style:paragraph-properties fo:margin-left="0cm" fo:margin-right="0cm" fo:margin-top="0.706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0cm" fo:margin-right="0cm" fo:margin-top="0.706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loext:graphic-properties draw:fill="none" draw:fill-color="#ffffff"/>
      <style:paragraph-properties fo:margin-left="0cm" fo:margin-right="0cm" fo:margin-top="0.706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style:paragraph-properties fo:margin-left="0cm" fo:margin-right="0cm" fo:margin-top="0.61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loext:graphic-properties draw:fill="none" draw:fill-color="#ffffff"/>
      <style:paragraph-properties fo:margin-left="0cm" fo:margin-right="0cm" fo:margin-top="0.61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style:paragraph-properties fo:margin-left="0cm" fo:margin-right="0cm" fo:margin-top="0.617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loext:graphic-properties draw:fill="none" draw:fill-color="#ffffff"/>
      <style:paragraph-properties fo:margin-left="0cm" fo:margin-right="0cm" fo:margin-top="0.617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paragraph-properties fo:margin-left="0cm" fo:margin-right="0cm" fo:margin-top="0.70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loext:graphic-properties draw:fill="none"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style:paragraph-properties fo:margin-left="0cm" fo:margin-right="0cm" fo:margin-top="0.529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loext:graphic-properties draw:fill="none" draw:fill-color="#ffffff"/>
      <style:paragraph-properties fo:margin-left="0cm" fo:margin-right="0cm" fo:margin-top="0.529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529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ffffff"/>
      <style:paragraph-properties fo:margin-left="0cm" fo:margin-right="0cm" fo:margin-top="0.529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style:paragraph-properties fo:margin-left="0cm" fo:margin-right="0cm" fo:margin-top="0.529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loext:graphic-properties draw:fill="none" draw:fill-color="#ffffff"/>
      <style:paragraph-properties fo:margin-left="0cm" fo:margin-right="0cm" fo:margin-top="0.529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529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loext:graphic-properties draw:fill="none" draw:fill-color="#ffffff"/>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cm" fo:margin-right="0cm" fo:margin-top="0.423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none" draw:fill-color="#ffffff"/>
      <style:paragraph-properties fo:margin-left="0cm" fo:margin-right="0cm" fo:margin-top="0.423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loext:graphic-properties draw:fill="solid" draw:fill-color="#000099"/>
      <style:paragraph-properties fo:margin-left="0cm" fo:margin-right="0cm" fo:margin-top="0.423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style:paragraph-properties fo:margin-left="0cm" fo:margin-right="0cm" fo:margin-top="0.617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loext:graphic-properties draw:fill="none" draw:fill-color="#ffffff"/>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style:paragraph-properties fo:margin-left="0cm" fo:margin-right="0cm" fo:margin-top="0.24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loext:graphic-properties draw:fill="none" draw:fill-color="#ffffff"/>
      <style:paragraph-properties fo:margin-left="0cm" fo:margin-right="0cm" fo:margin-top="0.24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cm" fo:margin-right="0cm" fo:margin-top="0.529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loext:graphic-properties draw:fill="none" draw:fill-color="#ffffff"/>
      <style:paragraph-properties fo:margin-left="0cm" fo:margin-right="0cm" fo:margin-top="0.529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style:paragraph-properties fo:margin-left="0cm" fo:margin-right="0cm" fo:margin-top="0.247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loext:graphic-properties draw:fill="none" draw:fill-color="#ffffff"/>
      <style:paragraph-properties fo:margin-left="0cm" fo:margin-right="0cm" fo:margin-top="0.24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loext:graphic-properties draw:fill="none" draw:fill-color="#ffffff"/>
      <style:paragraph-properties fo:text-align="center" style:writing-mode="lr-tb"/>
    </style:style>
    <style:style style:name="P76" style:family="paragraph">
      <style:paragraph-properties fo:margin-left="0cm" fo:margin-right="0cm" fo:margin-top="0.706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loext:graphic-properties draw:fill="none" draw:fill-color="#ffffff"/>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8" style:family="paragraph">
      <style:paragraph-properties fo:margin-left="0cm" fo:margin-right="0cm" fo:margin-top="0.864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loext:graphic-properties draw:fill="none" draw:fill-color="#ffffff"/>
      <style:paragraph-properties fo:margin-left="0cm" fo:margin-right="0cm" fo:margin-top="0.864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fo:margin-left="0cm" fo:margin-right="0cm" fo:margin-top="0.741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loext:graphic-properties draw:fill="none" draw:fill-color="#ffffff"/>
      <style:paragraph-properties fo:margin-left="0cm" fo:margin-right="0cm" fo:margin-top="0.741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solid" draw:fill-color="#000099"/>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3" style:family="paragraph">
      <style:paragraph-properties fo:margin-left="0cm" fo:margin-right="0cm" fo:margin-top="0.397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4" style:family="paragraph">
      <loext:graphic-properties draw:fill="solid" draw:fill-color="#ffffff"/>
      <style:paragraph-properties fo:margin-left="0cm" fo:margin-right="0cm" fo:margin-top="0.39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5" style:family="paragraph">
      <style:paragraph-properties fo:margin-left="0cm" fo:margin-right="0cm" fo:margin-top="0.794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6" style:family="paragraph">
      <loext:graphic-properties draw:fill="none" draw:fill-color="#ffffff"/>
      <style:paragraph-properties fo:margin-left="0cm" fo:margin-right="0cm" fo:margin-top="0.794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style:paragraph-properties fo:margin-left="0cm" fo:margin-right="0cm" fo:margin-top="0.706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loext:graphic-properties draw:fill="none" draw:fill-color="#ffffff"/>
      <style:paragraph-properties fo:margin-left="0cm" fo:margin-right="0cm" fo:margin-top="0.706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9" style:family="paragraph">
      <style:paragraph-properties fo:margin-left="0cm" fo:margin-right="0cm" fo:margin-top="0.529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loext:graphic-properties draw:fill="none" draw:fill-color="#ffffff"/>
      <style:paragraph-properties fo:margin-left="0cm" fo:margin-right="0cm" fo:margin-top="0.529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style:paragraph-properties fo:margin-left="0cm" fo:margin-right="0cm" fo:margin-top="0.529cm" fo:margin-bottom="0cm" fo:line-height="9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2" style:family="paragraph">
      <loext:graphic-properties draw:fill="none" draw:fill-color="#ffffff"/>
      <style:paragraph-properties fo:margin-left="0cm" fo:margin-right="0cm" fo:margin-top="0.529cm" fo:margin-bottom="0cm" fo:line-height="9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style:paragraph-properties fo:margin-left="0cm" fo:margin-right="0cm" fo:margin-top="0.529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loext:graphic-properties draw:fill="none" draw:fill-color="#ffffff"/>
      <style:paragraph-properties fo:margin-left="0cm" fo:margin-right="0cm" fo:margin-top="0.529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style:paragraph-properties fo:margin-left="0cm" fo:margin-right="0cm" fo:margin-top="0.794cm" fo:margin-bottom="0cm" fo:line-height="15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none" draw:fill-color="#ffffff"/>
      <style:paragraph-properties fo:margin-left="0cm" fo:margin-right="0cm" fo:margin-top="0.794cm" fo:margin-bottom="0cm" fo:line-height="15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7" style:family="paragraph">
      <style:paragraph-properties fo:margin-left="0cm" fo:margin-right="0cm" fo:margin-top="0.123cm" fo:margin-bottom="0cm" fo:line-height="8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loext:graphic-properties draw:fill="none" draw:fill-color="#ffffff"/>
      <style:paragraph-properties fo:margin-left="0cm" fo:margin-right="0cm" fo:margin-top="0.123cm" fo:margin-bottom="0cm" fo:line-height="8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style:paragraph-properties fo:margin-left="0cm" fo:margin-right="0cm" fo:margin-top="0.617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0" style:family="paragraph">
      <loext:graphic-properties draw:fill="none" draw:fill-color="#ffffff"/>
      <style:paragraph-properties fo:margin-left="0cm" fo:margin-right="0cm" fo:margin-top="0.617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style:paragraph-properties fo:margin-left="0cm" fo:margin-right="0cm" fo:margin-top="0.617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loext:graphic-properties draw:fill="none" draw:fill-color="#ffffff"/>
      <style:paragraph-properties fo:margin-left="0cm" fo:margin-right="0cm" fo:margin-top="0.617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3" style:family="paragraph">
      <loext:graphic-properties draw:fill="none" draw:fill-color="#ffffff"/>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4" style:family="paragraph">
      <style:paragraph-properties fo:margin-left="0cm" fo:margin-right="0cm" fo:margin-top="0.529cm" fo:margin-bottom="0cm" fo:line-height="8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5" style:family="paragraph">
      <loext:graphic-properties draw:fill="none" draw:fill-color="#ffffff"/>
      <style:paragraph-properties fo:margin-left="0cm" fo:margin-right="0cm" fo:margin-top="0.529cm" fo:margin-bottom="0cm" fo:line-height="8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style:paragraph-properties fo:margin-left="0cm" fo:margin-right="0cm" fo:margin-top="0.3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7" style:family="paragraph">
      <loext:graphic-properties draw:fill="none" draw:fill-color="#ffffff"/>
      <style:paragraph-properties fo:margin-left="0cm" fo:margin-right="0cm" fo:margin-top="0.3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8" style:family="paragraph">
      <loext:graphic-properties draw:fill="solid"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9" style:family="paragraph">
      <loext:graphic-properties draw:fill="solid" draw:fill-color="#000099"/>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0" style:family="paragraph">
      <style:paragraph-properties fo:margin-left="0cm" fo:margin-right="0cm" fo:margin-top="0.706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1" style:family="paragraph">
      <loext:graphic-properties draw:fill="none" draw:fill-color="#ffffff"/>
      <style:paragraph-properties fo:margin-left="0cm" fo:margin-right="0cm" fo:margin-top="0.706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2" style:family="paragraph">
      <style:paragraph-properties fo:margin-left="0cm" fo:margin-right="0cm" fo:margin-top="0.706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3" style:family="paragraph">
      <loext:graphic-properties draw:fill="solid" draw:fill-color="#ff0000"/>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4" style:family="paragraph">
      <style:paragraph-properties fo:margin-left="0cm" fo:margin-right="0cm" fo:margin-top="0.494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5" style:family="paragraph">
      <loext:graphic-properties draw:fill="none" draw:fill-color="#ffffff"/>
      <style:paragraph-properties fo:margin-left="0cm" fo:margin-right="0cm" fo:margin-top="0.494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6" style:family="paragraph">
      <style:paragraph-properties fo:margin-left="0cm" fo:margin-right="0cm" fo:margin-top="0.61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7" style:family="paragraph">
      <loext:graphic-properties draw:fill="none" draw:fill-color="#ffffff"/>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8" style:family="paragraph">
      <loext:graphic-properties draw:fill="solid" draw:fill-color="#ffffff"/>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9" style:family="paragraph">
      <style:paragraph-properties fo:margin-left="0cm" fo:margin-right="0cm" fo:margin-top="0.679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style:paragraph-properties fo:margin-left="0cm" fo:margin-right="0cm" fo:margin-top="0.67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loext:graphic-properties draw:fill="none" draw:fill-color="#ffffff"/>
      <style:paragraph-properties fo:margin-left="0cm" fo:margin-right="0cm" fo:margin-top="0.679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2" style:family="paragraph">
      <style:paragraph-properties fo:margin-left="0cm" fo:margin-right="0cm" fo:margin-top="0.9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3" style:family="paragraph">
      <loext:graphic-properties draw:fill="none" draw:fill-color="#ffffff"/>
      <style:paragraph-properties fo:margin-left="0cm" fo:margin-right="0cm" fo:margin-top="0.9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4" style:family="paragraph">
      <style:paragraph-properties fo:margin-left="0cm" fo:margin-right="0cm" fo:margin-top="0.21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5" style:family="paragraph">
      <style:paragraph-properties fo:margin-left="0cm" fo:margin-right="0cm" fo:margin-top="0.776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6" style:family="paragraph">
      <loext:graphic-properties draw:fill="none" draw:fill-color="#ffffff"/>
      <style:paragraph-properties fo:margin-left="0cm" fo:margin-right="0cm" fo:margin-top="0.776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7" style:family="paragraph">
      <loext:graphic-properties draw:fill="none" draw:fill-color="#ffffff"/>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2" style:family="text">
      <style:text-properties fo:font-size="48pt" fo:language="zh" fo:country="CN" style:font-size-asian="48pt" style:language-asian="zh" style:country-asian="CN" style:font-size-complex="48pt" style:language-complex="zh" style:country-complex="CN"/>
    </style:style>
    <style:style style:name="T3" style:family="text">
      <style:text-properties fo:color="#000099" loext:opacity="100%" fo:font-size="44pt" fo:language="zh" fo:country="CN" style:font-size-asian="44pt" style:language-asian="zh" style:country-asian="CN" style:font-size-complex="44pt" style:language-complex="zh" style:country-complex="CN"/>
    </style:style>
    <style:style style:name="T4" style:family="text">
      <style:text-properties fo:font-size="32pt" fo:language="zh" fo:country="CN" style:font-size-asian="32pt" style:language-asian="zh" style:country-asian="CN" style:font-size-complex="32pt" style:language-complex="zh" style:country-complex="CN"/>
    </style:style>
    <style:style style:name="T5" style:family="text">
      <style:text-properties fo:font-size="32pt" fo:language="en" fo:country="US" style:font-size-asian="32pt" style:language-asian="en" style:country-asian="US" style:font-size-complex="32pt" style:language-complex="en" style:country-complex="US"/>
    </style:style>
    <style:style style:name="T6" style:family="text">
      <style:text-properties fo:color="#ff0000" loext:opacity="100%" fo:font-size="32pt" fo:language="zh" fo:country="CN" style:font-size-asian="32pt" style:language-asian="zh" style:country-asian="CN" style:font-size-complex="32pt" style:language-complex="zh" style:country-complex="CN"/>
    </style:style>
    <style:style style:name="T7" style:family="text">
      <style:text-properties fo:color="#000099" loext:opacity="100%" fo:font-size="32pt" fo:language="zh" fo:country="CN" style:font-size-asian="32pt" style:language-asian="zh" style:country-asian="CN" style:font-size-complex="32pt" style:language-complex="zh" style:country-complex="CN"/>
    </style:style>
    <style:style style:name="T8" style:family="text">
      <style:text-properties fo:color="#000099" loext:opacity="100%" fo:font-size="32pt" fo:language="en" fo:country="US" style:font-size-asian="32pt" style:language-asian="en" style:country-asian="US" style:font-size-complex="32pt" style:language-complex="en" style:country-complex="US"/>
    </style:style>
    <style:style style:name="T9" style:family="text">
      <style:text-properties fo:color="#ff0000" loext:opacity="100%" fo:font-size="32pt" fo:language="en" fo:country="US" style:font-size-asian="32pt" style:language-asian="en" style:country-asian="US" style:font-size-complex="32pt" style:language-complex="en" style:country-complex="US"/>
    </style:style>
    <style:style style:name="T10" style:family="text">
      <style:text-properties fo:font-size="36pt" fo:language="zh" fo:country="CN" style:font-size-asian="36pt" style:language-asian="zh" style:country-asian="CN" style:font-size-complex="36pt" style:language-complex="zh" style:country-complex="CN"/>
    </style:style>
    <style:style style:name="T11" style:family="text">
      <style:text-properties fo:color="#000000" loext:opacity="100%" fo:font-size="36pt" fo:language="zh" fo:country="CN" style:font-size-asian="36pt" style:language-asian="zh" style:country-asian="CN" style:font-size-complex="36pt" style:language-complex="zh" style:country-complex="CN"/>
    </style:style>
    <style:style style:name="T12" style:family="text">
      <style:text-properties fo:color="#ff0000" loext:opacity="100%" fo:font-size="36pt" fo:language="zh" fo:country="CN" style:font-size-asian="36pt" style:language-asian="zh" style:country-asian="CN" style:font-size-complex="36pt" style:language-complex="zh" style:country-complex="CN"/>
    </style:style>
    <style:style style:name="T13" style:family="text">
      <style:text-properties fo:color="#000099" loext:opacity="100%" style:font-name="宋体" fo:font-size="36pt" fo:language="zh" fo:country="CN" style:font-size-asian="36pt" style:language-asian="zh" style:country-asian="CN" style:font-size-complex="36pt" style:language-complex="zh" style:country-complex="CN"/>
    </style:style>
    <style:style style:name="T14" style:family="text">
      <style:text-properties fo:color="#ff0000" loext:opacity="100%" style:font-name="宋体" fo:font-size="36pt" fo:language="zh" fo:country="CN" style:font-size-asian="36pt" style:language-asian="zh" style:country-asian="CN" style:font-size-complex="36pt" style:language-complex="zh" style:country-complex="CN"/>
    </style:style>
    <style:style style:name="T15" style:family="text">
      <style:text-properties style:font-name="宋体" fo:font-size="36pt" fo:language="zh" fo:country="CN" style:font-size-asian="36pt" style:language-asian="zh" style:country-asian="CN" style:font-size-complex="36pt" style:language-complex="zh" style:country-complex="CN"/>
    </style:style>
    <style:style style:name="T16" style:family="text">
      <style:text-properties fo:color="#000099" loext:opacity="100%" style:font-name="宋体" fo:font-size="40pt" fo:language="zh" fo:country="CN" style:font-size-asian="40pt" style:language-asian="zh" style:country-asian="CN" style:font-size-complex="40pt" style:language-complex="zh" style:country-complex="CN"/>
    </style:style>
    <style:style style:name="T17" style:family="text">
      <style:text-properties fo:color="#000099" loext:opacity="100%" style:font-name="宋体" fo:font-size="40pt" fo:language="en" fo:country="US" style:font-size-asian="40pt" style:language-asian="en" style:country-asian="US" style:font-size-complex="40pt" style:language-complex="en" style:country-complex="US"/>
    </style:style>
    <style:style style:name="T18" style:family="text">
      <style:text-properties style:font-name="宋体" fo:font-size="36pt" fo:language="en" fo:country="US" style:font-size-asian="36pt" style:language-asian="en" style:country-asian="US" style:font-size-complex="36pt" style:language-complex="en" style:country-complex="US"/>
    </style:style>
    <style:style style:name="T19" style:family="text">
      <style:text-properties fo:font-size="36pt" fo:language="en" fo:country="US" style:font-size-asian="36pt" style:language-asian="en" style:country-asian="US" style:font-size-complex="36pt" style:language-complex="en" style:country-complex="US"/>
    </style:style>
    <style:style style:name="T20" style:family="text">
      <style:text-properties style:font-name="宋体" fo:font-size="40pt" fo:language="zh" fo:country="CN" style:font-size-asian="40pt" style:language-asian="zh" style:country-asian="CN" style:font-size-complex="40pt" style:language-complex="zh" style:country-complex="CN"/>
    </style:style>
    <style:style style:name="T21" style:family="text">
      <style:text-properties fo:font-size="40pt" fo:language="zh" fo:country="CN" style:font-size-asian="40pt" style:language-asian="zh" style:country-asian="CN" style:font-size-complex="40pt" style:language-complex="zh" style:country-complex="CN"/>
    </style:style>
    <style:style style:name="T22" style:family="text">
      <style:text-properties fo:color="#000099" loext:opacity="100%" style:font-name="宋体" fo:font-size="36pt" fo:language="en" fo:country="US" style:font-size-asian="36pt" style:language-asian="en" style:country-asian="US" style:font-size-complex="36pt" style:language-complex="en" style:country-complex="US"/>
    </style:style>
    <style:style style:name="T23" style:family="text">
      <style:text-properties fo:color="#000099" loext:opacity="100%" fo:font-size="36pt" fo:language="zh" fo:country="CN" style:font-size-asian="36pt" style:language-asian="zh" style:country-asian="CN" style:font-size-complex="36pt" style:language-complex="zh" style:country-complex="CN"/>
    </style:style>
    <style:style style:name="T24" style:family="text">
      <style:text-properties fo:language="zh" fo:country="CN" style:language-asian="zh" style:country-asian="CN" style:language-complex="zh" style:country-complex="CN"/>
    </style:style>
    <style:style style:name="T25" style:family="text">
      <style:text-properties fo:language="en" fo:country="US" style:language-asian="en" style:country-asian="US" style:language-complex="en" style:country-complex="US"/>
    </style:style>
    <style:style style:name="T26" style:family="text">
      <style:text-properties fo:color="#ffff00" loext:opacity="100%" fo:font-size="24pt" fo:language="zh" fo:country="CN" style:font-size-asian="24pt" style:language-asian="zh" style:country-asian="CN" style:font-size-complex="24pt" style:language-complex="zh" style:country-complex="CN"/>
    </style:style>
    <style:style style:name="T27" style:family="text">
      <style:text-properties fo:color="#000099" loext:opacity="100%" fo:font-size="24pt" fo:language="en" fo:country="US" style:font-size-asian="24pt" style:language-asian="en" style:country-asian="US" style:font-size-complex="24pt" style:language-complex="en" style:country-complex="US"/>
    </style:style>
    <style:style style:name="T28" style:family="text">
      <style:text-properties fo:font-size="24pt" fo:language="en" fo:country="US" style:font-size-asian="24pt" style:language-asian="en" style:country-asian="US" style:font-size-complex="24pt" style:language-complex="en" style:country-complex="US"/>
    </style:style>
    <style:style style:name="T29" style:family="text">
      <style:text-properties fo:color="#008000" loext:opacity="100%" fo:font-size="24pt" fo:language="en" fo:country="US" style:font-size-asian="24pt" style:language-asian="en" style:country-asian="US" style:font-size-complex="24pt" style:language-complex="en" style:country-complex="US"/>
    </style:style>
    <style:style style:name="T30" style:family="text">
      <style:text-properties fo:color="#000099" loext:opacity="100%" fo:font-size="36pt" fo:language="en" fo:country="US" style:font-size-asian="36pt" style:language-asian="en" style:country-asian="US" style:font-size-complex="36pt" style:language-complex="en" style:country-complex="US"/>
    </style:style>
    <style:style style:name="T31" style:family="text">
      <style:text-properties fo:font-size="32pt" fo:language="zh" fo:country="CN" style:font-name-asian="隶书1" style:font-size-asian="32pt" style:language-asian="zh" style:country-asian="CN" style:font-name-complex="隶书1" style:font-size-complex="32pt" style:language-complex="zh" style:country-complex="CN"/>
    </style:style>
    <style:style style:name="T32" style:family="text">
      <style:text-properties fo:color="#000099" loext:opacity="100%" fo:font-size="32pt" fo:language="zh" fo:country="CN" style:font-name-asian="隶书1" style:font-size-asian="32pt" style:language-asian="zh" style:country-asian="CN" style:font-name-complex="隶书1" style:font-size-complex="32pt" style:language-complex="zh" style:country-complex="CN"/>
    </style:style>
    <style:style style:name="T33" style:family="text">
      <style:text-properties fo:color="#ff0000" loext:opacity="100%" fo:font-size="36pt" fo:language="en" fo:country="US" style:font-size-asian="36pt" style:language-asian="en" style:country-asian="US" style:font-size-complex="36pt" style:language-complex="en" style:country-complex="US"/>
    </style:style>
    <style:style style:name="T34" style:family="text">
      <style:text-properties fo:color="#000099" loext:opacity="100%" fo:language="en" fo:country="US" style:language-asian="en" style:country-asian="US" style:language-complex="en" style:country-complex="US"/>
    </style:style>
    <style:style style:name="T35" style:family="text">
      <style:text-properties fo:color="#ffff00" loext:opacity="100%" fo:language="zh" fo:country="CN" style:language-asian="zh" style:country-asian="CN" style:language-complex="zh" style:country-complex="CN"/>
    </style:style>
    <style:style style:name="T36" style:family="text">
      <style:text-properties fo:color="#009900" loext:opacity="100%" fo:language="en" fo:country="US" style:language-asian="en" style:country-asian="US" style:language-complex="en" style:country-complex="US"/>
    </style:style>
    <style:style style:name="T37" style:family="text">
      <style:text-properties fo:color="#000099" loext:opacity="100%" fo:language="zh" fo:country="CN" style:language-asian="zh" style:country-asian="CN" style:language-complex="zh" style:country-complex="CN"/>
    </style:style>
    <style:style style:name="T38" style:family="text">
      <style:text-properties fo:color="#b414c0" loext:opacity="100%" fo:language="zh" fo:country="CN" style:language-asian="zh" style:country-asian="CN" style:language-complex="zh" style:country-complex="CN"/>
    </style:style>
    <style:style style:name="T39" style:family="text">
      <style:text-properties fo:color="#ff0000" loext:opacity="100%" fo:language="en" fo:country="US" style:language-asian="en" style:country-asian="US" style:language-complex="en" style:country-complex="US"/>
    </style:style>
    <style:style style:name="T40" style:family="text">
      <style:text-properties fo:color="#ff0000" loext:opacity="100%" fo:language="zh" fo:country="CN" style:language-asian="zh" style:country-asian="CN" style:language-complex="zh" style:country-complex="CN"/>
    </style:style>
    <style:style style:name="T41" style:family="text">
      <style:text-properties fo:color="#008000" loext:opacity="100%" fo:language="en" fo:country="US" style:language-asian="en" style:country-asian="US" style:language-complex="en" style:country-complex="US"/>
    </style:style>
    <style:style style:name="T42" style:family="text">
      <style:text-properties fo:color="#008000" loext:opacity="100%" fo:language="zh" fo:country="CN" style:language-asian="zh" style:country-asian="CN" style:language-complex="zh" style:country-complex="CN"/>
    </style:style>
    <style:style style:name="T43" style:family="text">
      <style:text-properties fo:font-size="24pt" fo:language="zh" fo:country="CN" style:font-size-asian="24pt" style:language-asian="zh" style:country-asian="CN" style:font-size-complex="24pt" style:language-complex="zh" style:country-complex="CN"/>
    </style:style>
    <style:style style:name="T44" style:family="text">
      <style:text-properties fo:color="#000099" loext:opacity="100%" fo:font-size="24pt" fo:language="zh" fo:country="CN" style:font-size-asian="24pt" style:language-asian="zh" style:country-asian="CN" style:font-size-complex="24pt" style:language-complex="zh" style:country-complex="CN"/>
    </style:style>
    <style:style style:name="T45" style:family="text">
      <style:text-properties fo:color="#ff0000" loext:opacity="100%" fo:font-size="24pt" fo:language="zh" fo:country="CN" style:font-size-asian="24pt" style:language-asian="zh" style:country-asian="CN" style:font-size-complex="24pt" style:language-complex="zh" style:country-complex="CN"/>
    </style:style>
    <style:style style:name="T46" style:family="text">
      <style:text-properties fo:color="#ff0000" loext:opacity="100%" fo:font-size="24pt" fo:language="en" fo:country="US" style:font-size-asian="24pt" style:language-asian="en" style:country-asian="US" style:font-size-complex="24pt" style:language-complex="en" style:country-complex="US"/>
    </style:style>
    <style:style style:name="T47" style:family="text">
      <style:text-properties fo:color="#ffff00" loext:opacity="100%" fo:font-size="32pt" fo:language="zh" fo:country="CN" style:font-size-asian="32pt" style:language-asian="zh" style:country-asian="CN" style:font-size-complex="32pt" style:language-complex="zh" style:country-complex="CN"/>
    </style:style>
    <style:style style:name="T48" style:family="text">
      <style:text-properties fo:color="#ffffff" loext:opacity="100%" fo:font-size="32pt" fo:language="zh" fo:country="CN" style:font-size-asian="32pt" style:language-asian="zh" style:country-asian="CN" style:font-size-complex="32pt" style:language-complex="zh" style:country-complex="CN"/>
    </style:style>
    <style:style style:name="T49" style:family="text">
      <style:text-properties fo:color="#ffff00" loext:opacity="100%" fo:font-size="24pt" fo:language="en" fo:country="US" style:font-size-asian="24pt" style:language-asian="en" style:country-asian="US" style:font-size-complex="24pt" style:language-complex="en" style:country-complex="US"/>
    </style:style>
    <style:style style:name="T50" style:family="text">
      <style:text-properties style:font-name="Arial" fo:font-size="36pt" fo:language="zh" fo:country="CN" fo:font-weight="normal" style:font-name-asian="黑体" style:font-size-asian="36pt" style:language-asian="zh" style:country-asian="CN" style:font-weight-asian="normal" style:font-name-complex="黑体" style:font-size-complex="36pt" style:language-complex="zh" style:country-complex="CN" style:font-weight-complex="normal"/>
    </style:style>
    <style:style style:name="T51" style:family="text">
      <style:text-properties fo:color="#ffff00" loext:opacity="100%" fo:language="en" fo:country="US" style:language-asian="en" style:country-asian="US" style:language-complex="en" style:country-complex="US"/>
    </style:style>
    <style:style style:name="T52" style:family="text">
      <style:text-properties fo:font-size="18pt" fo:language="en" fo:country="US" style:font-size-asian="18pt" style:language-asian="en" style:country-asian="US" style:font-size-complex="18pt" style:language-complex="en" style:country-complex="US"/>
    </style:style>
    <style:style style:name="T53" style:family="text">
      <style:text-properties fo:font-size="18pt" fo:language="zh" fo:country="CN" style:font-size-asian="18pt" style:language-asian="zh" style:country-asian="CN" style:font-size-complex="18pt" style:language-complex="zh" style:country-complex="CN"/>
    </style:style>
    <style:style style:name="T54"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55" style:family="text">
      <style:text-properties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56" style:family="text">
      <style:text-properties fo:color="#000099" loext:opacity="1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57" style:family="text">
      <style:text-properties fo:color="#000099" loext:opacity="100%"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58" style:family="text">
      <style:text-properties fo:language="en" fo:country="US" fo:font-weight="normal" style:language-asian="en" style:country-asian="US" style:font-weight-asian="normal" style:language-complex="en" style:country-complex="US" style:font-weight-complex="normal"/>
    </style:style>
    <style:style style:name="T59" style:family="text">
      <style:text-properties fo:color="#ff0000" loext:opacity="100%" fo:font-size="44pt" fo:language="en" fo:country="US" style:font-size-asian="44pt" style:language-asian="en" style:country-asian="US" style:font-size-complex="44pt" style:language-complex="en" style:country-complex="US"/>
    </style:style>
    <style:style style:name="T60" style:family="text">
      <style:text-properties fo:color="#ffff00" loext:opacity="100%" fo:font-size="32pt" fo:language="en" fo:country="US" style:font-size-asian="32pt" style:language-asian="en" style:country-asian="US" style:font-size-complex="32pt" style:language-complex="en" style:country-complex="US"/>
    </style:style>
    <style:style style:name="T61" style:family="text">
      <style:text-properties fo:color="#b414c0" loext:opacity="100%" fo:font-size="36pt" fo:language="en" fo:country="US" style:font-size-asian="36pt" style:language-asian="en" style:country-asian="US" style:font-size-complex="3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b414c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 draw:layer="layout" svg:width="17.992cm" svg:height="2.698cm" svg:x="2.963cm" svg:y="7.408cm">
          <text:list text:style-name="L1">
            <text:list-header>
              <text:p text:style-name="P3"><text:span text:style-name="T2">第九章 <text:s text:c="8"/>类和对象 </text:span></text:p>
            </text:list-header>
          </text:list>
          <draw:enhanced-geometry svg:viewBox="0 0 21600 21600" draw:type="mso-spt202" draw:enhanced-path="M 0 0 L 21600 0 21600 21600 0 21600 0 0 Z N"/>
        </draw:custom-shape>
        <draw:custom-shape draw:name="Text Box 3" draw:style-name="gr3" draw:text-style-name="P6" draw:layer="layout" svg:width="20.955cm" svg:height="2.495cm" svg:x="2.328cm" svg:y="3.387cm">
          <text:list text:style-name="L2">
            <text:list-header>
              <text:p text:style-name="P5"><text:span text:style-name="T3">面向对象的程序设计</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6.545cm" svg:x="0cm" svg:y="0cm">
          <text:list text:style-name="L1">
            <text:list-header>
              <text:p text:style-name="P8"><text:span text:style-name="T4">按钮对象：</text:span></text:p>
              <text:p text:style-name="P8"><text:span text:style-name="T4">按钮的内容、大小，按钮</text:span><text:span text:style-name="T4">的字体、图案等等</text:span></text:p>
              <text:p text:style-name="P8"><text:span text:style-name="T4">针对按钮的各种操作，创</text:span><text:span text:style-name="T4">建、单击、双击、拖动等</text:span></text:p>
            </text:list-header>
          </text:list>
          <draw:enhanced-geometry svg:viewBox="0 0 21600 21600" draw:type="mso-spt202" draw:enhanced-path="M 0 0 L 21600 0 21600 21600 0 21600 0 0 Z N"/>
        </draw:custom-shape>
        <draw:custom-shape draw:name="Text Box 3" draw:style-name="gr2" draw:text-style-name="P9" xml:id="id1" draw:id="id1" draw:layer="layout" svg:width="24.977cm" svg:height="9.793cm" svg:x="0cm" svg:y="8.255cm">
          <text:list text:style-name="L1">
            <text:list-header>
              <text:p text:style-name="P8"><text:span text:style-name="T4">班级对象：</text:span></text:p>
              <text:p text:style-name="P8"><text:span text:style-name="T4">班级的静态特征，所属的系和专业、班级的人数，所在的教室等。这种静态特征称为属性；</text:span></text:p>
              <text:p text:style-name="P8"><text:span text:style-name="T4">班级的动态特征，如学习、开会、体育比赛等，这种动态特征称为行为。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seq>
        </anim:par>
        <presentation:notes draw:style-name="dp2">
          <draw:page-thumbnail draw:style-name="gr4" draw:layer="layout" svg:width="12.7cm" svg:height="9.525cm" svg:x="3.175cm" svg:y="1.904cm" draw:page-number="2" presentation:class="page"/>
          <draw:frame presentation:style-name="pr1" draw:text-style-name="P7" draw:layer="layout" svg:width="13.97cm" svg:height="11.43cm" svg:x="2.54cm" svg:y="12.065cm" presentation:class="notes" presentation:placeholder="true">
            <draw:text-box/>
          </draw:frame>
        </presentation:notes>
      </draw:page>
      <draw:page draw:name="page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6.757cm" svg:x="0cm" svg:y="0.423cm">
          <text:list text:style-name="L1">
            <text:list-header>
              <text:p text:style-name="P8"><text:span text:style-name="T4">任何一个对象都</text:span><text:span text:style-name="T4">应当具有这两个</text:span><text:span text:style-name="T4">要素，一是属性</text:span><text:span text:style-name="T5">(attribute)</text:span><text:span text:style-name="T4">；二是</text:span><text:span text:style-name="T4">行为</text:span><text:span text:style-name="T5">(behavior)</text:span><text:span text:style-name="T4">，</text:span><text:span text:style-name="T4">即能根据外界给</text:span><text:span text:style-name="T4">的信息进行相应</text:span><text:span text:style-name="T4">的操作。</text:span><text:span text:style-name="T6">对象是</text:span><text:span text:style-name="T6">由一组属性和一</text:span><text:span text:style-name="T6">组行为构成的。 </text:span></text:p>
            </text:list-header>
          </text:list>
          <draw:enhanced-geometry svg:viewBox="0 0 21600 21600" draw:type="mso-spt202" draw:enhanced-path="M 0 0 L 21600 0 21600 21600 0 21600 0 0 Z N"/>
        </draw:custom-shape>
        <draw:custom-shape draw:name="Text Box 3" draw:style-name="gr2" draw:text-style-name="P9" xml:id="id2" draw:id="id2" draw:layer="layout" svg:width="25.4cm" svg:height="10.005cm" svg:x="0cm" svg:y="7.832cm">
          <text:list text:style-name="L1">
            <text:list-header>
              <text:p text:style-name="P8"><text:span text:style-name="T4">面向对象的程序设计采用了以上人们所熟悉的这种思路。使用面向对象的程序设计方法设计一个复杂的软件系统时，</text:span><text:span text:style-name="T7">首要的问题是确定该系统是由哪些对象组成的，并且设计这些对象。在</text:span><text:span text:style-name="T8">C++</text:span><text:span text:style-name="T7">中，</text:span><text:span text:style-name="T6">每个对象都是由数据和函数</text:span><text:span text:style-name="T9">(</text:span><text:span text:style-name="T6">即操作代码</text:span><text:span text:style-name="T9">)</text:span><text:span text:style-name="T6">这两部分组成的。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4" draw:layer="layout" svg:width="12.7cm" svg:height="9.525cm" svg:x="3.175cm" svg:y="1.904cm" draw:page-number="3" presentation:class="page"/>
          <draw:frame presentation:style-name="pr1" draw:text-style-name="P7" draw:layer="layout" svg:width="13.97cm" svg:height="11.43cm" svg:x="2.54cm" svg:y="12.065cm" presentation:class="notes" presentation:placeholder="true">
            <draw:text-box/>
          </draw:frame>
        </presentation:notes>
      </draw:page>
      <draw:page draw:name="page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 draw:layer="layout" svg:width="25.4cm" svg:height="5.745cm" svg:x="0cm" svg:y="0.423cm">
          <text:list text:style-name="L1">
            <text:list-header>
              <text:p text:style-name="P10"><text:span text:style-name="T10">我们可以对一个对象进</text:span><text:span text:style-name="T10">行封装处理，把它的一</text:span><text:span text:style-name="T10">部分属性和功能对外界</text:span><text:span text:style-name="T10">屏蔽，也就是说从外界</text:span><text:span text:style-name="T10">是看不到的、甚至是不</text:span><text:span text:style-name="T10">可知的。 </text:span></text:p>
            </text:list-header>
          </text:list>
          <draw:enhanced-geometry svg:viewBox="0 0 21600 21600" draw:type="mso-spt202" draw:enhanced-path="M 0 0 L 21600 0 21600 21600 0 21600 0 0 Z N"/>
        </draw:custom-shape>
        <draw:custom-shape draw:name="Text Box 3" draw:style-name="gr5" draw:text-style-name="P11" xml:id="id3" draw:id="id3" draw:layer="layout" svg:width="25.4cm" svg:height="5.745cm" svg:x="0cm" svg:y="6.562cm">
          <text:list text:style-name="L1">
            <text:list-header>
              <text:p text:style-name="P10"><text:span text:style-name="T11">使用对象的人完全可以不必知道对象内部的具体细节，只需了解其外部功能即可自如地操作对象。</text:span><text:span text:style-name="T10"> </text:span></text:p>
            </text:list-header>
          </text:list>
          <draw:enhanced-geometry svg:viewBox="0 0 21600 21600" draw:type="mso-spt202" draw:enhanced-path="M 0 0 L 21600 0 21600 21600 0 21600 0 0 Z N"/>
        </draw:custom-shape>
        <draw:custom-shape draw:name="Text Box 4" draw:style-name="gr6" draw:text-style-name="P11" xml:id="id4" draw:id="id4" draw:layer="layout" svg:width="24.977cm" svg:height="2.089cm" svg:x="0.423cm" svg:y="13.758cm">
          <text:list text:style-name="L3">
            <text:list-header>
              <text:p text:style-name="P10"><text:span text:style-name="T12">把对象的内部实现和外部行为分隔开来。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seq>
        </anim:par>
        <presentation:notes draw:style-name="dp2">
          <draw:page-thumbnail draw:style-name="gr4" draw:layer="layout" svg:width="12.7cm" svg:height="9.525cm" svg:x="3.175cm" svg:y="1.904cm" draw:page-number="4" presentation:class="page"/>
          <draw:frame presentation:style-name="pr1" draw:text-style-name="P7" draw:layer="layout" svg:width="13.97cm" svg:height="11.43cm" svg:x="2.54cm" svg:y="12.065cm" presentation:class="notes" presentation:placeholder="true">
            <draw:text-box/>
          </draw:frame>
        </presentation:notes>
      </draw:page>
      <draw:page draw:name="page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8.381cm" svg:x="0cm" svg:y="0.635cm">
          <text:list text:style-name="L1">
            <text:list-header>
              <text:p text:style-name="P8"><text:span text:style-name="T4">传统的面向过程程序设计是围绕功能进行的，用一个函数实现一个功能。</text:span><text:span text:style-name="T6">所有的数据都是公用的</text:span><text:span text:style-name="T4">，一个函数可以使用任何一组数据，而一组数据又能被多个函数所使用。程序设计者必须考虑每一个细节，什么时候对什么数据进行操作 。</text:span></text:p>
            </text:list-header>
          </text:list>
          <draw:enhanced-geometry svg:viewBox="0 0 21600 21600" draw:type="mso-spt202" draw:enhanced-path="M 0 0 L 21600 0 21600 21600 0 21600 0 0 Z N"/>
        </draw:custom-shape>
        <draw:custom-shape draw:name="Text Box 3" draw:style-name="gr2" draw:text-style-name="P9" xml:id="id5" draw:id="id5" draw:layer="layout" svg:width="25.4cm" svg:height="6.757cm" svg:x="0cm" svg:y="9.948cm">
          <text:list text:style-name="L1">
            <text:list-header>
              <text:p text:style-name="P8"><text:span text:style-name="T4">面向对象程序设计采取的是另外一种思路。它面对的是一个个对象。实际上，每一组数据都是有特定的用途的，是某种操作的对象。也就是说，</text:span><text:span text:style-name="T7">一组操作调用一组数据</text:span><text:span text:style-name="T4">。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seq>
        </anim:par>
        <presentation:notes draw:style-name="dp2">
          <draw:page-thumbnail draw:style-name="gr4" draw:layer="layout" svg:width="12.7cm" svg:height="9.525cm" svg:x="3.175cm" svg:y="1.904cm" draw:page-number="5" presentation:class="page"/>
          <draw:frame presentation:style-name="pr1" draw:text-style-name="P7" draw:layer="layout" svg:width="13.97cm" svg:height="11.43cm" svg:x="2.54cm" svg:y="12.065cm" presentation:class="notes" presentation:placeholder="true">
            <draw:text-box/>
          </draw:frame>
        </presentation:notes>
      </draw:page>
      <draw:page draw:name="page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7" draw:text-style-name="P13" draw:layer="layout" svg:width="25.4cm" svg:height="9.401cm" svg:x="0cm" svg:y="0.423cm">
          <text:list text:style-name="L1">
            <text:list-header>
              <text:p text:style-name="P12"><text:span text:style-name="T10">程序设计者的任务包括两个方面：一是设计所需的各种类和对象，即决定把哪些数据和操作封装在一起；二是考虑怎样向有关对象发送消息，以完成所需的任务。</text:span><text:span text:style-name="T13">各个对象的操作完成了，整体任务也就完成了。</text:span><text:span text:style-name="T10"> </text:span></text:p>
            </text:list-header>
          </text:list>
          <draw:enhanced-geometry svg:viewBox="0 0 21600 21600" draw:type="mso-spt202" draw:enhanced-path="M 0 0 L 21600 0 21600 21600 0 21600 0 0 Z N"/>
        </draw:custom-shape>
        <draw:custom-shape draw:name="Text Box 3" draw:style-name="gr8" draw:text-style-name="P15" xml:id="id6" draw:id="id6" draw:layer="layout" svg:width="25.4cm" svg:height="5.745cm" svg:x="0cm" svg:y="10.795cm">
          <text:list text:style-name="L3">
            <text:list-header>
              <text:p text:style-name="P14"><text:span text:style-name="T14">因此人们设想把相关的数据和操作放在一起，形成一个整体，与外界相对分隔</text:span><text:span text:style-name="T15">。这就是面向对象的程序设计中的对象。</text:span><text:span text:style-name="T10">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anim:par>
          </anim:seq>
        </anim:par>
        <presentation:notes draw:style-name="dp2">
          <draw:page-thumbnail draw:style-name="gr4" draw:layer="layout" svg:width="12.7cm" svg:height="9.525cm" svg:x="3.175cm" svg:y="1.904cm" draw:page-number="6" presentation:class="page"/>
          <draw:frame presentation:style-name="pr1" draw:text-style-name="P7" draw:layer="layout" svg:width="13.97cm" svg:height="11.43cm" svg:x="2.54cm" svg:y="12.065cm" presentation:class="notes" presentation:placeholder="true">
            <draw:text-box/>
          </draw:frame>
        </presentation:notes>
      </draw:page>
      <draw:page draw:name="page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9" draw:text-style-name="P17" draw:layer="layout" svg:width="21.167cm" svg:height="2.292cm" svg:x="0cm" svg:y="5.503cm">
          <text:list text:style-name="L2">
            <text:list-header>
              <text:p text:style-name="P16"><text:span text:style-name="T16">程序</text:span><text:span text:style-name="T17">=</text:span><text:span text:style-name="T16">算法＋数据结构</text:span></text:p>
            </text:list-header>
          </text:list>
          <draw:enhanced-geometry svg:viewBox="0 0 21600 21600" draw:type="mso-spt202" draw:enhanced-path="M 0 0 L 21600 0 21600 21600 0 21600 0 0 Z N"/>
        </draw:custom-shape>
        <draw:custom-shape draw:name="Text Box 3" draw:style-name="gr10" draw:text-style-name="P19" draw:layer="layout" svg:width="25.4cm" svg:height="3.917cm" svg:x="0cm" svg:y="0.847cm">
          <text:list text:style-name="L1">
            <text:list-header>
              <text:p text:style-name="P18"><text:span text:style-name="T15">在面向过程的结构化程序设计中，人们常使用这样的公式来表述程序∶</text:span><text:span text:style-name="T10">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7" presentation:class="page"/>
          <draw:frame presentation:style-name="pr1" draw:text-style-name="P7" draw:layer="layout" svg:width="13.97cm" svg:height="11.43cm" svg:x="2.54cm" svg:y="12.065cm" presentation:class="notes" presentation:placeholder="true">
            <draw:text-box/>
          </draw:frame>
        </presentation:notes>
      </draw:page>
      <draw:page draw:name="page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 draw:text-style-name="P21" draw:layer="layout" svg:width="25.4cm" svg:height="13.611cm" svg:x="0cm" svg:y="3.81cm">
          <text:list text:style-name="L1">
            <text:list-header>
              <text:p text:style-name="P20"><text:span text:style-name="T15">对象 </text:span><text:span text:style-name="T18">= </text:span><text:span text:style-name="T15">算法 ＋ 数据结构</text:span></text:p>
              <text:p text:style-name="P20"><text:span text:style-name="T15">程序</text:span><text:span text:style-name="T18">=(</text:span><text:span text:style-name="T15">对象</text:span><text:span text:style-name="T18">+</text:span><text:span text:style-name="T15">对象</text:span><text:span text:style-name="T18">+</text:span><text:span text:style-name="T15">对象</text:span><text:span text:style-name="T18">+</text:span><text:span text:style-name="T19">……</text:span><text:span text:style-name="T18">)+ </text:span><text:span text:style-name="T15">消息 </text:span></text:p>
            </text:list-header>
          </text:list>
          <text:list text:style-name="L3">
            <text:list-header>
              <text:p text:style-name="P20"><text:span text:style-name="T14">消息的作用就是对对象的控制。</text:span></text:p>
            </text:list-header>
          </text:list>
          <text:list text:style-name="L2">
            <text:list-header>
              <text:p text:style-name="P20"><text:span text:style-name="T13">程序设计的关键是设计好每一个对象以及确定向这些对象发出的命令，使各对象完成相应的操作。</text:span><text:span text:style-name="T10"> </text:span></text:p>
            </text:list-header>
          </text:list>
          <draw:enhanced-geometry svg:viewBox="0 0 21600 21600" draw:type="mso-spt202" draw:enhanced-path="M 0 0 L 21600 0 21600 21600 0 21600 0 0 Z N"/>
        </draw:custom-shape>
        <draw:custom-shape draw:name="Text Box 3" draw:style-name="gr2" draw:text-style-name="P11" draw:layer="layout" svg:width="23.283cm" svg:height="2.089cm" svg:x="0cm" svg:y="0.847cm">
          <text:list text:style-name="L1">
            <text:list-header>
              <text:p text:style-name="P10"><text:span text:style-name="T10">面向对象的程序组成：</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8" presentation:class="page"/>
          <draw:frame presentation:style-name="pr1" draw:text-style-name="P7" draw:layer="layout" svg:width="13.97cm" svg:height="11.43cm" svg:x="2.54cm" svg:y="12.065cm" presentation:class="notes" presentation:placeholder="true">
            <draw:text-box/>
          </draw:frame>
        </presentation:notes>
      </draw:page>
      <draw:page draw:name="page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2" draw:text-style-name="P19" draw:layer="layout" svg:width="25.4cm" svg:height="3.917cm" svg:x="0cm" svg:y="0.635cm">
          <text:list text:style-name="L1">
            <text:list-header>
              <text:p text:style-name="P18"><text:span text:style-name="T15">每一个实体都是对象。有一些对象是具有相同的结构和特性的。</text:span><text:span text:style-name="T10"> </text:span></text:p>
            </text:list-header>
          </text:list>
          <draw:enhanced-geometry svg:viewBox="0 0 21600 21600" draw:type="mso-spt202" draw:enhanced-path="M 0 0 L 21600 0 21600 21600 0 21600 0 0 Z N"/>
        </draw:custom-shape>
        <draw:custom-shape draw:name="Text Box 3" draw:style-name="gr13" draw:text-style-name="P23" xml:id="id7" draw:id="id7" draw:layer="layout" svg:width="23.495cm" svg:height="2.292cm" svg:x="0cm" svg:y="6.138cm">
          <text:list text:style-name="L1">
            <text:list-header>
              <text:p text:style-name="P22"><text:span text:style-name="T20">每个对象都属于一个特定的类型。</text:span><text:span text:style-name="T21"> </text:span></text:p>
            </text:list-header>
          </text:list>
          <draw:enhanced-geometry svg:viewBox="0 0 21600 21600" draw:type="mso-spt202" draw:enhanced-path="M 0 0 L 21600 0 21600 21600 0 21600 0 0 Z N"/>
        </draw:custom-shape>
        <draw:custom-shape draw:name="Text Box 4" draw:style-name="gr14" draw:text-style-name="P19" xml:id="id8" draw:id="id8" draw:layer="layout" svg:width="25.4cm" svg:height="7.573cm" svg:x="0cm" svg:y="9.313cm">
          <text:list text:style-name="L1">
            <text:list-header>
              <text:p text:style-name="P18"><text:span text:style-name="T15">在</text:span><text:span text:style-name="T18">C++</text:span><text:span text:style-name="T15">中对象的类型称为类</text:span><text:span text:style-name="T18">(class)</text:span><text:span text:style-name="T15">。</text:span><text:span text:style-name="T14">类代表了某一批对象的共性和特征。</text:span><text:span text:style-name="T13">类是对象的抽象，而对象是类的具体实例</text:span><text:span text:style-name="T22">(instance)</text:span><text:span text:style-name="T13">。</text:span><text:span text:style-name="T23">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seq>
        </anim:par>
        <presentation:notes draw:style-name="dp2">
          <draw:page-thumbnail draw:style-name="gr4" draw:layer="layout" svg:width="12.7cm" svg:height="9.525cm" svg:x="3.175cm" svg:y="1.904cm" draw:page-number="9" presentation:class="page"/>
          <draw:frame presentation:style-name="pr1" draw:text-style-name="P7" draw:layer="layout" svg:width="13.97cm" svg:height="11.43cm" svg:x="2.54cm" svg:y="12.065cm" presentation:class="notes" presentation:placeholder="true">
            <draw:text-box/>
          </draw:frame>
        </presentation:notes>
      </draw:page>
      <draw:page draw:name="page1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5" xml:id="id9" draw:id="id9" draw:layer="layout" svg:width="25.4cm" svg:height="6.204cm" svg:x="0cm" svg:y="2.752cm">
          <text:list text:style-name="L1">
            <text:list-header>
              <text:p text:style-name="P24"><text:span text:style-name="T10">类是一种复杂的数据</text:span><text:span text:style-name="T12">类型</text:span><text:span text:style-name="T10">，它是将</text:span><text:span text:style-name="T23">不同类型的数据</text:span><text:span text:style-name="T10">和</text:span><text:span text:style-name="T23">与这些数据相关的运算</text:span><text:span text:style-name="T10">封装在一起的 集合体。</text:span></text:p>
            </text:list-header>
          </text:list>
          <draw:enhanced-geometry svg:viewBox="0 0 21600 21600" draw:type="mso-spt202" draw:enhanced-path="M 0 0 L 21600 0 21600 21600 0 21600 0 0 Z N"/>
        </draw:custom-shape>
        <draw:custom-shape draw:name="Text Box 3" draw:style-name="gr2" draw:text-style-name="P27" draw:layer="layout" svg:width="8.255cm" svg:height="1.785cm" svg:x="0cm" svg:y="0.635cm">
          <text:list text:style-name="L1">
            <text:list-header>
              <text:p text:style-name="P26"><text:span text:style-name="T10">类的定义</text:span></text:p>
            </text:list-header>
          </text:list>
          <draw:enhanced-geometry svg:viewBox="0 0 21600 21600" draw:type="mso-spt202" draw:enhanced-path="M 0 0 L 21600 0 21600 21600 0 21600 0 0 Z N"/>
        </draw:custom-shape>
        <draw:custom-shape draw:name="Text Box 13" draw:style-name="gr2" draw:text-style-name="P25" xml:id="id10" draw:id="id10" draw:layer="layout" svg:width="25.4cm" svg:height="6.204cm" svg:x="0cm" svg:y="9.948cm">
          <text:list text:style-name="L1">
            <text:list-header>
              <text:p text:style-name="P24"><text:span text:style-name="T10">类将一些数据及与数据相关的</text:span><text:span text:style-name="T12">函数</text:span><text:span text:style-name="T10">封装在一起，使类中的数据得到很好的“保护”。在大型程序中不会被随意修改。</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seq>
        </anim:par>
        <presentation:notes draw:style-name="dp2">
          <draw:page-thumbnail draw:style-name="gr4" draw:layer="layout" svg:width="12.7cm" svg:height="9.525cm" svg:x="3.175cm" svg:y="1.904cm" draw:page-number="10" presentation:class="page"/>
          <draw:frame presentation:style-name="pr1" draw:text-style-name="P7" draw:layer="layout" svg:width="13.97cm" svg:height="11.43cm" svg:x="2.54cm" svg:y="12.065cm" presentation:class="notes" presentation:placeholder="true">
            <draw:text-box/>
          </draw:frame>
        </presentation:notes>
      </draw:page>
      <draw:page draw:name="page1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9" draw:layer="layout" svg:width="9.525cm" svg:height="15.58cm" svg:x="3.175cm" svg:y="1.482cm">
          <text:list text:style-name="L1">
            <text:list-header>
              <text:p text:style-name="P28"><text:span text:style-name="T24">类的定义格式：</text:span></text:p>
              <text:p text:style-name="P28"><text:span text:style-name="T25">class <text:s/></text:span><text:span text:style-name="T24">类名</text:span></text:p>
              <text:p text:style-name="P28"><text:span text:style-name="T25">{ <text:s text:c="3"/>private :</text:span></text:p>
              <text:p text:style-name="P28"><text:span text:style-name="T25"><text:s text:c="12"/></text:span><text:span text:style-name="T24">成员数据</text:span><text:span text:style-name="T25">;</text:span></text:p>
              <text:p text:style-name="P28"><text:span text:style-name="T25"><text:tab/></text:span><text:span text:style-name="T24">成员函数；</text:span></text:p>
              <text:p text:style-name="P28"><text:span text:style-name="T24"><text:s text:c="5"/></text:span><text:span text:style-name="T25">public :</text:span></text:p>
              <text:p text:style-name="P28"><text:span text:style-name="T25"><text:s text:c="12"/></text:span><text:span text:style-name="T24">成员数据</text:span><text:span text:style-name="T25">;</text:span></text:p>
              <text:p text:style-name="P28"><text:span text:style-name="T25"><text:tab/></text:span><text:span text:style-name="T24">成员函数；</text:span></text:p>
              <text:p text:style-name="P28"><text:span text:style-name="T24"><text:s text:c="4"/></text:span><text:span text:style-name="T25">protected:</text:span></text:p>
              <text:p text:style-name="P28"><text:span text:style-name="T25"><text:tab/></text:span><text:span text:style-name="T24">成员数据</text:span><text:span text:style-name="T25">;</text:span></text:p>
              <text:p text:style-name="P28"><text:span text:style-name="T25"><text:tab/></text:span><text:span text:style-name="T24">成员函数；</text:span></text:p>
              <text:p text:style-name="P28"><text:span text:style-name="T25">};</text:span></text:p>
            </text:list-header>
          </text:list>
          <draw:enhanced-geometry svg:viewBox="0 0 21600 21600" draw:type="mso-spt202" draw:enhanced-path="M 0 0 L 21600 0 21600 21600 0 21600 0 0 Z N"/>
        </draw:custom-shape>
        <draw:custom-shape draw:name="AutoShape 3" draw:style-name="gr15" draw:text-style-name="P31" xml:id="id11" draw:id="id11" draw:layer="layout" svg:width="3.175cm" svg:height="1.27cm" svg:x="0.423cm" svg:y="3.598cm">
          <text:list text:style-name="L4">
            <text:list-header>
              <text:p text:style-name="P30"><text:span text:style-name="T26">关键字</text:span></text:p>
            </text:list-header>
          </text:list>
          <draw:enhanced-geometry svg:viewBox="0 0 21600 21600" draw:text-areas="800 800 20800 20800" draw:type="round-rectangular-callout" draw:modifiers="24150 -24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6" draw:text-style-name="P31" xml:id="id12" draw:id="id12" draw:layer="layout" svg:width="2.54cm" svg:height="1.27cm" svg:x="8.255cm" svg:y="2.54cm">
          <text:list text:style-name="L4">
            <text:list-header>
              <text:p text:style-name="P30"><text:span text:style-name="T26">类名</text:span></text:p>
            </text:list-header>
          </text:list>
          <draw:enhanced-geometry svg:viewBox="0 0 21600 21600" draw:text-areas="800 800 20800 20800" draw:type="round-rectangular-callout" draw:modifiers="-5700 107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7" draw:text-style-name="P31" xml:id="id13" draw:id="id13" draw:layer="layout" svg:width="2.54cm" svg:height="1.27cm" svg:x="2.963cm" svg:y="5.715cm">
          <text:list text:style-name="L4">
            <text:list-header>
              <text:p text:style-name="P30"><text:span text:style-name="T26">私有</text:span></text:p>
            </text:list-header>
          </text:list>
          <draw:enhanced-geometry svg:viewBox="0 0 21600 21600" draw:text-areas="800 800 20800 20800" draw:type="round-rectangular-callout" draw:modifiers="20063 -137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8" draw:text-style-name="P31" xml:id="id14" draw:id="id14" draw:layer="layout" svg:width="2.54cm" svg:height="1.27cm" svg:x="1.482cm" svg:y="8.467cm">
          <text:list text:style-name="L4">
            <text:list-header>
              <text:p text:style-name="P30"><text:span text:style-name="T26">公有</text:span></text:p>
            </text:list-header>
          </text:list>
          <draw:enhanced-geometry svg:viewBox="0 0 21600 21600" draw:text-areas="800 800 20800 20800" draw:type="round-rectangular-callout" draw:modifiers="26475 7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19" draw:text-style-name="P31" xml:id="id15" draw:id="id15" draw:layer="layout" svg:width="2.54cm" svg:height="1.27cm" svg:x="1.482cm" svg:y="11.218cm">
          <text:list text:style-name="L4">
            <text:list-header>
              <text:p text:style-name="P30"><text:span text:style-name="T26">保护</text:span></text:p>
            </text:list-header>
          </text:list>
          <draw:enhanced-geometry svg:viewBox="0 0 21600 21600" draw:text-areas="800 800 20800 20800" draw:type="round-rectangular-callout" draw:modifiers="25013 20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8" draw:style-name="gr20" draw:text-style-name="P33" xml:id="id17" draw:id="id17" draw:layer="layout" svg:width="13.123cm" svg:height="15.951cm" svg:x="11.642cm" svg:y="1.27cm">
          <text:list text:style-name="L2">
            <text:list-header>
              <text:p text:style-name="P32"><text:span text:style-name="T27">class <text:s/>Student</text:span></text:p>
              <text:p text:style-name="P32"><text:span text:style-name="T27">{ </text:span><text:span text:style-name="T28">private :</text:span></text:p>
              <text:p text:style-name="P32"><text:span text:style-name="T27"><text:s text:c="5"/></text:span><text:span text:style-name="T27">char Name[20];</text:span></text:p>
              <text:p text:style-name="P32"><text:span text:style-name="T27"><text:s text:c="5"/></text:span><text:span text:style-name="T27">float Math;</text:span></text:p>
              <text:p text:style-name="P32"><text:span text:style-name="T27"><text:s text:c="5"/></text:span><text:span text:style-name="T27">float Chiese;</text:span><text:span text:style-name="T27"><text:tab/></text:span></text:p>
              <text:p text:style-name="P32"><text:span text:style-name="T27"><text:s text:c="2"/></text:span><text:span text:style-name="T28">public :</text:span></text:p>
              <text:p text:style-name="P32"><text:span text:style-name="T27"><text:s text:c="5"/></text:span><text:span text:style-name="T27">float <text:s/>average;</text:span></text:p>
              <text:p text:style-name="P32"><text:span text:style-name="T27"><text:s text:c="5"/></text:span><text:span text:style-name="T29">void SetName(char *name);</text:span></text:p>
            </text:list-header>
          </text:list>
          <text:list text:style-name="L5">
            <text:list-header>
              <text:p text:style-name="P32"><text:span text:style-name="T29"><text:s text:c="5"/></text:span><text:span text:style-name="T29">void <text:s/>SetMath(float math);</text:span></text:p>
              <text:p text:style-name="P32"><text:span text:style-name="T29"><text:s text:c="5"/></text:span><text:span text:style-name="T29">void <text:s/>SetChinese(float ch);</text:span></text:p>
              <text:p text:style-name="P32"><text:span text:style-name="T29"><text:s text:c="5"/></text:span><text:span text:style-name="T29">float GetAverage(void);</text:span></text:p>
            </text:list-header>
          </text:list>
          <text:list text:style-name="L2">
            <text:list-header>
              <text:p text:style-name="P32"><text:span text:style-name="T27">};</text:span></text:p>
            </text:list-header>
          </text:list>
          <draw:enhanced-geometry svg:viewBox="0 0 21600 21600" draw:type="mso-spt202" draw:enhanced-path="M 0 0 L 21600 0 21600 21600 0 21600 0 0 Z N"/>
        </draw:custom-shape>
        <draw:custom-shape draw:name="AutoShape 9" draw:style-name="gr21" draw:text-style-name="P31" xml:id="id16" draw:id="id16" draw:layer="layout" svg:width="4.869cm" svg:height="1.27cm" svg:x="4.868cm" svg:y="15.875cm">
          <text:list text:style-name="L4">
            <text:list-header>
              <text:p text:style-name="P30"><text:span text:style-name="T26">分号不能少</text:span></text:p>
            </text:list-header>
          </text:list>
          <draw:enhanced-geometry svg:viewBox="0 0 21600 21600" draw:text-areas="800 800 20800 20800" draw:type="round-rectangular-callout" draw:modifiers="-4089 75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7" smil:attributeName="visibility" smil:to="visible"/>
                  <anim:transitionFilter smil:dur="0.5s" smil:targetElement="id17" smil:type="irisWipe" smil:subtype="rectangle" smil:direction="reverse"/>
                </anim:par>
              </anim:par>
            </anim:par>
          </anim:seq>
        </anim:par>
        <presentation:notes draw:style-name="dp2">
          <draw:page-thumbnail draw:style-name="gr4" draw:layer="layout" svg:width="12.7cm" svg:height="9.525cm" svg:x="3.175cm" svg:y="1.904cm" draw:page-number="11" presentation:class="page"/>
          <draw:frame presentation:style-name="pr1" draw:text-style-name="P7" draw:layer="layout" svg:width="13.97cm" svg:height="11.43cm" svg:x="2.54cm" svg:y="12.065cm" presentation:class="notes" presentation:placeholder="true">
            <draw:text-box/>
          </draw:frame>
        </presentation:notes>
      </draw:page>
      <draw:page draw:name="page1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5" draw:layer="layout" svg:width="24.553cm" svg:height="12.147cm" svg:x="0cm" svg:y="1.27cm">
          <text:list text:style-name="L1">
            <text:list-header>
              <text:p text:style-name="P24"><text:span text:style-name="T10">用关键字</text:span><text:span text:style-name="T30">priviate</text:span><text:span text:style-name="T10">限</text:span><text:span text:style-name="T10">定的成员称</text:span><text:span text:style-name="T10">为</text:span><text:span text:style-name="T23">私有成员</text:span><text:span text:style-name="T10">，</text:span><text:span text:style-name="T10">对私有成员</text:span><text:span text:style-name="T12">限定在该类</text:span><text:span text:style-name="T12">的内部使用</text:span><text:span text:style-name="T10">，</text:span><text:span text:style-name="T10">即</text:span><text:span text:style-name="T23">只允许该</text:span><text:span text:style-name="T23">类中的成员</text:span><text:span text:style-name="T23">函数使用私</text:span><text:span text:style-name="T23">有的成员数</text:span><text:span text:style-name="T23">据</text:span><text:span text:style-name="T10">，对于私</text:span><text:span text:style-name="T10">有的成员函</text:span><text:span text:style-name="T10">数，只能被</text:span><text:span text:style-name="T23">该类内的成</text:span><text:span text:style-name="T23">员函数调用</text:span><text:span text:style-name="T10">；</text:span><text:span text:style-name="T10">类就相当于</text:span><text:span text:style-name="T10">私有成员的</text:span><text:span text:style-name="T10">作用域。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2" presentation:class="page"/>
          <draw:frame presentation:style-name="pr1" draw:text-style-name="P7" draw:layer="layout" svg:width="13.97cm" svg:height="11.43cm" svg:x="2.54cm" svg:y="12.065cm" presentation:class="notes" presentation:placeholder="true">
            <draw:text-box/>
          </draw:frame>
        </presentation:notes>
      </draw:page>
      <draw:page draw:name="page1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5" draw:layer="layout" svg:width="25.4cm" svg:height="6.66cm" svg:x="0cm" svg:y="2.117cm">
          <text:list text:style-name="L1">
            <text:list-header>
              <text:p text:style-name="P34"><text:span text:style-name="T10">用关键字</text:span><text:span text:style-name="T30">public</text:span><text:span text:style-name="T10">限定的成员称为</text:span><text:span text:style-name="T23">公有成员</text:span><text:span text:style-name="T10">，公有成员的数据或函数不受类的限制，</text:span><text:span text:style-name="T12">可以在类内或类外自由使用</text:span><text:span text:style-name="T10">；对类而言是透明的。</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3" presentation:class="page"/>
          <draw:frame presentation:style-name="pr1" draw:text-style-name="P7" draw:layer="layout" svg:width="13.97cm" svg:height="11.43cm" svg:x="2.54cm" svg:y="12.065cm" presentation:class="notes" presentation:placeholder="true">
            <draw:text-box/>
          </draw:frame>
        </presentation:notes>
      </draw:page>
      <draw:page draw:name="page1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5" draw:layer="layout" svg:width="25.4cm" svg:height="8.793cm" svg:x="0cm" svg:y="1.482cm">
          <text:list text:style-name="L1">
            <text:list-header>
              <text:p text:style-name="P34"><text:span text:style-name="T10">而用关键字</text:span><text:span text:style-name="T30">protected</text:span><text:span text:style-name="T10">所限定的成员称为</text:span><text:span text:style-name="T23">保护成员</text:span><text:span text:style-name="T10">，只允许在类内及该类的派生类中使用保护的数据或函数。即保护成员的作用域是</text:span><text:span text:style-name="T12">该类及该类的派生类</text:span><text:span text:style-name="T10">。</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4" presentation:class="page"/>
          <draw:frame presentation:style-name="pr1" draw:text-style-name="P7" draw:layer="layout" svg:width="13.97cm" svg:height="11.43cm" svg:x="2.54cm" svg:y="12.065cm" presentation:class="notes" presentation:placeholder="true">
            <draw:text-box/>
          </draw:frame>
        </presentation:notes>
      </draw:page>
      <draw:page draw:name="page1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style-name="standard" draw:layer="layout" svg:width="22.224cm" svg:height="4.844cm" svg:x="0.635cm" svg:y="2.328cm">
          <table:table>
            <table:table-column table:style-name="co1"/>
            <table:table-column table:style-name="co2"/>
            <table:table-column table:style-name="co1"/>
            <table:table-column table:style-name="co1"/>
            <table:table-row table:style-name="ro1" table:default-cell-style-name="ce2">
              <table:table-cell table:style-name="ce1"/>
              <table:table-cell>
                <text:list text:style-name="L1">
                  <text:list-header>
                    <text:p text:style-name="P36"><text:span text:style-name="T31">私有成员</text:span></text:p>
                  </text:list-header>
                </text:list>
              </table:table-cell>
              <table:table-cell>
                <text:list text:continue-numbering="true" text:style-name="L1">
                  <text:list-header>
                    <text:p text:style-name="P36"><text:span text:style-name="T31">公有成员</text:span></text:p>
                  </text:list-header>
                </text:list>
              </table:table-cell>
              <table:table-cell table:style-name="ce3">
                <text:list text:continue-numbering="true" text:style-name="L1">
                  <text:list-header>
                    <text:p text:style-name="P36"><text:span text:style-name="T31">保护成员</text:span></text:p>
                  </text:list-header>
                </text:list>
              </table:table-cell>
            </table:table-row>
            <table:table-row table:style-name="ro1" table:default-cell-style-name="ce5">
              <table:table-cell table:style-name="ce4">
                <text:list text:continue-numbering="true" text:style-name="L1">
                  <text:list-header>
                    <text:p text:style-name="P36"><text:span text:style-name="T4">类内函数</text:span></text:p>
                  </text:list-header>
                </text:list>
              </table:table-cell>
              <table:table-cell>
                <text:list text:continue-numbering="true" text:style-name="L1">
                  <text:list-header>
                    <text:p text:style-name="P36"><text:span text:style-name="T4">可以调用</text:span></text:p>
                  </text:list-header>
                </text:list>
              </table:table-cell>
              <table:table-cell>
                <text:list text:continue-numbering="true" text:style-name="L1">
                  <text:list-header>
                    <text:p text:style-name="P36"><text:span text:style-name="T4">可以调用</text:span></text:p>
                  </text:list-header>
                </text:list>
              </table:table-cell>
              <table:table-cell table:style-name="ce6">
                <text:list text:continue-numbering="true" text:style-name="L1">
                  <text:list-header>
                    <text:p text:style-name="P36"><text:span text:style-name="T4">可以调用</text:span></text:p>
                  </text:list-header>
                </text:list>
              </table:table-cell>
            </table:table-row>
            <table:table-row table:style-name="ro1" table:default-cell-style-name="ce8">
              <table:table-cell table:style-name="ce7">
                <text:list text:continue-numbering="true" text:style-name="L1">
                  <text:list-header>
                    <text:p text:style-name="P36"><text:span text:style-name="T4">类外函数</text:span></text:p>
                  </text:list-header>
                </text:list>
              </table:table-cell>
              <table:table-cell>
                <text:list text:style-name="L3">
                  <text:list-header>
                    <text:p text:style-name="P36"><text:span text:style-name="T6">不可调用</text:span></text:p>
                  </text:list-header>
                </text:list>
              </table:table-cell>
              <table:table-cell>
                <text:list text:style-name="L1">
                  <text:list-header>
                    <text:p text:style-name="P36"><text:span text:style-name="T4">可以调用</text:span></text:p>
                  </text:list-header>
                </text:list>
              </table:table-cell>
              <table:table-cell table:style-name="ce9">
                <text:list text:style-name="L3">
                  <text:list-header>
                    <text:p text:style-name="P36"><text:span text:style-name="T6">不可调用</text:span></text:p>
                  </text:list-header>
                </text:list>
              </table:table-cell>
            </table:table-row>
          </table:table>
          <draw:image xlink:href="Pictures/TablePreview1.svm" xlink:type="simple" xlink:show="embed" xlink:actuate="onLoad"/>
        </draw:frame>
        <draw:frame draw:style-name="standard" draw:layer="layout" svg:width="22.224cm" svg:height="4.844cm" svg:x="0.847cm" svg:y="9.948cm">
          <table:table>
            <table:table-column table:style-name="co1"/>
            <table:table-column table:style-name="co3"/>
            <table:table-column table:style-name="co4"/>
            <table:table-column table:style-name="co2"/>
            <table:table-row table:style-name="ro1" table:default-cell-style-name="ce2">
              <table:table-cell table:style-name="ce1"/>
              <table:table-cell>
                <text:list text:style-name="L2">
                  <text:list-header>
                    <text:p text:style-name="P36"><text:span text:style-name="T32">私有函数</text:span></text:p>
                  </text:list-header>
                </text:list>
              </table:table-cell>
              <table:table-cell>
                <text:list text:continue-numbering="true" text:style-name="L2">
                  <text:list-header>
                    <text:p text:style-name="P36"><text:span text:style-name="T32">公有函数</text:span></text:p>
                  </text:list-header>
                </text:list>
              </table:table-cell>
              <table:table-cell table:style-name="ce3">
                <text:list text:continue-numbering="true" text:style-name="L2">
                  <text:list-header>
                    <text:p text:style-name="P36"><text:span text:style-name="T32">保护函数</text:span></text:p>
                  </text:list-header>
                </text:list>
              </table:table-cell>
            </table:table-row>
            <table:table-row table:style-name="ro1" table:default-cell-style-name="ce5">
              <table:table-cell table:style-name="ce4">
                <text:list text:style-name="L1">
                  <text:list-header>
                    <text:p text:style-name="P36"><text:span text:style-name="T4">类内函数</text:span></text:p>
                  </text:list-header>
                </text:list>
              </table:table-cell>
              <table:table-cell>
                <text:list text:continue-numbering="true" text:style-name="L1">
                  <text:list-header>
                    <text:p text:style-name="P36"><text:span text:style-name="T4">可以调用</text:span></text:p>
                  </text:list-header>
                </text:list>
              </table:table-cell>
              <table:table-cell>
                <text:list text:continue-numbering="true" text:style-name="L1">
                  <text:list-header>
                    <text:p text:style-name="P36"><text:span text:style-name="T4">可以调用</text:span></text:p>
                  </text:list-header>
                </text:list>
              </table:table-cell>
              <table:table-cell table:style-name="ce6">
                <text:list text:continue-numbering="true" text:style-name="L1">
                  <text:list-header>
                    <text:p text:style-name="P36"><text:span text:style-name="T4">可以调用</text:span></text:p>
                  </text:list-header>
                </text:list>
              </table:table-cell>
            </table:table-row>
            <table:table-row table:style-name="ro1" table:default-cell-style-name="ce8">
              <table:table-cell table:style-name="ce7">
                <text:list text:continue-numbering="true" text:style-name="L1">
                  <text:list-header>
                    <text:p text:style-name="P36"><text:span text:style-name="T4">类外函数</text:span></text:p>
                  </text:list-header>
                </text:list>
              </table:table-cell>
              <table:table-cell>
                <text:list text:style-name="L3">
                  <text:list-header>
                    <text:p text:style-name="P36"><text:span text:style-name="T6">不可调用</text:span></text:p>
                  </text:list-header>
                </text:list>
              </table:table-cell>
              <table:table-cell>
                <text:list text:style-name="L1">
                  <text:list-header>
                    <text:p text:style-name="P36"><text:span text:style-name="T4">可以调用</text:span></text:p>
                  </text:list-header>
                </text:list>
              </table:table-cell>
              <table:table-cell table:style-name="ce9">
                <text:list text:style-name="L3">
                  <text:list-header>
                    <text:p text:style-name="P36"><text:span text:style-name="T6">不可调用</text:span></text:p>
                  </text:list-header>
                </text:list>
              </table:table-cell>
            </table:table-row>
          </table:table>
          <draw:image xlink:href="Pictures/TablePreview2.svm" xlink:type="simple" xlink:show="embed" xlink:actuate="onLoad"/>
        </draw:frame>
        <presentation:notes draw:style-name="dp2">
          <draw:page-thumbnail draw:style-name="gr4" draw:layer="layout" svg:width="12.7cm" svg:height="9.525cm" svg:x="3.175cm" svg:y="1.904cm" draw:page-number="15" presentation:class="page"/>
          <draw:frame presentation:style-name="pr1" draw:text-style-name="P7" draw:layer="layout" svg:width="13.97cm" svg:height="11.43cm" svg:x="2.54cm" svg:y="12.065cm" presentation:class="notes" presentation:placeholder="true">
            <draw:text-box/>
          </draw:frame>
        </presentation:notes>
      </draw:page>
      <draw:page draw:name="page1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5" draw:layer="layout" svg:width="25.4cm" svg:height="6.66cm" svg:x="0cm" svg:y="0.635cm">
          <text:list text:style-name="L1">
            <text:list-header>
              <text:p text:style-name="P34"><text:span text:style-name="T10">每一个限制词</text:span><text:span text:style-name="T19">(private</text:span><text:span text:style-name="T10">等</text:span><text:span text:style-name="T19">)</text:span><text:span text:style-name="T10">在类体中可使用多次。一旦使用了限制词，该限制词一直有效，直到下一个限制词开始为止。</text:span></text:p>
            </text:list-header>
          </text:list>
          <draw:enhanced-geometry svg:viewBox="0 0 21600 21600" draw:type="mso-spt202" draw:enhanced-path="M 0 0 L 21600 0 21600 21600 0 21600 0 0 Z N"/>
        </draw:custom-shape>
        <draw:custom-shape draw:name="Text Box 13" draw:style-name="gr22" draw:text-style-name="P35" xml:id="id18" draw:id="id18" draw:layer="layout" svg:width="25.4cm" svg:height="4.527cm" svg:x="0cm" svg:y="8.467cm">
          <text:list text:style-name="L2">
            <text:list-header>
              <text:p text:style-name="P34"><text:span text:style-name="T23">如果未加说明，类中成员默认的访问权限是</text:span><text:span text:style-name="T33">private</text:span><text:span text:style-name="T23">，即私有的。</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2">
          <draw:page-thumbnail draw:style-name="gr4" draw:layer="layout" svg:width="12.7cm" svg:height="9.525cm" svg:x="3.175cm" svg:y="1.904cm" draw:page-number="16" presentation:class="page"/>
          <draw:frame presentation:style-name="pr1" draw:text-style-name="P7" draw:layer="layout" svg:width="13.97cm" svg:height="11.43cm" svg:x="2.54cm" svg:y="12.065cm" presentation:class="notes" presentation:placeholder="true">
            <draw:text-box/>
          </draw:frame>
        </presentation:notes>
      </draw:page>
      <draw:page draw:name="page1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29" draw:layer="layout" svg:width="15.875cm" svg:height="14.252cm" svg:x="7.197cm" svg:y="1.693cm">
          <text:list text:style-name="L1">
            <text:list-header>
              <text:p text:style-name="P28"><text:span text:style-name="T25">class <text:s/>Student</text:span></text:p>
              <text:p text:style-name="P28"><text:span text:style-name="T25">{</text:span><text:span text:style-name="T25"><text:tab/></text:span><text:span text:style-name="T34">char Name[20];</text:span></text:p>
            </text:list-header>
          </text:list>
          <text:list text:style-name="L2">
            <text:list-header>
              <text:p text:style-name="P28"><text:span text:style-name="T34"><text:tab/></text:span><text:span text:style-name="T34">float Math;</text:span></text:p>
              <text:p text:style-name="P28"><text:span text:style-name="T34"><text:tab/></text:span><text:span text:style-name="T34">float Chiese;</text:span><text:span text:style-name="T25"><text:tab/></text:span></text:p>
            </text:list-header>
          </text:list>
          <text:list text:style-name="L1">
            <text:list-header>
              <text:p text:style-name="P28"><text:span text:style-name="T25"><text:s text:c="5"/></text:span><text:span text:style-name="T25">public :</text:span></text:p>
              <text:p text:style-name="P28"><text:span text:style-name="T25"><text:tab/></text:span><text:span text:style-name="T25">float <text:s/>average;</text:span></text:p>
              <text:p text:style-name="P28"><text:span text:style-name="T25"><text:s text:c="10"/></text:span><text:span text:style-name="T25">void SetName(char </text:span><text:span text:style-name="T25">*name);</text:span></text:p>
              <text:p text:style-name="P28"><text:span text:style-name="T25"><text:tab/></text:span><text:span text:style-name="T25">void <text:s/>SetMath(float math);</text:span></text:p>
              <text:p text:style-name="P28"><text:span text:style-name="T25"><text:tab/></text:span><text:span text:style-name="T25">void <text:s/>SetChinese(float ch);</text:span></text:p>
              <text:p text:style-name="P28"><text:span text:style-name="T25"><text:s text:c="4"/></text:span><text:span text:style-name="T25"><text:tab/></text:span><text:span text:style-name="T25">float GetAverage(void);</text:span></text:p>
              <text:p text:style-name="P28"><text:span text:style-name="T25">};</text:span></text:p>
            </text:list-header>
          </text:list>
          <draw:enhanced-geometry svg:viewBox="0 0 21600 21600" draw:type="mso-spt202" draw:enhanced-path="M 0 0 L 21600 0 21600 21600 0 21600 0 0 Z N"/>
        </draw:custom-shape>
        <draw:custom-shape draw:name="AutoShape 5" draw:style-name="gr23" draw:text-style-name="P38" xml:id="id19" draw:id="id19" draw:layer="layout" svg:width="1.526cm" svg:height="2.963cm" svg:x="7.999cm" svg:y="3.175cm">
          <text:list text:style-name="L1">
            <text:list-header>
              <text:p text:style-name="P37"><text:span text:style-name="T24"/></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6" draw:style-name="gr24" draw:text-style-name="P40" xml:id="id20" draw:id="id20" draw:layer="layout" svg:width="6.773cm" svg:height="1.521cm" svg:x="0.847cm" svg:y="3.982cm">
          <text:list text:style-name="L4">
            <text:list-header>
              <text:p text:style-name="P39"><text:span text:style-name="T35">均为私有权限</text:span></text:p>
            </text:list-header>
          </text:list>
          <draw:enhanced-geometry svg:viewBox="0 0 21600 21600" draw:text-areas="800 800 20800 20800" draw:type="round-rectangular-callout" draw:modifiers="23723 115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23" draw:text-style-name="P38" xml:id="id21" draw:id="id21" draw:layer="layout" svg:width="1.905cm" svg:height="5.503cm" svg:x="7.62cm" svg:y="8.467cm">
          <text:list text:style-name="L1">
            <text:list-header>
              <text:p text:style-name="P37"><text:span text:style-name="T24"/></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9" draw:style-name="gr25" draw:text-style-name="P40" xml:id="id22" draw:id="id22" draw:layer="layout" svg:width="6.985cm" svg:height="1.482cm" svg:x="0.423cm" svg:y="10.16cm">
          <text:list text:style-name="L4">
            <text:list-header>
              <text:p text:style-name="P39"><text:span text:style-name="T35">均为公有权限</text:span></text:p>
            </text:list-header>
          </text:list>
          <draw:enhanced-geometry svg:viewBox="0 0 21600 21600" draw:text-areas="800 800 20800 20800" draw:type="round-rectangular-callout" draw:modifiers="22009 15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9" smil:attributeName="visibility" smil:to="visible"/>
                  <anim:transitionFilter smil:dur="0.5s" smil:targetElement="id1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1" smil:attributeName="visibility" smil:to="visible"/>
                  <anim:transitionFilter smil:dur="0.5s" smil:targetElement="id2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anim:par>
          </anim:seq>
        </anim:par>
        <presentation:notes draw:style-name="dp2">
          <draw:page-thumbnail draw:style-name="gr4" draw:layer="layout" svg:width="12.7cm" svg:height="9.525cm" svg:x="3.175cm" svg:y="1.904cm" draw:page-number="17" presentation:class="page"/>
          <draw:frame presentation:style-name="pr1" draw:text-style-name="P7" draw:layer="layout" svg:width="13.97cm" svg:height="11.43cm" svg:x="2.54cm" svg:y="12.065cm" presentation:class="notes" presentation:placeholder="true">
            <draw:text-box/>
          </draw:frame>
        </presentation:notes>
      </draw:page>
      <draw:page draw:name="page1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2" draw:layer="layout" svg:width="15.028cm" svg:height="12.331cm" svg:x="0.635cm" svg:y="0.635cm">
          <text:list text:style-name="L1">
            <text:list-header>
              <text:p text:style-name="P41"><text:span text:style-name="T25">class <text:s/>A</text:span></text:p>
              <text:p text:style-name="P41"><text:span text:style-name="T25">{ <text:s text:c="4"/>float <text:s/>x, y;</text:span></text:p>
              <text:p text:style-name="P41"><text:span text:style-name="T25"><text:s text:c="2"/></text:span><text:span text:style-name="T25">public:</text:span></text:p>
              <text:p text:style-name="P41"><text:span text:style-name="T25"><text:s text:c="6"/></text:span><text:span text:style-name="T34">void Setxy(float a,float </text:span><text:span text:style-name="T34"><text:s/>b)</text:span></text:p>
            </text:list-header>
          </text:list>
          <text:list text:style-name="L2">
            <text:list-header>
              <text:p text:style-name="P41"><text:span text:style-name="T34"><text:s text:c="5"/></text:span><text:span text:style-name="T34">{ <text:s/>x=a; <text:s text:c="2"/>y=b; <text:s text:c="2"/>}</text:span></text:p>
            </text:list-header>
          </text:list>
          <text:list text:style-name="L1">
            <text:list-header>
              <text:p text:style-name="P41"><text:span text:style-name="T25"><text:s text:c="6"/></text:span><text:span text:style-name="T25">void <text:s/>Print(void)</text:span></text:p>
              <text:p text:style-name="P41"><text:span text:style-name="T25"><text:s text:c="4"/></text:span><text:span text:style-name="T25">{ <text:s text:c="2"/>cout&lt;&lt;x&lt;&lt;‘\</text:span><text:span text:style-name="T25">t’&lt;&lt;y&lt;&lt;endl; }</text:span></text:p>
              <text:p text:style-name="P41"><text:span text:style-name="T25">};</text:span><text:span text:style-name="T25"><text:tab/></text:span></text:p>
            </text:list-header>
          </text:list>
          <draw:enhanced-geometry svg:viewBox="0 0 21600 21600" draw:type="mso-spt202" draw:enhanced-path="M 0 0 L 21600 0 21600 21600 0 21600 0 0 Z N"/>
        </draw:custom-shape>
        <draw:frame draw:style-name="standard" xml:id="id24" draw:id="id24" draw:layer="layout" svg:width="2.962cm" svg:height="7.087cm" svg:x="19.685cm" svg:y="2.117cm">
          <table:table>
            <table:table-column table:style-name="co5"/>
            <table:table-row table:style-name="ro2">
              <table:table-cell table:style-name="ce10">
                <text:list text:style-name="L2">
                  <text:list-header>
                    <text:p text:style-name="P43"><text:span text:style-name="T34">x</text:span></text:p>
                  </text:list-header>
                </text:list>
              </table:table-cell>
            </table:table-row>
            <table:table-row table:style-name="ro2">
              <table:table-cell table:style-name="ce11">
                <text:list text:continue-numbering="true" text:style-name="L2">
                  <text:list-header>
                    <text:p text:style-name="P43"><text:span text:style-name="T34">y</text:span></text:p>
                  </text:list-header>
                </text:list>
              </table:table-cell>
            </table:table-row>
            <table:table-row table:style-name="ro3">
              <table:table-cell table:style-name="ce11">
                <text:list text:style-name="L1">
                  <text:list-header>
                    <text:p text:style-name="P43"><text:span text:style-name="T25">Setxy()</text:span></text:p>
                  </text:list-header>
                </text:list>
              </table:table-cell>
            </table:table-row>
            <table:table-row table:style-name="ro4">
              <table:table-cell table:style-name="ce12">
                <text:list text:continue-numbering="true" text:style-name="L1">
                  <text:list-header>
                    <text:p text:style-name="P43"><text:span text:style-name="T25">Print()</text:span></text:p>
                  </text:list-header>
                </text:list>
              </table:table-cell>
            </table:table-row>
          </table:table>
          <draw:image xlink:href="Pictures/TablePreview3.svm" xlink:type="simple" xlink:show="embed" xlink:actuate="onLoad"/>
        </draw:frame>
        <draw:custom-shape draw:name="Text Box 17" draw:style-name="gr26" draw:text-style-name="P44" xml:id="id23" draw:id="id23" draw:layer="layout" svg:width="1.482cm" svg:height="1.178cm" svg:x="18.203cm" svg:y="1.058cm">
          <text:list text:style-name="L1">
            <text:list-header>
              <text:p text:style-name="P30"><text:span text:style-name="T28">A</text:span></text:p>
            </text:list-header>
          </text:list>
          <draw:enhanced-geometry svg:viewBox="0 0 21600 21600" draw:type="mso-spt202" draw:enhanced-path="M 0 0 L 21600 0 21600 21600 0 21600 0 0 Z N"/>
        </draw:custom-shape>
        <draw:custom-shape draw:name="AutoShape 19" draw:style-name="gr27" draw:text-style-name="P38" xml:id="id25" draw:id="id25" draw:layer="layout" svg:width="1.059cm" svg:height="2.54cm" svg:x="18.203cm" svg:y="2.328cm">
          <text:list text:style-name="L1">
            <text:list-header>
              <text:p text:style-name="P37"><text:span text:style-name="T24"/></text:p>
            </text:list-header>
          </text:list>
          <draw:enhanced-geometry svg:viewBox="0 0 21600 21600" draw:glue-points="21600 0 0 10800 21600 21600" draw:text-areas="13800 ?f9 21600 ?f10" draw:type="left-brace" draw:modifiers="1800 111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0" draw:style-name="gr28" draw:text-style-name="P45" xml:id="id26" draw:id="id26" draw:layer="layout" svg:width="4.234cm" svg:height="1.178cm" svg:x="13.758cm" svg:y="3.175cm">
          <text:list text:style-name="L4">
            <text:list-header>
              <text:p text:style-name="P30"><text:span text:style-name="T26">私有数据</text:span></text:p>
            </text:list-header>
          </text:list>
          <draw:enhanced-geometry svg:viewBox="0 0 21600 21600" draw:type="mso-spt202" draw:enhanced-path="M 0 0 L 21600 0 21600 21600 0 21600 0 0 Z N"/>
        </draw:custom-shape>
        <draw:custom-shape draw:name="AutoShape 21" draw:style-name="gr27" draw:text-style-name="P38" xml:id="id27" draw:id="id27" draw:layer="layout" svg:width="1.058cm" svg:height="2.54cm" svg:x="18.415cm" svg:y="5.503cm">
          <text:list text:style-name="L1">
            <text:list-header>
              <text:p text:style-name="P37"><text:span text:style-name="T24"/></text:p>
            </text:list-header>
          </text:list>
          <draw:enhanced-geometry svg:viewBox="0 0 21600 21600" draw:glue-points="21600 0 0 10800 21600 21600" draw:text-areas="13800 ?f9 21600 ?f10" draw:type="left-brace" draw:modifiers="1800 111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2" draw:style-name="gr29" draw:text-style-name="P45" xml:id="id28" draw:id="id28" draw:layer="layout" svg:width="4.233cm" svg:height="1.178cm" svg:x="13.97cm" svg:y="6.35cm">
          <text:list text:style-name="L4">
            <text:list-header>
              <text:p text:style-name="P30"><text:span text:style-name="T26">公有函数</text:span></text:p>
            </text:list-header>
          </text:list>
          <draw:enhanced-geometry svg:viewBox="0 0 21600 21600" draw:type="mso-spt202" draw:enhanced-path="M 0 0 L 21600 0 21600 21600 0 21600 0 0 Z N"/>
        </draw:custom-shape>
        <draw:custom-shape draw:name="Text Box 23" draw:style-name="gr26" draw:text-style-name="P47" xml:id="id29" draw:id="id29" draw:layer="layout" svg:width="24.765cm" svg:height="3.581cm" svg:x="0.635cm" svg:y="13.335cm">
          <text:list text:style-name="L1">
            <text:list-header>
              <text:p text:style-name="P46"><text:span text:style-name="T4">在</text:span><text:span text:style-name="T7">类外不能直接使用 </text:span><text:span text:style-name="T8">x </text:span><text:span text:style-name="T7">或 </text:span><text:span text:style-name="T8">y </text:span><text:span text:style-name="T4">，必须通过</text:span><text:span text:style-name="T9">Setxy()</text:span><text:span text:style-name="T4">给 </text:span><text:span text:style-name="T5">x </text:span><text:span text:style-name="T4">或 </text:span><text:span text:style-name="T5">y </text:span><text:span text:style-name="T4">赋值，通过</text:span><text:span text:style-name="T9">Print()</text:span><text:span text:style-name="T4">输出 </text:span><text:span text:style-name="T5">x </text:span><text:span text:style-name="T4">或 </text:span><text:span text:style-name="T5">y </text:span><text:span text:style-name="T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2">
          <draw:page-thumbnail draw:style-name="gr4" draw:layer="layout" svg:width="12.7cm" svg:height="9.525cm" svg:x="3.175cm" svg:y="1.904cm" draw:page-number="18" presentation:class="page"/>
          <draw:frame presentation:style-name="pr1" draw:text-style-name="P7" draw:layer="layout" svg:width="13.97cm" svg:height="11.43cm" svg:x="2.54cm" svg:y="12.065cm" presentation:class="notes" presentation:placeholder="true">
            <draw:text-box/>
          </draw:frame>
        </presentation:notes>
      </draw:page>
      <draw:page draw:name="page1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9" draw:layer="layout" svg:width="25.4cm" svg:height="4.051cm" svg:x="0cm" svg:y="0cm">
          <text:list text:style-name="L1">
            <text:list-header>
              <text:p text:style-name="P48"><text:span text:style-name="T4">成员函数与成员数据的定义不分先后，可以先说明</text:span><text:span text:style-name="T6">函数原型</text:span><text:span text:style-name="T4">，再在类体外定义函数体。</text:span></text:p>
            </text:list-header>
          </text:list>
          <draw:enhanced-geometry svg:viewBox="0 0 21600 21600" draw:type="mso-spt202" draw:enhanced-path="M 0 0 L 21600 0 21600 21600 0 21600 0 0 Z N"/>
        </draw:custom-shape>
        <draw:custom-shape draw:name="Text Box 4" draw:style-name="gr2" draw:text-style-name="P51" xml:id="id30" draw:id="id30" draw:layer="layout" svg:width="20.532cm" svg:height="14.06cm" svg:x="1.905cm" svg:y="4.445cm">
          <text:list text:style-name="L1">
            <text:list-header>
              <text:p text:style-name="P50"><text:span text:style-name="T25">class <text:s/>A</text:span></text:p>
              <text:p text:style-name="P50"><text:span text:style-name="T25">{ <text:s text:c="6"/>float <text:s/>x, y;</text:span></text:p>
              <text:p text:style-name="P50"><text:span text:style-name="T25"><text:s text:c="2"/></text:span><text:span text:style-name="T25">public:</text:span></text:p>
              <text:p text:style-name="P50"><text:span text:style-name="T25"><text:s text:c="6"/></text:span><text:span text:style-name="T34">void Setxy(float a,float <text:s/>b)</text:span></text:p>
            </text:list-header>
          </text:list>
          <text:list text:style-name="L2">
            <text:list-header>
              <text:p text:style-name="P50"><text:span text:style-name="T34"><text:s text:c="5"/></text:span><text:span text:style-name="T34">{ <text:s/>x=a; <text:s text:c="2"/>y=b; <text:s text:c="2"/>}</text:span></text:p>
            </text:list-header>
          </text:list>
          <text:list text:style-name="L1">
            <text:list-header>
              <text:p text:style-name="P50"><text:span text:style-name="T25"><text:s text:c="6"/></text:span><text:span text:style-name="T25">void <text:s/>Print(void)</text:span></text:p>
              <text:p text:style-name="P50"><text:span text:style-name="T25"><text:s text:c="5"/></text:span><text:span text:style-name="T25">{ <text:s text:c="2"/>cout&lt;&lt;x&lt;&lt;‘\t’&lt;&lt;y&lt;&lt;endl; <text:s/>}</text:span></text:p>
              <text:p text:style-name="P50"><text:span text:style-name="T25">};</text:span><text:span text:style-name="T25"><text:tab/></text:span></text:p>
            </text:list-header>
          </text:list>
          <draw:enhanced-geometry svg:viewBox="0 0 21600 21600" draw:type="mso-spt202" draw:enhanced-path="M 0 0 L 21600 0 21600 21600 0 21600 0 0 Z N"/>
        </draw:custom-shape>
        <draw:custom-shape draw:name="AutoShape 5" draw:style-name="gr30" draw:text-style-name="P40" xml:id="id31" draw:id="id31" draw:layer="layout" svg:width="6.138cm" svg:height="3.175cm" svg:x="12.7cm" svg:y="11.218cm">
          <text:list text:style-name="L4">
            <text:list-header>
              <text:p text:style-name="P39"><text:span text:style-name="T35">在类体内定义成员函数</text:span></text:p>
            </text:list-header>
          </text:list>
          <draw:enhanced-geometry svg:viewBox="0 0 21600 21600" draw:text-areas="800 800 20800 20800" draw:type="round-rectangular-callout" draw:modifiers="-5850 306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1" smil:attributeName="visibility" smil:to="visible"/>
                  <anim:transitionFilter smil:dur="0.5s" smil:targetElement="id31" smil:type="irisWipe" smil:subtype="rectangle" smil:direction="reverse"/>
                </anim:par>
              </anim:par>
            </anim:par>
          </anim:seq>
        </anim:par>
        <presentation:notes draw:style-name="dp2">
          <draw:page-thumbnail draw:style-name="gr4" draw:layer="layout" svg:width="12.7cm" svg:height="9.525cm" svg:x="3.175cm" svg:y="1.904cm" draw:page-number="19" presentation:class="page"/>
          <draw:frame presentation:style-name="pr1" draw:text-style-name="P7" draw:layer="layout" svg:width="13.97cm" svg:height="11.43cm" svg:x="2.54cm" svg:y="12.065cm" presentation:class="notes" presentation:placeholder="true">
            <draw:text-box/>
          </draw:frame>
        </presentation:notes>
      </draw:page>
      <draw:page draw:name="page2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1" xml:id="id32" draw:id="id32" draw:layer="layout" svg:width="15.765cm" svg:height="10.456cm" svg:x="3.175cm" svg:y="0.635cm">
          <text:list text:style-name="L1">
            <text:list-header>
              <text:p text:style-name="P50"><text:span text:style-name="T25">class <text:s/>A</text:span></text:p>
              <text:p text:style-name="P50"><text:span text:style-name="T25">{ <text:s text:c="6"/>float <text:s/>x, y;</text:span></text:p>
              <text:p text:style-name="P50"><text:span text:style-name="T25"><text:s text:c="2"/></text:span><text:span text:style-name="T25">public:</text:span></text:p>
            </text:list-header>
          </text:list>
          <text:list text:style-name="L6">
            <text:list-header>
              <text:p text:style-name="P50"><text:span text:style-name="T36"><text:s text:c="6"/></text:span><text:span text:style-name="T34">void Setxy(float a,float <text:s/>b)</text:span><text:span text:style-name="T37">；</text:span></text:p>
            </text:list-header>
          </text:list>
          <text:list text:style-name="L7">
            <text:list-header>
              <text:p text:style-name="P50"><text:span text:style-name="T38"><text:s text:c="6"/></text:span><text:span text:style-name="T39">void <text:s/>Print(void)</text:span><text:span text:style-name="T40">；</text:span></text:p>
            </text:list-header>
          </text:list>
          <text:list text:style-name="L1">
            <text:list-header>
              <text:p text:style-name="P50"><text:span text:style-name="T25">};</text:span><text:span text:style-name="T36"><text:tab/></text:span></text:p>
            </text:list-header>
          </text:list>
          <draw:enhanced-geometry svg:viewBox="0 0 21600 21600" draw:type="mso-spt202" draw:enhanced-path="M 0 0 L 21600 0 21600 21600 0 21600 0 0 Z N"/>
        </draw:custom-shape>
        <draw:custom-shape draw:name="Text Box 3" draw:style-name="gr31" draw:text-style-name="P51" xml:id="id34" draw:id="id34" draw:layer="layout" svg:width="16.299cm" svg:height="6.852cm" svg:x="2.963cm" svg:y="11.007cm">
          <text:list text:style-name="L2">
            <text:list-header>
              <text:p text:style-name="P50"><text:span text:style-name="T34">void A::Setxy(float a,float <text:s/>b)</text:span></text:p>
              <text:p text:style-name="P50"><text:span text:style-name="T34"><text:s text:c="5"/></text:span><text:span text:style-name="T34">{ <text:s/>x=a; <text:s text:c="2"/>y=b; <text:s text:c="2"/>}</text:span></text:p>
            </text:list-header>
          </text:list>
          <text:list text:style-name="L3">
            <text:list-header>
              <text:p text:style-name="P50"><text:span text:style-name="T39">void <text:s/>A::Print(void)</text:span></text:p>
              <text:p text:style-name="P50"><text:span text:style-name="T39"><text:s text:c="5"/></text:span><text:span text:style-name="T39">{ <text:s text:c="2"/>cout&lt;&lt;x&lt;&lt;‘\t’&lt;&lt;y&lt;&lt;endl; <text:s/>}</text:span></text:p>
            </text:list-header>
          </text:list>
          <draw:enhanced-geometry svg:viewBox="0 0 21600 21600" draw:type="mso-spt202" draw:enhanced-path="M 0 0 L 21600 0 21600 21600 0 21600 0 0 Z N"/>
        </draw:custom-shape>
        <draw:custom-shape draw:name="AutoShape 4" draw:style-name="gr32" draw:text-style-name="P40" xml:id="id33" draw:id="id33" draw:layer="layout" svg:width="6.985cm" svg:height="2.963cm" svg:x="16.51cm" svg:y="3.175cm">
          <text:list text:style-name="L4">
            <text:list-header>
              <text:p text:style-name="P39"><text:span text:style-name="T35">在类体内说明成员函数原型</text:span></text:p>
            </text:list-header>
          </text:list>
          <draw:enhanced-geometry svg:viewBox="0 0 21600 21600" draw:text-areas="800 800 20800 20800" draw:type="round-rectangular-callout" draw:modifiers="-2168 237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33" draw:text-style-name="P40" xml:id="id35" draw:id="id35" draw:layer="layout" svg:width="5.715cm" svg:height="3.175cm" svg:x="15.875cm" svg:y="11.853cm">
          <text:list text:style-name="L4">
            <text:list-header>
              <text:p text:style-name="P39"><text:span text:style-name="T35">在类体外定义成员函数</text:span></text:p>
            </text:list-header>
          </text:list>
          <draw:enhanced-geometry svg:viewBox="0 0 21600 21600" draw:text-areas="800 800 20800 20800" draw:type="round-rectangular-callout" draw:modifiers="-10117 4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4" smil:attributeName="visibility" smil:to="visible"/>
                  <anim:transitionFilter smil:dur="0.5s" smil:targetElement="id3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5" smil:attributeName="visibility" smil:to="visible"/>
                  <anim:transitionFilter smil:dur="0.5s" smil:targetElement="id35" smil:type="irisWipe" smil:subtype="rectangle" smil:direction="reverse"/>
                </anim:par>
              </anim:par>
            </anim:par>
          </anim:seq>
        </anim:par>
        <presentation:notes draw:style-name="dp2">
          <draw:page-thumbnail draw:style-name="gr4" draw:layer="layout" svg:width="12.7cm" svg:height="9.525cm" svg:x="3.175cm" svg:y="1.904cm" draw:page-number="20" presentation:class="page"/>
          <draw:frame presentation:style-name="pr1" draw:text-style-name="P7" draw:layer="layout" svg:width="13.97cm" svg:height="11.43cm" svg:x="2.54cm" svg:y="12.065cm" presentation:class="notes" presentation:placeholder="true">
            <draw:text-box/>
          </draw:frame>
        </presentation:notes>
      </draw:page>
      <draw:page draw:name="page2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4" draw:text-style-name="P53" draw:layer="layout" svg:width="24.765cm" svg:height="7.8cm" svg:x="0cm" svg:y="2.752cm">
          <text:list text:style-name="L2">
            <text:list-header>
              <text:p text:style-name="P52"><text:span text:style-name="T34">&lt;type&gt; <text:s text:c="2"/>&lt; class_name &gt; :: &lt; </text:span><text:span text:style-name="T34">func_name &gt; (&lt;</text:span><text:span text:style-name="T37">参数表</text:span><text:span text:style-name="T34">&gt;)</text:span></text:p>
            </text:list-header>
          </text:list>
          <text:list text:style-name="L1">
            <text:list-header>
              <text:p text:style-name="P52"><text:span text:style-name="T25">{</text:span></text:p>
              <text:p text:style-name="P52"><text:span text:style-name="T25">...... <text:s/>//</text:span><text:span text:style-name="T24">函数体</text:span></text:p>
              <text:p text:style-name="P52"><text:span text:style-name="T25">}</text:span></text:p>
            </text:list-header>
          </text:list>
          <draw:enhanced-geometry svg:viewBox="0 0 21600 21600" draw:type="mso-spt202" draw:enhanced-path="M 0 0 L 21600 0 21600 21600 0 21600 0 0 Z N"/>
        </draw:custom-shape>
        <draw:custom-shape draw:name="Text Box 3" draw:style-name="gr2" draw:text-style-name="P55" draw:layer="layout" svg:width="20.532cm" svg:height="1.615cm" svg:x="0cm" svg:y="0.635cm">
          <text:list text:style-name="L1">
            <text:list-header>
              <text:p text:style-name="P54"><text:span text:style-name="T4">在类体外定义成员函</text:span><text:span text:style-name="T4">数的格式：</text:span></text:p>
            </text:list-header>
          </text:list>
          <draw:enhanced-geometry svg:viewBox="0 0 21600 21600" draw:type="mso-spt202" draw:enhanced-path="M 0 0 L 21600 0 21600 21600 0 21600 0 0 Z N"/>
        </draw:custom-shape>
        <draw:custom-shape draw:name="Text Box 4" draw:style-name="gr2" draw:text-style-name="P55" xml:id="id36" draw:id="id36" draw:layer="layout" svg:width="16.722cm" svg:height="5.735cm" svg:x="3.598cm" svg:y="11.853cm">
          <text:list text:style-name="L1">
            <text:list-header>
              <text:p text:style-name="P54"><text:span text:style-name="T5">void <text:s text:c="3"/></text:span><text:span text:style-name="T9">A::</text:span><text:span text:style-name="T5">Setxy(float a,float <text:s/>b)</text:span></text:p>
              <text:p text:style-name="P54"><text:span text:style-name="T5"><text:s text:c="5"/></text:span><text:span text:style-name="T5">{ <text:s/>x=a; <text:s text:c="2"/>y=b; <text:s text:c="2"/>}</text:span></text:p>
              <text:p text:style-name="P54"><text:span text:style-name="T5"/></text:p>
            </text:list-header>
          </text:list>
          <draw:enhanced-geometry svg:viewBox="0 0 21600 21600" draw:type="mso-spt202" draw:enhanced-path="M 0 0 L 21600 0 21600 21600 0 21600 0 0 Z N"/>
        </draw:custom-shape>
        <draw:custom-shape draw:name="AutoShape 5" draw:style-name="gr35" draw:text-style-name="P40" xml:id="id37" draw:id="id37" draw:layer="layout" svg:width="4.445cm" svg:height="1.482cm" svg:x="0.635cm" svg:y="9.948cm">
          <text:list text:style-name="L4">
            <text:list-header>
              <text:p text:style-name="P39"><text:span text:style-name="T35">函数类型</text:span></text:p>
            </text:list-header>
          </text:list>
          <draw:enhanced-geometry svg:viewBox="0 0 21600 21600" draw:text-areas="800 800 20800 20800" draw:type="round-rectangular-callout" draw:modifiers="18943 339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36" draw:text-style-name="P40" xml:id="id38" draw:id="id38" draw:layer="layout" svg:width="2.54cm" svg:height="1.482cm" svg:x="5.503cm" svg:y="9.313cm">
          <text:list text:style-name="L4">
            <text:list-header>
              <text:p text:style-name="P39"><text:span text:style-name="T35">类名</text:span></text:p>
            </text:list-header>
          </text:list>
          <draw:enhanced-geometry svg:viewBox="0 0 21600 21600" draw:text-areas="800 800 20800 20800" draw:type="round-rectangular-callout" draw:modifiers="13763 393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37" draw:text-style-name="P40" xml:id="id39" draw:id="id39" draw:layer="layout" svg:width="3.387cm" svg:height="1.482cm" svg:x="8.255cm" svg:y="10.16cm">
          <text:list text:style-name="L4">
            <text:list-header>
              <text:p text:style-name="P39"><text:span text:style-name="T35">函数名</text:span></text:p>
            </text:list-header>
          </text:list>
          <draw:enhanced-geometry svg:viewBox="0 0 21600 21600" draw:text-areas="800 800 20800 20800" draw:type="round-rectangular-callout" draw:modifiers="5400 29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38" draw:text-style-name="P40" xml:id="id40" draw:id="id40" draw:layer="layout" svg:width="5.503cm" svg:height="1.481cm" svg:x="13.335cm" svg:y="10.372cm">
          <text:list text:style-name="L4">
            <text:list-header>
              <text:p text:style-name="P39"><text:span text:style-name="T35">形参列表</text:span></text:p>
            </text:list-header>
          </text:list>
          <draw:enhanced-geometry svg:viewBox="0 0 21600 21600" draw:text-areas="800 800 20800 20800" draw:type="round-rectangular-callout" draw:modifiers="2371 263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39" draw:text-style-name="P40" xml:id="id41" draw:id="id41" draw:layer="layout" svg:width="3.599cm" svg:height="1.693cm" svg:x="1.058cm" svg:y="14.817cm">
          <text:list text:style-name="L4">
            <text:list-header>
              <text:p text:style-name="P39"><text:span text:style-name="T35">函数体</text:span></text:p>
            </text:list-header>
          </text:list>
          <draw:enhanced-geometry svg:viewBox="0 0 21600 21600" draw:text-areas="800 800 20800 20800" draw:type="round-rectangular-callout" draw:modifiers="25597 40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1" smil:attributeName="visibility" smil:to="visible"/>
                  <anim:transitionFilter smil:dur="0.5s" smil:targetElement="id41" smil:type="irisWipe" smil:subtype="rectangle" smil:direction="reverse"/>
                </anim:par>
              </anim:par>
            </anim:par>
          </anim:seq>
        </anim:par>
        <presentation:notes draw:style-name="dp2">
          <draw:page-thumbnail draw:style-name="gr4" draw:layer="layout" svg:width="12.7cm" svg:height="9.525cm" svg:x="3.175cm" svg:y="1.904cm" draw:page-number="21" presentation:class="page"/>
          <draw:frame presentation:style-name="pr1" draw:text-style-name="P7" draw:layer="layout" svg:width="13.97cm" svg:height="11.43cm" svg:x="2.54cm" svg:y="12.065cm" presentation:class="notes" presentation:placeholder="true">
            <draw:text-box/>
          </draw:frame>
        </presentation:notes>
      </draw:page>
      <draw:page draw:name="page2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3" draw:layer="layout" svg:width="24.977cm" svg:height="17.566cm" svg:x="0.423cm" svg:y="0.423cm">
          <text:list text:style-name="L1">
            <text:list-header>
              <text:p text:style-name="P52"><text:span text:style-name="T24">在定义一个</text:span><text:span text:style-name="T24">类时，要注</text:span><text:span text:style-name="T24">意如下几点：</text:span></text:p>
              <text:p text:style-name="P52"><text:span text:style-name="T25">1</text:span><text:span text:style-name="T24">、类具有封</text:span><text:span text:style-name="T24">装性，并且</text:span><text:span text:style-name="T24">类只是定义</text:span><text:span text:style-name="T24">了一种结构</text:span><text:span text:style-name="T24">（样板），</text:span><text:span text:style-name="T24">所以</text:span><text:span text:style-name="T37">类中的</text:span><text:span text:style-name="T37">任何成员数</text:span><text:span text:style-name="T37">据均不能使</text:span><text:span text:style-name="T37">用关键字</text:span><text:span text:style-name="T34">extern</text:span><text:span text:style-name="T37">，</text:span><text:span text:style-name="T34">aut</text:span><text:span text:style-name="T34">o</text:span><text:span text:style-name="T37">或</text:span><text:span text:style-name="T34">register</text:span><text:span text:style-name="T37">限定其存储</text:span><text:span text:style-name="T37">类型</text:span><text:span text:style-name="T24">。</text:span></text:p>
              <text:p text:style-name="P52"><text:span text:style-name="T25">2</text:span><text:span text:style-name="T24">、在定义类</text:span><text:span text:style-name="T24">时，只是定</text:span><text:span text:style-name="T24">义了一种导</text:span><text:span text:style-name="T24">出的数据类</text:span><text:span text:style-name="T24">型，</text:span><text:span text:style-name="T37">并不为</text:span><text:span text:style-name="T37">类分配存储</text:span><text:span text:style-name="T37">空间</text:span><text:span text:style-name="T24">，所以，</text:span><text:span text:style-name="T24">在定义类中</text:span><text:span text:style-name="T24">的数据成员</text:span><text:span text:style-name="T24">时，</text:span><text:span text:style-name="T40">不能对</text:span><text:span text:style-name="T40">其初始化</text:span><text:span text:style-name="T24">。</text:span><text:span text:style-name="T24">如：</text:span></text:p>
            </text:list-header>
          </text:list>
          <text:list text:style-name="L5">
            <text:list-header>
              <text:p text:style-name="P52"><text:span text:style-name="T41">class <text:s/>Test </text:span><text:span text:style-name="T41">{ <text:s/>int <text:s/></text:span><text:span text:style-name="T41">x=5,y=6; <text:s text:c="2"/>//</text:span><text:span text:style-name="T42">是不允许的</text:span></text:p>
              <text:p text:style-name="P52"><text:span text:style-name="T42"><text:s text:c="2"/></text:span><text:span text:style-name="T41">extern <text:s/>float <text:s/></text:span><text:span text:style-name="T41">x; </text:span><text:span text:style-name="T41"><text:tab/></text:span><text:span text:style-name="T41">//</text:span><text:span text:style-name="T42">是不</text:span><text:span text:style-name="T42">允许的 <text:s/></text:span></text:p>
            </text:list-header>
          </text:list>
          <text:list text:style-name="L1">
            <text:list-header>
              <text:p text:style-name="P52"><text:span text:style-name="T25">}</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22" presentation:class="page"/>
          <draw:frame presentation:style-name="pr1" draw:text-style-name="P7" draw:layer="layout" svg:width="13.97cm" svg:height="11.43cm" svg:x="2.54cm" svg:y="12.065cm" presentation:class="notes" presentation:placeholder="true">
            <draw:text-box/>
          </draw:frame>
        </presentation:notes>
      </draw:page>
      <draw:page draw:name="page2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25" draw:layer="layout" svg:width="24.765cm" svg:height="10.166cm" svg:x="0cm" svg:y="2.117cm">
          <text:list text:style-name="L1">
            <text:list-header>
              <text:p text:style-name="P24"><text:span text:style-name="T10">在</text:span><text:span text:style-name="T19">C++</text:span><text:span text:style-name="T10">语言中，</text:span><text:span text:style-name="T23">结构体</text:span><text:span text:style-name="T23">类型</text:span><text:span text:style-name="T10">只</text:span><text:span text:style-name="T10">是类的</text:span><text:span text:style-name="T10">一个特</text:span><text:span text:style-name="T10">例。结</text:span><text:span text:style-name="T10">构体类</text:span><text:span text:style-name="T10">型与类</text:span><text:span text:style-name="T10">的唯一</text:span><text:span text:style-name="T10">的区别</text:span><text:span text:style-name="T10">在于：</text:span><text:span text:style-name="T23">在类中，</text:span><text:span text:style-name="T23">其成员</text:span><text:span text:style-name="T23">的缺省</text:span><text:span text:style-name="T23">的存取</text:span><text:span text:style-name="T23">权限是</text:span><text:span text:style-name="T23">私有的；</text:span><text:span text:style-name="T23">而在结</text:span><text:span text:style-name="T23">构体类</text:span><text:span text:style-name="T23">型中，</text:span><text:span text:style-name="T23">其成员</text:span><text:span text:style-name="T23">的缺省</text:span><text:span text:style-name="T23">的存取</text:span><text:span text:style-name="T23">权限是</text:span><text:span text:style-name="T23">公有的。</text:span><text:span text:style-name="T23">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23" presentation:class="page"/>
          <draw:frame presentation:style-name="pr1" draw:text-style-name="P7" draw:layer="layout" svg:width="13.97cm" svg:height="11.43cm" svg:x="2.54cm" svg:y="12.065cm" presentation:class="notes" presentation:placeholder="true">
            <draw:text-box/>
          </draw:frame>
        </presentation:notes>
      </draw:page>
      <draw:page draw:name="page2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7" draw:layer="layout" svg:width="13.758cm" svg:height="1.48cm" svg:x="0cm" svg:y="0.423cm">
          <text:list text:style-name="L1">
            <text:list-header>
              <text:p text:style-name="P56"><text:span text:style-name="T28"><text:s/></text:span><text:span text:style-name="T43">内联成员函</text:span><text:span text:style-name="T43">数 </text:span></text:p>
            </text:list-header>
          </text:list>
          <draw:enhanced-geometry svg:viewBox="0 0 21600 21600" draw:type="mso-spt202" draw:enhanced-path="M 0 0 L 21600 0 21600 21600 0 21600 0 0 Z N"/>
        </draw:custom-shape>
        <draw:custom-shape draw:name="Text Box 3" draw:style-name="gr2" draw:text-style-name="P59" draw:layer="layout" svg:width="24.977cm" svg:height="2.901cm" svg:x="0cm" svg:y="2.117cm">
          <text:list text:style-name="L1">
            <text:list-header>
              <text:p text:style-name="P58"><text:span text:style-name="T43">当我们定义一个类时，</text:span><text:span text:style-name="T44">可以</text:span><text:span text:style-name="T45">在类中直接定义函数体</text:span><text:span text:style-name="T43">。这时成员函数在编译时是作为</text:span><text:span text:style-name="T44">内联函数</text:span><text:span text:style-name="T43">来实现的。 </text:span></text:p>
            </text:list-header>
          </text:list>
          <draw:enhanced-geometry svg:viewBox="0 0 21600 21600" draw:type="mso-spt202" draw:enhanced-path="M 0 0 L 21600 0 21600 21600 0 21600 0 0 Z N"/>
        </draw:custom-shape>
        <draw:custom-shape draw:name="Text Box 4" draw:style-name="gr2" draw:text-style-name="P61" draw:layer="layout" svg:width="25.4cm" svg:height="4.221cm" svg:x="0cm" svg:y="5.292cm">
          <text:list text:style-name="L1">
            <text:list-header>
              <text:p text:style-name="P60"><text:span text:style-name="T43">同时，我们也可以在类体外定义类的内联成员函数，在类体内说明函数，</text:span><text:span text:style-name="T45">在类体外定义时，在成员函数的定义前面加上关键字</text:span><text:span text:style-name="T46">inline</text:span><text:span text:style-name="T44">。 </text:span></text:p>
            </text:list-header>
          </text:list>
          <draw:enhanced-geometry svg:viewBox="0 0 21600 21600" draw:type="mso-spt202" draw:enhanced-path="M 0 0 L 21600 0 21600 21600 0 21600 0 0 Z N"/>
        </draw:custom-shape>
        <draw:custom-shape draw:name="Text Box 6" draw:style-name="gr40" draw:text-style-name="P63" xml:id="id42" draw:id="id42" draw:layer="layout" svg:width="12.488cm" svg:height="9.002cm" svg:x="0cm" svg:y="8.678cm">
          <text:list text:style-name="L2">
            <text:list-header>
              <text:p text:style-name="P62"><text:span text:style-name="T27">class <text:s/>A</text:span></text:p>
              <text:p text:style-name="P62"><text:span text:style-name="T27">{ <text:s text:c="6"/>float <text:s/>x, y;</text:span></text:p>
              <text:p text:style-name="P62"><text:span text:style-name="T27"><text:s text:c="2"/></text:span><text:span text:style-name="T27">public:</text:span></text:p>
              <text:p text:style-name="P62"><text:span text:style-name="T27"><text:s text:c="6"/></text:span><text:span text:style-name="T27">void Setxy(float a,float <text:s/>b)</text:span><text:span text:style-name="T44">；</text:span></text:p>
              <text:p text:style-name="P62"><text:span text:style-name="T44"><text:s text:c="6"/></text:span><text:span text:style-name="T27">void <text:s/>Print(void)</text:span><text:span text:style-name="T44">；</text:span></text:p>
              <text:p text:style-name="P62"><text:span text:style-name="T27">};</text:span><text:span text:style-name="T27"><text:tab/></text:span></text:p>
            </text:list-header>
          </text:list>
          <draw:enhanced-geometry svg:viewBox="0 0 21600 21600" draw:type="mso-spt202" draw:enhanced-path="M 0 0 L 21600 0 21600 21600 0 21600 0 0 Z N"/>
        </draw:custom-shape>
        <draw:custom-shape draw:name="Text Box 7" draw:style-name="gr41" draw:text-style-name="P63" xml:id="id43" draw:id="id43" draw:layer="layout" svg:width="13.547cm" svg:height="6.928cm" svg:x="11.43cm" svg:y="10.16cm">
          <text:list text:style-name="L3">
            <text:list-header>
              <text:p text:style-name="P62"><text:span text:style-name="T46">inline </text:span><text:span text:style-name="T27"><text:s text:c="2"/>void A::Setxy(float a,float <text:s/>b)</text:span></text:p>
            </text:list-header>
          </text:list>
          <text:list text:style-name="L2">
            <text:list-header>
              <text:p text:style-name="P62"><text:span text:style-name="T27"><text:s text:c="5"/></text:span><text:span text:style-name="T27">{ <text:s/>x=a; <text:s text:c="2"/>y=b; <text:s text:c="2"/>}</text:span></text:p>
            </text:list-header>
          </text:list>
          <text:list text:style-name="L3">
            <text:list-header>
              <text:p text:style-name="P62"><text:span text:style-name="T46">inline</text:span><text:span text:style-name="T27"> <text:s/>void <text:s/>A::Print(void)</text:span></text:p>
            </text:list-header>
          </text:list>
          <text:list text:style-name="L2">
            <text:list-header>
              <text:p text:style-name="P62"><text:span text:style-name="T27"><text:s text:c="5"/></text:span><text:span text:style-name="T27">{ <text:s text:c="2"/>cout&lt;&lt;x&lt;&lt;‘\t’&lt;&lt;y&lt;&lt;endl; <text:s/>}</text:span></text:p>
            </text:list-header>
          </text:list>
          <draw:enhanced-geometry svg:viewBox="0 0 21600 21600" draw:type="mso-spt202" draw:enhanced-path="M 0 0 L 21600 0 21600 21600 0 21600 0 0 Z N"/>
        </draw:custom-shape>
        <draw:custom-shape draw:name="AutoShape 8" draw:style-name="gr42" draw:text-style-name="P31" xml:id="id44" draw:id="id44" draw:layer="layout" svg:width="9.736cm" svg:height="1.27cm" svg:x="8.467cm" svg:y="8.89cm">
          <text:list text:style-name="L4">
            <text:list-header>
              <text:p text:style-name="P30"><text:span text:style-name="T26">说明该成员函数为内联</text:span></text:p>
            </text:list-header>
          </text:list>
          <draw:enhanced-geometry svg:viewBox="0 0 21600 21600" draw:text-areas="800 800 20800 20800" draw:type="round-rectangular-callout" draw:modifiers="12140 274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2" smil:attributeName="visibility" smil:to="visible"/>
                  <anim:transitionFilter smil:dur="0.5s" smil:targetElement="id4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3" smil:attributeName="visibility" smil:to="visible"/>
                  <anim:transitionFilter smil:dur="0.5s" smil:targetElement="id4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4" smil:attributeName="visibility" smil:to="visible"/>
                  <anim:transitionFilter smil:dur="0.5s" smil:targetElement="id44" smil:type="irisWipe" smil:subtype="rectangle" smil:direction="reverse"/>
                </anim:par>
              </anim:par>
            </anim:par>
          </anim:seq>
        </anim:par>
        <presentation:notes draw:style-name="dp2">
          <draw:page-thumbnail draw:style-name="gr4" draw:layer="layout" svg:width="12.7cm" svg:height="9.525cm" svg:x="3.175cm" svg:y="1.904cm" draw:page-number="24" presentation:class="page"/>
          <draw:frame presentation:style-name="pr1" draw:text-style-name="P7" draw:layer="layout" svg:width="13.97cm" svg:height="11.43cm" svg:x="2.54cm" svg:y="12.065cm" presentation:class="notes" presentation:placeholder="true">
            <draw:text-box/>
          </draw:frame>
        </presentation:notes>
      </draw:page>
      <draw:page draw:name="page2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4" draw:style-name="gr2" draw:text-style-name="P55" draw:layer="layout" svg:width="12.488cm" svg:height="1.615cm" svg:x="0cm" svg:y="0cm">
          <text:list text:style-name="L1">
            <text:list-header>
              <text:p text:style-name="P54"><text:span text:style-name="T4">对象</text:span></text:p>
            </text:list-header>
          </text:list>
          <draw:enhanced-geometry svg:viewBox="0 0 21600 21600" draw:type="mso-spt202" draw:enhanced-path="M 0 0 L 21600 0 21600 21600 0 21600 0 0 Z N"/>
        </draw:custom-shape>
        <draw:custom-shape draw:name="Text Box 5" draw:style-name="gr43" draw:text-style-name="P65" xml:id="id45" draw:id="id45" draw:layer="layout" svg:width="25.4cm" svg:height="4.051cm" svg:x="0cm" svg:y="7.62cm">
          <text:list text:style-name="L2">
            <text:list-header>
              <text:p text:style-name="P64"><text:span text:style-name="T7">只有在定义了属于类的变量后，系统才会为</text:span><text:span text:style-name="T6">类的变量</text:span><text:span text:style-name="T7">分配空间。</text:span></text:p>
            </text:list-header>
          </text:list>
          <draw:enhanced-geometry svg:viewBox="0 0 21600 21600" draw:type="mso-spt202" draw:enhanced-path="M 0 0 L 21600 0 21600 21600 0 21600 0 0 Z N"/>
        </draw:custom-shape>
        <draw:custom-shape draw:name="Text Box 8" draw:style-name="gr26" draw:text-style-name="P49" draw:layer="layout" svg:width="25.4cm" svg:height="5.746cm" svg:x="0cm" svg:y="1.905cm">
          <text:list text:style-name="L1">
            <text:list-header>
              <text:p text:style-name="P48"><text:span text:style-name="T4">在定义类时，只是定义了</text:span><text:span text:style-name="T4">一种</text:span><text:span text:style-name="T6">数据类型</text:span><text:span text:style-name="T4">，</text:span><text:span text:style-name="T7">即</text:span><text:span text:style-name="T4">说明程</text:span><text:span text:style-name="T4">序中可能会出现该类型的</text:span><text:span text:style-name="T4">数据，</text:span><text:span text:style-name="T7">并不为类分配存储</text:span><text:span text:style-name="T7">空间。</text:span></text:p>
            </text:list-header>
          </text:list>
          <draw:enhanced-geometry svg:viewBox="0 0 21600 21600" draw:type="mso-spt202" draw:enhanced-path="M 0 0 L 21600 0 21600 21600 0 21600 0 0 Z N"/>
        </draw:custom-shape>
        <draw:custom-shape draw:name="Text Box 9" draw:style-name="gr44" draw:text-style-name="P66" xml:id="id46" draw:id="id46" draw:layer="layout" svg:width="14.852cm" svg:height="1.956cm" svg:x="0.847cm" svg:y="11.853cm">
          <text:list text:style-name="L4">
            <text:list-header>
              <text:p text:style-name="P64"><text:span text:style-name="T47">类的变量我们称之为</text:span><text:span text:style-name="T48">对象</text:span><text:span text:style-name="T47">。</text:span></text:p>
            </text:list-header>
          </text:list>
          <draw:enhanced-geometry svg:viewBox="0 0 21600 21600" draw:type="mso-spt202" draw:enhanced-path="M 0 0 L 21600 0 21600 21600 0 21600 0 0 Z N"/>
        </draw:custom-shape>
        <draw:custom-shape draw:name="Text Box 10" draw:style-name="gr45" draw:text-style-name="P65" xml:id="id47" draw:id="id47" draw:layer="layout" svg:width="25.4cm" svg:height="3.851cm" svg:x="0cm" svg:y="14.393cm">
          <text:list text:style-name="L3">
            <text:list-header>
              <text:p text:style-name="P64"><text:span text:style-name="T6">对象是类的实例</text:span><text:span text:style-name="T4">，定义对象之前，一定要先说明该对象的类。</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5" smil:attributeName="visibility" smil:to="visible"/>
                  <anim:transitionFilter smil:dur="0.5s" smil:targetElement="id4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6" smil:attributeName="visibility" smil:to="visible"/>
                  <anim:transitionFilter smil:dur="0.5s" smil:targetElement="id4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 smil:attributeName="visibility" smil:to="visible"/>
                  <anim:transitionFilter smil:dur="0.5s" smil:targetElement="id47" smil:type="barWipe" smil:subtype="leftToRight"/>
                </anim:par>
              </anim:par>
            </anim:par>
          </anim:seq>
        </anim:par>
        <presentation:notes draw:style-name="dp2">
          <draw:page-thumbnail draw:style-name="gr4" draw:layer="layout" svg:width="12.7cm" svg:height="9.525cm" svg:x="3.175cm" svg:y="1.904cm" draw:page-number="25" presentation:class="page"/>
          <draw:frame presentation:style-name="pr1" draw:text-style-name="P7" draw:layer="layout" svg:width="13.97cm" svg:height="11.43cm" svg:x="2.54cm" svg:y="12.065cm" presentation:class="notes" presentation:placeholder="true">
            <draw:text-box/>
          </draw:frame>
        </presentation:notes>
      </draw:page>
      <draw:page draw:name="page2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47" draw:layer="layout" svg:width="25.4cm" svg:height="5.541cm" svg:x="0cm" svg:y="0cm">
          <text:list text:style-name="L1">
            <text:list-header>
              <text:p text:style-name="P46"><text:span text:style-name="T4">不同对象占据内存中的不同区域，它们</text:span><text:span text:style-name="T4">所保存的数据各不相同，但</text:span><text:span text:style-name="T7">对成员数据</text:span><text:span text:style-name="T7">进行操作的成员函数的程序代码均是一</text:span><text:span text:style-name="T7">样的</text:span><text:span text:style-name="T4">。 </text:span></text:p>
            </text:list-header>
          </text:list>
          <draw:enhanced-geometry svg:viewBox="0 0 21600 21600" draw:type="mso-spt202" draw:enhanced-path="M 0 0 L 21600 0 21600 21600 0 21600 0 0 Z N"/>
        </draw:custom-shape>
        <draw:custom-shape draw:name="Text Box 4" draw:style-name="gr2" draw:text-style-name="P38" xml:id="id49" draw:id="id49" draw:layer="layout" svg:width="20.743cm" svg:height="1.683cm" svg:x="0.635cm" svg:y="7.62cm">
          <text:list text:style-name="L1">
            <text:list-header>
              <text:p text:style-name="P37"><text:span text:style-name="T25">《</text:span><text:span text:style-name="T24">存储类型</text:span><text:span text:style-name="T25">》</text:span><text:span text:style-name="T24">类名 <text:s text:c="2"/>对象</text:span><text:span text:style-name="T25">1</text:span><text:span text:style-name="T24">，对象</text:span><text:span text:style-name="T25">2</text:span><text:span text:style-name="T25">《</text:span><text:span text:style-name="T25">,......</text:span><text:span text:style-name="T25">》</text:span><text:span text:style-name="T24">；</text:span></text:p>
            </text:list-header>
          </text:list>
          <draw:enhanced-geometry svg:viewBox="0 0 21600 21600" draw:type="mso-spt202" draw:enhanced-path="M 0 0 L 21600 0 21600 21600 0 21600 0 0 Z N"/>
        </draw:custom-shape>
        <draw:custom-shape draw:name="Text Box 5" draw:style-name="gr46" draw:text-style-name="P38" xml:id="id50" draw:id="id50" draw:layer="layout" svg:width="12.065cm" svg:height="1.683cm" svg:x="1.058cm" svg:y="9.737cm">
          <text:list text:style-name="L2">
            <text:list-header>
              <text:p text:style-name="P37"><text:span text:style-name="T34">Student</text:span><text:span text:style-name="T25"> <text:s text:c="2"/>st1</text:span><text:span text:style-name="T24">，</text:span><text:span text:style-name="T25">st2</text:span><text:span text:style-name="T24">； </text:span></text:p>
            </text:list-header>
          </text:list>
          <draw:enhanced-geometry svg:viewBox="0 0 21600 21600" draw:type="mso-spt202" draw:enhanced-path="M 0 0 L 21600 0 21600 21600 0 21600 0 0 Z N"/>
        </draw:custom-shape>
        <draw:custom-shape draw:name="Text Box 6" draw:style-name="gr2" draw:text-style-name="P51" xml:id="id48" draw:id="id48" draw:layer="layout" svg:width="16.51cm" svg:height="1.446cm" svg:x="0.635cm" svg:y="5.927cm">
          <text:list text:style-name="L1">
            <text:list-header>
              <text:p text:style-name="P50"><text:span text:style-name="T24">对象的定义格式：</text:span></text:p>
            </text:list-header>
          </text:list>
          <draw:enhanced-geometry svg:viewBox="0 0 21600 21600" draw:type="mso-spt202" draw:enhanced-path="M 0 0 L 21600 0 21600 21600 0 21600 0 0 Z N"/>
        </draw:custom-shape>
        <draw:custom-shape draw:name="AutoShape 7" draw:style-name="gr47" draw:text-style-name="P40" xml:id="id51" draw:id="id51" draw:layer="layout" svg:width="2.751cm" svg:height="1.482cm" svg:x="0.847cm" svg:y="12.488cm">
          <text:list text:style-name="L4">
            <text:list-header>
              <text:p text:style-name="P39"><text:span text:style-name="T35">类名</text:span></text:p>
            </text:list-header>
          </text:list>
          <draw:enhanced-geometry svg:viewBox="0 0 21600 21600" draw:text-areas="800 800 20800 20800" draw:type="round-rectangular-callout" draw:modifiers="14504 -2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48" draw:text-style-name="P40" xml:id="id53" draw:id="id53" draw:layer="layout" svg:width="3.599cm" svg:height="1.481cm" svg:x="4.868cm" svg:y="12.912cm">
          <text:list text:style-name="L4">
            <text:list-header>
              <text:p text:style-name="P39"><text:span text:style-name="T35">对象名</text:span></text:p>
            </text:list-header>
          </text:list>
          <draw:enhanced-geometry svg:viewBox="0 0 21600 21600" draw:text-areas="800 800 20800 20800" draw:type="round-rectangular-callout" draw:modifiers="13076 -118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 draw:style-name="gr49" draw:text-style-name="P38" xml:id="id52" draw:id="id52" draw:layer="layout" svg:width="1.059cm" svg:height="2.54cm" draw:transform="rotate (1.5707963267949) translate (5.503cm 12.276cm)">
          <text:list text:style-name="L1">
            <text:list-header>
              <text:p text:style-name="P37"><text:span text:style-name="T24"/></text:p>
            </text:list-header>
          </text:list>
          <draw:enhanced-geometry svg:viewBox="0 0 21600 21600" draw:glue-points="21600 0 0 10800 21600 21600" draw:text-areas="13800 ?f9 21600 ?f10" draw:type="left-brace" draw:modifiers="2062 120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1" draw:style-name="gr2" draw:text-style-name="P68" xml:id="id54" draw:id="id54" draw:layer="layout" svg:width="25.4cm" svg:height="3.341cm" svg:x="0cm" svg:y="14.605cm">
          <text:list text:style-name="L1">
            <text:list-header>
              <text:p text:style-name="P67"><text:span text:style-name="T24">在建立对象时，只为对象分配用于保存数据成员的内存空间，</text:span><text:span text:style-name="T37">而成员函数的代码为该类的每一个对象所共享</text:span><text:span text:style-name="T24">。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 smil:attributeName="visibility" smil:to="visible"/>
                  <anim:transitionFilter smil:dur="0.5s" smil:targetElement="id4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1" smil:attributeName="visibility" smil:to="visible"/>
                  <anim:transitionFilter smil:dur="0.5s" smil:targetElement="id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seq>
        </anim:par>
        <presentation:notes draw:style-name="dp2">
          <draw:page-thumbnail draw:style-name="gr4" draw:layer="layout" svg:width="12.7cm" svg:height="9.525cm" svg:x="3.175cm" svg:y="1.904cm" draw:page-number="26" presentation:class="page"/>
          <draw:frame presentation:style-name="pr1" draw:text-style-name="P7" draw:layer="layout" svg:width="13.97cm" svg:height="11.43cm" svg:x="2.54cm" svg:y="12.065cm" presentation:class="notes" presentation:placeholder="true">
            <draw:text-box/>
          </draw:frame>
        </presentation:notes>
      </draw:page>
      <draw:page draw:name="page2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9" draw:layer="layout" svg:width="25.4cm" svg:height="5.133cm" svg:x="0cm" svg:y="0cm">
          <text:list text:style-name="L1">
            <text:list-header>
              <text:p text:style-name="P8"><text:span text:style-name="T4">对</text:span><text:span text:style-name="T4">象</text:span><text:span text:style-name="T4">的</text:span><text:span text:style-name="T4">定</text:span><text:span text:style-name="T4">义</text:span><text:span text:style-name="T4">方</text:span><text:span text:style-name="T4">法</text:span><text:span text:style-name="T4">同</text:span><text:span text:style-name="T4">结</text:span><text:span text:style-name="T4">构</text:span><text:span text:style-name="T4">体</text:span><text:span text:style-name="T4">定</text:span><text:span text:style-name="T4">义</text:span><text:span text:style-name="T4">变</text:span><text:span text:style-name="T4">量</text:span><text:span text:style-name="T4">的</text:span><text:span text:style-name="T4">方</text:span><text:span text:style-name="T4">法</text:span><text:span text:style-name="T4">一</text:span><text:span text:style-name="T4">样</text:span><text:span text:style-name="T4">，</text:span><text:span text:style-name="T4">也</text:span><text:span text:style-name="T4">分</text:span><text:span text:style-name="T4">三</text:span><text:span text:style-name="T4">种</text:span><text:span text:style-name="T4">，</text:span><text:span text:style-name="T7">当</text:span><text:span text:style-name="T7">类</text:span><text:span text:style-name="T7">中</text:span><text:span text:style-name="T7">有</text:span><text:span text:style-name="T7">数</text:span><text:span text:style-name="T7">据</text:span><text:span text:style-name="T7">成</text:span><text:span text:style-name="T7">员</text:span><text:span text:style-name="T7">的</text:span><text:span text:style-name="T7">访</text:span><text:span text:style-name="T7">问</text:span><text:span text:style-name="T7">权</text:span><text:span text:style-name="T7">限</text:span><text:span text:style-name="T7">为</text:span><text:span text:style-name="T7">私</text:span><text:span text:style-name="T7">有</text:span><text:span text:style-name="T7">时</text:span><text:span text:style-name="T7">，</text:span><text:span text:style-name="T7">不</text:span><text:span text:style-name="T7">允</text:span><text:span text:style-name="T7">许</text:span><text:span text:style-name="T7">对</text:span><text:span text:style-name="T7">对</text:span><text:span text:style-name="T7">象</text:span><text:span text:style-name="T7">进</text:span><text:span text:style-name="T7">行</text:span><text:span text:style-name="T7">初</text:span><text:span text:style-name="T7">始</text:span><text:span text:style-name="T7">化</text:span><text:span text:style-name="T4">。</text:span></text:p>
            </text:list-header>
          </text:list>
          <draw:enhanced-geometry svg:viewBox="0 0 21600 21600" draw:type="mso-spt202" draw:enhanced-path="M 0 0 L 21600 0 21600 21600 0 21600 0 0 Z N"/>
        </draw:custom-shape>
        <draw:custom-shape draw:name="Text Box 4" draw:style-name="gr2" draw:text-style-name="P70" xml:id="id55" draw:id="id55" draw:layer="layout" svg:width="21.59cm" svg:height="9.791cm" svg:x="1.058cm" svg:y="4.868cm">
          <text:list text:style-name="L1">
            <text:list-header>
              <text:p text:style-name="P69"><text:span text:style-name="T25">class <text:s/>A {</text:span></text:p>
              <text:p text:style-name="P69"><text:span text:style-name="T25"><text:s text:c="8"/></text:span><text:span text:style-name="T25">float <text:s/>x,y;</text:span></text:p>
              <text:p text:style-name="P69"><text:span text:style-name="T25">public: <text:s text:c="2"/></text:span></text:p>
              <text:p text:style-name="P69"><text:span text:style-name="T25"><text:s text:c="7"/></text:span><text:span text:style-name="T25">void Setxy( float a, float b <text:s/>){ <text:s/>x=a; <text:s text:c="2"/>y=b; <text:s text:c="2"/>}</text:span></text:p>
              <text:p text:style-name="P69"><text:span text:style-name="T25"><text:s text:c="7"/></text:span><text:span text:style-name="T25">void <text:s/>Print(void) { <text:s/>cout&lt;&lt;x&lt;&lt;‘\t’&lt;&lt;y&lt;&lt;endl; <text:s/>}</text:span></text:p>
              <text:p text:style-name="P69"><text:span text:style-name="T25">} a1,a2;</text:span></text:p>
            </text:list-header>
          </text:list>
          <draw:enhanced-geometry svg:viewBox="0 0 21600 21600" draw:type="mso-spt202" draw:enhanced-path="M 0 0 L 21600 0 21600 21600 0 21600 0 0 Z N"/>
        </draw:custom-shape>
        <draw:custom-shape draw:name="Text Box 5" draw:style-name="gr2" draw:text-style-name="P42" xml:id="id56" draw:id="id56" draw:layer="layout" svg:width="21.166cm" svg:height="4.556cm" svg:x="0.847cm" svg:y="13.758cm">
          <text:list text:style-name="L1">
            <text:list-header>
              <text:p text:style-name="P41"><text:span text:style-name="T25">void <text:s/>main(void)</text:span></text:p>
              <text:p text:style-name="P41"><text:span text:style-name="T25">{ <text:s text:c="2"/>A <text:s text:c="2"/>a3,a4;</text:span></text:p>
              <text:p text:style-name="P41"><text:span text:style-name="T25">}</text:span></text:p>
            </text:list-header>
          </text:list>
          <draw:enhanced-geometry svg:viewBox="0 0 21600 21600" draw:type="mso-spt202" draw:enhanced-path="M 0 0 L 21600 0 21600 21600 0 21600 0 0 Z N"/>
        </draw:custom-shape>
        <draw:custom-shape draw:name="AutoShape 6" draw:style-name="gr50" draw:text-style-name="P31" xml:id="id57" draw:id="id57" draw:layer="layout" svg:width="5.715cm" svg:height="1.27cm" svg:x="5.08cm" svg:y="12.7cm">
          <text:list text:style-name="L4">
            <text:list-header>
              <text:p text:style-name="P30"><text:span text:style-name="T26">定义全局对象</text:span></text:p>
            </text:list-header>
          </text:list>
          <draw:enhanced-geometry svg:viewBox="0 0 21600 21600" draw:text-areas="800 800 20800 20800" draw:type="round-rectangular-callout" draw:modifiers="-2633 21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51" draw:text-style-name="P31" xml:id="id58" draw:id="id58" draw:layer="layout" svg:width="5.926cm" svg:height="1.27cm" svg:x="7.197cm" svg:y="16.087cm">
          <text:list text:style-name="L4">
            <text:list-header>
              <text:p text:style-name="P30"><text:span text:style-name="T26">定义局部对象</text:span></text:p>
            </text:list-header>
          </text:list>
          <draw:enhanced-geometry svg:viewBox="0 0 21600 21600" draw:text-areas="800 800 20800 20800" draw:type="round-rectangular-callout" draw:modifiers="-5063 8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seq>
        </anim:par>
        <presentation:notes draw:style-name="dp2">
          <draw:page-thumbnail draw:style-name="gr4" draw:layer="layout" svg:width="12.7cm" svg:height="9.525cm" svg:x="3.175cm" svg:y="1.904cm" draw:page-number="27" presentation:class="page"/>
          <draw:frame presentation:style-name="pr1" draw:text-style-name="P7" draw:layer="layout" svg:width="13.97cm" svg:height="11.43cm" svg:x="2.54cm" svg:y="12.065cm" presentation:class="notes" presentation:placeholder="true">
            <draw:text-box/>
          </draw:frame>
        </presentation:notes>
      </draw:page>
      <draw:page draw:name="page2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12.065cm" svg:height="1.885cm" svg:x="0cm" svg:y="0cm">
          <text:list text:style-name="L1">
            <text:list-header>
              <text:p text:style-name="P8"><text:span text:style-name="T4">对象的使用</text:span></text:p>
            </text:list-header>
          </text:list>
          <draw:enhanced-geometry svg:viewBox="0 0 21600 21600" draw:type="mso-spt202" draw:enhanced-path="M 0 0 L 21600 0 21600 21600 0 21600 0 0 Z N"/>
        </draw:custom-shape>
        <draw:custom-shape draw:name="Text Box 8" draw:style-name="gr52" draw:text-style-name="P49" draw:layer="layout" svg:width="25.4cm" svg:height="5.946cm" svg:x="0cm" svg:y="3.175cm">
          <text:list text:style-name="L2">
            <text:list-header>
              <text:p text:style-name="P48"><text:span text:style-name="T7">一个对象的成员就是该</text:span><text:span text:style-name="T7">对象的类所定义的成员，</text:span><text:span text:style-name="T7">有</text:span><text:span text:style-name="T6">成员数据和成员函数</text:span><text:span text:style-name="T7">，</text:span><text:span text:style-name="T7">引用时同结构体变量类</text:span><text:span text:style-name="T7">似，用“</text:span><text:span text:style-name="T8">.”</text:span><text:span text:style-name="T7">运算符。</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28" presentation:class="page"/>
          <draw:frame presentation:style-name="pr1" draw:text-style-name="P7" draw:layer="layout" svg:width="13.97cm" svg:height="11.43cm" svg:x="2.54cm" svg:y="12.065cm" presentation:class="notes" presentation:placeholder="true">
            <draw:text-box/>
          </draw:frame>
        </presentation:notes>
      </draw:page>
      <draw:page draw:name="page2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2" draw:layer="layout" svg:width="24.13cm" svg:height="7.698cm" svg:x="0cm" svg:y="1.058cm">
          <text:list text:style-name="L1">
            <text:list-header>
              <text:p text:style-name="P71"><text:span text:style-name="T28">class <text:s/>A {</text:span></text:p>
              <text:p text:style-name="P71"><text:span text:style-name="T28"><text:s text:c="8"/></text:span><text:span text:style-name="T28">float <text:s/>x,y;</text:span></text:p>
              <text:p text:style-name="P71"><text:span text:style-name="T28">public: <text:s/></text:span></text:p>
              <text:p text:style-name="P71"><text:span text:style-name="T28"><text:s text:c="7"/></text:span><text:span text:style-name="T28">float <text:s text:c="2"/>m,n; </text:span></text:p>
              <text:p text:style-name="P71"><text:span text:style-name="T28"><text:s text:c="7"/></text:span><text:span text:style-name="T28">void Setxy( float a, float b <text:s/>){ <text:s/>x=a; <text:s text:c="2"/>y=b; <text:s text:c="2"/>}</text:span></text:p>
              <text:p text:style-name="P71"><text:span text:style-name="T28"><text:s text:c="7"/></text:span><text:span text:style-name="T28">void <text:s/>Print(void) { <text:s/>cout&lt;&lt;x&lt;&lt;‘\t’&lt;&lt;y&lt;&lt;endl; <text:s/>}</text:span></text:p>
              <text:p text:style-name="P71"><text:span text:style-name="T28">};</text:span></text:p>
            </text:list-header>
          </text:list>
          <draw:enhanced-geometry svg:viewBox="0 0 21600 21600" draw:type="mso-spt202" draw:enhanced-path="M 0 0 L 21600 0 21600 21600 0 21600 0 0 Z N"/>
        </draw:custom-shape>
        <draw:custom-shape draw:name="Text Box 3" draw:style-name="gr2" draw:text-style-name="P72" draw:layer="layout" svg:width="18.838cm" svg:height="6.56cm" svg:x="0cm" svg:y="9.313cm">
          <text:list text:style-name="L1">
            <text:list-header>
              <text:p text:style-name="P71"><text:span text:style-name="T28">void main(void)</text:span></text:p>
              <text:p text:style-name="P71"><text:span text:style-name="T28">{ <text:s text:c="3"/>A <text:s/>a1,a2; <text:s text:c="3"/>//</text:span><text:span text:style-name="T43">定义对象</text:span></text:p>
              <text:p text:style-name="P71"><text:span text:style-name="T43"><text:s text:c="6"/></text:span><text:span text:style-name="T27">a1.m=10; <text:s text:c="2"/>a1.n=20; </text:span><text:span text:style-name="T28">//</text:span><text:span text:style-name="T43">为公有成员数据赋值</text:span></text:p>
              <text:p text:style-name="P71"><text:span text:style-name="T43"><text:s text:c="6"/></text:span><text:span text:style-name="T27">a1.Setxy(2.0 , 5.0); </text:span><text:span text:style-name="T28">//</text:span><text:span text:style-name="T43">为私有成员数据赋值</text:span></text:p>
              <text:p text:style-name="P71"><text:span text:style-name="T43"><text:s text:c="6"/></text:span><text:span text:style-name="T28">a1.Print();</text:span></text:p>
              <text:p text:style-name="P71"><text:span text:style-name="T28">}</text:span></text:p>
            </text:list-header>
          </text:list>
          <draw:enhanced-geometry svg:viewBox="0 0 21600 21600" draw:type="mso-spt202" draw:enhanced-path="M 0 0 L 21600 0 21600 21600 0 21600 0 0 Z N"/>
        </draw:custom-shape>
        <draw:g draw:name="Group 81" xml:id="id59" draw:id="id59">
          <draw:custom-shape draw:name="Rectangle 10" draw:style-name="gr53" draw:text-style-name="P74" draw:layer="layout" svg:width="2.964cm" svg:height="1.296cm" svg:x="20.743cm" svg:y="8.158cm">
            <text:list text:style-name="L2">
              <text:list-header>
                <text:p text:style-name="P73"><text:span text:style-name="T34">Print()</text:span></text:p>
              </text:list-header>
            </text:list>
            <draw:enhanced-geometry svg:viewBox="0 0 21600 21600" draw:type="rectangle" draw:enhanced-path="M 0 0 L 21600 0 21600 21600 0 21600 0 0 Z N"/>
          </draw:custom-shape>
          <draw:custom-shape draw:name="Rectangle 9" draw:style-name="gr54" draw:text-style-name="P74" draw:layer="layout" svg:width="2.964cm" svg:height="1.288cm" svg:x="20.743cm" svg:y="6.87cm">
            <text:list text:style-name="L2">
              <text:list-header>
                <text:p text:style-name="P73"><text:span text:style-name="T34">Setxy()</text:span></text:p>
              </text:list-header>
            </text:list>
            <draw:enhanced-geometry svg:viewBox="0 0 21600 21600" draw:type="rectangle" draw:enhanced-path="M 0 0 L 21600 0 21600 21600 0 21600 0 0 Z N"/>
          </draw:custom-shape>
          <draw:custom-shape draw:name="Rectangle 8" draw:style-name="gr55" draw:text-style-name="P74" draw:layer="layout" svg:width="2.964cm" svg:height="1.296cm" svg:x="20.743cm" svg:y="5.574cm">
            <text:p/>
            <draw:enhanced-geometry svg:viewBox="0 0 21600 21600" draw:type="rectangle" draw:enhanced-path="M 0 0 L 21600 0 21600 21600 0 21600 0 0 Z N"/>
          </draw:custom-shape>
          <draw:custom-shape draw:name="Rectangle 7" draw:style-name="gr56" draw:text-style-name="P74" draw:layer="layout" svg:width="2.964cm" svg:height="1.297cm" svg:x="20.743cm" svg:y="4.277cm">
            <text:p/>
            <draw:enhanced-geometry svg:viewBox="0 0 21600 21600" draw:type="rectangle" draw:enhanced-path="M 0 0 L 21600 0 21600 21600 0 21600 0 0 Z N"/>
          </draw:custom-shape>
          <draw:custom-shape draw:name="Rectangle 6" draw:style-name="gr57" draw:text-style-name="P74" draw:layer="layout" svg:width="2.964cm" svg:height="1.287cm" svg:x="20.743cm" svg:y="2.99cm">
            <text:p/>
            <draw:enhanced-geometry svg:viewBox="0 0 21600 21600" draw:type="rectangle" draw:enhanced-path="M 0 0 L 21600 0 21600 21600 0 21600 0 0 Z N"/>
          </draw:custom-shape>
          <draw:custom-shape draw:name="Rectangle 5" draw:style-name="gr56" draw:text-style-name="P74" draw:layer="layout" svg:width="2.964cm" svg:height="1.297cm" svg:x="20.743cm" svg:y="1.693cm">
            <text:p/>
            <draw:enhanced-geometry svg:viewBox="0 0 21600 21600" draw:type="rectangle" draw:enhanced-path="M 0 0 L 21600 0 21600 21600 0 21600 0 0 Z N"/>
          </draw:custom-shape>
          <draw:line draw:name="Line 11" draw:style-name="gr58" draw:text-style-name="P75" draw:layer="layout" svg:x1="20.743cm" svg:y1="1.693cm" svg:x2="23.707cm" svg:y2="1.693cm">
            <text:p/>
          </draw:line>
          <draw:line draw:name="Line 12" draw:style-name="gr59" draw:text-style-name="P75" draw:layer="layout" svg:x1="20.743cm" svg:y1="2.99cm" svg:x2="23.707cm" svg:y2="2.99cm">
            <text:p/>
          </draw:line>
          <draw:line draw:name="Line 13" draw:style-name="gr59" draw:text-style-name="P75" draw:layer="layout" svg:x1="20.743cm" svg:y1="4.277cm" svg:x2="23.707cm" svg:y2="4.277cm">
            <text:p/>
          </draw:line>
          <draw:line draw:name="Line 14" draw:style-name="gr59" draw:text-style-name="P75" draw:layer="layout" svg:x1="20.743cm" svg:y1="5.574cm" svg:x2="23.707cm" svg:y2="5.574cm">
            <text:p/>
          </draw:line>
          <draw:line draw:name="Line 15" draw:style-name="gr59" draw:text-style-name="P75" draw:layer="layout" svg:x1="20.743cm" svg:y1="6.87cm" svg:x2="23.707cm" svg:y2="6.87cm">
            <text:p/>
          </draw:line>
          <draw:line draw:name="Line 16" draw:style-name="gr59" draw:text-style-name="P75" draw:layer="layout" svg:x1="20.743cm" svg:y1="8.158cm" svg:x2="23.707cm" svg:y2="8.158cm">
            <text:p/>
          </draw:line>
          <draw:line draw:name="Line 17" draw:style-name="gr58" draw:text-style-name="P75" draw:layer="layout" svg:x1="20.743cm" svg:y1="9.454cm" svg:x2="23.707cm" svg:y2="9.454cm">
            <text:p/>
          </draw:line>
          <draw:line draw:name="Line 18" draw:style-name="gr58" draw:text-style-name="P75" draw:layer="layout" svg:x1="20.743cm" svg:y1="1.693cm" svg:x2="20.743cm" svg:y2="9.454cm">
            <text:p/>
          </draw:line>
          <draw:line draw:name="Line 19" draw:style-name="gr58" draw:text-style-name="P75" draw:layer="layout" svg:x1="23.707cm" svg:y1="1.693cm" svg:x2="23.707cm" svg:y2="9.454cm">
            <text:p/>
          </draw:line>
          <draw:custom-shape draw:name="Text Box 23" draw:style-name="gr26" draw:text-style-name="P44" draw:layer="layout" svg:width="1.058cm" svg:height="1.178cm" svg:x="19.685cm" svg:y="0.635cm">
            <text:list text:style-name="L1">
              <text:list-header>
                <text:p text:style-name="P30"><text:span text:style-name="T28">a1</text:span></text:p>
              </text:list-header>
            </text:list>
            <draw:enhanced-geometry svg:viewBox="0 0 21600 21600" draw:type="mso-spt202" draw:enhanced-path="M 0 0 L 21600 0 21600 21600 0 21600 0 0 Z N"/>
          </draw:custom-shape>
          <draw:custom-shape draw:name="Rectangle 30" draw:style-name="gr60" draw:text-style-name="P74" draw:layer="layout" svg:width="1.481cm" svg:height="1.323cm" svg:x="19.262cm" svg:y="5.503cm">
            <text:list text:style-name="L2">
              <text:list-header>
                <text:p text:style-name="P73"><text:span text:style-name="T34">n</text:span></text:p>
              </text:list-header>
            </text:list>
            <draw:enhanced-geometry svg:viewBox="0 0 21600 21600" draw:type="rectangle" draw:enhanced-path="M 0 0 L 21600 0 21600 21600 0 21600 0 0 Z N"/>
          </draw:custom-shape>
          <draw:custom-shape draw:name="Rectangle 29" draw:style-name="gr61" draw:text-style-name="P74" draw:layer="layout" svg:width="1.481cm" svg:height="1.375cm" svg:x="19.262cm" svg:y="4.128cm">
            <text:list text:style-name="L2">
              <text:list-header>
                <text:p text:style-name="P73"><text:span text:style-name="T34">m</text:span></text:p>
              </text:list-header>
            </text:list>
            <draw:enhanced-geometry svg:viewBox="0 0 21600 21600" draw:type="rectangle" draw:enhanced-path="M 0 0 L 21600 0 21600 21600 0 21600 0 0 Z N"/>
          </draw:custom-shape>
          <draw:custom-shape draw:name="Rectangle 28" draw:style-name="gr62" draw:text-style-name="P74" draw:layer="layout" svg:width="1.481cm" svg:height="1.323cm" svg:x="19.262cm" svg:y="2.805cm">
            <text:list text:style-name="L1">
              <text:list-header>
                <text:p text:style-name="P73"><text:span text:style-name="T25">y</text:span></text:p>
              </text:list-header>
            </text:list>
            <draw:enhanced-geometry svg:viewBox="0 0 21600 21600" draw:type="rectangle" draw:enhanced-path="M 0 0 L 21600 0 21600 21600 0 21600 0 0 Z N"/>
          </draw:custom-shape>
          <draw:custom-shape draw:name="Rectangle 27" draw:style-name="gr62" draw:text-style-name="P74" draw:layer="layout" svg:width="1.481cm" svg:height="1.323cm" svg:x="19.262cm" svg:y="1.482cm">
            <text:list text:style-name="L1">
              <text:list-header>
                <text:p text:style-name="P73"><text:span text:style-name="T25">x</text:span></text:p>
              </text:list-header>
            </text:list>
            <draw:enhanced-geometry svg:viewBox="0 0 21600 21600" draw:type="rectangle" draw:enhanced-path="M 0 0 L 21600 0 21600 21600 0 21600 0 0 Z N"/>
          </draw:custom-shape>
          <draw:line draw:name="Line 31" draw:style-name="gr63" draw:text-style-name="P75" draw:layer="layout" svg:x1="19.262cm" svg:y1="1.482cm" svg:x2="20.743cm" svg:y2="1.482cm">
            <text:p/>
          </draw:line>
          <draw:line draw:name="Line 35" draw:style-name="gr63" draw:text-style-name="P75" draw:layer="layout" svg:x1="19.262cm" svg:y1="6.826cm" svg:x2="20.743cm" svg:y2="6.826cm">
            <text:p/>
          </draw:line>
          <draw:line draw:name="Line 36" draw:style-name="gr63" draw:text-style-name="P75" draw:layer="layout" svg:x1="19.262cm" svg:y1="1.482cm" svg:x2="19.262cm" svg:y2="2.805cm">
            <text:p/>
          </draw:line>
          <draw:line draw:name="Line 37" draw:style-name="gr63" draw:text-style-name="P75" draw:layer="layout" svg:x1="20.743cm" svg:y1="1.482cm" svg:x2="20.743cm" svg:y2="2.805cm">
            <text:p/>
          </draw:line>
          <draw:line draw:name="Line 42" draw:style-name="gr63" draw:text-style-name="P75" draw:layer="layout" svg:x1="19.262cm" svg:y1="2.805cm" svg:x2="19.262cm" svg:y2="4.128cm">
            <text:p/>
          </draw:line>
          <draw:line draw:name="Line 43" draw:style-name="gr63" draw:text-style-name="P75" draw:layer="layout" svg:x1="20.743cm" svg:y1="2.805cm" svg:x2="20.743cm" svg:y2="4.128cm">
            <text:p/>
          </draw:line>
          <draw:line draw:name="Line 44" draw:style-name="gr63" draw:text-style-name="P75" draw:layer="layout" svg:x1="19.262cm" svg:y1="4.128cm" svg:x2="19.262cm" svg:y2="5.503cm">
            <text:p/>
          </draw:line>
          <draw:line draw:name="Line 45" draw:style-name="gr63" draw:text-style-name="P75" draw:layer="layout" svg:x1="20.743cm" svg:y1="4.128cm" svg:x2="20.743cm" svg:y2="5.503cm">
            <text:p/>
          </draw:line>
          <draw:line draw:name="Line 46" draw:style-name="gr63" draw:text-style-name="P75" draw:layer="layout" svg:x1="19.262cm" svg:y1="5.503cm" svg:x2="19.262cm" svg:y2="6.826cm">
            <text:p/>
          </draw:line>
          <draw:line draw:name="Line 47" draw:style-name="gr63" draw:text-style-name="P75" draw:layer="layout" svg:x1="20.743cm" svg:y1="5.503cm" svg:x2="20.743cm" svg:y2="6.826cm">
            <text:p/>
          </draw:line>
        </draw:g>
        <draw:g draw:name="Group 82" xml:id="id60" draw:id="id60">
          <draw:custom-shape draw:name="Rectangle 50" draw:style-name="gr64" draw:text-style-name="P74" draw:layer="layout" svg:width="2.964cm" svg:height="1.296cm" svg:x="20.743cm" svg:y="17.26cm">
            <text:list text:style-name="L2">
              <text:list-header>
                <text:p text:style-name="P73"><text:span text:style-name="T34">Print()</text:span></text:p>
              </text:list-header>
            </text:list>
            <draw:enhanced-geometry svg:viewBox="0 0 21600 21600" draw:type="rectangle" draw:enhanced-path="M 0 0 L 21600 0 21600 21600 0 21600 0 0 Z N"/>
          </draw:custom-shape>
          <draw:custom-shape draw:name="Rectangle 51" draw:style-name="gr65" draw:text-style-name="P74" draw:layer="layout" svg:width="2.964cm" svg:height="1.288cm" svg:x="20.743cm" svg:y="15.972cm">
            <text:list text:style-name="L2">
              <text:list-header>
                <text:p text:style-name="P73"><text:span text:style-name="T34">Setxy()</text:span></text:p>
              </text:list-header>
            </text:list>
            <draw:enhanced-geometry svg:viewBox="0 0 21600 21600" draw:type="rectangle" draw:enhanced-path="M 0 0 L 21600 0 21600 21600 0 21600 0 0 Z N"/>
          </draw:custom-shape>
          <draw:custom-shape draw:name="Rectangle 52" draw:style-name="gr55" draw:text-style-name="P74" draw:layer="layout" svg:width="2.964cm" svg:height="1.296cm" svg:x="20.743cm" svg:y="14.676cm">
            <text:p/>
            <draw:enhanced-geometry svg:viewBox="0 0 21600 21600" draw:type="rectangle" draw:enhanced-path="M 0 0 L 21600 0 21600 21600 0 21600 0 0 Z N"/>
          </draw:custom-shape>
          <draw:custom-shape draw:name="Rectangle 53" draw:style-name="gr56" draw:text-style-name="P74" draw:layer="layout" svg:width="2.964cm" svg:height="1.297cm" svg:x="20.743cm" svg:y="13.379cm">
            <text:p/>
            <draw:enhanced-geometry svg:viewBox="0 0 21600 21600" draw:type="rectangle" draw:enhanced-path="M 0 0 L 21600 0 21600 21600 0 21600 0 0 Z N"/>
          </draw:custom-shape>
          <draw:custom-shape draw:name="Rectangle 54" draw:style-name="gr66" draw:text-style-name="P74" draw:layer="layout" svg:width="2.964cm" svg:height="1.288cm" svg:x="20.743cm" svg:y="12.091cm">
            <text:p/>
            <draw:enhanced-geometry svg:viewBox="0 0 21600 21600" draw:type="rectangle" draw:enhanced-path="M 0 0 L 21600 0 21600 21600 0 21600 0 0 Z N"/>
          </draw:custom-shape>
          <draw:custom-shape draw:name="Rectangle 55" draw:style-name="gr55" draw:text-style-name="P74" draw:layer="layout" svg:width="2.964cm" svg:height="1.296cm" svg:x="20.743cm" svg:y="10.795cm">
            <text:p/>
            <draw:enhanced-geometry svg:viewBox="0 0 21600 21600" draw:type="rectangle" draw:enhanced-path="M 0 0 L 21600 0 21600 21600 0 21600 0 0 Z N"/>
          </draw:custom-shape>
          <draw:line draw:name="Line 56" draw:style-name="gr58" draw:text-style-name="P75" draw:layer="layout" svg:x1="20.743cm" svg:y1="10.795cm" svg:x2="23.707cm" svg:y2="10.795cm">
            <text:p/>
          </draw:line>
          <draw:line draw:name="Line 57" draw:style-name="gr59" draw:text-style-name="P75" draw:layer="layout" svg:x1="20.743cm" svg:y1="12.091cm" svg:x2="23.707cm" svg:y2="12.091cm">
            <text:p/>
          </draw:line>
          <draw:line draw:name="Line 58" draw:style-name="gr59" draw:text-style-name="P75" draw:layer="layout" svg:x1="20.743cm" svg:y1="13.379cm" svg:x2="23.707cm" svg:y2="13.379cm">
            <text:p/>
          </draw:line>
          <draw:line draw:name="Line 59" draw:style-name="gr59" draw:text-style-name="P75" draw:layer="layout" svg:x1="20.743cm" svg:y1="14.676cm" svg:x2="23.707cm" svg:y2="14.676cm">
            <text:p/>
          </draw:line>
          <draw:line draw:name="Line 60" draw:style-name="gr59" draw:text-style-name="P75" draw:layer="layout" svg:x1="20.743cm" svg:y1="15.972cm" svg:x2="23.707cm" svg:y2="15.972cm">
            <text:p/>
          </draw:line>
          <draw:line draw:name="Line 61" draw:style-name="gr59" draw:text-style-name="P75" draw:layer="layout" svg:x1="20.743cm" svg:y1="17.26cm" svg:x2="23.707cm" svg:y2="17.26cm">
            <text:p/>
          </draw:line>
          <draw:line draw:name="Line 62" draw:style-name="gr58" draw:text-style-name="P75" draw:layer="layout" svg:x1="20.743cm" svg:y1="18.556cm" svg:x2="23.707cm" svg:y2="18.556cm">
            <text:p/>
          </draw:line>
          <draw:line draw:name="Line 63" draw:style-name="gr58" draw:text-style-name="P75" draw:layer="layout" svg:x1="20.743cm" svg:y1="10.795cm" svg:x2="20.743cm" svg:y2="18.556cm">
            <text:p/>
          </draw:line>
          <draw:line draw:name="Line 64" draw:style-name="gr58" draw:text-style-name="P75" draw:layer="layout" svg:x1="23.707cm" svg:y1="10.795cm" svg:x2="23.707cm" svg:y2="18.556cm">
            <text:p/>
          </draw:line>
          <draw:custom-shape draw:name="Text Box 65" draw:style-name="gr26" draw:text-style-name="P44" draw:layer="layout" svg:width="1.058cm" svg:height="1.178cm" svg:x="19.685cm" svg:y="9.737cm">
            <text:list text:style-name="L1">
              <text:list-header>
                <text:p text:style-name="P30"><text:span text:style-name="T28">a2</text:span></text:p>
              </text:list-header>
            </text:list>
            <draw:enhanced-geometry svg:viewBox="0 0 21600 21600" draw:type="mso-spt202" draw:enhanced-path="M 0 0 L 21600 0 21600 21600 0 21600 0 0 Z N"/>
          </draw:custom-shape>
          <draw:custom-shape draw:name="Rectangle 67" draw:style-name="gr67" draw:text-style-name="P74" draw:layer="layout" svg:width="1.481cm" svg:height="1.323cm" svg:x="19.262cm" svg:y="14.605cm">
            <text:list text:style-name="L2">
              <text:list-header>
                <text:p text:style-name="P73"><text:span text:style-name="T34">n</text:span></text:p>
              </text:list-header>
            </text:list>
            <draw:enhanced-geometry svg:viewBox="0 0 21600 21600" draw:type="rectangle" draw:enhanced-path="M 0 0 L 21600 0 21600 21600 0 21600 0 0 Z N"/>
          </draw:custom-shape>
          <draw:custom-shape draw:name="Rectangle 68" draw:style-name="gr68" draw:text-style-name="P74" draw:layer="layout" svg:width="1.481cm" svg:height="1.376cm" svg:x="19.262cm" svg:y="13.229cm">
            <text:list text:style-name="L2">
              <text:list-header>
                <text:p text:style-name="P73"><text:span text:style-name="T34">m</text:span></text:p>
              </text:list-header>
            </text:list>
            <draw:enhanced-geometry svg:viewBox="0 0 21600 21600" draw:type="rectangle" draw:enhanced-path="M 0 0 L 21600 0 21600 21600 0 21600 0 0 Z N"/>
          </draw:custom-shape>
          <draw:custom-shape draw:name="Rectangle 69" draw:style-name="gr62" draw:text-style-name="P74" draw:layer="layout" svg:width="1.481cm" svg:height="1.323cm" svg:x="19.262cm" svg:y="11.906cm">
            <text:list text:style-name="L1">
              <text:list-header>
                <text:p text:style-name="P73"><text:span text:style-name="T25">y</text:span></text:p>
              </text:list-header>
            </text:list>
            <draw:enhanced-geometry svg:viewBox="0 0 21600 21600" draw:type="rectangle" draw:enhanced-path="M 0 0 L 21600 0 21600 21600 0 21600 0 0 Z N"/>
          </draw:custom-shape>
          <draw:custom-shape draw:name="Rectangle 70" draw:style-name="gr62" draw:text-style-name="P74" draw:layer="layout" svg:width="1.481cm" svg:height="1.323cm" svg:x="19.262cm" svg:y="10.583cm">
            <text:list text:style-name="L1">
              <text:list-header>
                <text:p text:style-name="P73"><text:span text:style-name="T25">x</text:span></text:p>
              </text:list-header>
            </text:list>
            <draw:enhanced-geometry svg:viewBox="0 0 21600 21600" draw:type="rectangle" draw:enhanced-path="M 0 0 L 21600 0 21600 21600 0 21600 0 0 Z N"/>
          </draw:custom-shape>
          <draw:line draw:name="Line 71" draw:style-name="gr63" draw:text-style-name="P75" draw:layer="layout" svg:x1="19.262cm" svg:y1="10.583cm" svg:x2="20.743cm" svg:y2="10.583cm">
            <text:p/>
          </draw:line>
          <draw:line draw:name="Line 72" draw:style-name="gr63" draw:text-style-name="P75" draw:layer="layout" svg:x1="19.262cm" svg:y1="15.928cm" svg:x2="20.743cm" svg:y2="15.928cm">
            <text:p/>
          </draw:line>
          <draw:line draw:name="Line 73" draw:style-name="gr63" draw:text-style-name="P75" draw:layer="layout" svg:x1="19.262cm" svg:y1="10.583cm" svg:x2="19.262cm" svg:y2="11.906cm">
            <text:p/>
          </draw:line>
          <draw:line draw:name="Line 74" draw:style-name="gr63" draw:text-style-name="P75" draw:layer="layout" svg:x1="20.743cm" svg:y1="10.583cm" svg:x2="20.743cm" svg:y2="11.906cm">
            <text:p/>
          </draw:line>
          <draw:line draw:name="Line 75" draw:style-name="gr63" draw:text-style-name="P75" draw:layer="layout" svg:x1="19.262cm" svg:y1="11.906cm" svg:x2="19.262cm" svg:y2="13.229cm">
            <text:p/>
          </draw:line>
          <draw:line draw:name="Line 76" draw:style-name="gr63" draw:text-style-name="P75" draw:layer="layout" svg:x1="20.743cm" svg:y1="11.906cm" svg:x2="20.743cm" svg:y2="13.229cm">
            <text:p/>
          </draw:line>
          <draw:line draw:name="Line 77" draw:style-name="gr63" draw:text-style-name="P75" draw:layer="layout" svg:x1="19.262cm" svg:y1="13.229cm" svg:x2="19.262cm" svg:y2="14.605cm">
            <text:p/>
          </draw:line>
          <draw:line draw:name="Line 78" draw:style-name="gr63" draw:text-style-name="P75" draw:layer="layout" svg:x1="20.743cm" svg:y1="13.229cm" svg:x2="20.743cm" svg:y2="14.605cm">
            <text:p/>
          </draw:line>
          <draw:line draw:name="Line 79" draw:style-name="gr63" draw:text-style-name="P75" draw:layer="layout" svg:x1="19.262cm" svg:y1="14.605cm" svg:x2="19.262cm" svg:y2="15.928cm">
            <text:p/>
          </draw:line>
          <draw:line draw:name="Line 80" draw:style-name="gr63" draw:text-style-name="P75" draw:layer="layout" svg:x1="20.743cm" svg:y1="14.605cm" svg:x2="20.743cm" svg:y2="15.928cm">
            <text:p/>
          </draw:line>
        </draw:g>
        <draw:custom-shape draw:name="Text Box 83" draw:style-name="gr69" draw:text-style-name="P44" xml:id="id61" draw:id="id61" draw:layer="layout" svg:width="2.116cm" svg:height="1.178cm" svg:x="21.167cm" svg:y="4.445cm">
          <text:list text:style-name="L3">
            <text:list-header>
              <text:p text:style-name="P30"><text:span text:style-name="T46">10</text:span></text:p>
            </text:list-header>
          </text:list>
          <draw:enhanced-geometry svg:viewBox="0 0 21600 21600" draw:type="mso-spt202" draw:enhanced-path="M 0 0 L 21600 0 21600 21600 0 21600 0 0 Z N"/>
        </draw:custom-shape>
        <draw:custom-shape draw:name="Text Box 84" draw:style-name="gr70" draw:text-style-name="P44" xml:id="id62" draw:id="id62" draw:layer="layout" svg:width="2.116cm" svg:height="1.178cm" svg:x="21.167cm" svg:y="5.715cm">
          <text:list text:style-name="L3">
            <text:list-header>
              <text:p text:style-name="P30"><text:span text:style-name="T46">20</text:span></text:p>
            </text:list-header>
          </text:list>
          <draw:enhanced-geometry svg:viewBox="0 0 21600 21600" draw:type="mso-spt202" draw:enhanced-path="M 0 0 L 21600 0 21600 21600 0 21600 0 0 Z N"/>
        </draw:custom-shape>
        <draw:custom-shape draw:name="Text Box 85" draw:style-name="gr71" draw:text-style-name="P44" xml:id="id63" draw:id="id63" draw:layer="layout" svg:width="2.116cm" svg:height="1.178cm" svg:x="21.167cm" svg:y="1.905cm">
          <text:list text:style-name="L3">
            <text:list-header>
              <text:p text:style-name="P30"><text:span text:style-name="T46">2.0</text:span></text:p>
            </text:list-header>
          </text:list>
          <draw:enhanced-geometry svg:viewBox="0 0 21600 21600" draw:type="mso-spt202" draw:enhanced-path="M 0 0 L 21600 0 21600 21600 0 21600 0 0 Z N"/>
        </draw:custom-shape>
        <draw:custom-shape draw:name="Text Box 86" draw:style-name="gr72" draw:text-style-name="P44" xml:id="id64" draw:id="id64" draw:layer="layout" svg:width="2.116cm" svg:height="1.178cm" svg:x="21.167cm" svg:y="3.175cm">
          <text:list text:style-name="L3">
            <text:list-header>
              <text:p text:style-name="P30"><text:span text:style-name="T46">5.0</text:span></text:p>
            </text:list-header>
          </text:list>
          <draw:enhanced-geometry svg:viewBox="0 0 21600 21600" draw:type="mso-spt202" draw:enhanced-path="M 0 0 L 21600 0 21600 21600 0 21600 0 0 Z N"/>
        </draw:custom-shape>
        <draw:custom-shape draw:name="Text Box 87" draw:style-name="gr73" draw:text-style-name="P77" xml:id="id65" draw:id="id65" draw:layer="layout" svg:width="10.583cm" svg:height="1.55cm" svg:x="2.117cm" svg:y="15.663cm">
          <text:list text:style-name="L2">
            <text:list-header>
              <text:p text:style-name="P76"><text:span text:style-name="T7">输出： </text:span><text:span text:style-name="T8">2</text:span><text:span text:style-name="T8"><text:tab/></text:span><text:span text:style-name="T8"> <text:s text:c="3"/>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2" smil:attributeName="visibility" smil:to="visible"/>
                  <anim:transitionFilter smil:dur="0.5s" smil:targetElement="id6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3" smil:attributeName="visibility" smil:to="visible"/>
                  <anim:transitionFilter smil:dur="0.5s" smil:targetElement="id6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5" smil:attributeName="visibility" smil:to="visible"/>
                  <anim:transitionFilter smil:dur="0.5s" smil:targetElement="id65" smil:type="dissolve"/>
                </anim:par>
              </anim:par>
            </anim:par>
          </anim:seq>
        </anim:par>
        <presentation:notes draw:style-name="dp2">
          <draw:page-thumbnail draw:style-name="gr4" draw:layer="layout" svg:width="12.7cm" svg:height="9.525cm" svg:x="3.175cm" svg:y="1.904cm" draw:page-number="29" presentation:class="page"/>
          <draw:frame presentation:style-name="pr1" draw:text-style-name="P7" draw:layer="layout" svg:width="13.97cm" svg:height="11.43cm" svg:x="2.54cm" svg:y="12.065cm" presentation:class="notes" presentation:placeholder="true">
            <draw:text-box/>
          </draw:frame>
        </presentation:notes>
      </draw:page>
      <draw:page draw:name="page3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5" draw:layer="layout" svg:width="25.4cm" svg:height="8.793cm" svg:x="0cm" svg:y="1.482cm">
          <text:list text:style-name="L1">
            <text:list-header>
              <text:p text:style-name="P34"><text:span text:style-name="T10">用成员选择运算符“</text:span><text:span text:style-name="T19">.”</text:span><text:span text:style-name="T10">只能访问对象的</text:span><text:span text:style-name="T23">公有成员</text:span><text:span text:style-name="T10">，而不能访问对象的私有成员或保护成员。</text:span><text:span text:style-name="T12">若要访问对象的私有的数据成员，只能通过对象的公有成员函数来获取</text:span><text:span text:style-name="T10">。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30" presentation:class="page"/>
          <draw:frame presentation:style-name="pr1" draw:text-style-name="P7" draw:layer="layout" svg:width="13.97cm" svg:height="11.43cm" svg:x="2.54cm" svg:y="12.065cm" presentation:class="notes" presentation:placeholder="true">
            <draw:text-box/>
          </draw:frame>
        </presentation:notes>
      </draw:page>
      <draw:page draw:name="page3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9" draw:layer="layout" svg:width="21.59cm" svg:height="9.651cm" svg:x="0cm" svg:y="0cm">
          <text:list text:style-name="L1">
            <text:list-header>
              <text:p text:style-name="P28"><text:span text:style-name="T25">class <text:s/>A {</text:span></text:p>
              <text:p text:style-name="P28"><text:span text:style-name="T25"><text:s text:c="8"/></text:span><text:span text:style-name="T25">float <text:s/>x,y;</text:span></text:p>
              <text:p text:style-name="P28"><text:span text:style-name="T25">public: <text:s/></text:span></text:p>
              <text:p text:style-name="P28"><text:span text:style-name="T25"><text:s text:c="7"/></text:span><text:span text:style-name="T25">float <text:s text:c="2"/>m,n; </text:span></text:p>
              <text:p text:style-name="P28"><text:span text:style-name="T25"><text:s text:c="7"/></text:span><text:span text:style-name="T34">void Setxy( float a, float b <text:s/>){ <text:s/>x=a; <text:s text:c="2"/>y=b; <text:s text:c="2"/>}</text:span></text:p>
              <text:p text:style-name="P28"><text:span text:style-name="T25"><text:s text:c="7"/></text:span><text:span text:style-name="T25">void <text:s/>Print(void) { <text:s/>cout&lt;&lt;x&lt;&lt;‘\t’&lt;&lt;y&lt;&lt;endl; <text:s/>}</text:span></text:p>
              <text:p text:style-name="P28"><text:span text:style-name="T25">};</text:span></text:p>
            </text:list-header>
          </text:list>
          <draw:enhanced-geometry svg:viewBox="0 0 21600 21600" draw:type="mso-spt202" draw:enhanced-path="M 0 0 L 21600 0 21600 21600 0 21600 0 0 Z N"/>
        </draw:custom-shape>
        <draw:custom-shape draw:name="Text Box 3" draw:style-name="gr2" draw:text-style-name="P29" draw:layer="layout" svg:width="25.4cm" svg:height="8.94cm" svg:x="0cm" svg:y="9.313cm">
          <text:list text:style-name="L1">
            <text:list-header>
              <text:p text:style-name="P28"><text:span text:style-name="T25">void main(void)</text:span></text:p>
              <text:p text:style-name="P28"><text:span text:style-name="T25">{ <text:s text:c="3"/>A <text:s/>a1,a2;</text:span></text:p>
              <text:p text:style-name="P28"><text:span text:style-name="T25"><text:s text:c="6"/></text:span><text:span text:style-name="T25">a1.m=10; <text:s text:c="2"/>a1.n=20;</text:span><text:span text:style-name="T25"><text:tab/></text:span><text:span text:style-name="T25">//</text:span><text:span text:style-name="T24">为公有成员数据赋值</text:span></text:p>
              <text:p text:style-name="P28"><text:span text:style-name="T24"><text:s text:c="6"/></text:span><text:span text:style-name="T39">a1.x=2; <text:s/>a1.y=5;</text:span></text:p>
              <text:p text:style-name="P28"><text:span text:style-name="T25"><text:s text:c="6"/></text:span><text:span text:style-name="T34">a1.Setxy(2.0,5.0);</text:span><text:span text:style-name="T25"> <text:s text:c="3"/></text:span></text:p>
              <text:p text:style-name="P28"><text:span text:style-name="T25"><text:s text:c="4"/></text:span><text:span text:style-name="T25">a1.Print();</text:span></text:p>
              <text:p text:style-name="P28"><text:span text:style-name="T25">}</text:span></text:p>
            </text:list-header>
          </text:list>
          <draw:enhanced-geometry svg:viewBox="0 0 21600 21600" draw:type="mso-spt202" draw:enhanced-path="M 0 0 L 21600 0 21600 21600 0 21600 0 0 Z N"/>
        </draw:custom-shape>
        <draw:custom-shape draw:name="AutoShape 4" draw:style-name="gr74" draw:text-style-name="P40" xml:id="id67" draw:id="id67" draw:layer="layout" svg:width="10.16cm" svg:height="2.963cm" svg:x="10.16cm" svg:y="1.482cm">
          <text:list text:style-name="L4">
            <text:list-header>
              <text:p text:style-name="P39"><text:span text:style-name="T35">必须通过类内公有函数访问私有数据成员</text:span></text:p>
            </text:list-header>
          </text:list>
          <draw:enhanced-geometry svg:viewBox="0 0 21600 21600" draw:text-areas="800 800 20800 20800" draw:type="round-rectangular-callout" draw:modifiers="11147 270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75" draw:text-style-name="P40" xml:id="id66" draw:id="id66" draw:layer="layout" svg:width="8.255cm" svg:height="2.752cm" svg:x="10.583cm" svg:y="13.335cm">
          <text:list text:style-name="L4">
            <text:list-header>
              <text:p text:style-name="P39"><text:span text:style-name="T35">非法，私有成员不能在类外访问</text:span></text:p>
            </text:list-header>
          </text:list>
          <draw:enhanced-geometry svg:viewBox="0 0 21600 21600" draw:text-areas="800 800 20800 20800" draw:type="round-rectangular-callout" draw:modifiers="-5469 1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66" smil:attributeName="visibility" smil:to="visible"/>
                  <anim:transitionFilter smil:dur="0.5s" smil:targetElement="id66" smil:type="barnDoorWipe" smil:subtype="horizontal" smil:direction="reverse"/>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67" smil:attributeName="visibility" smil:to="visible"/>
                  <anim:transitionFilter smil:dur="0.5s" smil:targetElement="id67" smil:type="barnDoorWipe" smil:subtype="horizontal" smil:direction="reverse"/>
                </anim:par>
              </anim:par>
            </anim:par>
          </anim:seq>
        </anim:par>
        <presentation:notes draw:style-name="dp2">
          <draw:page-thumbnail draw:style-name="gr4" draw:layer="layout" svg:width="12.7cm" svg:height="9.525cm" svg:x="3.175cm" svg:y="1.904cm" draw:page-number="31" presentation:class="page"/>
          <draw:frame presentation:style-name="pr1" draw:text-style-name="P7" draw:layer="layout" svg:width="13.97cm" svg:height="11.43cm" svg:x="2.54cm" svg:y="12.065cm" presentation:class="notes" presentation:placeholder="true">
            <draw:text-box/>
          </draw:frame>
        </presentation:notes>
      </draw:page>
      <draw:page draw:name="page3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76" draw:text-style-name="P57" draw:layer="layout" svg:width="24.977cm" svg:height="2.699cm" svg:x="0cm" svg:y="0cm">
          <text:list text:style-name="L2">
            <text:list-header>
              <text:p text:style-name="P56"><text:span text:style-name="T44">同类型的对象之间可以整体赋值，这种赋值与对象的成员的访问权限无关。</text:span></text:p>
            </text:list-header>
          </text:list>
          <draw:enhanced-geometry svg:viewBox="0 0 21600 21600" draw:type="mso-spt202" draw:enhanced-path="M 0 0 L 21600 0 21600 21600 0 21600 0 0 Z N"/>
        </draw:custom-shape>
        <draw:custom-shape draw:name="Text Box 6" draw:style-name="gr2" draw:text-style-name="P72" xml:id="id68" draw:id="id68" draw:layer="layout" svg:width="21.59cm" svg:height="7.698cm" svg:x="0cm" svg:y="2.963cm">
          <text:list text:style-name="L1">
            <text:list-header>
              <text:p text:style-name="P71"><text:span text:style-name="T28">class <text:s/>A {</text:span></text:p>
              <text:p text:style-name="P71"><text:span text:style-name="T28"><text:s text:c="8"/></text:span><text:span text:style-name="T28">float <text:s/>x,y;</text:span></text:p>
              <text:p text:style-name="P71"><text:span text:style-name="T28">public: <text:s/></text:span></text:p>
              <text:p text:style-name="P71"><text:span text:style-name="T28"><text:s text:c="7"/></text:span><text:span text:style-name="T28">float <text:s text:c="2"/>m,n; </text:span></text:p>
              <text:p text:style-name="P71"><text:span text:style-name="T28"><text:s text:c="7"/></text:span><text:span text:style-name="T28">void Setxy( float a, float b <text:s/>){ <text:s/>x=a; <text:s text:c="2"/>y=b; <text:s text:c="2"/>}</text:span></text:p>
              <text:p text:style-name="P71"><text:span text:style-name="T28"><text:s text:c="7"/></text:span><text:span text:style-name="T28">void <text:s/>Print(void) { <text:s/>cout&lt;&lt;x&lt;&lt;‘\t’&lt;&lt;y&lt;&lt;endl; <text:s/>}</text:span></text:p>
              <text:p text:style-name="P71"><text:span text:style-name="T28">};</text:span></text:p>
            </text:list-header>
          </text:list>
          <draw:enhanced-geometry svg:viewBox="0 0 21600 21600" draw:type="mso-spt202" draw:enhanced-path="M 0 0 L 21600 0 21600 21600 0 21600 0 0 Z N"/>
        </draw:custom-shape>
        <draw:custom-shape draw:name="Text Box 7" draw:style-name="gr2" draw:text-style-name="P72" xml:id="id69" draw:id="id69" draw:layer="layout" svg:width="24.342cm" svg:height="7.698cm" svg:x="0cm" svg:y="11.007cm">
          <text:list text:style-name="L1">
            <text:list-header>
              <text:p text:style-name="P71"><text:span text:style-name="T28">void main(void)</text:span></text:p>
              <text:p text:style-name="P71"><text:span text:style-name="T28">{ <text:s text:c="3"/>A <text:s/>a1,a2;</text:span></text:p>
              <text:p text:style-name="P71"><text:span text:style-name="T28"><text:s text:c="6"/></text:span><text:span text:style-name="T28">a1.m=10; <text:s text:c="2"/>a1.n=20;</text:span><text:span text:style-name="T28"><text:tab/></text:span><text:span text:style-name="T28">//</text:span><text:span text:style-name="T43">为公有成员数据赋值</text:span></text:p>
              <text:p text:style-name="P71"><text:span text:style-name="T43"><text:s text:c="6"/></text:span><text:span text:style-name="T28">a1.Setxy(2.0,5.0); <text:s text:c="2"/></text:span></text:p>
              <text:p text:style-name="P71"><text:span text:style-name="T28"><text:s text:c="6"/></text:span><text:span text:style-name="T27">a2=a1</text:span><text:span text:style-name="T28">;</text:span></text:p>
              <text:p text:style-name="P71"><text:span text:style-name="T28"><text:s text:c="6"/></text:span><text:span text:style-name="T28">a1.Print(); <text:s text:c="2"/>a2.Print();</text:span></text:p>
              <text:p text:style-name="P71"><text:span text:style-name="T28">}</text:span></text:p>
            </text:list-header>
          </text:list>
          <draw:enhanced-geometry svg:viewBox="0 0 21600 21600" draw:type="mso-spt202" draw:enhanced-path="M 0 0 L 21600 0 21600 21600 0 21600 0 0 Z N"/>
        </draw:custom-shape>
        <draw:custom-shape draw:name="AutoShape 8" draw:style-name="gr77" draw:text-style-name="P31" xml:id="id70" draw:id="id70" draw:layer="layout" svg:width="6.985cm" svg:height="2.54cm" svg:x="8.043cm" svg:y="14.182cm">
          <text:list text:style-name="L4">
            <text:list-header>
              <text:p text:style-name="P30"><text:span text:style-name="T26">同类型的对象之间可以整体赋值</text:span></text:p>
            </text:list-header>
          </text:list>
          <draw:enhanced-geometry svg:viewBox="0 0 21600 21600" draw:text-areas="800 800 20800 20800" draw:type="round-rectangular-callout" draw:modifiers="-10050 15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9" draw:style-name="gr78" draw:text-style-name="P63" xml:id="id71" draw:id="id71" draw:layer="layout" svg:width="6.139cm" svg:height="2.293cm" svg:x="16.298cm" svg:y="14.605cm">
          <text:list text:style-name="L2">
            <text:list-header>
              <text:p text:style-name="P62"><text:span text:style-name="T44">相当于成员数据间相互赋值</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69" smil:attributeName="visibility" smil:to="visible"/>
                  <anim:transitionFilter smil:dur="0.5s" smil:targetElement="id69"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0" smil:attributeName="visibility" smil:to="visible"/>
                  <anim:transitionFilter smil:dur="0.5s" smil:targetElement="id7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1" smil:attributeName="visibility" smil:to="visible"/>
                  <anim:transitionFilter smil:dur="0.5s" smil:targetElement="id71" smil:type="blindsWipe" smil:subtype="horizontal"/>
                </anim:par>
              </anim:par>
            </anim:par>
          </anim:seq>
        </anim:par>
        <presentation:notes draw:style-name="dp2">
          <draw:page-thumbnail draw:style-name="gr4" draw:layer="layout" svg:width="12.7cm" svg:height="9.525cm" svg:x="3.175cm" svg:y="1.904cm" draw:page-number="32" presentation:class="page"/>
          <draw:frame presentation:style-name="pr1" draw:text-style-name="P7" draw:layer="layout" svg:width="13.97cm" svg:height="11.43cm" svg:x="2.54cm" svg:y="12.065cm" presentation:class="notes" presentation:placeholder="true">
            <draw:text-box/>
          </draw:frame>
        </presentation:notes>
      </draw:page>
      <draw:page draw:name="page3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9" draw:layer="layout" svg:width="25.4cm" svg:height="5.946cm" svg:x="0cm" svg:y="0.635cm">
          <text:list text:style-name="L1">
            <text:list-header>
              <text:p text:style-name="P48"><text:span text:style-name="T4">对象可以作函数的入口参数（实参、形参），也可以作函数的出口参数。这与一般变量作为函数的参数是完全相同的。 </text:span></text:p>
            </text:list-header>
          </text:list>
          <draw:enhanced-geometry svg:viewBox="0 0 21600 21600" draw:type="mso-spt202" draw:enhanced-path="M 0 0 L 21600 0 21600 21600 0 21600 0 0 Z N"/>
        </draw:custom-shape>
        <draw:custom-shape draw:name="Text Box 3" draw:style-name="gr79" draw:text-style-name="P49" draw:layer="layout" svg:width="24.977cm" svg:height="5.946cm" svg:x="0cm" svg:y="7.408cm">
          <text:list text:style-name="L2">
            <text:list-header>
              <text:p text:style-name="P48"><text:span text:style-name="T7">可以定义类类型的指针，类类型的引用，对象数组，指向类类型的指针数组和指向一维或多维数组的指针变量 </text:span></text:p>
            </text:list-header>
          </text:list>
          <draw:enhanced-geometry svg:viewBox="0 0 21600 21600" draw:type="mso-spt202" draw:enhanced-path="M 0 0 L 21600 0 21600 21600 0 21600 0 0 Z N"/>
        </draw:custom-shape>
        <draw:custom-shape draw:name="Text Box 4" draw:style-name="gr2" draw:text-style-name="P49" draw:layer="layout" svg:width="21.167cm" svg:height="2.156cm" svg:x="0cm" svg:y="15.028cm">
          <text:list text:style-name="L1">
            <text:list-header>
              <text:p text:style-name="P48"><text:span text:style-name="T4">一个类的对象，可作为另一个类的成员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33" presentation:class="page"/>
          <draw:frame presentation:style-name="pr1" draw:text-style-name="P7" draw:layer="layout" svg:width="13.97cm" svg:height="11.43cm" svg:x="2.54cm" svg:y="12.065cm" presentation:class="notes" presentation:placeholder="true">
            <draw:text-box/>
          </draw:frame>
        </presentation:notes>
      </draw:page>
      <draw:page draw:name="page3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5" draw:layer="layout" svg:width="25.4cm" svg:height="8.793cm" svg:x="0cm" svg:y="4.233cm">
          <text:list text:style-name="L1">
            <text:list-header>
              <text:p text:style-name="P34"><text:span text:style-name="T10">类体的区域称为</text:span><text:span text:style-name="T23">类作用域</text:span><text:span text:style-name="T10">。类的成员函数与成员数据，其作用域都是属于类的作用域，仅在该类的范围内有效，</text:span><text:span text:style-name="T12">故不能在主函数中直接通过函数名和成员名来调用函数</text:span><text:span text:style-name="T10">。 <text:s/></text:span></text:p>
            </text:list-header>
          </text:list>
          <draw:enhanced-geometry svg:viewBox="0 0 21600 21600" draw:type="mso-spt202" draw:enhanced-path="M 0 0 L 21600 0 21600 21600 0 21600 0 0 Z N"/>
        </draw:custom-shape>
        <draw:custom-shape draw:name="Text Box 3" draw:style-name="gr2" draw:text-style-name="P11" draw:layer="layout" svg:width="24.765cm" svg:height="2.089cm" svg:x="0cm" svg:y="0.847cm">
          <text:list text:style-name="L1">
            <text:list-header>
              <text:p text:style-name="P10"><text:span text:style-name="T10">类作用域、类类型的作用域和对象的作用域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34" presentation:class="page"/>
          <draw:frame presentation:style-name="pr1" draw:text-style-name="P7" draw:layer="layout" svg:width="13.97cm" svg:height="11.43cm" svg:x="2.54cm" svg:y="12.065cm" presentation:class="notes" presentation:placeholder="true">
            <draw:text-box/>
          </draw:frame>
        </presentation:notes>
      </draw:page>
      <draw:page draw:name="page3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80" draw:text-style-name="P29" xml:id="id72" draw:id="id72" draw:layer="layout" svg:width="23.495cm" svg:height="8.94cm" svg:x="0cm" svg:y="0.635cm">
          <text:list text:style-name="L2">
            <text:list-header>
              <text:p text:style-name="P28"><text:span text:style-name="T34">class <text:s/>A {</text:span></text:p>
              <text:p text:style-name="P28"><text:span text:style-name="T34"><text:s text:c="8"/></text:span><text:span text:style-name="T34">float <text:s/>x,y;</text:span></text:p>
              <text:p text:style-name="P28"><text:span text:style-name="T34">public: <text:s/></text:span></text:p>
              <text:p text:style-name="P28"><text:span text:style-name="T34"><text:s text:c="7"/></text:span><text:span text:style-name="T34">float <text:s text:c="2"/>m,n; </text:span></text:p>
              <text:p text:style-name="P28"><text:span text:style-name="T34"><text:s text:c="7"/></text:span><text:span text:style-name="T34">void Setxy( float a, float b <text:s/>){ <text:s/>x=a; <text:s text:c="2"/>y=b; <text:s text:c="2"/>}</text:span></text:p>
              <text:p text:style-name="P28"><text:span text:style-name="T34"><text:s text:c="7"/></text:span><text:span text:style-name="T34">void <text:s/>Print(void) { <text:s/>cout&lt;&lt;x&lt;&lt;‘\t’&lt;&lt;y&lt;&lt;endl; <text:s/>}</text:span></text:p>
              <text:p text:style-name="P28"><text:span text:style-name="T34">};</text:span></text:p>
            </text:list-header>
          </text:list>
          <draw:enhanced-geometry svg:viewBox="0 0 21600 21600" draw:type="mso-spt202" draw:enhanced-path="M 0 0 L 21600 0 21600 21600 0 21600 0 0 Z N"/>
        </draw:custom-shape>
        <draw:custom-shape draw:name="Text Box 3" draw:style-name="gr81" draw:text-style-name="P29" xml:id="id73" draw:id="id73" draw:layer="layout" svg:width="12.488cm" svg:height="7.612cm" svg:x="0.635cm" svg:y="9.313cm">
          <text:list text:style-name="L2">
            <text:list-header>
              <text:p text:style-name="P28"><text:span text:style-name="T34">void main(void)</text:span></text:p>
              <text:p text:style-name="P28"><text:span text:style-name="T34">{ <text:s text:c="3"/>A <text:s/>a1,a2;</text:span></text:p>
            </text:list-header>
          </text:list>
          <text:list text:style-name="L3">
            <text:list-header>
              <text:p text:style-name="P28"><text:span text:style-name="T39"><text:s text:c="6"/></text:span><text:span text:style-name="T39">a1.</text:span><text:span text:style-name="T34">m=20; <text:s text:c="2"/></text:span><text:span text:style-name="T39">a1.</text:span><text:span text:style-name="T34">n=10; <text:s text:c="2"/></text:span></text:p>
            </text:list-header>
          </text:list>
          <text:list text:style-name="L2">
            <text:list-header>
              <text:p text:style-name="P28"><text:span text:style-name="T34"><text:s text:c="6"/></text:span><text:span text:style-name="T39">a1.</text:span><text:span text:style-name="T34">Setxy(2.0, <text:s text:c="2"/>5.0);</text:span></text:p>
              <text:p text:style-name="P28"><text:span text:style-name="T34"><text:s text:c="5"/></text:span><text:span text:style-name="T39">a1.</text:span><text:span text:style-name="T34">Print(); <text:s text:c="3"/></text:span></text:p>
              <text:p text:style-name="P28"><text:span text:style-name="T34">}</text:span></text:p>
            </text:list-header>
          </text:list>
          <draw:enhanced-geometry svg:viewBox="0 0 21600 21600" draw:type="mso-spt202" draw:enhanced-path="M 0 0 L 21600 0 21600 21600 0 21600 0 0 Z N"/>
        </draw:custom-shape>
        <draw:custom-shape draw:name="Text Box 4" draw:style-name="gr82" draw:text-style-name="P29" xml:id="id75" draw:id="id75" draw:layer="layout" svg:width="11.218cm" svg:height="7.612cm" svg:x="11.642cm" svg:y="9.102cm">
          <text:list text:style-name="L6">
            <text:list-header>
              <text:p text:style-name="P28"><text:span text:style-name="T36">void main(void)</text:span></text:p>
              <text:p text:style-name="P28"><text:span text:style-name="T36">{ <text:s text:c="2"/>A <text:s/>a1,a2;</text:span></text:p>
              <text:p text:style-name="P28"><text:span text:style-name="T36"><text:s text:c="5"/></text:span><text:span text:style-name="T39">m=20; <text:s/>n=10</text:span><text:span text:style-name="T36">; <text:s text:c="2"/></text:span></text:p>
              <text:p text:style-name="P28"><text:span text:style-name="T36"><text:s text:c="5"/></text:span><text:span text:style-name="T39">Setxy(2.0, <text:s text:c="2"/>5.0)</text:span><text:span text:style-name="T36">;</text:span></text:p>
              <text:p text:style-name="P28"><text:span text:style-name="T36"><text:s text:c="5"/></text:span><text:span text:style-name="T39">Print();</text:span><text:span text:style-name="T36"> <text:s text:c="3"/></text:span></text:p>
              <text:p text:style-name="P28"><text:span text:style-name="T36">}</text:span></text:p>
            </text:list-header>
          </text:list>
          <draw:enhanced-geometry svg:viewBox="0 0 21600 21600" draw:type="mso-spt202" draw:enhanced-path="M 0 0 L 21600 0 21600 21600 0 21600 0 0 Z N"/>
        </draw:custom-shape>
        <draw:custom-shape draw:name="AutoShape 5" draw:style-name="gr83" draw:text-style-name="P40" xml:id="id74" draw:id="id74" draw:layer="layout" svg:width="6.985cm" svg:height="1.482cm" svg:x="1.482cm" svg:y="16.298cm">
          <text:list text:style-name="L4">
            <text:list-header>
              <text:p text:style-name="P39"><text:span text:style-name="T35">用对象名调用</text:span></text:p>
            </text:list-header>
          </text:list>
          <draw:enhanced-geometry svg:viewBox="0 0 21600 21600" draw:text-areas="800 800 20800 20800" draw:type="round-rectangular-callout" draw:modifiers="4664 -11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84" draw:text-style-name="P40" xml:id="id76" draw:id="id76" draw:layer="layout" svg:width="7.408cm" svg:height="1.482cm" svg:x="13.335cm" svg:y="15.875cm">
          <text:list text:style-name="L4">
            <text:list-header>
              <text:p text:style-name="P39"><text:span text:style-name="T35">不能直接调用</text:span></text:p>
            </text:list-header>
          </text:list>
          <draw:enhanced-geometry svg:viewBox="0 0 21600 21600" draw:text-areas="800 800 20800 20800" draw:type="round-rectangular-callout" draw:modifiers="5117 -111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2" smil:attributeName="visibility" smil:to="visible"/>
                  <anim:transitionFilter smil:dur="0.5s" smil:targetElement="id72"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3" smil:attributeName="visibility" smil:to="visible"/>
                  <anim:transitionFilter smil:dur="0.5s" smil:targetElement="id73"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4" smil:attributeName="visibility" smil:to="visible"/>
                  <anim:transitionFilter smil:dur="0.5s" smil:targetElement="id74"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6" smil:attributeName="visibility" smil:to="visible"/>
                  <anim:transitionFilter smil:dur="0.5s" smil:targetElement="id76" smil:type="blindsWipe" smil:subtype="horizontal"/>
                </anim:par>
              </anim:par>
            </anim:par>
          </anim:seq>
        </anim:par>
        <presentation:notes draw:style-name="dp2">
          <draw:page-thumbnail draw:style-name="gr4" draw:layer="layout" svg:width="12.7cm" svg:height="9.525cm" svg:x="3.175cm" svg:y="1.904cm" draw:page-number="35" presentation:class="page"/>
          <draw:frame presentation:style-name="pr1" draw:text-style-name="P7" draw:layer="layout" svg:width="13.97cm" svg:height="11.43cm" svg:x="2.54cm" svg:y="12.065cm" presentation:class="notes" presentation:placeholder="true">
            <draw:text-box/>
          </draw:frame>
        </presentation:notes>
      </draw:page>
      <draw:page draw:name="page3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85" draw:text-style-name="P35" draw:layer="layout" svg:width="24.977cm" svg:height="6.66cm" svg:x="0cm" svg:y="1.482cm">
          <text:list text:style-name="L2">
            <text:list-header>
              <text:p text:style-name="P34"><text:span text:style-name="T23">类类型的作用域：</text:span><text:span text:style-name="T10">在函数定义之外定义的类，其类名的作用域为</text:span><text:span text:style-name="T12">文件作用域</text:span><text:span text:style-name="T10">；而在函数体内定义的类，其类名的作用域为</text:span><text:span text:style-name="T12">块作用域</text:span><text:span text:style-name="T10"> 。</text:span></text:p>
            </text:list-header>
          </text:list>
          <draw:enhanced-geometry svg:viewBox="0 0 21600 21600" draw:type="mso-spt202" draw:enhanced-path="M 0 0 L 21600 0 21600 21600 0 21600 0 0 Z N"/>
        </draw:custom-shape>
        <draw:custom-shape draw:name="Text Box 6" draw:style-name="gr86" draw:text-style-name="P35" xml:id="id77" draw:id="id77" draw:layer="layout" svg:width="24.765cm" svg:height="6.66cm" svg:x="0cm" svg:y="9.525cm">
          <text:list text:style-name="L2">
            <text:list-header>
              <text:p text:style-name="P34"><text:span text:style-name="T23">对象的作用域</text:span><text:span text:style-name="T10">与前面介绍的变量作用域完全相同 </text:span><text:span text:style-name="T19">, </text:span><text:span text:style-name="T12">全局对象、局部对象、局部静态对象</text:span><text:span text:style-name="T10">等。</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7" smil:attributeName="visibility" smil:to="visible"/>
                  <anim:transitionFilter smil:dur="0.5s" smil:targetElement="id77" smil:type="dissolve"/>
                </anim:par>
              </anim:par>
            </anim:par>
          </anim:seq>
        </anim:par>
        <presentation:notes draw:style-name="dp2">
          <draw:page-thumbnail draw:style-name="gr4" draw:layer="layout" svg:width="12.7cm" svg:height="9.525cm" svg:x="3.175cm" svg:y="1.904cm" draw:page-number="36" presentation:class="page"/>
          <draw:frame presentation:style-name="pr1" draw:text-style-name="P7" draw:layer="layout" svg:width="13.97cm" svg:height="11.43cm" svg:x="2.54cm" svg:y="12.065cm" presentation:class="notes" presentation:placeholder="true">
            <draw:text-box/>
          </draw:frame>
        </presentation:notes>
      </draw:page>
      <draw:page draw:name="page3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87" draw:text-style-name="P72" xml:id="id78" draw:id="id78" draw:layer="layout" svg:width="21.59cm" svg:height="7.698cm" svg:x="0cm" svg:y="0cm">
          <text:list text:style-name="L2">
            <text:list-header>
              <text:p text:style-name="P71"><text:span text:style-name="T27">class <text:s/>A {</text:span></text:p>
              <text:p text:style-name="P71"><text:span text:style-name="T27"><text:s text:c="8"/></text:span><text:span text:style-name="T27">float <text:s/>x,y;</text:span></text:p>
              <text:p text:style-name="P71"><text:span text:style-name="T27">public: <text:s/></text:span></text:p>
              <text:p text:style-name="P71"><text:span text:style-name="T27"><text:s text:c="7"/></text:span><text:span text:style-name="T27">float <text:s text:c="2"/>m,n; </text:span></text:p>
              <text:p text:style-name="P71"><text:span text:style-name="T27"><text:s text:c="7"/></text:span><text:span text:style-name="T27">void Setxy( float a, float b <text:s/>){ <text:s/>x=a; <text:s text:c="2"/>y=b; <text:s text:c="2"/>}</text:span></text:p>
              <text:p text:style-name="P71"><text:span text:style-name="T27"><text:s text:c="7"/></text:span><text:span text:style-name="T27">void <text:s/>Print(void) { <text:s/>cout&lt;&lt;x&lt;&lt;‘\t’&lt;&lt;y&lt;&lt;endl; <text:s/>}</text:span></text:p>
              <text:p text:style-name="P71"><text:span text:style-name="T27">}a3,a4;</text:span></text:p>
            </text:list-header>
          </text:list>
          <draw:enhanced-geometry svg:viewBox="0 0 21600 21600" draw:type="mso-spt202" draw:enhanced-path="M 0 0 L 21600 0 21600 21600 0 21600 0 0 Z N"/>
        </draw:custom-shape>
        <draw:custom-shape draw:name="Text Box 3" draw:style-name="gr88" draw:text-style-name="P72" xml:id="id79" draw:id="id79" draw:layer="layout" svg:width="24.765cm" svg:height="11.112cm" svg:x="0cm" svg:y="8.145cm">
          <text:list text:style-name="L2">
            <text:list-header>
              <text:p text:style-name="P71"><text:span text:style-name="T27">void main(void)</text:span></text:p>
              <text:p text:style-name="P71"><text:span text:style-name="T27">{ <text:s text:c="3"/>A <text:s/>a1,a2;</text:span></text:p>
              <text:p text:style-name="P71"><text:span text:style-name="T27"><text:s text:c="6"/></text:span><text:span text:style-name="T46">class B{</text:span></text:p>
            </text:list-header>
          </text:list>
          <text:list text:style-name="L3">
            <text:list-header>
              <text:p text:style-name="P71"><text:span text:style-name="T46"><text:s text:c="17"/></text:span><text:span text:style-name="T46">int i,j;</text:span></text:p>
              <text:p text:style-name="P71"><text:span text:style-name="T46"><text:s text:c="6"/></text:span><text:span text:style-name="T46">public :</text:span></text:p>
              <text:p text:style-name="P71"><text:span text:style-name="T46"><text:s text:c="13"/></text:span><text:span text:style-name="T46">void Setij(int <text:s/>m, <text:s/>int n){ <text:s text:c="2"/>i=m; <text:s text:c="2"/>j=n; <text:s/>}</text:span></text:p>
              <text:p text:style-name="P71"><text:span text:style-name="T46"><text:s text:c="8"/></text:span><text:span text:style-name="T46">};</text:span></text:p>
            </text:list-header>
          </text:list>
          <text:list text:style-name="L2">
            <text:list-header>
              <text:p text:style-name="P71"><text:span text:style-name="T27"><text:s text:c="6"/></text:span><text:span text:style-name="T27">B <text:s text:c="2"/>b1,b2;</text:span></text:p>
              <text:p text:style-name="P71"><text:span text:style-name="T27"><text:s text:c="6"/></text:span><text:span text:style-name="T27">a1.Setxy(2.0, <text:s/>5.0); <text:s text:c="3"/>b1.Setij(1,2);</text:span></text:p>
              <text:p text:style-name="P71"><text:span text:style-name="T27">}</text:span></text:p>
            </text:list-header>
          </text:list>
          <draw:enhanced-geometry svg:viewBox="0 0 21600 21600" draw:type="mso-spt202" draw:enhanced-path="M 0 0 L 21600 0 21600 21600 0 21600 0 0 Z N"/>
        </draw:custom-shape>
        <draw:custom-shape draw:name="AutoShape 4" draw:style-name="gr89" draw:text-style-name="P31" xml:id="id80" draw:id="id80" draw:layer="layout" svg:width="9.269cm" svg:height="2.752cm" svg:x="7.832cm" svg:y="0.635cm">
          <text:list text:style-name="L4">
            <text:list-header>
              <text:p text:style-name="P30"><text:span text:style-name="T26">类</text:span><text:span text:style-name="T49">A</text:span><text:span text:style-name="T26">：文件作用域，在整个文件中有效</text:span></text:p>
            </text:list-header>
          </text:list>
          <draw:enhanced-geometry svg:viewBox="0 0 21600 21600" draw:text-areas="800 800 20800 20800" draw:type="round-rectangular-callout" draw:modifiers="-6700 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90" draw:text-style-name="P31" xml:id="id81" draw:id="id81" draw:layer="layout" svg:width="7.514cm" svg:height="2.54cm" svg:x="6.985cm" svg:y="9.948cm">
          <text:list text:style-name="L4">
            <text:list-header>
              <text:p text:style-name="P30"><text:span text:style-name="T26">类</text:span><text:span text:style-name="T49">B</text:span><text:span text:style-name="T26">：块作用域，在函数内有效。</text:span></text:p>
            </text:list-header>
          </text:list>
          <draw:enhanced-geometry svg:viewBox="0 0 21600 21600" draw:text-areas="800 800 20800 20800" draw:type="round-rectangular-callout" draw:modifiers="-6072 63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91" draw:text-style-name="P45" xml:id="id82" draw:id="id82" draw:layer="layout" svg:width="3.81cm" svg:height="1.27cm" svg:x="3.175cm" svg:y="6.773cm">
          <text:list text:style-name="L4">
            <text:list-header>
              <text:p text:style-name="P30"><text:span text:style-name="T26">全局对象</text:span></text:p>
            </text:list-header>
          </text:list>
          <draw:enhanced-geometry svg:viewBox="0 0 21600 21600" draw:text-areas="800 800 20800 20800" draw:type="round-rectangular-callout" draw:modifiers="-3425 76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92" draw:text-style-name="P45" xml:id="id83" draw:id="id83" draw:layer="layout" svg:width="3.81cm" svg:height="1.27cm" svg:x="5.927cm" svg:y="8.255cm">
          <text:list text:style-name="L4">
            <text:list-header>
              <text:p text:style-name="P30"><text:span text:style-name="T26">局部对象</text:span></text:p>
            </text:list-header>
          </text:list>
          <draw:enhanced-geometry svg:viewBox="0 0 21600 21600" draw:text-areas="800 800 20800 20800" draw:type="round-rectangular-callout" draw:modifiers="-8125 21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8" smil:attributeName="visibility" smil:to="visible"/>
                  <anim:transitionFilter smil:dur="0.5s" smil:targetElement="id7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79" smil:attributeName="visibility" smil:to="visible"/>
                  <anim:transitionFilter smil:dur="0.5s" smil:targetElement="id79"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80" smil:attributeName="visibility" smil:to="visible"/>
                  <anim:transitionFilter smil:dur="0.5s" smil:targetElement="id8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81" smil:attributeName="visibility" smil:to="visible"/>
                  <anim:transitionFilter smil:dur="0.5s" smil:targetElement="id81" smil:type="blinds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2" smil:attributeName="visibility" smil:to="visible"/>
                  <anim:transitionFilter smil:dur="0.5s" smil:targetElement="id8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3" smil:attributeName="visibility" smil:to="visible"/>
                  <anim:transitionFilter smil:dur="0.5s" smil:targetElement="id83" smil:type="irisWipe" smil:subtype="rectangle" smil:direction="reverse"/>
                </anim:par>
              </anim:par>
            </anim:par>
          </anim:seq>
        </anim:par>
        <presentation:notes draw:style-name="dp2">
          <draw:page-thumbnail draw:style-name="gr4" draw:layer="layout" svg:width="12.7cm" svg:height="9.525cm" svg:x="3.175cm" svg:y="1.904cm" draw:page-number="37" presentation:class="page"/>
          <draw:frame presentation:style-name="pr1" draw:text-style-name="P7" draw:layer="layout" svg:width="13.97cm" svg:height="11.43cm" svg:x="2.54cm" svg:y="12.065cm" presentation:class="notes" presentation:placeholder="true">
            <draw:text-box/>
          </draw:frame>
        </presentation:notes>
      </draw:page>
      <draw:page draw:name="page3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93" draw:text-style-name="P21" draw:layer="layout" svg:width="15.875cm" svg:height="2.089cm" svg:x="0cm" svg:y="0cm">
          <text:list text:style-name="L1">
            <text:list-header>
              <text:p text:style-name="P20"><text:span text:style-name="T50">类的嵌套</text:span></text:p>
            </text:list-header>
          </text:list>
          <draw:enhanced-geometry svg:viewBox="0 0 21600 21600" draw:type="mso-spt202" draw:enhanced-path="M 0 0 L 21600 0 21600 21600 0 21600 0 0 Z N"/>
        </draw:custom-shape>
        <draw:custom-shape draw:name="Text Box 3" draw:style-name="gr2" draw:text-style-name="P35" draw:layer="layout" svg:width="25.4cm" svg:height="4.527cm" svg:x="0cm" svg:y="3.387cm">
          <text:list text:style-name="L1">
            <text:list-header>
              <text:p text:style-name="P34"><text:span text:style-name="T10">在定义一个类时</text:span><text:span text:style-name="T19">, </text:span><text:span text:style-name="T10">在其类体中又包含了一个类的完整定义，称为类的嵌套 。</text:span></text:p>
            </text:list-header>
          </text:list>
          <draw:enhanced-geometry svg:viewBox="0 0 21600 21600" draw:type="mso-spt202" draw:enhanced-path="M 0 0 L 21600 0 21600 21600 0 21600 0 0 Z N"/>
        </draw:custom-shape>
        <draw:custom-shape draw:name="Text Box 8" draw:style-name="gr94" draw:text-style-name="P35" draw:layer="layout" svg:width="25.4cm" svg:height="2.394cm" svg:x="0cm" svg:y="9.102cm">
          <text:list text:style-name="L2">
            <text:list-header>
              <text:p text:style-name="P34"><text:span text:style-name="T23">类是允许嵌套定义的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38" presentation:class="page"/>
          <draw:frame presentation:style-name="pr1" draw:text-style-name="P7" draw:layer="layout" svg:width="13.97cm" svg:height="11.43cm" svg:x="2.54cm" svg:y="12.065cm" presentation:class="notes" presentation:placeholder="true">
            <draw:text-box/>
          </draw:frame>
        </presentation:notes>
      </draw:page>
      <draw:page draw:name="page3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9" xml:id="id84" draw:id="id84" draw:layer="layout" svg:width="24.765cm" svg:height="18.297cm" svg:x="0cm" svg:y="0cm">
          <text:list text:style-name="L1">
            <text:list-header>
              <text:p text:style-name="P78"><text:span text:style-name="T25">class <text:s/>A {</text:span></text:p>
              <text:p text:style-name="P78"><text:span text:style-name="T25"><text:s text:c="8"/></text:span><text:span text:style-name="T34">class B{</text:span></text:p>
            </text:list-header>
          </text:list>
          <text:list text:style-name="L2">
            <text:list-header>
              <text:p text:style-name="P78"><text:span text:style-name="T34"><text:s text:c="17"/></text:span><text:span text:style-name="T34">int i,j;</text:span></text:p>
              <text:p text:style-name="P78"><text:span text:style-name="T34"><text:s text:c="6"/></text:span><text:span text:style-name="T34">public :</text:span></text:p>
              <text:p text:style-name="P78"><text:span text:style-name="T34"><text:s text:c="13"/></text:span><text:span text:style-name="T34">void Setij(int <text:s/>m, <text:s/>int n){ <text:s text:c="2"/>i=m; <text:s text:c="2"/>j=n; <text:s/>}</text:span></text:p>
              <text:p text:style-name="P78"><text:span text:style-name="T34"><text:s text:c="8"/></text:span><text:span text:style-name="T34">};</text:span></text:p>
            </text:list-header>
          </text:list>
          <text:list text:style-name="L1">
            <text:list-header>
              <text:p text:style-name="P78"><text:span text:style-name="T25"><text:s text:c="8"/></text:span><text:span text:style-name="T25">float <text:s/>x,y;</text:span></text:p>
              <text:p text:style-name="P78"><text:span text:style-name="T25">public: <text:s/></text:span></text:p>
              <text:p text:style-name="P78"><text:span text:style-name="T25"><text:s text:c="7"/></text:span><text:span text:style-name="T39">B <text:s/>b1,b2;</text:span></text:p>
              <text:p text:style-name="P78"><text:span text:style-name="T25"><text:s text:c="7"/></text:span><text:span text:style-name="T25">void Setxy( float a, float b <text:s/>){ <text:s/>x=a; <text:s text:c="2"/>y=b; <text:s text:c="2"/>}</text:span></text:p>
              <text:p text:style-name="P78"><text:span text:style-name="T25"><text:s text:c="7"/></text:span><text:span text:style-name="T25">void <text:s/>Print(void) { <text:s/>cout&lt;&lt;x&lt;&lt;‘\t’&lt;&lt;y&lt;&lt;endl; <text:s/>}</text:span></text:p>
              <text:p text:style-name="P78"><text:span text:style-name="T25">};</text:span></text:p>
            </text:list-header>
          </text:list>
          <draw:enhanced-geometry svg:viewBox="0 0 21600 21600" draw:type="mso-spt202" draw:enhanced-path="M 0 0 L 21600 0 21600 21600 0 21600 0 0 Z N"/>
        </draw:custom-shape>
        <draw:custom-shape draw:name="AutoShape 3" draw:style-name="gr95" draw:text-style-name="P40" xml:id="id85" draw:id="id85" draw:layer="layout" svg:width="7.831cm" svg:height="2.752cm" svg:x="9.102cm" svg:y="2.328cm">
          <text:list text:style-name="L4">
            <text:list-header>
              <text:p text:style-name="P39"><text:span text:style-name="T35">类</text:span><text:span text:style-name="T51">B</text:span><text:span text:style-name="T35">包含在类</text:span><text:span text:style-name="T51">A</text:span><text:span text:style-name="T35">中，为嵌套定义</text:span></text:p>
            </text:list-header>
          </text:list>
          <draw:enhanced-geometry svg:viewBox="0 0 21600 21600" draw:text-areas="800 800 20800 20800" draw:type="round-rectangular-callout" draw:modifiers="-5254 7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96" draw:text-style-name="P40" xml:id="id86" draw:id="id86" draw:layer="layout" svg:width="6.774cm" svg:height="1.481cm" svg:x="4.868cm" svg:y="10.372cm">
          <text:list text:style-name="L4">
            <text:list-header>
              <text:p text:style-name="P39"><text:span text:style-name="T35">嵌套类的对象</text:span></text:p>
            </text:list-header>
          </text:list>
          <draw:enhanced-geometry svg:viewBox="0 0 21600 21600" draw:text-areas="800 800 20800 20800" draw:type="round-rectangular-callout" draw:modifiers="2363 311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97" draw:text-style-name="P57" xml:id="id87" draw:id="id87" draw:layer="layout" svg:width="12.912cm" svg:height="6.356cm" svg:x="11.853cm" svg:y="7.197cm">
          <text:list text:style-name="L1">
            <text:list-header>
              <text:p text:style-name="P56"><text:span text:style-name="T43">在类</text:span><text:span text:style-name="T28">A</text:span><text:span text:style-name="T43">的定义中，并不为</text:span><text:span text:style-name="T28">b1,b2</text:span><text:span text:style-name="T43">分配空间，</text:span><text:span text:style-name="T45">只有在定义类</text:span><text:span text:style-name="T46">A</text:span><text:span text:style-name="T45">的对象时，才为嵌套类的对象分配空间</text:span><text:span text:style-name="T43">。</text:span><text:span text:style-name="T44">嵌套类的作用域在类</text:span><text:span text:style-name="T27">A</text:span><text:span text:style-name="T44">的定义结束时结束</text:span><text:span text:style-name="T4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84" smil:attributeName="visibility" smil:to="visible"/>
                  <anim:transitionFilter smil:dur="0.5s" smil:targetElement="id84" smil:type="blinds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5" smil:attributeName="visibility" smil:to="visible"/>
                  <anim:transitionFilter smil:dur="0.5s" smil:targetElement="id8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6" smil:attributeName="visibility" smil:to="visible"/>
                  <anim:transitionFilter smil:dur="0.5s" smil:targetElement="id8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7" smil:attributeName="visibility" smil:to="visible"/>
                  <anim:transitionFilter smil:dur="0.5s" smil:targetElement="id87" smil:type="irisWipe" smil:subtype="rectangle" smil:direction="reverse"/>
                </anim:par>
              </anim:par>
            </anim:par>
          </anim:seq>
        </anim:par>
        <presentation:notes draw:style-name="dp2">
          <draw:page-thumbnail draw:style-name="gr4" draw:layer="layout" svg:width="12.7cm" svg:height="9.525cm" svg:x="3.175cm" svg:y="1.904cm" draw:page-number="39" presentation:class="page"/>
          <draw:frame presentation:style-name="pr1" draw:text-style-name="P7" draw:layer="layout" svg:width="13.97cm" svg:height="11.43cm" svg:x="2.54cm" svg:y="12.065cm" presentation:class="notes" presentation:placeholder="true">
            <draw:text-box/>
          </draw:frame>
        </presentation:notes>
      </draw:page>
      <draw:page draw:name="page4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4.977cm" svg:height="1.277cm" svg:x="0cm" svg:y="0cm">
          <text:list text:style-name="L1">
            <text:list-header>
              <text:p text:style-name="P62"><text:span text:style-name="T43">类的对象如何引用私有数据成员</text:span></text:p>
            </text:list-header>
          </text:list>
          <draw:enhanced-geometry svg:viewBox="0 0 21600 21600" draw:type="mso-spt202" draw:enhanced-path="M 0 0 L 21600 0 21600 21600 0 21600 0 0 Z N"/>
        </draw:custom-shape>
        <draw:custom-shape draw:name="Text Box 3" draw:style-name="gr98" draw:text-style-name="P63" draw:layer="layout" svg:width="24.342cm" svg:height="1.277cm" svg:x="0cm" svg:y="1.482cm">
          <text:list text:style-name="L2">
            <text:list-header>
              <text:p text:style-name="P62"><text:span text:style-name="T27">1</text:span><text:span text:style-name="T44">、通过公有函数为私有成员赋值</text:span></text:p>
            </text:list-header>
          </text:list>
          <draw:enhanced-geometry svg:viewBox="0 0 21600 21600" draw:type="mso-spt202" draw:enhanced-path="M 0 0 L 21600 0 21600 21600 0 21600 0 0 Z N"/>
        </draw:custom-shape>
        <draw:custom-shape draw:name="Text Box 4" draw:style-name="gr2" draw:text-style-name="P81" draw:layer="layout" svg:width="25.4cm" svg:height="15.492cm" svg:x="0cm" svg:y="3.387cm">
          <text:list text:style-name="L1">
            <text:list-header>
              <text:p text:style-name="P80"><text:span text:style-name="T28">class <text:s/>Test{</text:span></text:p>
              <text:p text:style-name="P80"><text:span text:style-name="T28"><text:tab/></text:span><text:span text:style-name="T28">int <text:s/>x , <text:s/>y;</text:span></text:p>
              <text:p text:style-name="P80"><text:span text:style-name="T28"><text:s text:c="4"/></text:span><text:span text:style-name="T28">public:</text:span></text:p>
              <text:p text:style-name="P80"><text:span text:style-name="T28"><text:s text:c="7"/></text:span><text:span text:style-name="T28">void Setxy(int <text:s/>a, int b){x=a;</text:span><text:span text:style-name="T28"><text:tab/></text:span><text:span text:style-name="T28">y=b;}</text:span></text:p>
              <text:p text:style-name="P80"><text:span text:style-name="T28"><text:s text:c="7"/></text:span><text:span text:style-name="T28">void <text:s/>Printxy(void) {cout&lt;&lt;"x="&lt;&lt;x&lt;&lt;'\t'&lt;&lt;"y="&lt;&lt;y&lt;&lt;endl;}</text:span></text:p>
              <text:p text:style-name="P80"><text:span text:style-name="T28">} ;</text:span></text:p>
              <text:p text:style-name="P80"><text:span text:style-name="T28">void <text:s/>main(void)</text:span></text:p>
              <text:p text:style-name="P80"><text:span text:style-name="T28">{ <text:s text:c="3"/></text:span><text:span text:style-name="T28"><text:tab/></text:span><text:span text:style-name="T28">Test <text:s text:c="3"/>p1,p2;</text:span></text:p>
              <text:p text:style-name="P80"><text:span text:style-name="T28"><text:s text:c="4"/></text:span><text:span text:style-name="T28"><text:tab/></text:span><text:span text:style-name="T27">p1.Setxy(3, 5)</text:span><text:span text:style-name="T28">;</text:span><text:span text:style-name="T28"><text:tab/></text:span><text:span text:style-name="T28"><text:tab/></text:span></text:p>
              <text:p text:style-name="P80"><text:span text:style-name="T28"><text:s text:c="3"/></text:span><text:span text:style-name="T28"><text:tab/></text:span><text:span text:style-name="T28">p1.Printxy( );</text:span></text:p>
              <text:p text:style-name="P80"><text:span text:style-name="T28">}</text:span></text:p>
            </text:list-header>
          </text:list>
          <draw:enhanced-geometry svg:viewBox="0 0 21600 21600" draw:type="mso-spt202" draw:enhanced-path="M 0 0 L 21600 0 21600 21600 0 21600 0 0 Z N"/>
        </draw:custom-shape>
        <draw:custom-shape draw:name="AutoShape 5" draw:style-name="gr99" draw:text-style-name="P40" xml:id="id88" draw:id="id88" draw:layer="layout" svg:width="7.832cm" svg:height="2.963cm" svg:x="8.678cm" svg:y="12.7cm">
          <text:list text:style-name="L4">
            <text:list-header>
              <text:p text:style-name="P39"><text:span text:style-name="T35">调用公有函数为私有对象赋值</text:span></text:p>
            </text:list-header>
          </text:list>
          <draw:enhanced-geometry svg:viewBox="0 0 21600 21600" draw:text-areas="800 800 20800 20800" draw:type="round-rectangular-callout" draw:modifiers="-2250 175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8" smil:attributeName="visibility" smil:to="visible"/>
                  <anim:transitionFilter smil:dur="0.5s" smil:targetElement="id88" smil:type="irisWipe" smil:subtype="rectangle" smil:direction="reverse"/>
                </anim:par>
              </anim:par>
            </anim:par>
          </anim:seq>
        </anim:par>
        <presentation:notes draw:style-name="dp2">
          <draw:page-thumbnail draw:style-name="gr4" draw:layer="layout" svg:width="12.7cm" svg:height="9.525cm" svg:x="3.175cm" svg:y="1.904cm" draw:page-number="40" presentation:class="page"/>
          <draw:frame presentation:style-name="pr1" draw:text-style-name="P7" draw:layer="layout" svg:width="13.97cm" svg:height="11.43cm" svg:x="2.54cm" svg:y="12.065cm" presentation:class="notes" presentation:placeholder="true">
            <draw:text-box/>
          </draw:frame>
        </presentation:notes>
      </draw:page>
      <draw:page draw:name="page4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4.765cm" svg:height="1.277cm" svg:x="0cm" svg:y="0cm">
          <text:list text:style-name="L1">
            <text:list-header>
              <text:p text:style-name="P62"><text:span text:style-name="T28">2</text:span><text:span text:style-name="T43">、</text:span><text:span text:style-name="T44">利用指针访问私有数据成员</text:span></text:p>
            </text:list-header>
          </text:list>
          <draw:enhanced-geometry svg:viewBox="0 0 21600 21600" draw:type="mso-spt202" draw:enhanced-path="M 0 0 L 21600 0 21600 21600 0 21600 0 0 Z N"/>
        </draw:custom-shape>
        <draw:custom-shape draw:name="Text Box 3" draw:style-name="gr2" draw:text-style-name="P72" draw:layer="layout" svg:width="25.4cm" svg:height="15.664cm" svg:x="0cm" svg:y="1.905cm">
          <text:list text:style-name="L1">
            <text:list-header>
              <text:p text:style-name="P71"><text:span text:style-name="T28">class <text:s/>Test{</text:span></text:p>
              <text:p text:style-name="P71"><text:span text:style-name="T28"><text:tab/></text:span><text:span text:style-name="T28"><text:tab/></text:span><text:span text:style-name="T28">int <text:s/>x,y;</text:span></text:p>
              <text:p text:style-name="P71"><text:span text:style-name="T28"><text:s text:c="3"/></text:span><text:span text:style-name="T28">public:</text:span></text:p>
              <text:p text:style-name="P71"><text:span text:style-name="T28"><text:s text:c="7"/></text:span><text:span text:style-name="T28">void Setxy(int <text:s/>a, int b) {x=a;</text:span><text:span text:style-name="T28"><text:tab/></text:span><text:span text:style-name="T28">y=b;}</text:span></text:p>
              <text:p text:style-name="P71"><text:span text:style-name="T28"><text:s text:c="7"/></text:span><text:span text:style-name="T27">void <text:s/>Getxy(int <text:s/>*px, <text:s/>int *py) {*px=x;*py=y;} //</text:span><text:span text:style-name="T44">提取</text:span><text:span text:style-name="T27">x,y</text:span><text:span text:style-name="T44">值</text:span></text:p>
              <text:p text:style-name="P71"><text:span text:style-name="T43"><text:s text:c="7"/></text:span><text:span text:style-name="T28">void <text:s/>Printxy(void){cout&lt;&lt;"x="&lt;&lt;x&lt;&lt;'\t'&lt;&lt;"y="&lt;&lt;y&lt;&lt;endl; <text:s/>}</text:span></text:p>
              <text:p text:style-name="P71"><text:span text:style-name="T28">};</text:span></text:p>
              <text:p text:style-name="P71"><text:span text:style-name="T28">void <text:s/>main(void)</text:span></text:p>
              <text:p text:style-name="P71"><text:span text:style-name="T28">{ <text:s text:c="3"/>Test <text:s text:c="3"/>p1,p2;</text:span></text:p>
              <text:p text:style-name="P71"><text:span text:style-name="T28"><text:s text:c="6"/></text:span><text:span text:style-name="T28">p1.Setxy(3,5);</text:span></text:p>
              <text:p text:style-name="P71"><text:span text:style-name="T28"><text:s text:c="6"/></text:span><text:span text:style-name="T28">int <text:s/>a,b;</text:span></text:p>
              <text:p text:style-name="P71"><text:span text:style-name="T28"><text:s text:c="6"/></text:span><text:span text:style-name="T28">p1.Getxy(&amp;a, <text:s/>&amp;b);//</text:span><text:span text:style-name="T44">将 <text:s text:c="2"/></text:span><text:span text:style-name="T27">a=x, <text:s text:c="2"/>b=y</text:span></text:p>
              <text:p text:style-name="P71"><text:span text:style-name="T28"><text:s text:c="6"/></text:span><text:span text:style-name="T28">cout&lt;&lt;a&lt;&lt;'\t'&lt;&lt;b&lt;&lt;endl; <text:s/></text:span></text:p>
              <text:p text:style-name="P71"><text:span text:style-name="T28">}</text:span></text:p>
            </text:list-header>
          </text:list>
          <draw:enhanced-geometry svg:viewBox="0 0 21600 21600" draw:type="mso-spt202" draw:enhanced-path="M 0 0 L 21600 0 21600 21600 0 21600 0 0 Z N"/>
        </draw:custom-shape>
        <draw:frame draw:style-name="standard" xml:id="id89" draw:id="id89" draw:layer="layout" svg:width="3.809cm" svg:height="7.414cm" svg:x="20.532cm" svg:y="8.678cm">
          <table:table>
            <table:table-column table:style-name="co6"/>
            <table:table-row table:style-name="ro5">
              <table:table-cell table:style-name="ce10"/>
            </table:table-row>
            <table:table-row table:style-name="ro6">
              <table:table-cell table:style-name="ce11"/>
            </table:table-row>
            <table:table-row table:style-name="ro7">
              <table:table-cell table:style-name="ce11">
                <text:list text:style-name="L1">
                  <text:list-header>
                    <text:p text:style-name="P43"><text:span text:style-name="T25">Setxy()</text:span></text:p>
                  </text:list-header>
                </text:list>
              </table:table-cell>
            </table:table-row>
            <table:table-row table:style-name="ro5">
              <table:table-cell table:style-name="ce11">
                <text:list text:continue-numbering="true" text:style-name="L1">
                  <text:list-header>
                    <text:p text:style-name="P43"><text:span text:style-name="T25">Getxy()</text:span></text:p>
                  </text:list-header>
                </text:list>
              </table:table-cell>
            </table:table-row>
            <table:table-row table:style-name="ro3">
              <table:table-cell table:style-name="ce12">
                <text:list text:continue-numbering="true" text:style-name="L1">
                  <text:list-header>
                    <text:p text:style-name="P43"><text:span text:style-name="T25">Printxy()</text:span></text:p>
                  </text:list-header>
                </text:list>
              </table:table-cell>
            </table:table-row>
          </table:table>
          <draw:image xlink:href="Pictures/TablePreview4.svm" xlink:type="simple" xlink:show="embed" xlink:actuate="onLoad"/>
        </draw:frame>
        <draw:frame draw:style-name="standard" xml:id="id90" draw:id="id90" draw:layer="layout" svg:width="1.057cm" svg:height="6.279cm" svg:x="24.342cm" svg:y="8.678cm">
          <table:table>
            <table:table-column table:style-name="co7"/>
            <table:table-row table:style-name="ro5">
              <table:table-cell table:style-name="ce13">
                <text:list text:style-name="L1">
                  <text:list-header>
                    <text:p text:style-name="P43"><text:span text:style-name="T25">x</text:span></text:p>
                  </text:list-header>
                </text:list>
              </table:table-cell>
            </table:table-row>
            <table:table-row table:style-name="ro8">
              <table:table-cell table:style-name="ce13">
                <text:list text:continue-numbering="true" text:style-name="L1">
                  <text:list-header>
                    <text:p text:style-name="P43"><text:span text:style-name="T25">y</text:span></text:p>
                  </text:list-header>
                </text:list>
              </table:table-cell>
            </table:table-row>
            <table:table-row table:style-name="ro9">
              <table:table-cell table:style-name="ce13"/>
            </table:table-row>
            <table:table-row table:style-name="ro6">
              <table:table-cell table:style-name="ce13"/>
            </table:table-row>
            <table:table-row table:style-name="ro9">
              <table:table-cell table:style-name="ce13"/>
            </table:table-row>
          </table:table>
          <draw:image xlink:href="Pictures/TablePreview5.svm" xlink:type="simple" xlink:show="embed" xlink:actuate="onLoad"/>
        </draw:frame>
        <draw:custom-shape draw:name="Text Box 49" draw:style-name="gr100" draw:text-style-name="P44" xml:id="id91" draw:id="id91" draw:layer="layout" svg:width="2.117cm" svg:height="1.178cm" svg:x="21.378cm" svg:y="8.678cm">
          <text:list text:style-name="L3">
            <text:list-header>
              <text:p text:style-name="P30"><text:span text:style-name="T46">3</text:span></text:p>
            </text:list-header>
          </text:list>
          <draw:enhanced-geometry svg:viewBox="0 0 21600 21600" draw:type="mso-spt202" draw:enhanced-path="M 0 0 L 21600 0 21600 21600 0 21600 0 0 Z N"/>
        </draw:custom-shape>
        <draw:custom-shape draw:name="Text Box 50" draw:style-name="gr101" draw:text-style-name="P44" xml:id="id92" draw:id="id92" draw:layer="layout" svg:width="2.117cm" svg:height="1.178cm" svg:x="21.378cm" svg:y="9.948cm">
          <text:list text:style-name="L3">
            <text:list-header>
              <text:p text:style-name="P30"><text:span text:style-name="T46">5</text:span></text:p>
            </text:list-header>
          </text:list>
          <draw:enhanced-geometry svg:viewBox="0 0 21600 21600" draw:type="mso-spt202" draw:enhanced-path="M 0 0 L 21600 0 21600 21600 0 21600 0 0 Z N"/>
        </draw:custom-shape>
        <draw:custom-shape draw:name="Text Box 52" draw:style-name="gr102" draw:text-style-name="P44" xml:id="id93" draw:id="id93" draw:layer="layout" svg:width="1.481cm" svg:height="1.23cm" svg:x="12.912cm" svg:y="11.43cm">
          <text:list text:style-name="L1">
            <text:list-header>
              <text:p text:style-name="P30"><text:span text:style-name="T43"/></text:p>
            </text:list-header>
          </text:list>
          <draw:enhanced-geometry svg:viewBox="0 0 21600 21600" draw:type="mso-spt202" draw:enhanced-path="M 0 0 L 21600 0 21600 21600 0 21600 0 0 Z N"/>
        </draw:custom-shape>
        <draw:custom-shape draw:name="Text Box 53" draw:style-name="gr26" draw:text-style-name="P44" xml:id="id94" draw:id="id94" draw:layer="layout" svg:width="1.059cm" svg:height="1.178cm" svg:x="11.853cm" svg:y="11.218cm">
          <text:list text:style-name="L1">
            <text:list-header>
              <text:p text:style-name="P30"><text:span text:style-name="T28">b</text:span></text:p>
            </text:list-header>
          </text:list>
          <draw:enhanced-geometry svg:viewBox="0 0 21600 21600" draw:type="mso-spt202" draw:enhanced-path="M 0 0 L 21600 0 21600 21600 0 21600 0 0 Z N"/>
        </draw:custom-shape>
        <draw:custom-shape draw:name="Text Box 54" draw:style-name="gr102" draw:text-style-name="P44" xml:id="id95" draw:id="id95" draw:layer="layout" svg:width="1.481cm" svg:height="1.23cm" svg:x="12.912cm" svg:y="8.89cm">
          <text:list text:style-name="L1">
            <text:list-header>
              <text:p text:style-name="P30"><text:span text:style-name="T43"/></text:p>
            </text:list-header>
          </text:list>
          <draw:enhanced-geometry svg:viewBox="0 0 21600 21600" draw:type="mso-spt202" draw:enhanced-path="M 0 0 L 21600 0 21600 21600 0 21600 0 0 Z N"/>
        </draw:custom-shape>
        <draw:custom-shape draw:name="Text Box 55" draw:style-name="gr26" draw:text-style-name="P44" xml:id="id96" draw:id="id96" draw:layer="layout" svg:width="1.059cm" svg:height="1.178cm" svg:x="11.853cm" svg:y="8.678cm">
          <text:list text:style-name="L1">
            <text:list-header>
              <text:p text:style-name="P30"><text:span text:style-name="T28">a</text:span></text:p>
            </text:list-header>
          </text:list>
          <draw:enhanced-geometry svg:viewBox="0 0 21600 21600" draw:type="mso-spt202" draw:enhanced-path="M 0 0 L 21600 0 21600 21600 0 21600 0 0 Z N"/>
        </draw:custom-shape>
        <draw:custom-shape draw:name="Text Box 56" draw:style-name="gr102" draw:text-style-name="P44" xml:id="id97" draw:id="id97" draw:layer="layout" svg:width="1.482cm" svg:height="1.178cm" svg:x="16.51cm" svg:y="8.89cm">
          <text:list text:style-name="L1">
            <text:list-header>
              <text:p text:style-name="P30"><text:span text:style-name="T28">&amp;a</text:span></text:p>
            </text:list-header>
          </text:list>
          <draw:enhanced-geometry svg:viewBox="0 0 21600 21600" draw:type="mso-spt202" draw:enhanced-path="M 0 0 L 21600 0 21600 21600 0 21600 0 0 Z N"/>
        </draw:custom-shape>
        <draw:custom-shape draw:name="Text Box 57" draw:style-name="gr26" draw:text-style-name="P44" xml:id="id98" draw:id="id98" draw:layer="layout" svg:width="1.058cm" svg:height="1.178cm" svg:x="16.722cm" svg:y="7.62cm">
          <text:list text:style-name="L1">
            <text:list-header>
              <text:p text:style-name="P30"><text:span text:style-name="T28">px</text:span></text:p>
            </text:list-header>
          </text:list>
          <draw:enhanced-geometry svg:viewBox="0 0 21600 21600" draw:type="mso-spt202" draw:enhanced-path="M 0 0 L 21600 0 21600 21600 0 21600 0 0 Z N"/>
        </draw:custom-shape>
        <draw:custom-shape draw:name="Text Box 58" draw:style-name="gr102" draw:text-style-name="P44" xml:id="id99" draw:id="id99" draw:layer="layout" svg:width="1.482cm" svg:height="1.178cm" svg:x="16.51cm" svg:y="11.642cm">
          <text:list text:style-name="L1">
            <text:list-header>
              <text:p text:style-name="P30"><text:span text:style-name="T28">&amp;b</text:span></text:p>
            </text:list-header>
          </text:list>
          <draw:enhanced-geometry svg:viewBox="0 0 21600 21600" draw:type="mso-spt202" draw:enhanced-path="M 0 0 L 21600 0 21600 21600 0 21600 0 0 Z N"/>
        </draw:custom-shape>
        <draw:custom-shape draw:name="Text Box 59" draw:style-name="gr26" draw:text-style-name="P44" xml:id="id100" draw:id="id100" draw:layer="layout" svg:width="1.058cm" svg:height="1.178cm" svg:x="16.722cm" svg:y="10.372cm">
          <text:list text:style-name="L1">
            <text:list-header>
              <text:p text:style-name="P30"><text:span text:style-name="T28">py</text:span></text:p>
            </text:list-header>
          </text:list>
          <draw:enhanced-geometry svg:viewBox="0 0 21600 21600" draw:type="mso-spt202" draw:enhanced-path="M 0 0 L 21600 0 21600 21600 0 21600 0 0 Z N"/>
        </draw:custom-shape>
        <draw:polyline draw:name="Line 60" draw:style-name="gr103" draw:text-style-name="P75" xml:id="id101" draw:id="id101" draw:layer="layout" svg:width="1.904cm" svg:height="0cm" svg:x="14.392cm" svg:y="12.065cm" svg:viewBox="0 0 1905 0" draw:points="1905,0 0,0">
          <text:p/>
        </draw:polyline>
        <draw:polyline draw:name="Line 61" draw:style-name="gr104" draw:text-style-name="P75" xml:id="id102" draw:id="id102" draw:layer="layout" svg:width="1.904cm" svg:height="0cm" svg:x="14.392cm" svg:y="9.525cm" svg:viewBox="0 0 1905 0" draw:points="1905,0 0,0">
          <text:p/>
        </draw:polyline>
        <draw:custom-shape draw:name="AutoShape 62" draw:style-name="gr105" draw:text-style-name="P82" xml:id="id103" draw:id="id103" draw:layer="layout" svg:width="9.949cm" svg:height="1.481cm" draw:transform="rotate (-3.14159265358979) translate (22.436cm 11.201cm)">
          <text:list text:style-name="L1">
            <text:list-header>
              <text:p text:style-name="P37"><text:span text:style-name="T24"/></text:p>
            </text:list-header>
          </text:list>
          <draw:enhanced-geometry svg:viewBox="0 0 21600 21600" draw:mirror-vertical="true" draw:glue-points="?f8 0 ?f11 ?f2 ?f15 0 ?f16 ?f21 ?f13 ?f2" draw:text-areas="?f41 ?f43 ?f42 ?f44" draw:type="mso-spt104" draw:modifiers="15542 19202 5250" draw:enhanced-path="B 0 ?f22 ?f3 ?f21 0 0 ?f4 ?f21 A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Text Box 63" draw:style-name="gr106" draw:text-style-name="P44" xml:id="id104" draw:id="id104" draw:layer="layout" svg:width="2.117cm" svg:height="1.178cm" svg:x="12.7cm" svg:y="8.89cm">
          <text:list text:style-name="L3">
            <text:list-header>
              <text:p text:style-name="P30"><text:span text:style-name="T46">3</text:span></text:p>
            </text:list-header>
          </text:list>
          <draw:enhanced-geometry svg:viewBox="0 0 21600 21600" draw:type="mso-spt202" draw:enhanced-path="M 0 0 L 21600 0 21600 21600 0 21600 0 0 Z N"/>
        </draw:custom-shape>
        <draw:polyline draw:name="Line 65" draw:style-name="gr107" draw:text-style-name="P75" xml:id="id105" draw:id="id105" draw:layer="layout" svg:width="7.831cm" svg:height="0.846cm" svg:x="14.393cm" svg:y="10.795cm" svg:viewBox="0 0 7832 847" draw:points="7832,0 0,847">
          <text:p/>
        </draw:polyline>
        <draw:custom-shape draw:name="Text Box 66" draw:style-name="gr108" draw:text-style-name="P44" xml:id="id106" draw:id="id106" draw:layer="layout" svg:width="2.117cm" svg:height="1.178cm" svg:x="12.7cm" svg:y="11.43cm">
          <text:list text:style-name="L3">
            <text:list-header>
              <text:p text:style-name="P30"><text:span text:style-name="T46">5</text:span></text:p>
            </text:list-header>
          </text:list>
          <draw:enhanced-geometry svg:viewBox="0 0 21600 21600" draw:type="mso-spt202" draw:enhanced-path="M 0 0 L 21600 0 21600 21600 0 21600 0 0 Z N"/>
        </draw:custom-shape>
        <draw:custom-shape draw:name="Text Box 67" draw:style-name="gr109" draw:text-style-name="P84" xml:id="id107" draw:id="id107" draw:layer="layout" svg:width="3.598cm" svg:height="2.058cm" svg:x="14.817cm" svg:y="8.043cm">
          <text:list text:style-name="L1">
            <text:list-header>
              <text:p text:style-name="P83"><text:span text:style-name="T52"/></text:p>
              <text:p text:style-name="P83"><text:span text:style-name="T52"/></text:p>
            </text:list-header>
          </text:list>
          <draw:enhanced-geometry svg:viewBox="0 0 21600 21600" draw:type="mso-spt202" draw:enhanced-path="M 0 0 L 21600 0 21600 21600 0 21600 0 0 Z N"/>
        </draw:custom-shape>
        <draw:custom-shape draw:name="Text Box 68" draw:style-name="gr109" draw:text-style-name="P84" xml:id="id108" draw:id="id108" draw:layer="layout" svg:width="3.598cm" svg:height="2.058cm" svg:x="15.24cm" svg:y="10.795cm">
          <text:list text:style-name="L1">
            <text:list-header>
              <text:p text:style-name="P83"><text:span text:style-name="T52"/></text:p>
              <text:p text:style-name="P83"><text:span text:style-name="T52"/></text:p>
            </text:list-header>
          </text:list>
          <draw:enhanced-geometry svg:viewBox="0 0 21600 21600" draw:type="mso-spt202" draw:enhanced-path="M 0 0 L 21600 0 21600 21600 0 21600 0 0 Z N"/>
        </draw:custom-shape>
        <draw:custom-shape draw:name="Text Box 69" draw:style-name="gr110" draw:text-style-name="P86" xml:id="id109" draw:id="id109" draw:layer="layout" svg:width="10.16cm" svg:height="1.737cm" svg:x="12.277cm" svg:y="15.875cm">
          <text:list text:style-name="L2">
            <text:list-header>
              <text:p text:style-name="P85"><text:span text:style-name="T23">输出： </text:span><text:span text:style-name="T30">3</text:span><text:span text:style-name="T30"><text:tab/></text:span><text:span text:style-name="T30"> <text:s text:c="2"/>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9" smil:attributeName="visibility" smil:to="visible"/>
                  <anim:transitionFilter smil:dur="0.5s" smil:targetElement="id8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90" smil:attributeName="visibility" smil:to="visible"/>
                  <anim:transitionFilter smil:dur="0.5s" smil:targetElement="id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3" smil:attributeName="visibility" smil:to="visible"/>
                  <anim:transitionFilter smil:dur="0.5s" smil:targetElement="id9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6" smil:attributeName="visibility" smil:to="visible"/>
                  <anim:transitionFilter smil:dur="0.5s" smil:targetElement="id9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7" smil:attributeName="visibility" smil:to="visible"/>
                  <anim:transitionFilter smil:dur="0.5s" smil:targetElement="id9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8" smil:attributeName="visibility" smil:to="visible"/>
                  <anim:transitionFilter smil:dur="0.5s" smil:targetElement="id9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0" smil:attributeName="visibility" smil:to="visible"/>
                  <anim:transitionFilter smil:dur="0.5s" smil:targetElement="id10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01" smil:attributeName="visibility" smil:to="visible"/>
                  <anim:transitionFilter smil:dur="0.5s" smil:targetElement="id101"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02" smil:attributeName="visibility" smil:to="visible"/>
                  <anim:transitionFilter smil:dur="0.5s" smil:targetElement="id10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103" smil:attributeName="visibility" smil:to="visible"/>
                  <anim:transitionFilter smil:dur="0.5s" smil:targetElement="id103"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05" smil:attributeName="visibility" smil:to="visible"/>
                  <anim:transitionFilter smil:dur="0.5s" smil:targetElement="id10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6" smil:attributeName="visibility" smil:to="visible"/>
                  <anim:transitionFilter smil:dur="0.5s" smil:targetElement="id10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anim:par>
          </anim:seq>
        </anim:par>
        <presentation:notes draw:style-name="dp2">
          <draw:page-thumbnail draw:style-name="gr4" draw:layer="layout" svg:width="12.7cm" svg:height="9.525cm" svg:x="3.175cm" svg:y="1.904cm" draw:page-number="41" presentation:class="page"/>
          <draw:frame presentation:style-name="pr1" draw:text-style-name="P7" draw:layer="layout" svg:width="13.97cm" svg:height="11.43cm" svg:x="2.54cm" svg:y="12.065cm" presentation:class="notes" presentation:placeholder="true">
            <draw:text-box/>
          </draw:frame>
        </presentation:notes>
      </draw:page>
      <draw:page draw:name="page4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1" draw:layer="layout" svg:width="24.765cm" svg:height="1.446cm" svg:x="0cm" svg:y="0cm">
          <text:list text:style-name="L1">
            <text:list-header>
              <text:p text:style-name="P50"><text:span text:style-name="T25">3</text:span><text:span text:style-name="T24">、利用函数访问私有数据成员</text:span></text:p>
            </text:list-header>
          </text:list>
          <draw:enhanced-geometry svg:viewBox="0 0 21600 21600" draw:type="mso-spt202" draw:enhanced-path="M 0 0 L 21600 0 21600 21600 0 21600 0 0 Z N"/>
        </draw:custom-shape>
        <draw:custom-shape draw:name="Text Box 3" draw:style-name="gr2" draw:text-style-name="P72" draw:layer="layout" svg:width="25.4cm" svg:height="16.802cm" svg:x="0cm" svg:y="1.905cm">
          <text:list text:style-name="L1">
            <text:list-header>
              <text:p text:style-name="P71"><text:span text:style-name="T28">class <text:s/>Test{</text:span></text:p>
              <text:p text:style-name="P71"><text:span text:style-name="T28"><text:tab/></text:span><text:span text:style-name="T28"><text:tab/></text:span><text:span text:style-name="T28">int <text:s/>x,y;</text:span></text:p>
              <text:p text:style-name="P71"><text:span text:style-name="T28"><text:s text:c="3"/></text:span><text:span text:style-name="T28">public:</text:span></text:p>
              <text:p text:style-name="P71"><text:span text:style-name="T28"><text:s text:c="7"/></text:span><text:span text:style-name="T28">void Setxy(int <text:s/>a, int b) {x=a;</text:span><text:span text:style-name="T28"><text:tab/></text:span><text:span text:style-name="T28">y=b;}</text:span></text:p>
              <text:p text:style-name="P71"><text:span text:style-name="T28"><text:s text:c="7"/></text:span><text:span text:style-name="T27">int <text:s/>Getx(void) { return <text:s text:c="2"/>x;} //</text:span><text:span text:style-name="T44">返回</text:span><text:span text:style-name="T27">x</text:span><text:span text:style-name="T44">值</text:span></text:p>
            </text:list-header>
          </text:list>
          <text:list text:style-name="L2">
            <text:list-header>
              <text:p text:style-name="P71"><text:span text:style-name="T44"><text:s text:c="7"/></text:span><text:span text:style-name="T27">int <text:s/>Gety(void) { return <text:s text:c="2"/>y;} //</text:span><text:span text:style-name="T44">返回</text:span><text:span text:style-name="T27">y</text:span><text:span text:style-name="T44">值</text:span></text:p>
            </text:list-header>
          </text:list>
          <text:list text:style-name="L1">
            <text:list-header>
              <text:p text:style-name="P71"><text:span text:style-name="T43"><text:s text:c="7"/></text:span><text:span text:style-name="T28">void <text:s/>Printxy(void){cout&lt;&lt;"x="&lt;&lt;x&lt;&lt;'\t'&lt;&lt;"y="&lt;&lt;y&lt;&lt;endl; <text:s/>}</text:span></text:p>
              <text:p text:style-name="P71"><text:span text:style-name="T28">};</text:span></text:p>
              <text:p text:style-name="P71"><text:span text:style-name="T28">void <text:s/>main(void)</text:span></text:p>
              <text:p text:style-name="P71"><text:span text:style-name="T28">{ <text:s text:c="3"/>Test <text:s text:c="3"/>p1,p2;</text:span></text:p>
              <text:p text:style-name="P71"><text:span text:style-name="T28"><text:s text:c="6"/></text:span><text:span text:style-name="T28">p1.Setxy(3,5);</text:span></text:p>
              <text:p text:style-name="P71"><text:span text:style-name="T28"><text:s text:c="6"/></text:span><text:span text:style-name="T28">int <text:s/>a,b;</text:span></text:p>
              <text:p text:style-name="P71"><text:span text:style-name="T28"><text:s text:c="6"/></text:span><text:span text:style-name="T28">a=</text:span><text:span text:style-name="T27">p1.Getx( )</text:span><text:span text:style-name="T28">; <text:s text:c="4"/>b=</text:span><text:span text:style-name="T27">p1.Gety()</text:span><text:span text:style-name="T28">; <text:s/>//</text:span><text:span text:style-name="T43">将 <text:s text:c="2"/></text:span><text:span text:style-name="T28">a=x, <text:s text:c="2"/>b=y</text:span></text:p>
              <text:p text:style-name="P71"><text:span text:style-name="T28"><text:s text:c="6"/></text:span><text:span text:style-name="T28">cout&lt;&lt;a&lt;&lt;'\t'&lt;&lt;b&lt;&lt;endl; <text:s/></text:span></text:p>
              <text:p text:style-name="P71"><text:span text:style-name="T28">}</text:span></text:p>
            </text:list-header>
          </text:list>
          <draw:enhanced-geometry svg:viewBox="0 0 21600 21600" draw:type="mso-spt202" draw:enhanced-path="M 0 0 L 21600 0 21600 21600 0 21600 0 0 Z N"/>
        </draw:custom-shape>
        <draw:custom-shape draw:name="Text Box 4" draw:style-name="gr111" draw:text-style-name="P88" draw:layer="layout" svg:width="8.255cm" svg:height="3.581cm" svg:x="12.7cm" svg:y="10.372cm">
          <text:list text:style-name="L1">
            <text:list-header>
              <text:p text:style-name="P87"><text:span text:style-name="T4">函数值就是私有成员变量的值</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2" presentation:class="page"/>
          <draw:frame presentation:style-name="pr1" draw:text-style-name="P7" draw:layer="layout" svg:width="13.97cm" svg:height="11.43cm" svg:x="2.54cm" svg:y="12.065cm" presentation:class="notes" presentation:placeholder="true">
            <draw:text-box/>
          </draw:frame>
        </presentation:notes>
      </draw:page>
      <draw:page draw:name="page4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4.765cm" svg:height="1.277cm" svg:x="0cm" svg:y="0cm">
          <text:list text:style-name="L1">
            <text:list-header>
              <text:p text:style-name="P62"><text:span text:style-name="T28">4</text:span><text:span text:style-name="T43">、利用引用访问私有数据成员</text:span></text:p>
            </text:list-header>
          </text:list>
          <draw:enhanced-geometry svg:viewBox="0 0 21600 21600" draw:type="mso-spt202" draw:enhanced-path="M 0 0 L 21600 0 21600 21600 0 21600 0 0 Z N"/>
        </draw:custom-shape>
        <draw:custom-shape draw:name="Text Box 3" draw:style-name="gr2" draw:text-style-name="P90" draw:layer="layout" svg:width="25.4cm" svg:height="17.092cm" svg:x="0cm" svg:y="1.482cm">
          <text:list text:style-name="L1">
            <text:list-header>
              <text:p text:style-name="P89"><text:span text:style-name="T28">class <text:s/>Test{</text:span></text:p>
              <text:p text:style-name="P89"><text:span text:style-name="T28"><text:tab/></text:span><text:span text:style-name="T28">int <text:s/>x,y;</text:span></text:p>
              <text:p text:style-name="P89"><text:span text:style-name="T28"><text:s text:c="3"/></text:span><text:span text:style-name="T28">public:</text:span></text:p>
              <text:p text:style-name="P89"><text:span text:style-name="T28"><text:s text:c="7"/></text:span><text:span text:style-name="T28">void Setxy(int <text:s/>a, int b){</text:span><text:span text:style-name="T28"><text:tab/></text:span><text:span text:style-name="T28">x=a; <text:s text:c="2"/>y=b;}</text:span></text:p>
              <text:p text:style-name="P89"><text:span text:style-name="T28"><text:s text:c="6"/></text:span><text:span text:style-name="T27">void <text:s/>Getxy(int &amp;px, <text:s/>int &amp;py) { px=x;</text:span><text:span text:style-name="T27"><text:tab/></text:span><text:span text:style-name="T27">py=y;</text:span><text:span text:style-name="T27"><text:tab/></text:span><text:span text:style-name="T27">} //</text:span><text:span text:style-name="T44">提取</text:span><text:span text:style-name="T27">x,y</text:span><text:span text:style-name="T44">值</text:span></text:p>
              <text:p text:style-name="P89"><text:span text:style-name="T43"><text:s text:c="6"/></text:span><text:span text:style-name="T28">void <text:s/>Printxy(void){cout&lt;&lt;"x="&lt;&lt;x&lt;&lt;'\t'&lt;&lt;"y="&lt;&lt;y&lt;&lt;endl; <text:s/>}</text:span></text:p>
              <text:p text:style-name="P89"><text:span text:style-name="T28">};</text:span></text:p>
              <text:p text:style-name="P89"><text:span text:style-name="T28">void <text:s/>main(void)</text:span></text:p>
              <text:p text:style-name="P89"><text:span text:style-name="T28">{ <text:s text:c="4"/>Test <text:s text:c="3"/>p1,p2;</text:span></text:p>
              <text:p text:style-name="P89"><text:span text:style-name="T28"><text:s text:c="7"/></text:span><text:span text:style-name="T28">p1.Setxy(3,5);</text:span></text:p>
              <text:p text:style-name="P89"><text:span text:style-name="T28"><text:s text:c="7"/></text:span><text:span text:style-name="T28">int <text:s/>a,b;</text:span></text:p>
              <text:p text:style-name="P89"><text:span text:style-name="T28"><text:s text:c="7"/></text:span><text:span text:style-name="T27">p1.Getxy(a, <text:s/>b);//</text:span><text:span text:style-name="T44">将 <text:s text:c="2"/></text:span><text:span text:style-name="T27">a=x, <text:s text:c="2"/>b=y</text:span></text:p>
              <text:p text:style-name="P89"><text:span text:style-name="T28"><text:s text:c="7"/></text:span><text:span text:style-name="T28">cout&lt;&lt;a&lt;&lt;'\t'&lt;&lt;b&lt;&lt;endl; <text:s/></text:span></text:p>
              <text:p text:style-name="P89"><text:span text:style-name="T28">}</text:span></text:p>
            </text:list-header>
          </text:list>
          <draw:enhanced-geometry svg:viewBox="0 0 21600 21600" draw:type="mso-spt202" draw:enhanced-path="M 0 0 L 21600 0 21600 21600 0 21600 0 0 Z N"/>
        </draw:custom-shape>
        <draw:frame draw:style-name="standard" xml:id="id110" draw:id="id110" draw:layer="layout" svg:width="3.809cm" svg:height="7.414cm" svg:x="20.108cm" svg:y="9.313cm">
          <table:table>
            <table:table-column table:style-name="co6"/>
            <table:table-row table:style-name="ro5">
              <table:table-cell table:style-name="ce10"/>
            </table:table-row>
            <table:table-row table:style-name="ro6">
              <table:table-cell table:style-name="ce11"/>
            </table:table-row>
            <table:table-row table:style-name="ro7">
              <table:table-cell table:style-name="ce11">
                <text:list text:style-name="L1">
                  <text:list-header>
                    <text:p text:style-name="P43"><text:span text:style-name="T25">Setxy()</text:span></text:p>
                  </text:list-header>
                </text:list>
              </table:table-cell>
            </table:table-row>
            <table:table-row table:style-name="ro5">
              <table:table-cell table:style-name="ce11">
                <text:list text:continue-numbering="true" text:style-name="L1">
                  <text:list-header>
                    <text:p text:style-name="P43"><text:span text:style-name="T25">Getxy()</text:span></text:p>
                  </text:list-header>
                </text:list>
              </table:table-cell>
            </table:table-row>
            <table:table-row table:style-name="ro3">
              <table:table-cell table:style-name="ce12">
                <text:list text:continue-numbering="true" text:style-name="L1">
                  <text:list-header>
                    <text:p text:style-name="P43"><text:span text:style-name="T25">Printxy()</text:span></text:p>
                  </text:list-header>
                </text:list>
              </table:table-cell>
            </table:table-row>
          </table:table>
          <draw:image xlink:href="Pictures/TablePreview6.svm" xlink:type="simple" xlink:show="embed" xlink:actuate="onLoad"/>
        </draw:frame>
        <draw:frame draw:style-name="standard" xml:id="id111" draw:id="id111" draw:layer="layout" svg:width="1.058cm" svg:height="6.279cm" svg:x="23.918cm" svg:y="9.313cm">
          <table:table>
            <table:table-column table:style-name="co8"/>
            <table:table-row table:style-name="ro5">
              <table:table-cell table:style-name="ce13">
                <text:list text:style-name="L1">
                  <text:list-header>
                    <text:p text:style-name="P43"><text:span text:style-name="T25">x</text:span></text:p>
                  </text:list-header>
                </text:list>
              </table:table-cell>
            </table:table-row>
            <table:table-row table:style-name="ro8">
              <table:table-cell table:style-name="ce13">
                <text:list text:continue-numbering="true" text:style-name="L1">
                  <text:list-header>
                    <text:p text:style-name="P43"><text:span text:style-name="T25">y</text:span></text:p>
                  </text:list-header>
                </text:list>
              </table:table-cell>
            </table:table-row>
            <table:table-row table:style-name="ro9">
              <table:table-cell table:style-name="ce13"/>
            </table:table-row>
            <table:table-row table:style-name="ro6">
              <table:table-cell table:style-name="ce13"/>
            </table:table-row>
            <table:table-row table:style-name="ro9">
              <table:table-cell table:style-name="ce13"/>
            </table:table-row>
          </table:table>
          <draw:image xlink:href="Pictures/TablePreview7.svm" xlink:type="simple" xlink:show="embed" xlink:actuate="onLoad"/>
        </draw:frame>
        <draw:custom-shape draw:name="Text Box 36" draw:style-name="gr112" draw:text-style-name="P44" xml:id="id112" draw:id="id112" draw:layer="layout" svg:width="2.117cm" svg:height="1.178cm" svg:x="20.955cm" svg:y="9.313cm">
          <text:list text:style-name="L3">
            <text:list-header>
              <text:p text:style-name="P30"><text:span text:style-name="T46">3</text:span></text:p>
            </text:list-header>
          </text:list>
          <draw:enhanced-geometry svg:viewBox="0 0 21600 21600" draw:type="mso-spt202" draw:enhanced-path="M 0 0 L 21600 0 21600 21600 0 21600 0 0 Z N"/>
        </draw:custom-shape>
        <draw:custom-shape draw:name="Text Box 37" draw:style-name="gr113" draw:text-style-name="P44" xml:id="id113" draw:id="id113" draw:layer="layout" svg:width="2.117cm" svg:height="1.178cm" svg:x="20.955cm" svg:y="10.583cm">
          <text:list text:style-name="L3">
            <text:list-header>
              <text:p text:style-name="P30"><text:span text:style-name="T46">5</text:span></text:p>
            </text:list-header>
          </text:list>
          <draw:enhanced-geometry svg:viewBox="0 0 21600 21600" draw:type="mso-spt202" draw:enhanced-path="M 0 0 L 21600 0 21600 21600 0 21600 0 0 Z N"/>
        </draw:custom-shape>
        <draw:custom-shape draw:name="Text Box 38" draw:style-name="gr102" draw:text-style-name="P44" xml:id="id114" draw:id="id114" draw:layer="layout" svg:width="1.482cm" svg:height="1.231cm" svg:x="15.663cm" svg:y="11.853cm">
          <text:list text:style-name="L1">
            <text:list-header>
              <text:p text:style-name="P30"><text:span text:style-name="T43"/></text:p>
            </text:list-header>
          </text:list>
          <draw:enhanced-geometry svg:viewBox="0 0 21600 21600" draw:type="mso-spt202" draw:enhanced-path="M 0 0 L 21600 0 21600 21600 0 21600 0 0 Z N"/>
        </draw:custom-shape>
        <draw:custom-shape draw:name="Text Box 39" draw:style-name="gr26" draw:text-style-name="P44" xml:id="id115" draw:id="id115" draw:layer="layout" svg:width="1.058cm" svg:height="1.178cm" svg:x="14.605cm" svg:y="11.218cm">
          <text:list text:style-name="L1">
            <text:list-header>
              <text:p text:style-name="P30"><text:span text:style-name="T28">b</text:span></text:p>
            </text:list-header>
          </text:list>
          <draw:enhanced-geometry svg:viewBox="0 0 21600 21600" draw:type="mso-spt202" draw:enhanced-path="M 0 0 L 21600 0 21600 21600 0 21600 0 0 Z N"/>
        </draw:custom-shape>
        <draw:custom-shape draw:name="Text Box 40" draw:style-name="gr102" draw:text-style-name="P44" xml:id="id116" draw:id="id116" draw:layer="layout" svg:width="1.482cm" svg:height="1.231cm" svg:x="15.663cm" svg:y="9.313cm">
          <text:list text:style-name="L1">
            <text:list-header>
              <text:p text:style-name="P30"><text:span text:style-name="T43"/></text:p>
            </text:list-header>
          </text:list>
          <draw:enhanced-geometry svg:viewBox="0 0 21600 21600" draw:type="mso-spt202" draw:enhanced-path="M 0 0 L 21600 0 21600 21600 0 21600 0 0 Z N"/>
        </draw:custom-shape>
        <draw:custom-shape draw:name="Text Box 41" draw:style-name="gr26" draw:text-style-name="P44" xml:id="id117" draw:id="id117" draw:layer="layout" svg:width="1.058cm" svg:height="1.178cm" svg:x="14.605cm" svg:y="8.678cm">
          <text:list text:style-name="L1">
            <text:list-header>
              <text:p text:style-name="P30"><text:span text:style-name="T28">a</text:span></text:p>
            </text:list-header>
          </text:list>
          <draw:enhanced-geometry svg:viewBox="0 0 21600 21600" draw:type="mso-spt202" draw:enhanced-path="M 0 0 L 21600 0 21600 21600 0 21600 0 0 Z N"/>
        </draw:custom-shape>
        <draw:custom-shape draw:name="Text Box 43" draw:style-name="gr114" draw:text-style-name="P44" xml:id="id118" draw:id="id118" draw:layer="layout" svg:width="1.059cm" svg:height="1.178cm" svg:x="14.393cm" svg:y="9.737cm">
          <text:list text:style-name="L2">
            <text:list-header>
              <text:p text:style-name="P30"><text:span text:style-name="T27">px</text:span></text:p>
            </text:list-header>
          </text:list>
          <draw:enhanced-geometry svg:viewBox="0 0 21600 21600" draw:type="mso-spt202" draw:enhanced-path="M 0 0 L 21600 0 21600 21600 0 21600 0 0 Z N"/>
        </draw:custom-shape>
        <draw:custom-shape draw:name="Text Box 45" draw:style-name="gr115" draw:text-style-name="P44" xml:id="id119" draw:id="id119" draw:layer="layout" svg:width="1.058cm" svg:height="1.178cm" svg:x="14.605cm" svg:y="12.488cm">
          <text:list text:style-name="L2">
            <text:list-header>
              <text:p text:style-name="P30"><text:span text:style-name="T27">py</text:span></text:p>
            </text:list-header>
          </text:list>
          <draw:enhanced-geometry svg:viewBox="0 0 21600 21600" draw:type="mso-spt202" draw:enhanced-path="M 0 0 L 21600 0 21600 21600 0 21600 0 0 Z N"/>
        </draw:custom-shape>
        <draw:polyline draw:name="Line 46" draw:style-name="gr116" draw:text-style-name="P75" xml:id="id122" draw:id="id122" draw:layer="layout" svg:width="2.962cm" svg:height="1.48cm" svg:x="17.144cm" svg:y="11.007cm" svg:viewBox="0 0 2963 1481" draw:points="2963,0 0,1481">
          <text:p/>
        </draw:polyline>
        <draw:polyline draw:name="Line 47" draw:style-name="gr117" draw:text-style-name="P75" xml:id="id120" draw:id="id120" draw:layer="layout" svg:width="2.75cm" svg:height="0cm" svg:x="17.356cm" svg:y="10.16cm" svg:viewBox="0 0 2751 0" draw:points="2751,0 0,0">
          <text:p/>
        </draw:polyline>
        <draw:custom-shape draw:name="Text Box 49" draw:style-name="gr118" draw:text-style-name="P44" xml:id="id121" draw:id="id121" draw:layer="layout" svg:width="2.116cm" svg:height="1.178cm" svg:x="15.452cm" svg:y="9.313cm">
          <text:list text:style-name="L3">
            <text:list-header>
              <text:p text:style-name="P30"><text:span text:style-name="T46">3</text:span></text:p>
            </text:list-header>
          </text:list>
          <draw:enhanced-geometry svg:viewBox="0 0 21600 21600" draw:type="mso-spt202" draw:enhanced-path="M 0 0 L 21600 0 21600 21600 0 21600 0 0 Z N"/>
        </draw:custom-shape>
        <draw:custom-shape draw:name="Text Box 51" draw:style-name="gr119" draw:text-style-name="P44" xml:id="id123" draw:id="id123" draw:layer="layout" svg:width="2.116cm" svg:height="1.178cm" svg:x="15.452cm" svg:y="11.853cm">
          <text:list text:style-name="L3">
            <text:list-header>
              <text:p text:style-name="P30"><text:span text:style-name="T46">5</text:span></text:p>
            </text:list-header>
          </text:list>
          <draw:enhanced-geometry svg:viewBox="0 0 21600 21600" draw:type="mso-spt202" draw:enhanced-path="M 0 0 L 21600 0 21600 21600 0 21600 0 0 Z N"/>
        </draw:custom-shape>
        <draw:custom-shape draw:name="Text Box 53" draw:style-name="gr109" draw:text-style-name="P84" xml:id="id124" draw:id="id124" draw:layer="layout" svg:width="2.117cm" svg:height="0.9cm" svg:x="13.335cm" svg:y="10.16cm">
          <text:list text:style-name="L1">
            <text:list-header>
              <text:p text:style-name="P83"><text:span text:style-name="T53"/></text:p>
            </text:list-header>
          </text:list>
          <draw:enhanced-geometry svg:viewBox="0 0 21600 21600" draw:type="mso-spt202" draw:enhanced-path="M 0 0 L 21600 0 21600 21600 0 21600 0 0 Z N"/>
        </draw:custom-shape>
        <draw:custom-shape draw:name="Text Box 54" draw:style-name="gr120" draw:text-style-name="P86" xml:id="id126" draw:id="id126" draw:layer="layout" svg:width="10.16cm" svg:height="1.737cm" svg:x="11.853cm" svg:y="16.51cm">
          <text:list text:style-name="L2">
            <text:list-header>
              <text:p text:style-name="P85"><text:span text:style-name="T23">输出： </text:span><text:span text:style-name="T30">3</text:span><text:span text:style-name="T30"><text:tab/></text:span><text:span text:style-name="T30"> <text:s text:c="2"/>5</text:span></text:p>
            </text:list-header>
          </text:list>
          <draw:enhanced-geometry svg:viewBox="0 0 21600 21600" draw:type="mso-spt202" draw:enhanced-path="M 0 0 L 21600 0 21600 21600 0 21600 0 0 Z N"/>
        </draw:custom-shape>
        <draw:custom-shape draw:name="Text Box 55" draw:style-name="gr109" draw:text-style-name="P84" xml:id="id125" draw:id="id125" draw:layer="layout" svg:width="2.116cm" svg:height="0.899cm" svg:x="13.547cm" svg:y="12.912cm">
          <text:list text:style-name="L1">
            <text:list-header>
              <text:p text:style-name="P83"><text:span text:style-name="T53"/></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0" smil:attributeName="visibility" smil:to="visible"/>
                  <anim:transitionFilter smil:dur="0.5s" smil:targetElement="id11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2" smil:attributeName="visibility" smil:to="visible"/>
                  <anim:transitionFilter smil:dur="0.5s" smil:targetElement="id11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4" smil:attributeName="visibility" smil:to="visible"/>
                  <anim:transitionFilter smil:dur="0.5s" smil:targetElement="id11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6" smil:attributeName="visibility" smil:to="visible"/>
                  <anim:transitionFilter smil:dur="0.5s" smil:targetElement="id11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7" smil:attributeName="visibility" smil:to="visible"/>
                  <anim:transitionFilter smil:dur="0.5s" smil:targetElement="id11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9" smil:attributeName="visibility" smil:to="visible"/>
                  <anim:transitionFilter smil:dur="0.5s" smil:targetElement="id1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20" smil:attributeName="visibility" smil:to="visible"/>
                  <anim:transitionFilter smil:dur="0.5s" smil:targetElement="id120"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1" smil:attributeName="visibility" smil:to="visible"/>
                  <anim:transitionFilter smil:dur="0.5s" smil:targetElement="id1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22" smil:attributeName="visibility" smil:to="visible"/>
                  <anim:transitionFilter smil:dur="0.5s" smil:targetElement="id122"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3" smil:attributeName="visibility" smil:to="visible"/>
                  <anim:transitionFilter smil:dur="0.5s" smil:targetElement="id12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4" smil:attributeName="visibility" smil:to="visible"/>
                  <anim:transitionFilter smil:dur="0.5s" smil:targetElement="id12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5" smil:attributeName="visibility" smil:to="visible"/>
                  <anim:transitionFilter smil:dur="0.5s" smil:targetElement="id12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6" smil:attributeName="visibility" smil:to="visible"/>
                  <anim:transitionFilter smil:dur="0.5s" smil:targetElement="id126" smil:type="barWipe" smil:subtype="leftToRight"/>
                </anim:par>
              </anim:par>
            </anim:par>
          </anim:seq>
        </anim:par>
        <presentation:notes draw:style-name="dp2">
          <draw:page-thumbnail draw:style-name="gr4" draw:layer="layout" svg:width="12.7cm" svg:height="9.525cm" svg:x="3.175cm" svg:y="1.904cm" draw:page-number="43" presentation:class="page"/>
          <draw:frame presentation:style-name="pr1" draw:text-style-name="P7" draw:layer="layout" svg:width="13.97cm" svg:height="11.43cm" svg:x="2.54cm" svg:y="12.065cm" presentation:class="notes" presentation:placeholder="true">
            <draw:text-box/>
          </draw:frame>
        </presentation:notes>
      </draw:page>
      <draw:page draw:name="page4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277cm" svg:x="0cm" svg:y="0cm">
          <text:list text:style-name="L1">
            <text:list-header>
              <text:p text:style-name="P62"><text:span text:style-name="T43">类引用举例（三角形类：三角形的三边及与三边相关的运算）</text:span></text:p>
            </text:list-header>
          </text:list>
          <draw:enhanced-geometry svg:viewBox="0 0 21600 21600" draw:type="mso-spt202" draw:enhanced-path="M 0 0 L 21600 0 21600 21600 0 21600 0 0 Z N"/>
        </draw:custom-shape>
        <draw:custom-shape draw:name="Text Box 3" draw:style-name="gr121" draw:text-style-name="P63" draw:layer="layout" svg:width="24.977cm" svg:height="15.182cm" svg:x="0cm" svg:y="1.693cm">
          <text:list text:style-name="L2">
            <text:list-header>
              <text:p text:style-name="P62"><text:span text:style-name="T27">class </text:span><text:span text:style-name="T27">Trian</text:span><text:span text:style-name="T27">gle{</text:span></text:p>
              <text:p text:style-name="P62"><text:span text:style-name="T27">privat</text:span><text:span text:style-name="T27">e:</text:span></text:p>
              <text:p text:style-name="P62"><text:span text:style-name="T27"><text:tab/></text:span><text:span text:style-name="T27">float <text:s/></text:span><text:span text:style-name="T27">a,b,c; <text:s text:c="2"/></text:span><text:span text:style-name="T27">//</text:span><text:span text:style-name="T44">三边</text:span><text:span text:style-name="T44">为私</text:span><text:span text:style-name="T44">有成</text:span><text:span text:style-name="T44">员数</text:span><text:span text:style-name="T44">据</text:span></text:p>
              <text:p text:style-name="P62"><text:span text:style-name="T27">public</text:span><text:span text:style-name="T27">:</text:span></text:p>
              <text:p text:style-name="P62"><text:span text:style-name="T27"><text:tab/></text:span><text:span text:style-name="T27">void <text:s/></text:span><text:span text:style-name="T27">Setabc</text:span><text:span text:style-name="T27">(float </text:span><text:span text:style-name="T27">x, </text:span><text:span text:style-name="T27">float </text:span><text:span text:style-name="T27">y, </text:span><text:span text:style-name="T27">float </text:span><text:span text:style-name="T27">z);//</text:span><text:span text:style-name="T44">置三</text:span><text:span text:style-name="T44">边的</text:span><text:span text:style-name="T44">值</text:span></text:p>
              <text:p text:style-name="P62"><text:span text:style-name="T44"><text:tab/></text:span><text:span text:style-name="T27">void <text:s/></text:span><text:span text:style-name="T27">Getab</text:span><text:span text:style-name="T27">c(float </text:span><text:span text:style-name="T27"><text:s/>&amp;x, <text:s/></text:span><text:span text:style-name="T27">float </text:span><text:span text:style-name="T27">&amp;y, <text:s/></text:span><text:span text:style-name="T27">float </text:span><text:span text:style-name="T27">&amp;z);//</text:span><text:span text:style-name="T44">取三</text:span><text:span text:style-name="T44">边的</text:span><text:span text:style-name="T44">值</text:span></text:p>
              <text:p text:style-name="P62"><text:span text:style-name="T44"><text:tab/></text:span><text:span text:style-name="T27">float <text:s/></text:span><text:span text:style-name="T27">Perim</text:span><text:span text:style-name="T27">eter(v</text:span><text:span text:style-name="T27">oid);//</text:span><text:span text:style-name="T44">计算</text:span><text:span text:style-name="T44">三角</text:span><text:span text:style-name="T44">形的</text:span><text:span text:style-name="T44">周长</text:span></text:p>
              <text:p text:style-name="P62"><text:span text:style-name="T44"><text:tab/></text:span><text:span text:style-name="T27">float </text:span><text:span text:style-name="T27">Area(</text:span><text:span text:style-name="T27">void);/</text:span><text:span text:style-name="T27">/</text:span><text:span text:style-name="T44">计算</text:span><text:span text:style-name="T44">三角</text:span><text:span text:style-name="T44">形的</text:span><text:span text:style-name="T44">面积</text:span></text:p>
              <text:p text:style-name="P62"><text:span text:style-name="T44"><text:tab/></text:span><text:span text:style-name="T27">void <text:s/></text:span><text:span text:style-name="T27">Print(</text:span><text:span text:style-name="T27">void);/</text:span><text:span text:style-name="T27">/</text:span><text:span text:style-name="T44">打印</text:span><text:span text:style-name="T44">相关</text:span><text:span text:style-name="T44">信息</text:span></text:p>
              <text:p text:style-name="P62"><text:span text:style-name="T27">};</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4" presentation:class="page"/>
          <draw:frame presentation:style-name="pr1" draw:text-style-name="P7" draw:layer="layout" svg:width="13.97cm" svg:height="11.43cm" svg:x="2.54cm" svg:y="12.065cm" presentation:class="notes" presentation:placeholder="true">
            <draw:text-box/>
          </draw:frame>
        </presentation:notes>
      </draw:page>
      <draw:page draw:name="page4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3" draw:layer="layout" svg:width="25.4cm" svg:height="18.619cm" svg:x="0cm" svg:y="0cm">
          <text:list text:style-name="L1">
            <text:list-header>
              <text:p text:style-name="P32"><text:span text:style-name="T28">void </text:span><text:span text:style-name="T28">Trian</text:span><text:span text:style-name="T28">gle::S</text:span><text:span text:style-name="T28">etabc </text:span><text:span text:style-name="T28">(float </text:span><text:span text:style-name="T28">x,float </text:span><text:span text:style-name="T28">y,float </text:span><text:span text:style-name="T28">z)</text:span></text:p>
              <text:p text:style-name="P32"><text:span text:style-name="T28"><text:s text:c="5"/></text:span><text:span text:style-name="T28">{a </text:span><text:span text:style-name="T28">=x; <text:s/></text:span><text:span text:style-name="T28">b=y; <text:s/></text:span><text:span text:style-name="T28">c=z; <text:s text:c="2"/></text:span><text:span text:style-name="T28">} //</text:span><text:span text:style-name="T43">置</text:span><text:span text:style-name="T43">三边</text:span><text:span text:style-name="T43">的值</text:span></text:p>
            </text:list-header>
          </text:list>
          <text:list text:style-name="L2">
            <text:list-header>
              <text:p text:style-name="P32"><text:span text:style-name="T27">void <text:s/></text:span><text:span text:style-name="T27">Trian</text:span><text:span text:style-name="T27">gle::G</text:span><text:span text:style-name="T27">etabc </text:span><text:span text:style-name="T27">(float </text:span><text:span text:style-name="T27">&amp;x,flo</text:span><text:span text:style-name="T27">at </text:span><text:span text:style-name="T27">&amp;y,flo</text:span><text:span text:style-name="T27">at &amp;z) </text:span><text:span text:style-name="T27">//</text:span><text:span text:style-name="T44">取三</text:span><text:span text:style-name="T44">边的</text:span><text:span text:style-name="T44">值</text:span></text:p>
              <text:p text:style-name="P32"><text:span text:style-name="T44"><text:tab/></text:span><text:span text:style-name="T27">{x=a;</text:span><text:span text:style-name="T27"><text:tab/></text:span><text:span text:style-name="T27">y=b;</text:span><text:span text:style-name="T27"><text:tab/></text:span><text:span text:style-name="T27">z=c;}</text:span></text:p>
            </text:list-header>
          </text:list>
          <text:list text:style-name="L1">
            <text:list-header>
              <text:p text:style-name="P32"><text:span text:style-name="T28">float </text:span><text:span text:style-name="T28">Trian</text:span><text:span text:style-name="T28">gle::P</text:span><text:span text:style-name="T28">erimet</text:span><text:span text:style-name="T28">er </text:span><text:span text:style-name="T28">(void)</text:span></text:p>
              <text:p text:style-name="P32"><text:span text:style-name="T28"><text:s/></text:span><text:span text:style-name="T28">{retur</text:span><text:span text:style-name="T28">n </text:span><text:span text:style-name="T28">(a+b+</text:span><text:span text:style-name="T28">c)/2;} /</text:span><text:span text:style-name="T28">/</text:span><text:span text:style-name="T43">计算</text:span><text:span text:style-name="T43">三角</text:span><text:span text:style-name="T43">形的</text:span><text:span text:style-name="T43">周长</text:span></text:p>
            </text:list-header>
          </text:list>
          <text:list text:style-name="L2">
            <text:list-header>
              <text:p text:style-name="P32"><text:span text:style-name="T27">float </text:span><text:span text:style-name="T27">Trian</text:span><text:span text:style-name="T27">gle::A</text:span><text:span text:style-name="T27">rea </text:span><text:span text:style-name="T27">(void) <text:s/></text:span><text:span text:style-name="T27"><text:s text:c="2"/>//</text:span><text:span text:style-name="T44">计</text:span><text:span text:style-name="T44">算三</text:span><text:span text:style-name="T44">角形</text:span><text:span text:style-name="T44">的面</text:span><text:span text:style-name="T44">积</text:span></text:p>
              <text:p text:style-name="P32"><text:span text:style-name="T27">{float </text:span><text:span text:style-name="T27">area</text:span><text:span text:style-name="T44">，</text:span><text:span text:style-name="T27">p;</text:span></text:p>
              <text:p text:style-name="P32"><text:span text:style-name="T27"><text:s text:c="3"/></text:span><text:span text:style-name="T27">p= </text:span><text:span text:style-name="T27">Perim</text:span><text:span text:style-name="T27">eter();</text:span></text:p>
              <text:p text:style-name="P32"><text:span text:style-name="T27"><text:s text:c="2"/></text:span><text:span text:style-name="T27">area=s</text:span><text:span text:style-name="T27">qrt((p</text:span><text:span text:style-name="T27">-</text:span><text:span text:style-name="T27">a)*(p-</text:span><text:span text:style-name="T27">b)*(p-</text:span><text:span text:style-name="T27">c)*p);</text:span></text:p>
              <text:p text:style-name="P32"><text:span text:style-name="T27"><text:s text:c="2"/></text:span><text:span text:style-name="T27">return </text:span><text:span text:style-name="T27">area;</text:span></text:p>
              <text:p text:style-name="P32"><text:span text:style-name="T27">}</text:span></text:p>
            </text:list-header>
          </text:list>
          <text:list text:style-name="L1">
            <text:list-header>
              <text:p text:style-name="P32"><text:span text:style-name="T28">void </text:span><text:span text:style-name="T28">Trian</text:span><text:span text:style-name="T28">gle::P</text:span><text:span text:style-name="T28">rint(v</text:span><text:span text:style-name="T28">oid) //</text:span><text:span text:style-name="T43">打印</text:span><text:span text:style-name="T43">相关</text:span><text:span text:style-name="T43">信息</text:span></text:p>
              <text:p text:style-name="P32"><text:span text:style-name="T28">{cout&lt;</text:span><text:span text:style-name="T28">&lt;"Per</text:span><text:span text:style-name="T28">i="&lt;&lt;</text:span><text:span text:style-name="T28">Perim</text:span><text:span text:style-name="T28">eter()</text:span><text:span text:style-name="T28">&lt;&lt;'\</text:span><text:span text:style-name="T28">t'&lt;&lt;"</text:span><text:span text:style-name="T28">Area=</text:span><text:span text:style-name="T28">"&lt;&lt;Ar</text:span><text:span text:style-name="T28">ea()&lt;&lt;</text:span><text:span text:style-name="T28">endl;}</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5" presentation:class="page"/>
          <draw:frame presentation:style-name="pr1" draw:text-style-name="P7" draw:layer="layout" svg:width="13.97cm" svg:height="11.43cm" svg:x="2.54cm" svg:y="12.065cm" presentation:class="notes" presentation:placeholder="true">
            <draw:text-box/>
          </draw:frame>
        </presentation:notes>
      </draw:page>
      <draw:page draw:name="page4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8.272cm" svg:x="0cm" svg:y="0.423cm">
          <text:list text:style-name="L1">
            <text:list-header>
              <text:p text:style-name="P62"><text:span text:style-name="T28">void </text:span><text:span text:style-name="T28">main(</text:span><text:span text:style-name="T28">void)</text:span></text:p>
              <text:p text:style-name="P62"><text:span text:style-name="T28">{</text:span></text:p>
              <text:p text:style-name="P62"><text:span text:style-name="T28"><text:tab/></text:span><text:span text:style-name="T28">Trian</text:span><text:span text:style-name="T28">gle <text:s/></text:span><text:span text:style-name="T28">Tri1;</text:span><text:span text:style-name="T28"><text:tab/></text:span><text:span text:style-name="T28">//</text:span><text:span text:style-name="T43">定义</text:span><text:span text:style-name="T43">三角</text:span><text:span text:style-name="T43">形类</text:span><text:span text:style-name="T43">的一</text:span><text:span text:style-name="T43">个实</text:span><text:span text:style-name="T43">例</text:span><text:span text:style-name="T43">（对</text:span><text:span text:style-name="T43">象）</text:span></text:p>
              <text:p text:style-name="P62"><text:span text:style-name="T43"><text:tab/></text:span><text:span text:style-name="T28">Tri1.S</text:span><text:span text:style-name="T28">etabc </text:span><text:span text:style-name="T28">(4,5,6)</text:span><text:span text:style-name="T28">;</text:span><text:span text:style-name="T28"><text:tab/></text:span><text:span text:style-name="T28">//</text:span><text:span text:style-name="T43">为三</text:span><text:span text:style-name="T43">边置</text:span><text:span text:style-name="T43">初值</text:span></text:p>
              <text:p text:style-name="P62"><text:span text:style-name="T43"><text:tab/></text:span><text:span text:style-name="T28">float </text:span><text:span text:style-name="T28">x,y,z;</text:span></text:p>
              <text:p text:style-name="P62"><text:span text:style-name="T28"><text:tab/></text:span><text:span text:style-name="T28">Tri1.</text:span><text:span text:style-name="T28">Getab</text:span><text:span text:style-name="T28">c </text:span><text:span text:style-name="T28">(x,y,z)</text:span><text:span text:style-name="T28">; <text:s text:c="2"/>//</text:span><text:span text:style-name="T43">将三</text:span><text:span text:style-name="T43">边的</text:span><text:span text:style-name="T43">值为</text:span><text:span text:style-name="T28">x,y,z</text:span><text:span text:style-name="T43">赋值</text:span></text:p>
              <text:p text:style-name="P62"><text:span text:style-name="T43"><text:tab/></text:span><text:span text:style-name="T28">cout&lt;</text:span><text:span text:style-name="T28">&lt;x&lt;&lt;'\</text:span><text:span text:style-name="T28">t'&lt;&lt;y&lt;</text:span><text:span text:style-name="T28">&lt;'\</text:span><text:span text:style-name="T28">t'&lt;&lt;z&lt;</text:span><text:span text:style-name="T28">&lt;endl;</text:span></text:p>
              <text:p text:style-name="P62"><text:span text:style-name="T28"><text:tab/></text:span><text:span text:style-name="T28">cout&lt;</text:span><text:span text:style-name="T28">&lt;“s=”</text:span><text:span text:style-name="T28">&lt;&lt;</text:span><text:span text:style-name="T27">Tri</text:span><text:span text:style-name="T27">1.Peri</text:span><text:span text:style-name="T27">meter </text:span><text:span text:style-name="T27">()</text:span><text:span text:style-name="T28">&lt;&lt;en</text:span><text:span text:style-name="T28">dl;//</text:span><text:span text:style-name="T43">求三</text:span><text:span text:style-name="T43">角形</text:span><text:span text:style-name="T43">的周</text:span><text:span text:style-name="T43">长</text:span></text:p>
              <text:p text:style-name="P62"><text:span text:style-name="T43"><text:tab/></text:span><text:span text:style-name="T28">cout&lt;</text:span><text:span text:style-name="T28">&lt;“Are</text:span><text:span text:style-name="T28">a=”&lt;&lt;</text:span><text:span text:style-name="T27">Tri1.A</text:span><text:span text:style-name="T27">rea </text:span><text:span text:style-name="T27">()</text:span><text:span text:style-name="T28">&lt;&lt;en</text:span><text:span text:style-name="T28">dl;//</text:span><text:span text:style-name="T43">求三</text:span><text:span text:style-name="T43">角形</text:span><text:span text:style-name="T43">的面</text:span><text:span text:style-name="T43">积</text:span></text:p>
              <text:p text:style-name="P62"><text:span text:style-name="T43"><text:tab/></text:span><text:span text:style-name="T28">cout&lt;</text:span><text:span text:style-name="T28">&lt;"Tri</text:span><text:span text:style-name="T28">1:"&lt;&lt;</text:span><text:span text:style-name="T28">endl;</text:span></text:p>
              <text:p text:style-name="P62"><text:span text:style-name="T28"><text:tab/></text:span><text:span text:style-name="T28">Tri1.P</text:span><text:span text:style-name="T28">rint </text:span><text:span text:style-name="T28">();//</text:span><text:span text:style-name="T43">打</text:span><text:span text:style-name="T43">印有</text:span><text:span text:style-name="T43">关信</text:span><text:span text:style-name="T43">息</text:span></text:p>
              <text:p text:style-name="P62"><text:span text:style-name="T28">}</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6" presentation:class="page"/>
          <draw:frame presentation:style-name="pr1" draw:text-style-name="P7" draw:layer="layout" svg:width="13.97cm" svg:height="11.43cm" svg:x="2.54cm" svg:y="12.065cm" presentation:class="notes" presentation:placeholder="true">
            <draw:text-box/>
          </draw:frame>
        </presentation:notes>
      </draw:page>
      <draw:page draw:name="page4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277cm" svg:x="0cm" svg:y="0cm">
          <text:list text:style-name="L1">
            <text:list-header>
              <text:p text:style-name="P62"><text:span text:style-name="T43">类引用举例（学生类：学生的姓名成绩及相关的运算）</text:span></text:p>
            </text:list-header>
          </text:list>
          <draw:enhanced-geometry svg:viewBox="0 0 21600 21600" draw:type="mso-spt202" draw:enhanced-path="M 0 0 L 21600 0 21600 21600 0 21600 0 0 Z N"/>
        </draw:custom-shape>
        <draw:custom-shape draw:name="Text Box 3" draw:style-name="gr2" draw:text-style-name="P92" draw:layer="layout" svg:width="24.553cm" svg:height="17.048cm" svg:x="0cm" svg:y="1.482cm">
          <text:list text:style-name="L1">
            <text:list-header>
              <text:p text:style-name="P91"><text:span text:style-name="T28">class </text:span><text:span text:style-name="T28">Stu</text:span></text:p>
              <text:p text:style-name="P91"><text:span text:style-name="T28">{</text:span><text:span text:style-name="T28"><text:tab/></text:span><text:span text:style-name="T28">char </text:span><text:span text:style-name="T28">Name[</text:span><text:span text:style-name="T28">20];</text:span><text:span text:style-name="T28"><text:tab/></text:span><text:span text:style-name="T28">//</text:span><text:span text:style-name="T43">学生</text:span><text:span text:style-name="T43">姓名</text:span></text:p>
              <text:p text:style-name="P91"><text:span text:style-name="T43"><text:tab/></text:span><text:span text:style-name="T28">float </text:span><text:span text:style-name="T28">Chine</text:span><text:span text:style-name="T28">se;</text:span><text:span text:style-name="T28"><text:tab/></text:span><text:span text:style-name="T28"><text:tab/></text:span><text:span text:style-name="T28">//</text:span><text:span text:style-name="T43">语文</text:span><text:span text:style-name="T43">成绩</text:span></text:p>
              <text:p text:style-name="P91"><text:span text:style-name="T43"><text:tab/></text:span><text:span text:style-name="T28">float </text:span><text:span text:style-name="T28">Math;</text:span><text:span text:style-name="T28"><text:tab/></text:span><text:span text:style-name="T28"><text:tab/></text:span><text:span text:style-name="T28">//</text:span><text:span text:style-name="T43">数学</text:span><text:span text:style-name="T43">成绩</text:span></text:p>
              <text:p text:style-name="P91"><text:span text:style-name="T28">public</text:span><text:span text:style-name="T28">:</text:span></text:p>
              <text:p text:style-name="P91"><text:span text:style-name="T28"><text:tab/></text:span><text:span text:style-name="T28">float </text:span><text:span text:style-name="T28">Avera</text:span><text:span text:style-name="T28">ge(voi</text:span><text:span text:style-name="T28">d);</text:span><text:span text:style-name="T28"><text:tab/></text:span><text:span text:style-name="T28">//</text:span><text:span text:style-name="T43">计算</text:span><text:span text:style-name="T43">平均</text:span><text:span text:style-name="T43">成绩</text:span></text:p>
              <text:p text:style-name="P91"><text:span text:style-name="T43"><text:tab/></text:span><text:span text:style-name="T28">float </text:span><text:span text:style-name="T28">Sum(v</text:span><text:span text:style-name="T28">oid);</text:span><text:span text:style-name="T28"><text:tab/></text:span><text:span text:style-name="T28">//</text:span><text:span text:style-name="T43">计算</text:span><text:span text:style-name="T43">总分</text:span></text:p>
              <text:p text:style-name="P91"><text:span text:style-name="T43"><text:tab/></text:span><text:span text:style-name="T28">void </text:span><text:span text:style-name="T28">Show(</text:span><text:span text:style-name="T28">void);</text:span><text:span text:style-name="T28"><text:tab/></text:span><text:span text:style-name="T28">//</text:span><text:span text:style-name="T43">打印</text:span><text:span text:style-name="T43">信息</text:span></text:p>
              <text:p text:style-name="P91"><text:span text:style-name="T43"><text:tab/></text:span><text:span text:style-name="T28">void </text:span><text:span text:style-name="T28">SetStu</text:span><text:span text:style-name="T28">dent(c</text:span><text:span text:style-name="T28">har*,fl</text:span><text:span text:style-name="T28">oat,flo</text:span><text:span text:style-name="T28">at);//</text:span><text:span text:style-name="T43">为对</text:span><text:span text:style-name="T43">象置</text:span><text:span text:style-name="T43">姓名、</text:span><text:span text:style-name="T43">成绩</text:span></text:p>
              <text:p text:style-name="P91"><text:span text:style-name="T43"><text:tab/></text:span><text:span text:style-name="T28">void </text:span><text:span text:style-name="T28">SetNa</text:span><text:span text:style-name="T28">me(ch</text:span><text:span text:style-name="T28">ar *);</text:span><text:span text:style-name="T28"><text:tab/></text:span><text:span text:style-name="T28">//</text:span><text:span text:style-name="T43">为对</text:span><text:span text:style-name="T43">象置</text:span><text:span text:style-name="T43">姓名</text:span></text:p>
              <text:p text:style-name="P91"><text:span text:style-name="T43"><text:tab/></text:span><text:span text:style-name="T28">char </text:span><text:span text:style-name="T28">*GetN</text:span><text:span text:style-name="T28">ame(v</text:span><text:span text:style-name="T28">oid);</text:span><text:span text:style-name="T28"><text:tab/></text:span><text:span text:style-name="T28">//</text:span><text:span text:style-name="T43">取得</text:span><text:span text:style-name="T43">学生</text:span><text:span text:style-name="T43">姓名</text:span></text:p>
              <text:p text:style-name="P91"><text:span text:style-name="T28">};</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7" presentation:class="page"/>
          <draw:frame presentation:style-name="pr1" draw:text-style-name="P7" draw:layer="layout" svg:width="13.97cm" svg:height="11.43cm" svg:x="2.54cm" svg:y="12.065cm" presentation:class="notes" presentation:placeholder="true">
            <draw:text-box/>
          </draw:frame>
        </presentation:notes>
      </draw:page>
      <draw:page draw:name="page4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9.288cm" svg:x="0cm" svg:y="0cm">
          <text:list text:style-name="L1">
            <text:list-header>
              <text:p text:style-name="P62"><text:span text:style-name="T54">float </text:span><text:span text:style-name="T54">Stu::Average(</text:span><text:span text:style-name="T54">void){ <text:s/>return </text:span><text:span text:style-name="T54">(Chinese+Ma</text:span><text:span text:style-name="T54">th)/2;}//</text:span><text:span text:style-name="T55">平均</text:span><text:span text:style-name="T55">成绩</text:span></text:p>
              <text:p text:style-name="P62"><text:span text:style-name="T54">float </text:span><text:span text:style-name="T54">Stu::Sum(voi</text:span><text:span text:style-name="T54">d){ <text:s text:c="3"/>return </text:span><text:span text:style-name="T54">Chinese+Mat</text:span><text:span text:style-name="T54">h; <text:s/>}//</text:span><text:span text:style-name="T55">总分</text:span></text:p>
            </text:list-header>
          </text:list>
          <text:list text:style-name="L2">
            <text:list-header>
              <text:p text:style-name="P62"><text:span text:style-name="T56">void </text:span><text:span text:style-name="T56">Stu::Show(vo</text:span><text:span text:style-name="T56">id)</text:span><text:span text:style-name="T56"><text:tab/></text:span><text:span text:style-name="T56">//</text:span><text:span text:style-name="T57">打</text:span><text:span text:style-name="T57">印信息</text:span></text:p>
              <text:p text:style-name="P62"><text:span text:style-name="T56">{ <text:s text:c="2"/>cout&lt;&lt;"Na</text:span><text:span text:style-name="T56">me: <text:s/></text:span><text:span text:style-name="T56">"&lt;&lt;Name&lt;&lt;e</text:span><text:span text:style-name="T56">ndl&lt;&lt;"Score: <text:s/></text:span><text:span text:style-name="T56">"&lt;&lt;Chinese&lt;</text:span><text:span text:style-name="T56">&lt;'\t'&lt;&lt;</text:span></text:p>
              <text:p text:style-name="P62"><text:span text:style-name="T56"><text:s text:c="3"/></text:span><text:span text:style-name="T56">Math&lt;&lt;'\</text:span><text:span text:style-name="T56">t'&lt;&lt;"average: <text:s/></text:span><text:span text:style-name="T56">"&lt;&lt;Average()</text:span><text:span text:style-name="T56">&lt;&lt;'\</text:span><text:span text:style-name="T56">t'&lt;&lt;"Sum: <text:s text:c="2"/></text:span><text:span text:style-name="T56">"&lt;&lt;Sum()&lt;&lt;e</text:span><text:span text:style-name="T56">ndl;</text:span></text:p>
              <text:p text:style-name="P62"><text:span text:style-name="T56"><text:s text:c="2"/></text:span><text:span text:style-name="T56">}</text:span></text:p>
            </text:list-header>
          </text:list>
          <text:list text:style-name="L1">
            <text:list-header>
              <text:p text:style-name="P62"><text:span text:style-name="T54">void </text:span><text:span text:style-name="T54">Stu::SetStude</text:span><text:span text:style-name="T54">nt(char </text:span><text:span text:style-name="T54">*name,float </text:span><text:span text:style-name="T54">chinese,float </text:span><text:span text:style-name="T54">math)</text:span></text:p>
              <text:p text:style-name="P62"><text:span text:style-name="T54">{</text:span><text:span text:style-name="T54"><text:tab/></text:span><text:span text:style-name="T54">strcpy(Name,</text:span><text:span text:style-name="T54">name);</text:span><text:span text:style-name="T54"><text:tab/></text:span><text:span text:style-name="T54">//</text:span><text:span text:style-name="T55">置</text:span><text:span text:style-name="T55">姓名</text:span></text:p>
              <text:p text:style-name="P62"><text:span text:style-name="T55"><text:tab/></text:span><text:span text:style-name="T54">Chinese=chin</text:span><text:span text:style-name="T54">ese;</text:span><text:span text:style-name="T54"><text:tab/></text:span><text:span text:style-name="T54">//</text:span><text:span text:style-name="T55">置</text:span><text:span text:style-name="T55">语文成绩</text:span></text:p>
              <text:p text:style-name="P62"><text:span text:style-name="T55"><text:tab/></text:span><text:span text:style-name="T54">Math=math;</text:span><text:span text:style-name="T54"><text:tab/></text:span><text:span text:style-name="T54"><text:tab/></text:span><text:span text:style-name="T54">//</text:span><text:span text:style-name="T55">置</text:span><text:span text:style-name="T55">数学成绩</text:span></text:p>
              <text:p text:style-name="P62"><text:span text:style-name="T54">}</text:span></text:p>
              <text:p text:style-name="P62"><text:span text:style-name="T54">char * </text:span><text:span text:style-name="T54">Stu::GetNam</text:span><text:span text:style-name="T54">e(void){</text:span><text:span text:style-name="T54"><text:tab/></text:span><text:span text:style-name="T54">return </text:span><text:span text:style-name="T54">Name;}//</text:span><text:span text:style-name="T55">返</text:span><text:span text:style-name="T55">回姓名</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8" presentation:class="page"/>
          <draw:frame presentation:style-name="pr1" draw:text-style-name="P7" draw:layer="layout" svg:width="13.97cm" svg:height="11.43cm" svg:x="2.54cm" svg:y="12.065cm" presentation:class="notes" presentation:placeholder="true">
            <draw:text-box/>
          </draw:frame>
        </presentation:notes>
      </draw:page>
      <draw:page draw:name="page4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63" draw:layer="layout" svg:width="25.4cm" svg:height="17.743cm" svg:x="0cm" svg:y="0cm">
          <text:list text:style-name="L1">
            <text:list-header>
              <text:p text:style-name="P62"><text:span text:style-name="T28">void main(void)</text:span></text:p>
              <text:p text:style-name="P62"><text:span text:style-name="T28">{</text:span><text:span text:style-name="T28"><text:tab/></text:span><text:span text:style-name="T28">Stu <text:s/>p1,p2;</text:span></text:p>
              <text:p text:style-name="P62"><text:span text:style-name="T28"><text:tab/></text:span><text:span text:style-name="T28">p1.SetStudent(“Li <text:s text:c="2"/>qing”,98,96);//</text:span><text:span text:style-name="T43">对象置初值</text:span></text:p>
              <text:p text:style-name="P62"><text:span text:style-name="T43"><text:tab/></text:span><text:span text:style-name="T28">p2.SetStudent("Wang Gang",90,88); //</text:span><text:span text:style-name="T43">对象置初值</text:span></text:p>
              <text:p text:style-name="P62"><text:span text:style-name="T43"><text:tab/></text:span><text:span text:style-name="T28">p1.Show();//</text:span><text:span text:style-name="T43">打印信息</text:span></text:p>
              <text:p text:style-name="P62"><text:span text:style-name="T43"><text:tab/></text:span><text:span text:style-name="T28">p2.Show();//</text:span><text:span text:style-name="T43">打印信息</text:span></text:p>
              <text:p text:style-name="P62"><text:span text:style-name="T43"><text:tab/></text:span><text:span text:style-name="T28">p1.SetName (“Zhao jian”);//</text:span><text:span text:style-name="T43">重新置</text:span><text:span text:style-name="T28">p1</text:span><text:span text:style-name="T43">对象的名字</text:span></text:p>
              <text:p text:style-name="P62"><text:span text:style-name="T43"><text:tab/></text:span><text:span text:style-name="T28">p1.Show ();</text:span></text:p>
              <text:p text:style-name="P62"><text:span text:style-name="T28"><text:s text:c="9"/></text:span><text:span text:style-name="T28">cout&lt;&lt;“p1.Name: <text:s/>”&lt;&lt;p1.GetName ()&lt;&lt;endl;//</text:span><text:span text:style-name="T43">打印对象的名字</text:span></text:p>
              <text:p text:style-name="P62"><text:span text:style-name="T43"><text:s text:c="8"/></text:span><text:span text:style-name="T28">cout&lt;&lt;“p1.average: <text:s/>”&lt;&lt;p1.Average ()&lt;&lt;endl;//</text:span><text:span text:style-name="T43">打印对象的成绩</text:span></text:p>
              <text:p text:style-name="P62"><text:span text:style-name="T28">}</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49" presentation:class="page"/>
          <draw:frame presentation:style-name="pr1" draw:text-style-name="P7" draw:layer="layout" svg:width="13.97cm" svg:height="11.43cm" svg:x="2.54cm" svg:y="12.065cm" presentation:class="notes" presentation:placeholder="true">
            <draw:text-box/>
          </draw:frame>
        </presentation:notes>
      </draw:page>
      <draw:page draw:name="page5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 draw:layer="layout" svg:width="15.24cm" svg:height="2.089cm" svg:x="0cm" svg:y="0.847cm">
          <text:list text:style-name="L1">
            <text:list-header>
              <text:p text:style-name="P10"><text:span text:style-name="T10">成员函数的重载 </text:span></text:p>
            </text:list-header>
          </text:list>
          <draw:enhanced-geometry svg:viewBox="0 0 21600 21600" draw:type="mso-spt202" draw:enhanced-path="M 0 0 L 21600 0 21600 21600 0 21600 0 0 Z N"/>
        </draw:custom-shape>
        <draw:custom-shape draw:name="Text Box 3" draw:style-name="gr2" draw:text-style-name="P11" draw:layer="layout" svg:width="24.765cm" svg:height="5.745cm" svg:x="0cm" svg:y="4.445cm">
          <text:list text:style-name="L1">
            <text:list-header>
              <text:p text:style-name="P10"><text:span text:style-name="T10">类中的成员函数与前面介绍的普通函数一样，成员函数可以</text:span><text:span text:style-name="T23">带有缺省的参数</text:span><text:span text:style-name="T10">，也可以</text:span><text:span text:style-name="T23">重载</text:span><text:span text:style-name="T10">成员函数 。</text:span></text:p>
            </text:list-header>
          </text:list>
          <draw:enhanced-geometry svg:viewBox="0 0 21600 21600" draw:type="mso-spt202" draw:enhanced-path="M 0 0 L 21600 0 21600 21600 0 21600 0 0 Z N"/>
        </draw:custom-shape>
        <draw:custom-shape draw:name="Text Box 4" draw:style-name="gr2" draw:text-style-name="P27" draw:layer="layout" svg:width="24.977cm" svg:height="3.309cm" svg:x="0cm" svg:y="11.853cm">
          <text:list text:style-name="L1">
            <text:list-header>
              <text:p text:style-name="P26"><text:span text:style-name="T10">重</text:span><text:span text:style-name="T10">载</text:span><text:span text:style-name="T10">时，</text:span><text:span text:style-name="T10">函</text:span><text:span text:style-name="T10">数</text:span><text:span text:style-name="T10">的</text:span><text:span text:style-name="T10">形</text:span><text:span text:style-name="T10">参</text:span><text:span text:style-name="T10">必</text:span><text:span text:style-name="T10">须</text:span><text:span text:style-name="T10">在</text:span><text:span text:style-name="T12">类</text:span><text:span text:style-name="T12">型</text:span><text:span text:style-name="T10">或</text:span><text:span text:style-name="T12">数</text:span><text:span text:style-name="T12">目</text:span><text:span text:style-name="T10">上</text:span><text:span text:style-name="T10">不</text:span><text:span text:style-name="T10">同。</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50" presentation:class="page"/>
          <draw:frame presentation:style-name="pr1" draw:text-style-name="P7" draw:layer="layout" svg:width="13.97cm" svg:height="11.43cm" svg:x="2.54cm" svg:y="12.065cm" presentation:class="notes" presentation:placeholder="true">
            <draw:text-box/>
          </draw:frame>
        </presentation:notes>
      </draw:page>
      <draw:page draw:name="page5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0" draw:layer="layout" svg:width="25.4cm" svg:height="18.332cm" svg:x="0cm" svg:y="0cm">
          <text:list text:style-name="L1">
            <text:list-header>
              <text:p text:style-name="P89"><text:span text:style-name="T28">class <text:s/>Test{</text:span></text:p>
              <text:p text:style-name="P89"><text:span text:style-name="T28"><text:tab/></text:span><text:span text:style-name="T28"><text:tab/></text:span><text:span text:style-name="T28">int <text:s/>x , <text:s/>y;</text:span></text:p>
              <text:p text:style-name="P89"><text:span text:style-name="T28"><text:tab/></text:span><text:span text:style-name="T28"><text:tab/></text:span><text:span text:style-name="T28">int <text:s/>m, <text:s/>n;</text:span></text:p>
              <text:p text:style-name="P89"><text:span text:style-name="T28"><text:s text:c="4"/></text:span><text:span text:style-name="T28">public:</text:span></text:p>
              <text:p text:style-name="P89"><text:span text:style-name="T28"><text:s text:c="8"/></text:span><text:span text:style-name="T27">void Setxy(int <text:s/>a, int b){x=a;</text:span><text:span text:style-name="T27"><text:tab/></text:span><text:span text:style-name="T27">y=b;}</text:span></text:p>
              <text:p text:style-name="P89"><text:span text:style-name="T28"><text:s text:c="8"/></text:span><text:span text:style-name="T27">void <text:s/>Setxy(int a,int b,int c,int d){ x=a;y=b;m=c;n=d;}</text:span></text:p>
            </text:list-header>
          </text:list>
          <text:list text:style-name="L2">
            <text:list-header>
              <text:p text:style-name="P89"><text:span text:style-name="T27"><text:s text:c="8"/></text:span><text:span text:style-name="T46">void Printxy(int x){cout&lt;&lt; “m="&lt;&lt;m&lt;&lt;'\t'&lt;&lt;“n="&lt;&lt;n&lt;&lt;endl;}</text:span></text:p>
            </text:list-header>
          </text:list>
          <text:list text:style-name="L3">
            <text:list-header>
              <text:p text:style-name="P89"><text:span text:style-name="T46"><text:s text:c="8"/></text:span><text:span text:style-name="T46">void <text:s/>Printxy(void) {cout&lt;&lt;"x="&lt;&lt;x&lt;&lt;'\t'&lt;&lt;"y="&lt;&lt;y&lt;&lt;endl;}</text:span></text:p>
            </text:list-header>
          </text:list>
          <text:list text:style-name="L1">
            <text:list-header>
              <text:p text:style-name="P89"><text:span text:style-name="T28">} ;</text:span></text:p>
              <text:p text:style-name="P89"><text:span text:style-name="T28">void <text:s/>main(void)</text:span></text:p>
              <text:p text:style-name="P89"><text:span text:style-name="T28">{ <text:s text:c="3"/></text:span><text:span text:style-name="T28"><text:tab/></text:span><text:span text:style-name="T28">Test <text:s text:c="3"/>p1,p2;</text:span></text:p>
              <text:p text:style-name="P89"><text:span text:style-name="T28"><text:s text:c="4"/></text:span><text:span text:style-name="T28"><text:tab/></text:span><text:span text:style-name="T27">p1.Setxy(3, 5); p2.Setxy(10,20,30,40);//</text:span><text:span text:style-name="T44">参数不同</text:span><text:span text:style-name="T43"><text:tab/></text:span><text:span text:style-name="T43"><text:tab/></text:span></text:p>
              <text:p text:style-name="P89"><text:span text:style-name="T43"><text:s text:c="3"/></text:span><text:span text:style-name="T43"><text:tab/></text:span><text:span text:style-name="T28">p1.Printxy(); <text:s/></text:span></text:p>
              <text:p text:style-name="P89"><text:span text:style-name="T28"><text:tab/></text:span><text:span text:style-name="T46">p2.Printxy(); <text:s text:c="3"/>p2.Printxy(2);</text:span><text:span text:style-name="T28">//</text:span><text:span text:style-name="T43">参数、类型不同</text:span></text:p>
              <text:p text:style-name="P89"><text:span text:style-name="T28">}</text:span></text:p>
            </text:list-header>
          </text:list>
          <draw:enhanced-geometry svg:viewBox="0 0 21600 21600" draw:type="mso-spt202" draw:enhanced-path="M 0 0 L 21600 0 21600 21600 0 21600 0 0 Z N"/>
        </draw:custom-shape>
        <draw:custom-shape draw:name="Text Box 3" draw:style-name="gr122" draw:text-style-name="P94" xml:id="id127" draw:id="id127" draw:layer="layout" svg:width="10.16cm" svg:height="1.178cm" svg:x="13.123cm" svg:y="0.847cm">
          <text:list text:style-name="L3">
            <text:list-header>
              <text:p text:style-name="P93"><text:span text:style-name="T45">输出：</text:span><text:span text:style-name="T46">x=3 <text:s text:c="3"/>y=5</text:span></text:p>
            </text:list-header>
          </text:list>
          <draw:enhanced-geometry svg:viewBox="0 0 21600 21600" draw:type="mso-spt202" draw:enhanced-path="M 0 0 L 21600 0 21600 21600 0 21600 0 0 Z N"/>
        </draw:custom-shape>
        <draw:custom-shape draw:name="Text Box 4" draw:style-name="gr123" draw:text-style-name="P94" xml:id="id128" draw:id="id128" draw:layer="layout" svg:width="8.255cm" svg:height="1.178cm" svg:x="15.663cm" svg:y="2.117cm">
          <text:list text:style-name="L3">
            <text:list-header>
              <text:p text:style-name="P93"><text:span text:style-name="T46">x=10 <text:s/>y=20</text:span></text:p>
            </text:list-header>
          </text:list>
          <draw:enhanced-geometry svg:viewBox="0 0 21600 21600" draw:type="mso-spt202" draw:enhanced-path="M 0 0 L 21600 0 21600 21600 0 21600 0 0 Z N"/>
        </draw:custom-shape>
        <draw:custom-shape draw:name="Text Box 5" draw:style-name="gr124" draw:text-style-name="P94" xml:id="id129" draw:id="id129" draw:layer="layout" svg:width="8.679cm" svg:height="1.178cm" svg:x="15.663cm" svg:y="3.387cm">
          <text:list text:style-name="L3">
            <text:list-header>
              <text:p text:style-name="P93"><text:span text:style-name="T46">m=30 <text:s/>n=4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7" smil:attributeName="visibility" smil:to="visible"/>
                  <anim:transitionFilter smil:dur="0.5s" smil:targetElement="id12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8" smil:attributeName="visibility" smil:to="visible"/>
                  <anim:transitionFilter smil:dur="0.5s" smil:targetElement="id12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9" smil:attributeName="visibility" smil:to="visible"/>
                  <anim:transitionFilter smil:dur="0.5s" smil:targetElement="id129" smil:type="dissolve"/>
                </anim:par>
              </anim:par>
            </anim:par>
          </anim:seq>
        </anim:par>
        <presentation:notes draw:style-name="dp2">
          <draw:page-thumbnail draw:style-name="gr4" draw:layer="layout" svg:width="12.7cm" svg:height="9.525cm" svg:x="3.175cm" svg:y="1.904cm" draw:page-number="51" presentation:class="page"/>
          <draw:frame presentation:style-name="pr1" draw:text-style-name="P7" draw:layer="layout" svg:width="13.97cm" svg:height="11.43cm" svg:x="2.54cm" svg:y="12.065cm" presentation:class="notes" presentation:placeholder="true">
            <draw:text-box/>
          </draw:frame>
        </presentation:notes>
      </draw:page>
      <draw:page draw:name="page5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2" draw:layer="layout" svg:width="25.4cm" svg:height="19.078cm" svg:x="0cm" svg:y="0cm">
          <text:list text:style-name="L1">
            <text:list-header>
              <text:p text:style-name="P71"><text:span text:style-name="T54">class Stu</text:span></text:p>
              <text:p text:style-name="P71"><text:span text:style-name="T54">{</text:span><text:span text:style-name="T54"><text:tab/></text:span><text:span text:style-name="T54">char Name[20];</text:span></text:p>
              <text:p text:style-name="P71"><text:span text:style-name="T54"><text:tab/></text:span><text:span text:style-name="T54">float Chinese;</text:span></text:p>
              <text:p text:style-name="P71"><text:span text:style-name="T54"><text:tab/></text:span><text:span text:style-name="T54">float Math;</text:span></text:p>
              <text:p text:style-name="P71"><text:span text:style-name="T54"><text:tab/></text:span><text:span text:style-name="T56">float English;</text:span></text:p>
            </text:list-header>
          </text:list>
          <text:list text:style-name="L2">
            <text:list-header>
              <text:p text:style-name="P71"><text:span text:style-name="T56"><text:tab/></text:span><text:span text:style-name="T56">float Physical;</text:span></text:p>
            </text:list-header>
          </text:list>
          <text:list text:style-name="L1">
            <text:list-header>
              <text:p text:style-name="P71"><text:span text:style-name="T54">public:</text:span></text:p>
              <text:p text:style-name="P71"><text:span text:style-name="T54"><text:tab/></text:span><text:span text:style-name="T54">float Average(void);//</text:span><text:span text:style-name="T55">语文、数学平均成绩</text:span></text:p>
              <text:p text:style-name="P71"><text:span text:style-name="T55"><text:tab/></text:span><text:span text:style-name="T56">float Average(int <text:s/>n);//</text:span><text:span text:style-name="T57">四门课的平均成绩</text:span></text:p>
              <text:p text:style-name="P71"><text:span text:style-name="T55"><text:tab/></text:span><text:span text:style-name="T54">float Sum(void);//</text:span><text:span text:style-name="T55">语文、数学总分</text:span></text:p>
              <text:p text:style-name="P71"><text:span text:style-name="T55"><text:tab/></text:span><text:span text:style-name="T56">float <text:s/>Sum(int <text:s/>n);//</text:span><text:span text:style-name="T57">四门课总分</text:span></text:p>
              <text:p text:style-name="P71"><text:span text:style-name="T55"><text:tab/></text:span><text:span text:style-name="T54">void Show(void);</text:span></text:p>
              <text:p text:style-name="P71"><text:span text:style-name="T54"><text:tab/></text:span><text:span text:style-name="T54">void SetStudent(char*,float,float);//</text:span><text:span text:style-name="T55">置姓名、语文、数学初值</text:span></text:p>
              <text:p text:style-name="P71"><text:span text:style-name="T55"><text:tab/></text:span><text:span text:style-name="T56">void SetStudent(char *, float,float,float,float);//</text:span><text:span text:style-name="T57">置姓名、成绩</text:span></text:p>
              <text:p text:style-name="P71"><text:span text:style-name="T55"><text:tab/></text:span><text:span text:style-name="T54">void SetName(char *);</text:span></text:p>
              <text:p text:style-name="P71"><text:span text:style-name="T54"><text:tab/></text:span><text:span text:style-name="T54">char *GetName(void);</text:span></text:p>
              <text:p text:style-name="P71"><text:span text:style-name="T54">};</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52" presentation:class="page"/>
          <draw:frame presentation:style-name="pr1" draw:text-style-name="P7" draw:layer="layout" svg:width="13.97cm" svg:height="11.43cm" svg:x="2.54cm" svg:y="12.065cm" presentation:class="notes" presentation:placeholder="true">
            <draw:text-box/>
          </draw:frame>
        </presentation:notes>
      </draw:page>
      <draw:page draw:name="page5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6" draw:layer="layout" svg:width="24.977cm" svg:height="4.833cm" svg:x="0.423cm" svg:y="1.27cm">
          <text:list text:style-name="L1">
            <text:list-header>
              <text:p text:style-name="P95"><text:span text:style-name="T10">可</text:span><text:span text:style-name="T10">以</text:span><text:span text:style-name="T10">有</text:span><text:span text:style-name="T10">缺</text:span><text:span text:style-name="T10">省</text:span><text:span text:style-name="T10">参</text:span><text:span text:style-name="T10">数</text:span><text:span text:style-name="T10">的</text:span><text:span text:style-name="T10">成</text:span><text:span text:style-name="T10">员</text:span><text:span text:style-name="T10">函</text:span><text:span text:style-name="T10">数，</text:span><text:span text:style-name="T10">若</text:span><text:span text:style-name="T10">形</text:span><text:span text:style-name="T10">参</text:span><text:span text:style-name="T10">不</text:span><text:span text:style-name="T10">完</text:span><text:span text:style-name="T10">全</text:span><text:span text:style-name="T10">缺</text:span><text:span text:style-name="T10">省，</text:span><text:span text:style-name="T10">则</text:span><text:span text:style-name="T10">必</text:span><text:span text:style-name="T10">须</text:span><text:span text:style-name="T10">从</text:span><text:span text:style-name="T10">形</text:span><text:span text:style-name="T10">参</text:span><text:span text:style-name="T10">的</text:span><text:span text:style-name="T23">右</text:span><text:span text:style-name="T23">边</text:span><text:span text:style-name="T10">开</text:span><text:span text:style-name="T10">始</text:span><text:span text:style-name="T10">缺</text:span><text:span text:style-name="T10">省。</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53" presentation:class="page"/>
          <draw:frame presentation:style-name="pr1" draw:text-style-name="P7" draw:layer="layout" svg:width="13.97cm" svg:height="11.43cm" svg:x="2.54cm" svg:y="12.065cm" presentation:class="notes" presentation:placeholder="true">
            <draw:text-box/>
          </draw:frame>
        </presentation:notes>
      </draw:page>
      <draw:page draw:name="page5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1.59cm" svg:height="1.277cm" svg:x="0cm" svg:y="0cm">
          <text:list text:style-name="L1">
            <text:list-header>
              <text:p text:style-name="P62"><text:span text:style-name="T43">缺省</text:span><text:span text:style-name="T43">参数</text:span><text:span text:style-name="T43">的成</text:span><text:span text:style-name="T43">员函</text:span><text:span text:style-name="T43">数</text:span></text:p>
            </text:list-header>
          </text:list>
          <draw:enhanced-geometry svg:viewBox="0 0 21600 21600" draw:type="mso-spt202" draw:enhanced-path="M 0 0 L 21600 0 21600 21600 0 21600 0 0 Z N"/>
        </draw:custom-shape>
        <draw:custom-shape draw:name="Text Box 3" draw:style-name="gr2" draw:text-style-name="P72" draw:layer="layout" svg:width="25.4cm" svg:height="17.94cm" svg:x="0cm" svg:y="1.451cm">
          <text:list text:style-name="L1">
            <text:list-header>
              <text:p text:style-name="P71"><text:span text:style-name="T28">class A{</text:span></text:p>
              <text:p text:style-name="P71"><text:span text:style-name="T28"><text:tab/></text:span><text:span text:style-name="T28">float <text:s/>x,y;</text:span></text:p>
              <text:p text:style-name="P71"><text:span text:style-name="T28">public:</text:span></text:p>
              <text:p text:style-name="P71"><text:span text:style-name="T28"><text:tab/></text:span><text:span text:style-name="T28">float Sum(void) { <text:s text:c="2"/>return <text:s/>x+y; <text:s text:c="2"/>}</text:span></text:p>
              <text:p text:style-name="P71"><text:span text:style-name="T28"><text:tab/></text:span><text:span text:style-name="T27">void Set(float a,float b=10.0) { <text:s text:c="3"/>x=a;</text:span><text:span text:style-name="T27"><text:tab/></text:span><text:span text:style-name="T27">y=b;}</text:span></text:p>
              <text:p text:style-name="P71"><text:span text:style-name="T28"><text:s text:c="6"/></text:span><text:span text:style-name="T28">void Print(void) {</text:span><text:span text:style-name="T28"><text:tab/></text:span><text:span text:style-name="T28">cout&lt;&lt;"x="&lt;&lt;x&lt;&lt;'\t'&lt;&lt;"y="&lt;&lt;y&lt;&lt;endl; }</text:span></text:p>
              <text:p text:style-name="P71"><text:span text:style-name="T28">};</text:span></text:p>
              <text:p text:style-name="P71"><text:span text:style-name="T28">void main(void)</text:span></text:p>
              <text:p text:style-name="P71"><text:span text:style-name="T28">{</text:span><text:span text:style-name="T28"><text:tab/></text:span><text:span text:style-name="T28">A a1,a2;</text:span></text:p>
              <text:p text:style-name="P71"><text:span text:style-name="T28"><text:tab/></text:span><text:span text:style-name="T27">a1.Set (2.0,4.0);</text:span></text:p>
              <text:p text:style-name="P71"><text:span text:style-name="T28"><text:tab/></text:span><text:span text:style-name="T28">cout&lt;&lt;"a1: <text:s/>"; <text:s/></text:span><text:span text:style-name="T28"><text:tab/></text:span><text:span text:style-name="T28">a1.Print ();</text:span></text:p>
              <text:p text:style-name="P71"><text:span text:style-name="T28"><text:tab/></text:span><text:span text:style-name="T28">cout&lt;&lt;"a1.sum="&lt;&lt;a1.Sum ()&lt;&lt;endl;</text:span></text:p>
              <text:p text:style-name="P71"><text:span text:style-name="T28"><text:tab/></text:span><text:span text:style-name="T27">a2.Set(20.0);</text:span></text:p>
              <text:p text:style-name="P71"><text:span text:style-name="T28"><text:tab/></text:span><text:span text:style-name="T28">cout&lt;&lt;"a2: <text:s/>"; <text:s/></text:span><text:span text:style-name="T28"><text:tab/></text:span><text:span text:style-name="T28">a2.Print ();</text:span></text:p>
              <text:p text:style-name="P71"><text:span text:style-name="T28"><text:tab/></text:span><text:span text:style-name="T28">cout&lt;&lt;"a2.sum="&lt;&lt;a2.Sum ()&lt;&lt;endl;</text:span></text:p>
              <text:p text:style-name="P71"><text:span text:style-name="T28">}</text:span></text:p>
            </text:list-header>
          </text:list>
          <draw:enhanced-geometry svg:viewBox="0 0 21600 21600" draw:type="mso-spt202" draw:enhanced-path="M 0 0 L 21600 0 21600 21600 0 21600 0 0 Z N"/>
        </draw:custom-shape>
        <draw:custom-shape draw:name="AutoShape 4" draw:style-name="gr125" draw:text-style-name="P31" xml:id="id130" draw:id="id130" draw:layer="layout" svg:width="14.076cm" svg:height="1.27cm" svg:x="8.678cm" svg:y="10.795cm">
          <text:list text:style-name="L4">
            <text:list-header>
              <text:p text:style-name="P30"><text:span text:style-name="T26">不缺省参数，</text:span><text:span text:style-name="T49">a1.x=2, <text:s/>a1.y=4</text:span></text:p>
            </text:list-header>
          </text:list>
          <draw:enhanced-geometry svg:viewBox="0 0 21600 21600" draw:text-areas="800 800 20800 20800" draw:type="round-rectangular-callout" draw:modifiers="-873 192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26" draw:text-style-name="P31" xml:id="id131" draw:id="id131" draw:layer="layout" svg:width="13.335cm" svg:height="1.27cm" svg:x="8.467cm" svg:y="14.605cm">
          <text:list text:style-name="L4">
            <text:list-header>
              <text:p text:style-name="P30"><text:span text:style-name="T26">缺省参数，</text:span><text:span text:style-name="T49">a2.x=20, <text:s/>a2.y=10</text:span></text:p>
            </text:list-header>
          </text:list>
          <draw:enhanced-geometry svg:viewBox="0 0 21600 21600" draw:text-areas="800 800 20800 20800" draw:type="round-rectangular-callout" draw:modifiers="-2386 96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0" smil:attributeName="visibility" smil:to="visible"/>
                  <anim:transitionFilter smil:dur="0.5s" smil:targetElement="id13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1" smil:attributeName="visibility" smil:to="visible"/>
                  <anim:transitionFilter smil:dur="0.5s" smil:targetElement="id131" smil:type="irisWipe" smil:subtype="rectangle" smil:direction="reverse"/>
                </anim:par>
              </anim:par>
            </anim:par>
          </anim:seq>
        </anim:par>
        <presentation:notes draw:style-name="dp2">
          <draw:page-thumbnail draw:style-name="gr4" draw:layer="layout" svg:width="12.7cm" svg:height="9.525cm" svg:x="3.175cm" svg:y="1.904cm" draw:page-number="54" presentation:class="page"/>
          <draw:frame presentation:style-name="pr1" draw:text-style-name="P7" draw:layer="layout" svg:width="13.97cm" svg:height="11.43cm" svg:x="2.54cm" svg:y="12.065cm" presentation:class="notes" presentation:placeholder="true">
            <draw:text-box/>
          </draw:frame>
        </presentation:notes>
      </draw:page>
      <draw:page draw:name="page5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277cm" svg:x="0cm" svg:y="0cm">
          <text:list text:style-name="L1">
            <text:list-header>
              <text:p text:style-name="P62"><text:span text:style-name="T43">定义类的指针及如何用</text:span><text:span text:style-name="T43">指针来引用对象</text:span></text:p>
            </text:list-header>
          </text:list>
          <draw:enhanced-geometry svg:viewBox="0 0 21600 21600" draw:type="mso-spt202" draw:enhanced-path="M 0 0 L 21600 0 21600 21600 0 21600 0 0 Z N"/>
        </draw:custom-shape>
        <draw:custom-shape draw:name="Text Box 3" draw:style-name="gr2" draw:text-style-name="P72" draw:layer="layout" svg:width="25.4cm" svg:height="17.94cm" svg:x="0cm" svg:y="1.451cm">
          <text:list text:style-name="L1">
            <text:list-header>
              <text:p text:style-name="P71"><text:span text:style-name="T28">class A{</text:span></text:p>
              <text:p text:style-name="P71"><text:span text:style-name="T28"><text:tab/></text:span><text:span text:style-name="T28">float <text:s/>x,y;</text:span></text:p>
              <text:p text:style-name="P71"><text:span text:style-name="T28">public:</text:span></text:p>
              <text:p text:style-name="P71"><text:span text:style-name="T28"><text:tab/></text:span><text:span text:style-name="T28">float Sum(void) { <text:s text:c="2"/>return <text:s/>x+y; <text:s text:c="2"/>}</text:span></text:p>
              <text:p text:style-name="P71"><text:span text:style-name="T28"><text:tab/></text:span><text:span text:style-name="T28">void Set(float <text:s/>a,float <text:s/>b) { <text:s text:c="3"/>x=a;</text:span><text:span text:style-name="T28"><text:tab/></text:span><text:span text:style-name="T28">y=b;}</text:span></text:p>
              <text:p text:style-name="P71"><text:span text:style-name="T28"><text:s text:c="6"/></text:span><text:span text:style-name="T28">void Print(void) {</text:span><text:span text:style-name="T28"><text:tab/></text:span><text:span text:style-name="T28">cout&lt;&lt;"x="&lt;&lt;x&lt;&lt;'\t'&lt;&lt;"y="&lt;&lt;y&lt;&lt;endl; <text:s text:c="2"/>}</text:span></text:p>
              <text:p text:style-name="P71"><text:span text:style-name="T28">};</text:span></text:p>
              <text:p text:style-name="P71"><text:span text:style-name="T28">void main(void)</text:span></text:p>
              <text:p text:style-name="P71"><text:span text:style-name="T28">{</text:span><text:span text:style-name="T28"><text:tab/></text:span><text:span text:style-name="T28">A a1,a2;</text:span></text:p>
              <text:p text:style-name="P71"><text:span text:style-name="T28"><text:tab/></text:span><text:span text:style-name="T46">A *p;</text:span><text:span text:style-name="T46"><text:tab/></text:span><text:span text:style-name="T46"><text:tab/></text:span><text:span text:style-name="T46">//</text:span><text:span text:style-name="T45">定义类的指针</text:span></text:p>
              <text:p text:style-name="P71"><text:span text:style-name="T43"><text:tab/></text:span><text:span text:style-name="T27">p=&amp;a1;</text:span><text:span text:style-name="T27"><text:tab/></text:span><text:span text:style-name="T27">//</text:span><text:span text:style-name="T44">给指针赋值</text:span></text:p>
              <text:p text:style-name="P71"><text:span text:style-name="T43"><text:s text:c="12"/></text:span><text:span text:style-name="T27">p-&gt;Set(2.0, <text:s/>3.0);</text:span><text:span text:style-name="T28"> <text:s text:c="3"/>//</text:span><text:span text:style-name="T43">通过指针引用对象的成员函数</text:span></text:p>
              <text:p text:style-name="P71"><text:span text:style-name="T43"><text:s text:c="12"/></text:span><text:span text:style-name="T28">p-&gt;Print();</text:span></text:p>
              <text:p text:style-name="P71"><text:span text:style-name="T28"><text:s text:c="12"/></text:span><text:span text:style-name="T28">cout&lt;&lt;p-&gt;Sum()&lt;&lt;endl;</text:span></text:p>
              <text:p text:style-name="P71"><text:span text:style-name="T28"><text:tab/></text:span><text:span text:style-name="T28">a2.Set(10.0, 20.0); <text:s text:c="2"/>a2.Print();</text:span></text:p>
              <text:p text:style-name="P71"><text:span text:style-name="T28">}</text:span></text:p>
            </text:list-header>
          </text:list>
          <draw:enhanced-geometry svg:viewBox="0 0 21600 21600" draw:type="mso-spt202" draw:enhanced-path="M 0 0 L 21600 0 21600 21600 0 21600 0 0 Z N"/>
        </draw:custom-shape>
        <draw:frame draw:style-name="standard" xml:id="id132" draw:id="id132" draw:layer="layout" svg:width="3.809cm" svg:height="7.413cm" svg:x="20.532cm" svg:y="0.847cm">
          <table:table>
            <table:table-column table:style-name="co6"/>
            <table:table-row table:style-name="ro5">
              <table:table-cell table:style-name="ce10"/>
            </table:table-row>
            <table:table-row table:style-name="ro10">
              <table:table-cell table:style-name="ce11"/>
            </table:table-row>
            <table:table-row table:style-name="ro7">
              <table:table-cell table:style-name="ce11">
                <text:list text:style-name="L1">
                  <text:list-header>
                    <text:p text:style-name="P43"><text:span text:style-name="T25">Setxy()</text:span></text:p>
                  </text:list-header>
                </text:list>
              </table:table-cell>
            </table:table-row>
            <table:table-row table:style-name="ro5">
              <table:table-cell table:style-name="ce11">
                <text:list text:continue-numbering="true" text:style-name="L1">
                  <text:list-header>
                    <text:p text:style-name="P43"><text:span text:style-name="T25">Getxy()</text:span></text:p>
                  </text:list-header>
                </text:list>
              </table:table-cell>
            </table:table-row>
            <table:table-row table:style-name="ro3">
              <table:table-cell table:style-name="ce12">
                <text:list text:continue-numbering="true" text:style-name="L1">
                  <text:list-header>
                    <text:p text:style-name="P43"><text:span text:style-name="T25">Printxy()</text:span></text:p>
                  </text:list-header>
                </text:list>
              </table:table-cell>
            </table:table-row>
          </table:table>
          <draw:image xlink:href="Pictures/TablePreview8.svm" xlink:type="simple" xlink:show="embed" xlink:actuate="onLoad"/>
        </draw:frame>
        <draw:frame draw:style-name="standard" xml:id="id133" draw:id="id133" draw:layer="layout" svg:width="1.057cm" svg:height="6.278cm" svg:x="24.342cm" svg:y="0.847cm">
          <table:table>
            <table:table-column table:style-name="co7"/>
            <table:table-row table:style-name="ro5">
              <table:table-cell table:style-name="ce13">
                <text:list text:style-name="L1">
                  <text:list-header>
                    <text:p text:style-name="P43"><text:span text:style-name="T25">x</text:span></text:p>
                  </text:list-header>
                </text:list>
              </table:table-cell>
            </table:table-row>
            <table:table-row table:style-name="ro11">
              <table:table-cell table:style-name="ce13">
                <text:list text:continue-numbering="true" text:style-name="L1">
                  <text:list-header>
                    <text:p text:style-name="P43"><text:span text:style-name="T25">y</text:span></text:p>
                  </text:list-header>
                </text:list>
              </table:table-cell>
            </table:table-row>
            <table:table-row table:style-name="ro9">
              <table:table-cell table:style-name="ce13"/>
            </table:table-row>
            <table:table-row table:style-name="ro10">
              <table:table-cell table:style-name="ce13"/>
            </table:table-row>
            <table:table-row table:style-name="ro5">
              <table:table-cell table:style-name="ce13"/>
            </table:table-row>
          </table:table>
          <draw:image xlink:href="Pictures/TablePreview9.svm" xlink:type="simple" xlink:show="embed" xlink:actuate="onLoad"/>
        </draw:frame>
        <draw:custom-shape draw:name="Text Box 36" draw:style-name="gr127" draw:text-style-name="P44" xml:id="id138" draw:id="id138" draw:layer="layout" svg:width="2.117cm" svg:height="1.178cm" svg:x="21.378cm" svg:y="0.847cm">
          <text:list text:style-name="L3">
            <text:list-header>
              <text:p text:style-name="P30"><text:span text:style-name="T46">2.0</text:span></text:p>
            </text:list-header>
          </text:list>
          <draw:enhanced-geometry svg:viewBox="0 0 21600 21600" draw:type="mso-spt202" draw:enhanced-path="M 0 0 L 21600 0 21600 21600 0 21600 0 0 Z N"/>
        </draw:custom-shape>
        <draw:custom-shape draw:name="Text Box 37" draw:style-name="gr128" draw:text-style-name="P44" xml:id="id139" draw:id="id139" draw:layer="layout" svg:width="2.117cm" svg:height="1.178cm" svg:x="21.378cm" svg:y="2.117cm">
          <text:list text:style-name="L3">
            <text:list-header>
              <text:p text:style-name="P30"><text:span text:style-name="T46">3.0</text:span></text:p>
            </text:list-header>
          </text:list>
          <draw:enhanced-geometry svg:viewBox="0 0 21600 21600" draw:type="mso-spt202" draw:enhanced-path="M 0 0 L 21600 0 21600 21600 0 21600 0 0 Z N"/>
        </draw:custom-shape>
        <draw:custom-shape draw:name="Text Box 39" draw:style-name="gr26" draw:text-style-name="P44" xml:id="id135" draw:id="id135" draw:layer="layout" svg:width="1.058cm" svg:height="1.178cm" svg:x="15.875cm" svg:y="1.482cm">
          <text:list text:style-name="L1">
            <text:list-header>
              <text:p text:style-name="P30"><text:span text:style-name="T28">p</text:span></text:p>
            </text:list-header>
          </text:list>
          <draw:enhanced-geometry svg:viewBox="0 0 21600 21600" draw:type="mso-spt202" draw:enhanced-path="M 0 0 L 21600 0 21600 21600 0 21600 0 0 Z N"/>
        </draw:custom-shape>
        <draw:custom-shape draw:name="Text Box 40" draw:style-name="gr102" draw:text-style-name="P44" xml:id="id136" draw:id="id136" draw:layer="layout" svg:width="1.482cm" svg:height="1.231cm" svg:x="17.145cm" svg:y="1.058cm">
          <text:list text:style-name="L1">
            <text:list-header>
              <text:p text:style-name="P30"><text:span text:style-name="T43"/></text:p>
            </text:list-header>
          </text:list>
          <draw:enhanced-geometry svg:viewBox="0 0 21600 21600" draw:type="mso-spt202" draw:enhanced-path="M 0 0 L 21600 0 21600 21600 0 21600 0 0 Z N"/>
        </draw:custom-shape>
        <draw:custom-shape draw:name="Text Box 41" draw:style-name="gr26" draw:text-style-name="P44" xml:id="id134" draw:id="id134" draw:layer="layout" svg:width="1.059cm" svg:height="1.178cm" svg:x="19.473cm" svg:y="0cm">
          <text:list text:style-name="L1">
            <text:list-header>
              <text:p text:style-name="P30"><text:span text:style-name="T28">a1</text:span></text:p>
            </text:list-header>
          </text:list>
          <draw:enhanced-geometry svg:viewBox="0 0 21600 21600" draw:type="mso-spt202" draw:enhanced-path="M 0 0 L 21600 0 21600 21600 0 21600 0 0 Z N"/>
        </draw:custom-shape>
        <draw:polyline draw:name="Line 45" draw:style-name="gr129" draw:text-style-name="P75" xml:id="id137" draw:id="id137" draw:layer="layout" svg:width="1.904cm" svg:height="0cm" svg:x="18.626cm" svg:y="1.693cm" svg:viewBox="0 0 1905 0" draw:points="1905,0 0,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2" smil:attributeName="visibility" smil:to="visible"/>
                  <anim:transitionFilter smil:dur="0.5s" smil:targetElement="id13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3" smil:attributeName="visibility" smil:to="visible"/>
                  <anim:transitionFilter smil:dur="0.5s" smil:targetElement="id13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4" smil:attributeName="visibility" smil:to="visible"/>
                  <anim:transitionFilter smil:dur="0.5s" smil:targetElement="id13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5" smil:attributeName="visibility" smil:to="visible"/>
                  <anim:transitionFilter smil:dur="0.5s" smil:targetElement="id13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6" smil:attributeName="visibility" smil:to="visible"/>
                  <anim:transitionFilter smil:dur="0.5s" smil:targetElement="id13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7" smil:attributeName="visibility" smil:to="visible"/>
                  <anim:transitionFilter smil:dur="0.5s" smil:targetElement="id13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8" smil:attributeName="visibility" smil:to="visible"/>
                  <anim:transitionFilter smil:dur="0.5s" smil:targetElement="id13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9" smil:attributeName="visibility" smil:to="visible"/>
                  <anim:transitionFilter smil:dur="0.5s" smil:targetElement="id139" smil:type="barWipe" smil:subtype="leftToRight"/>
                </anim:par>
              </anim:par>
            </anim:par>
          </anim:seq>
        </anim:par>
        <presentation:notes draw:style-name="dp2">
          <draw:page-thumbnail draw:style-name="gr4" draw:layer="layout" svg:width="12.7cm" svg:height="9.525cm" svg:x="3.175cm" svg:y="1.904cm" draw:page-number="55" presentation:class="page"/>
          <draw:frame presentation:style-name="pr1" draw:text-style-name="P7" draw:layer="layout" svg:width="13.97cm" svg:height="11.43cm" svg:x="2.54cm" svg:y="12.065cm" presentation:class="notes" presentation:placeholder="true">
            <draw:text-box/>
          </draw:frame>
        </presentation:notes>
      </draw:page>
      <draw:page draw:name="page5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3" draw:layer="layout" svg:width="25.4cm" svg:height="1.277cm" svg:x="0cm" svg:y="0cm">
          <text:list text:style-name="L1">
            <text:list-header>
              <text:p text:style-name="P62"><text:span text:style-name="T43">定义类的数</text:span><text:span text:style-name="T43">组及数组中</text:span><text:span text:style-name="T43">元素的引用</text:span></text:p>
            </text:list-header>
          </text:list>
          <draw:enhanced-geometry svg:viewBox="0 0 21600 21600" draw:type="mso-spt202" draw:enhanced-path="M 0 0 L 21600 0 21600 21600 0 21600 0 0 Z N"/>
        </draw:custom-shape>
        <draw:custom-shape draw:name="Text Box 3" draw:style-name="gr2" draw:text-style-name="P72" draw:layer="layout" svg:width="24.553cm" svg:height="16.802cm" svg:x="0cm" svg:y="1.693cm">
          <text:list text:style-name="L1">
            <text:list-header>
              <text:p text:style-name="P71"><text:span text:style-name="T28">void main(void)</text:span></text:p>
              <text:p text:style-name="P71"><text:span text:style-name="T28">{</text:span></text:p>
              <text:p text:style-name="P71"><text:span text:style-name="T28"><text:tab/></text:span><text:span text:style-name="T27">Stu stu[3];</text:span><text:span text:style-name="T27"><text:tab/></text:span><text:span text:style-name="T27">//</text:span><text:span text:style-name="T44">定义类的数组</text:span></text:p>
              <text:p text:style-name="P71"><text:span text:style-name="T43"><text:tab/></text:span><text:span text:style-name="T28">Stu <text:s/>*pstu;</text:span><text:span text:style-name="T28"><text:tab/></text:span><text:span text:style-name="T28">//</text:span><text:span text:style-name="T43">定义类的指针</text:span></text:p>
              <text:p text:style-name="P71"><text:span text:style-name="T43"><text:tab/></text:span><text:span text:style-name="T28">pstu=stu;</text:span><text:span text:style-name="T28"><text:tab/></text:span><text:span text:style-name="T28">//</text:span><text:span text:style-name="T43">为指针赋值</text:span></text:p>
              <text:p text:style-name="P71"><text:span text:style-name="T43"><text:tab/></text:span><text:span text:style-name="T28">int i;</text:span></text:p>
              <text:p text:style-name="P71"><text:span text:style-name="T28"><text:tab/></text:span><text:span text:style-name="T27">stu[0].SetStudent (“A”,90,90);//</text:span><text:span text:style-name="T44">通过数组元素的引用赋值</text:span></text:p>
              <text:p text:style-name="P71"><text:span text:style-name="T43"><text:tab/></text:span><text:span text:style-name="T28">stu[1].SetStudent ("B",80,80);</text:span></text:p>
              <text:p text:style-name="P71"><text:span text:style-name="T28"><text:tab/></text:span><text:span text:style-name="T28">stu[2].SetStudent ("C",70,70);</text:span></text:p>
              <text:p text:style-name="P71"><text:span text:style-name="T28"><text:tab/></text:span><text:span text:style-name="T28">for(i=0;i&lt;3;i++)</text:span></text:p>
              <text:p text:style-name="P71"><text:span text:style-name="T28"><text:tab/></text:span><text:span text:style-name="T28">{</text:span></text:p>
              <text:p text:style-name="P71"><text:span text:style-name="T28"><text:tab/></text:span><text:span text:style-name="T28"><text:tab/></text:span><text:span text:style-name="T46">pstu-&gt;Show ();//</text:span><text:span text:style-name="T45">指针变量指向数组元素</text:span></text:p>
            </text:list-header>
          </text:list>
          <text:list text:style-name="L3">
            <text:list-header>
              <text:p text:style-name="P71"><text:span text:style-name="T45"><text:tab/></text:span><text:span text:style-name="T45"><text:tab/></text:span><text:span text:style-name="T46">pstu++;</text:span><text:span text:style-name="T46"><text:tab/></text:span><text:span text:style-name="T46">//</text:span><text:span text:style-name="T45">指针变量加一，指向下一元素</text:span></text:p>
            </text:list-header>
          </text:list>
          <text:list text:style-name="L1">
            <text:list-header>
              <text:p text:style-name="P71"><text:span text:style-name="T43"><text:tab/></text:span><text:span text:style-name="T28">}</text:span></text:p>
              <text:p text:style-name="P71"><text:span text:style-name="T28">}</text:span></text:p>
            </text:list-header>
          </text:list>
          <draw:enhanced-geometry svg:viewBox="0 0 21600 21600" draw:type="mso-spt202" draw:enhanced-path="M 0 0 L 21600 0 21600 21600 0 21600 0 0 Z N"/>
        </draw:custom-shape>
        <draw:frame draw:style-name="standard" xml:id="id140" draw:id="id140" draw:layer="layout" svg:width="1.481cm" svg:height="5.926cm" svg:x="21.378cm" svg:y="1.905cm">
          <table:table>
            <table:table-column table:style-name="co9"/>
            <table:table-row table:style-name="ro12">
              <table:table-cell table:style-name="ce14"/>
            </table:table-row>
            <table:table-row table:style-name="ro13">
              <table:table-cell table:style-name="ce15"/>
            </table:table-row>
            <table:table-row table:style-name="ro12">
              <table:table-cell table:style-name="ce16"/>
            </table:table-row>
          </table:table>
          <draw:image xlink:href="Pictures/TablePreview10.svm" xlink:type="simple" xlink:show="embed" xlink:actuate="onLoad"/>
        </draw:frame>
        <draw:custom-shape draw:name="Text Box 15" draw:style-name="gr2" draw:text-style-name="P63" xml:id="id141" draw:id="id141" draw:layer="layout" svg:width="1.905cm" svg:height="1.277cm" svg:x="20.743cm" svg:y="0.635cm">
          <text:list text:style-name="L1">
            <text:list-header>
              <text:p text:style-name="P62"><text:span text:style-name="T28">stu</text:span></text:p>
            </text:list-header>
          </text:list>
          <draw:enhanced-geometry svg:viewBox="0 0 21600 21600" draw:type="mso-spt202" draw:enhanced-path="M 0 0 L 21600 0 21600 21600 0 21600 0 0 Z N"/>
        </draw:custom-shape>
        <draw:custom-shape draw:name="Rectangle 16" draw:style-name="gr130" draw:text-style-name="P38" xml:id="id142" draw:id="id142" draw:layer="layout" svg:width="1.482cm" svg:height="1.481cm" svg:x="17.145cm" svg:y="2.117cm">
          <text:list text:style-name="L1">
            <text:list-header>
              <text:p text:style-name="P37"><text:span text:style-name="T24"/></text:p>
            </text:list-header>
          </text:list>
          <draw:enhanced-geometry svg:viewBox="0 0 21600 21600" draw:type="rectangle" draw:enhanced-path="M 0 0 L 21600 0 21600 21600 0 21600 0 0 Z N"/>
        </draw:custom-shape>
        <draw:custom-shape draw:name="Text Box 17" draw:style-name="gr2" draw:text-style-name="P63" xml:id="id143" draw:id="id143" draw:layer="layout" svg:width="2.116cm" svg:height="1.277cm" svg:x="15.452cm" svg:y="2.117cm">
          <text:list text:style-name="L1">
            <text:list-header>
              <text:p text:style-name="P62"><text:span text:style-name="T28">pstu</text:span></text:p>
            </text:list-header>
          </text:list>
          <draw:enhanced-geometry svg:viewBox="0 0 21600 21600" draw:type="mso-spt202" draw:enhanced-path="M 0 0 L 21600 0 21600 21600 0 21600 0 0 Z N"/>
        </draw:custom-shape>
        <draw:polyline draw:name="Line 18" draw:style-name="gr131" draw:text-style-name="P75" xml:id="id144" draw:id="id144" draw:layer="layout" svg:width="2.75cm" svg:height="0cm" svg:x="18.627cm" svg:y="2.752cm" svg:viewBox="0 0 2751 0" draw:points="0,0 2751,0">
          <text:p/>
        </draw:polyline>
        <draw:g draw:name="Group 23" xml:id="id145" draw:id="id145">
          <draw:custom-shape draw:name="Rectangle 19" draw:style-name="gr132" draw:text-style-name="P38" draw:layer="layout" svg:width="1.482cm" svg:height="1.482cm" svg:x="17.145cm" svg:y="4.233cm">
            <text:p/>
            <draw:enhanced-geometry svg:viewBox="0 0 21600 21600" draw:type="rectangle" draw:enhanced-path="M 0 0 L 21600 0 21600 21600 0 21600 0 0 Z N"/>
          </draw:custom-shape>
          <draw:custom-shape draw:name="Text Box 20" draw:style-name="gr133" draw:text-style-name="P63" draw:layer="layout" svg:width="2.116cm" svg:height="1.277cm" svg:x="15.452cm" svg:y="4.233cm">
            <text:list text:style-name="L3">
              <text:list-header>
                <text:p text:style-name="P62"><text:span text:style-name="T46">pstu</text:span></text:p>
              </text:list-header>
            </text:list>
            <draw:enhanced-geometry svg:viewBox="0 0 21600 21600" draw:type="mso-spt202" draw:enhanced-path="M 0 0 L 21600 0 21600 21600 0 21600 0 0 Z N"/>
          </draw:custom-shape>
          <draw:line draw:name="Line 21" draw:style-name="gr134" draw:text-style-name="P75" draw:layer="layout" svg:x1="18.627cm" svg:y1="4.868cm" svg:x2="21.378cm" svg:y2="4.86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0" smil:attributeName="visibility" smil:to="visible"/>
                  <anim:transitionFilter smil:dur="0.5s" smil:targetElement="id14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1" smil:attributeName="visibility" smil:to="visible"/>
                  <anim:transitionFilter smil:dur="0.5s" smil:targetElement="id14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2" smil:attributeName="visibility" smil:to="visible"/>
                  <anim:transitionFilter smil:dur="0.5s" smil:targetElement="id14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3" smil:attributeName="visibility" smil:to="visible"/>
                  <anim:transitionFilter smil:dur="0.5s" smil:targetElement="id14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4" smil:attributeName="visibility" smil:to="visible"/>
                  <anim:transitionFilter smil:dur="0.5s" smil:targetElement="id14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5" smil:attributeName="visibility" smil:to="visible"/>
                  <anim:transitionFilter smil:dur="0.5s" smil:targetElement="id145" smil:type="barWipe" smil:subtype="leftToRight"/>
                </anim:par>
              </anim:par>
            </anim:par>
          </anim:seq>
        </anim:par>
        <presentation:notes draw:style-name="dp2">
          <draw:page-thumbnail draw:style-name="gr4" draw:layer="layout" svg:width="12.7cm" svg:height="9.525cm" svg:x="3.175cm" svg:y="1.904cm" draw:page-number="56" presentation:class="page"/>
          <draw:frame presentation:style-name="pr1" draw:text-style-name="P7" draw:layer="layout" svg:width="13.97cm" svg:height="11.43cm" svg:x="2.54cm" svg:y="12.065cm" presentation:class="notes" presentation:placeholder="true">
            <draw:text-box/>
          </draw:frame>
        </presentation:notes>
      </draw:page>
      <draw:page draw:name="page5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35" draw:text-style-name="P51" draw:layer="layout" svg:width="25.4cm" svg:height="2.631cm" svg:x="0cm" svg:y="0cm">
          <text:list text:style-name="L2">
            <text:list-header>
              <text:p text:style-name="P50"><text:span text:style-name="T37">返回引用类型的成员函数</text:span><text:span text:style-name="T34">(</text:span><text:span text:style-name="T37">可以返回私有数据成员的引用</text:span><text:span text:style-name="T34">)</text:span></text:p>
            </text:list-header>
          </text:list>
          <draw:enhanced-geometry svg:viewBox="0 0 21600 21600" draw:type="mso-spt202" draw:enhanced-path="M 0 0 L 21600 0 21600 21600 0 21600 0 0 Z N"/>
        </draw:custom-shape>
        <draw:custom-shape draw:name="Text Box 3" draw:style-name="gr2" draw:text-style-name="P98" draw:layer="layout" svg:width="24.977cm" svg:height="16.203cm" svg:x="0cm" svg:y="1.923cm">
          <text:list text:style-name="L1">
            <text:list-header>
              <text:p text:style-name="P97"><text:span text:style-name="T25">class A{</text:span></text:p>
              <text:p text:style-name="P97"><text:span text:style-name="T25"><text:tab/></text:span><text:span text:style-name="T25">float <text:s/>x,y;</text:span></text:p>
              <text:p text:style-name="P97"><text:span text:style-name="T25">public:</text:span></text:p>
              <text:p text:style-name="P97"><text:span text:style-name="T25"><text:tab/></text:span><text:span text:style-name="T34">float &amp;Getx(void ) { <text:s text:c="2"/>return <text:s/>x; <text:s text:c="2"/>} </text:span><text:span text:style-name="T34"><text:tab/></text:span><text:span text:style-name="T34">//</text:span><text:span text:style-name="T37">返回</text:span><text:span text:style-name="T34">x</text:span><text:span text:style-name="T37">的引用</text:span></text:p>
              <text:p text:style-name="P97"><text:span text:style-name="T24"><text:tab/></text:span><text:span text:style-name="T25">void Set(float a,float b) { <text:s text:c="3"/>x=a; <text:s text:c="2"/>y=b; <text:s text:c="2"/>}</text:span></text:p>
              <text:p text:style-name="P97"><text:span text:style-name="T25"><text:tab/></text:span><text:span text:style-name="T25">void Print(void) { <text:s text:c="2"/>cout&lt;&lt;x&lt;&lt;'\t'&lt;&lt;y&lt;&lt;endl; <text:s text:c="2"/>}</text:span></text:p>
              <text:p text:style-name="P97"><text:span text:style-name="T25">};</text:span></text:p>
              <text:p text:style-name="P97"><text:span text:style-name="T25">void main(void)</text:span></text:p>
              <text:p text:style-name="P97"><text:span text:style-name="T25">{</text:span><text:span text:style-name="T25"><text:tab/></text:span><text:span text:style-name="T25">A <text:s/>a1,a2;</text:span></text:p>
              <text:p text:style-name="P97"><text:span text:style-name="T25"><text:tab/></text:span><text:span text:style-name="T25">a1.Set (3,5);</text:span></text:p>
              <text:p text:style-name="P97"><text:span text:style-name="T25"><text:tab/></text:span><text:span text:style-name="T25">cout&lt;&lt;"a1: <text:s/>"; <text:s text:c="2"/></text:span><text:span text:style-name="T25"><text:tab/></text:span><text:span text:style-name="T25">a1.Print ();</text:span></text:p>
              <text:p text:style-name="P97"><text:span text:style-name="T25"><text:tab/></text:span><text:span text:style-name="T34">a1.Getx()=30;</text:span><text:span text:style-name="T34"><text:tab/></text:span><text:span text:style-name="T34">//</text:span><text:span text:style-name="T37">将</text:span><text:span text:style-name="T34">a1</text:span><text:span text:style-name="T37">对象中的</text:span><text:span text:style-name="T34">x</text:span><text:span text:style-name="T37">成员赋值</text:span></text:p>
              <text:p text:style-name="P97"><text:span text:style-name="T24"><text:tab/></text:span><text:span text:style-name="T25">cout&lt;&lt;"changed <text:s/>a1: ";</text:span></text:p>
              <text:p text:style-name="P97"><text:span text:style-name="T25"><text:tab/></text:span><text:span text:style-name="T25">a1.Print ();</text:span></text:p>
              <text:p text:style-name="P97"><text:span text:style-name="T25">}</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57" presentation:class="page"/>
          <draw:frame presentation:style-name="pr1" draw:text-style-name="P7" draw:layer="layout" svg:width="13.97cm" svg:height="11.43cm" svg:x="2.54cm" svg:y="12.065cm" presentation:class="notes" presentation:placeholder="true">
            <draw:text-box/>
          </draw:frame>
        </presentation:notes>
      </draw:page>
      <draw:page draw:name="page5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51" draw:layer="layout" svg:width="24.13cm" svg:height="1.446cm" svg:x="0cm" svg:y="0cm">
          <text:list text:style-name="L1">
            <text:list-header>
              <text:p text:style-name="P50"><text:span text:style-name="T24">线性表的应用</text:span></text:p>
            </text:list-header>
          </text:list>
          <draw:enhanced-geometry svg:viewBox="0 0 21600 21600" draw:type="mso-spt202" draw:enhanced-path="M 0 0 L 21600 0 21600 21600 0 21600 0 0 Z N"/>
        </draw:custom-shape>
        <draw:custom-shape draw:name="Text Box 4" draw:style-name="gr2" draw:text-style-name="P68" draw:layer="layout" svg:width="25.4cm" svg:height="4.881cm" svg:x="0cm" svg:y="1.482cm">
          <text:list text:style-name="L1">
            <text:list-header>
              <text:p text:style-name="P67"><text:span text:style-name="T24">线性表用来存放若干个整数，用一个指针指向其存放整数的首地址。当存放的数据大于原先开辟的空间时，线性表自动</text:span><text:span text:style-name="T40">动态开辟</text:span><text:span text:style-name="T24">空间，储存所有的整数。</text:span></text:p>
            </text:list-header>
          </text:list>
          <draw:enhanced-geometry svg:viewBox="0 0 21600 21600" draw:type="mso-spt202" draw:enhanced-path="M 0 0 L 21600 0 21600 21600 0 21600 0 0 Z N"/>
        </draw:custom-shape>
        <draw:custom-shape draw:name="Text Box 5" draw:style-name="gr136" draw:text-style-name="P68" xml:id="id146" draw:id="id146" draw:layer="layout" svg:width="25.4cm" svg:height="4.881cm" svg:x="0cm" svg:y="6.773cm">
          <text:list text:style-name="L2">
            <text:list-header>
              <text:p text:style-name="P67"><text:span text:style-name="T37">线性表有</text:span><text:span text:style-name="T40">三个参数</text:span><text:span text:style-name="T37">来描述：指向线性表存储空间首地址的指针变量</text:span><text:span text:style-name="T34">List</text:span><text:span text:style-name="T37">；无符号整数</text:span><text:span text:style-name="T34">nMax</text:span><text:span text:style-name="T37">，指示表的最大长度；无符号整数</text:span><text:span text:style-name="T34">nElem</text:span><text:span text:style-name="T37">，指示表中实际所放的数据个数。</text:span></text:p>
            </text:list-header>
          </text:list>
          <draw:enhanced-geometry svg:viewBox="0 0 21600 21600" draw:type="mso-spt202" draw:enhanced-path="M 0 0 L 21600 0 21600 21600 0 21600 0 0 Z N"/>
        </draw:custom-shape>
        <draw:custom-shape draw:name="Text Box 6" draw:style-name="gr2" draw:text-style-name="P100" xml:id="id147" draw:id="id147" draw:layer="layout" svg:width="25.4cm" svg:height="5.238cm" svg:x="0cm" svg:y="12.277cm">
          <text:list text:style-name="L1">
            <text:list-header>
              <text:p text:style-name="P99"><text:span text:style-name="T24">实际上，线性表相当于一个整型数组，</text:span><text:span text:style-name="T25">List</text:span><text:span text:style-name="T24">为数组的首地址，</text:span><text:span text:style-name="T25">nMax</text:span><text:span text:style-name="T24">为数组在内存开辟的空间数，</text:span><text:span text:style-name="T25">nElem</text:span><text:span text:style-name="T24">为数组中实际存放的元素个数。只不过</text:span><text:span text:style-name="T40">数组的空间是动态开辟的</text:span><text:span text:style-name="T2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6" smil:attributeName="visibility" smil:to="visible"/>
                  <anim:transitionFilter smil:dur="0.5s" smil:targetElement="id14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7" smil:attributeName="visibility" smil:to="visible"/>
                  <anim:transitionFilter smil:dur="0.5s" smil:targetElement="id147" smil:type="blindsWipe" smil:subtype="horizontal"/>
                </anim:par>
              </anim:par>
            </anim:par>
          </anim:seq>
        </anim:par>
        <presentation:notes draw:style-name="dp2">
          <draw:page-thumbnail draw:style-name="gr4" draw:layer="layout" svg:width="12.7cm" svg:height="9.525cm" svg:x="3.175cm" svg:y="1.904cm" draw:page-number="58" presentation:class="page"/>
          <draw:frame presentation:style-name="pr1" draw:text-style-name="P7" draw:layer="layout" svg:width="13.97cm" svg:height="11.43cm" svg:x="2.54cm" svg:y="12.065cm" presentation:class="notes" presentation:placeholder="true">
            <draw:text-box/>
          </draw:frame>
        </presentation:notes>
      </draw:page>
      <draw:page draw:name="page5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2" draw:layer="layout" svg:width="25.4cm" svg:height="8.32cm" svg:x="0cm" svg:y="0.847cm">
          <text:list text:style-name="L1">
            <text:list-header>
              <text:p text:style-name="P101"><text:span text:style-name="T25">class ListClass {</text:span></text:p>
              <text:p text:style-name="P101"><text:span text:style-name="T25"><text:s text:c="3"/></text:span><text:span text:style-name="T25">int *List; <text:s text:c="3"/></text:span><text:span text:style-name="T34">//</text:span><text:span text:style-name="T37">指向线性表的指针</text:span></text:p>
              <text:p text:style-name="P101"><text:span text:style-name="T24"><text:s text:c="3"/></text:span><text:span text:style-name="T25">unsigned nMax; <text:s text:c="3"/></text:span><text:span text:style-name="T34">//</text:span><text:span text:style-name="T37">表的最大长度</text:span></text:p>
              <text:p text:style-name="P101"><text:span text:style-name="T24"><text:s text:c="3"/></text:span><text:span text:style-name="T25">unsigned nElem; <text:s text:c="3"/></text:span><text:span text:style-name="T34">//</text:span><text:span text:style-name="T37">表中当前的元素个数</text:span></text:p>
              <text:p text:style-name="P101"><text:span text:style-name="T24"><text:s text:c="2"/></text:span><text:span text:style-name="T25">.......</text:span></text:p>
              <text:p text:style-name="P101"><text:span text:style-name="T25">};</text:span></text:p>
            </text:list-header>
          </text:list>
          <draw:enhanced-geometry svg:viewBox="0 0 21600 21600" draw:type="mso-spt202" draw:enhanced-path="M 0 0 L 21600 0 21600 21600 0 21600 0 0 Z N"/>
        </draw:custom-shape>
        <draw:frame draw:style-name="standard" draw:layer="layout" svg:width="13.122cm" svg:height="1.666cm" svg:x="6.985cm" svg:y="11.218cm">
          <table:table>
            <table:table-column table:style-name="co10"/>
            <table:table-column table:style-name="co11"/>
            <table:table-column table:style-name="co12"/>
            <table:table-column table:style-name="co11"/>
            <table:table-column table:style-name="co10"/>
            <table:table-column table:style-name="co13"/>
            <table:table-column table:style-name="co10"/>
            <table:table-column table:style-name="co11"/>
            <table:table-column table:style-name="co10"/>
            <table:table-column table:style-name="co11"/>
            <table:table-column table:style-name="co12"/>
            <table:table-row table:style-name="ro14" table:default-cell-style-name="ce18">
              <table:table-cell table:style-name="ce17">
                <text:list text:style-name="L1">
                  <text:list-header>
                    <text:p text:style-name="P43"><text:span text:style-name="T58">3</text:span></text:p>
                  </text:list-header>
                </text:list>
              </table:table-cell>
              <table:table-cell>
                <text:list text:continue-numbering="true" text:style-name="L1">
                  <text:list-header>
                    <text:p text:style-name="P43"><text:span text:style-name="T58">7</text:span></text:p>
                  </text:list-header>
                </text:list>
              </table:table-cell>
              <table:table-cell>
                <text:list text:continue-numbering="true" text:style-name="L1">
                  <text:list-header>
                    <text:p text:style-name="P43"><text:span text:style-name="T58">9</text:span></text:p>
                  </text:list-header>
                </text:list>
              </table:table-cell>
              <table:table-cell>
                <text:list text:continue-numbering="true" text:style-name="L1">
                  <text:list-header>
                    <text:p text:style-name="P43"><text:span text:style-name="T58">2</text:span></text:p>
                  </text:list-header>
                </text:list>
              </table:table-cell>
              <table:table-cell>
                <text:list text:continue-numbering="true" text:style-name="L1">
                  <text:list-header>
                    <text:p text:style-name="P43"><text:span text:style-name="T58">4</text:span></text:p>
                  </text:list-header>
                </text:list>
              </table:table-cell>
              <table:table-cell/>
              <table:table-cell/>
              <table:table-cell/>
              <table:table-cell/>
              <table:table-cell/>
              <table:table-cell table:style-name="ce19"/>
            </table:table-row>
          </table:table>
          <draw:image xlink:href="Pictures/TablePreview11.svm" xlink:type="simple" xlink:show="embed" xlink:actuate="onLoad"/>
        </draw:frame>
        <draw:custom-shape draw:name="Text Box 31" draw:style-name="gr26" draw:text-style-name="P103" draw:layer="layout" svg:width="1.905cm" svg:height="1.364cm" svg:x="6.35cm" svg:y="14.393cm">
          <text:list text:style-name="L1">
            <text:list-header>
              <text:p text:style-name="P39"><text:span text:style-name="T25">List</text:span></text:p>
            </text:list-header>
          </text:list>
          <draw:enhanced-geometry svg:viewBox="0 0 21600 21600" draw:type="mso-spt202" draw:enhanced-path="M 0 0 L 21600 0 21600 21600 0 21600 0 0 Z N"/>
        </draw:custom-shape>
        <draw:line draw:name="Line 32" draw:style-name="gr137" draw:text-style-name="P75" draw:layer="layout" svg:x1="7.62cm" svg:y1="14.816cm" svg:x2="7.624cm" svg:y2="12.911cm">
          <text:p/>
        </draw:line>
        <draw:custom-shape draw:name="AutoShape 34" draw:style-name="gr138" draw:text-style-name="P38" draw:layer="layout" svg:width="1.27cm" svg:height="5.291cm" draw:transform="rotate (-1.5707963267949) translate (12.487cm 9.5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35" draw:style-name="gr139" draw:text-style-name="P103" draw:layer="layout" svg:width="4.233cm" svg:height="1.364cm" svg:x="7.832cm" svg:y="8.255cm">
          <text:list text:style-name="L2">
            <text:list-header>
              <text:p text:style-name="P39"><text:span text:style-name="T34">nElem</text:span></text:p>
            </text:list-header>
          </text:list>
          <draw:enhanced-geometry svg:viewBox="0 0 21600 21600" draw:type="mso-spt202" draw:enhanced-path="M 0 0 L 21600 0 21600 21600 0 21600 0 0 Z N"/>
        </draw:custom-shape>
        <draw:custom-shape draw:name="AutoShape 36" draw:style-name="gr140" draw:text-style-name="P38" draw:layer="layout" svg:width="1.27cm" svg:height="11.853cm" draw:transform="rotate (-1.5707963267949) translate (19.472cm 13.123cm)">
          <text:p/>
          <draw:enhanced-geometry svg:viewBox="0 0 21600 21600" draw:glue-points="0 0 0 21600 21600 10800" draw:text-areas="0 ?f9 7800 ?f10" draw:type="right-brace" draw:modifiers="1800 1051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37" draw:style-name="gr26" draw:text-style-name="P103" draw:layer="layout" svg:width="5.503cm" svg:height="1.364cm" svg:x="11.007cm" svg:y="14.393cm">
          <text:list text:style-name="L1">
            <text:list-header>
              <text:p text:style-name="P39"><text:span text:style-name="T25">nMax</text:span></text:p>
            </text:list-header>
          </text:list>
          <draw:enhanced-geometry svg:viewBox="0 0 21600 21600" draw:type="mso-spt202" draw:enhanced-path="M 0 0 L 21600 0 21600 21600 0 21600 0 0 Z N"/>
        </draw:custom-shape>
        <draw:custom-shape draw:name="AutoShape 38" draw:style-name="gr141" draw:text-style-name="P40" xml:id="id148" draw:id="id148" draw:layer="layout" svg:width="9.313cm" svg:height="1.482cm" svg:x="12.7cm" svg:y="8.89cm">
          <text:list text:style-name="L4">
            <text:list-header>
              <text:p text:style-name="P39"><text:span text:style-name="T35">空间是动态开辟的</text:span></text:p>
            </text:list-header>
          </text:list>
          <draw:enhanced-geometry svg:viewBox="0 0 21600 21600" draw:text-areas="800 800 20800 20800" draw:type="round-rectangular-callout" draw:modifiers="2536 37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8" smil:attributeName="visibility" smil:to="visible"/>
                  <anim:transitionFilter smil:dur="0.5s" smil:targetElement="id148" smil:type="irisWipe" smil:subtype="rectangle" smil:direction="reverse"/>
                </anim:par>
              </anim:par>
            </anim:par>
          </anim:seq>
        </anim:par>
        <presentation:notes draw:style-name="dp2">
          <draw:page-thumbnail draw:style-name="gr4" draw:layer="layout" svg:width="12.7cm" svg:height="9.525cm" svg:x="3.175cm" svg:y="1.904cm" draw:page-number="59" presentation:class="page"/>
          <draw:frame presentation:style-name="pr1" draw:text-style-name="P7" draw:layer="layout" svg:width="13.97cm" svg:height="11.43cm" svg:x="2.54cm" svg:y="12.065cm" presentation:class="notes" presentation:placeholder="true">
            <draw:text-box/>
          </draw:frame>
        </presentation:notes>
      </draw:page>
      <draw:page draw:name="page6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0" draw:layer="layout" svg:width="25.4cm" svg:height="17.803cm" svg:x="0cm" svg:y="1.045cm">
          <text:list text:style-name="L1">
            <text:list-header>
              <text:p text:style-name="P89"><text:span text:style-name="T28">class ListClass {</text:span></text:p>
              <text:p text:style-name="P89"><text:span text:style-name="T28"><text:s text:c="3"/></text:span><text:span text:style-name="T28">int *List; <text:s text:c="3"/>//</text:span><text:span text:style-name="T43">指向线性表的指针</text:span></text:p>
              <text:p text:style-name="P89"><text:span text:style-name="T43"><text:s text:c="3"/></text:span><text:span text:style-name="T28">unsigned nMax; <text:s text:c="3"/>//</text:span><text:span text:style-name="T43">表的最大长度</text:span></text:p>
              <text:p text:style-name="P89"><text:span text:style-name="T43"><text:s text:c="3"/></text:span><text:span text:style-name="T28">unsigned nElem; <text:s text:c="3"/>//</text:span><text:span text:style-name="T43">表中当前的元素个数</text:span></text:p>
              <text:p text:style-name="P89"><text:span text:style-name="T28">public:</text:span></text:p>
              <text:p text:style-name="P89"><text:span text:style-name="T28"><text:tab/></text:span><text:span text:style-name="T28">void Init(int n=10); <text:s text:c="2"/>//</text:span><text:span text:style-name="T43">初始化针表，最大长度的缺省值为</text:span><text:span text:style-name="T28">10</text:span></text:p>
              <text:p text:style-name="P89"><text:span text:style-name="T28"><text:tab/></text:span><text:span text:style-name="T27">void Elem(int); </text:span><text:span text:style-name="T27"><text:tab/></text:span><text:span text:style-name="T27"><text:tab/></text:span><text:span text:style-name="T27">//</text:span><text:span text:style-name="T44">在线性表尾增加一个元素</text:span></text:p>
              <text:p text:style-name="P89"><text:span text:style-name="T43"><text:tab/></text:span><text:span text:style-name="T28">int &amp; Elem(unsigned n);</text:span><text:span text:style-name="T28"><text:tab/></text:span><text:span text:style-name="T28">//</text:span><text:span text:style-name="T43">返回线性表中第</text:span><text:span text:style-name="T28">n</text:span><text:span text:style-name="T43">个元素的引用</text:span></text:p>
              <text:p text:style-name="P89"><text:span text:style-name="T43"><text:tab/></text:span><text:span text:style-name="T28">unsigned Elem(void);</text:span><text:span text:style-name="T28"><text:tab/></text:span><text:span text:style-name="T28">//</text:span><text:span text:style-name="T43">返回当前线性表中元素的个数</text:span></text:p>
              <text:p text:style-name="P89"><text:span text:style-name="T43"><text:tab/></text:span><text:span text:style-name="T28">unsigned Max(void);</text:span><text:span text:style-name="T28"><text:tab/></text:span><text:span text:style-name="T28">//</text:span><text:span text:style-name="T43">返回线性表的长度（占用空间数）</text:span></text:p>
              <text:p text:style-name="P89"><text:span text:style-name="T43"><text:tab/></text:span><text:span text:style-name="T28">void Print(void);</text:span><text:span text:style-name="T28"><text:tab/></text:span><text:span text:style-name="T28">//</text:span><text:span text:style-name="T43">输出线性表中所有的元素</text:span></text:p>
              <text:p text:style-name="P89"><text:span text:style-name="T43"><text:tab/></text:span><text:span text:style-name="T28">int GetElem(int i);</text:span><text:span text:style-name="T28"><text:tab/></text:span><text:span text:style-name="T28">//</text:span><text:span text:style-name="T43">返回线性表中第</text:span><text:span text:style-name="T28">i</text:span><text:span text:style-name="T43">个元素的值</text:span></text:p>
              <text:p text:style-name="P89"><text:span text:style-name="T43"><text:tab/></text:span><text:span text:style-name="T28">void Destroy(void);</text:span><text:span text:style-name="T28"><text:tab/></text:span><text:span text:style-name="T28">//</text:span><text:span text:style-name="T43">收回线性表占用的存储空间</text:span></text:p>
              <text:p text:style-name="P89"><text:span text:style-name="T28">};</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60" presentation:class="page"/>
          <draw:frame presentation:style-name="pr1" draw:text-style-name="P7" draw:layer="layout" svg:width="13.97cm" svg:height="11.43cm" svg:x="2.54cm" svg:y="12.065cm" presentation:class="notes" presentation:placeholder="true">
            <draw:text-box/>
          </draw:frame>
        </presentation:notes>
      </draw:page>
      <draw:page draw:name="page6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5" draw:layer="layout" svg:width="25.4cm" svg:height="18.506cm" svg:x="0cm" svg:y="0.842cm">
          <text:list text:style-name="L1">
            <text:list-header>
              <text:p text:style-name="P104"><text:span text:style-name="T28">void ListClass::Elem (int elem) </text:span><text:span text:style-name="T27">//</text:span><text:span text:style-name="T44">在线性表尾增加一个元素</text:span></text:p>
              <text:p text:style-name="P104"><text:span text:style-name="T28">{</text:span><text:span text:style-name="T28"><text:tab/></text:span><text:span text:style-name="T28">nElem=nElem+1;</text:span></text:p>
              <text:p text:style-name="P104"><text:span text:style-name="T28"><text:tab/></text:span><text:span text:style-name="T28">if(nElem&gt;nMax)</text:span><text:span text:style-name="T28"><text:tab/></text:span><text:span text:style-name="T28"><text:tab/></text:span><text:span text:style-name="T28">//</text:span><text:span text:style-name="T43">空间不够，动态开辟存储空间</text:span></text:p>
              <text:p text:style-name="P104"><text:span text:style-name="T43"><text:tab/></text:span><text:span text:style-name="T28">{</text:span><text:span text:style-name="T28"><text:tab/></text:span><text:span text:style-name="T28">int *list;</text:span></text:p>
              <text:p text:style-name="P104"><text:span text:style-name="T28"><text:tab/></text:span><text:span text:style-name="T28"><text:tab/></text:span><text:span text:style-name="T27">list=new int[nMax+1]; //</text:span><text:span text:style-name="T44">开辟一较大的空间</text:span></text:p>
              <text:p text:style-name="P104"><text:span text:style-name="T43"><text:tab/></text:span><text:span text:style-name="T43"><text:tab/></text:span><text:span text:style-name="T28">for(int i=0;i&lt;nMax;i++)</text:span></text:p>
              <text:p text:style-name="P104"><text:span text:style-name="T28"><text:tab/></text:span><text:span text:style-name="T28"><text:tab/></text:span><text:span text:style-name="T28"><text:tab/></text:span><text:span text:style-name="T28">list[i]=List[i];</text:span></text:p>
              <text:p text:style-name="P104"><text:span text:style-name="T28"><text:tab/></text:span><text:span text:style-name="T28"><text:tab/></text:span><text:span text:style-name="T28">nMax=nMax+1;</text:span></text:p>
              <text:p text:style-name="P104"><text:span text:style-name="T28"><text:tab/></text:span><text:span text:style-name="T28"><text:tab/></text:span><text:span text:style-name="T28">list[i]=elem;</text:span></text:p>
              <text:p text:style-name="P104"><text:span text:style-name="T28"><text:tab/></text:span><text:span text:style-name="T28"><text:tab/></text:span><text:span text:style-name="T28">delete []List;</text:span></text:p>
              <text:p text:style-name="P104"><text:span text:style-name="T28"><text:tab/></text:span><text:span text:style-name="T28"><text:tab/></text:span><text:span text:style-name="T28">List=list;</text:span><text:span text:style-name="T28"><text:tab/></text:span><text:span text:style-name="T28"><text:tab/></text:span></text:p>
              <text:p text:style-name="P104"><text:span text:style-name="T28"><text:tab/></text:span><text:span text:style-name="T28">}</text:span></text:p>
              <text:p text:style-name="P104"><text:span text:style-name="T28"><text:tab/></text:span><text:span text:style-name="T28">else</text:span><text:span text:style-name="T28"><text:tab/></text:span><text:span text:style-name="T28">{</text:span><text:span text:style-name="T28"><text:tab/></text:span><text:span text:style-name="T28"><text:tab/></text:span><text:span text:style-name="T28">List[nElem-1]=elem;</text:span><text:span text:style-name="T28"><text:tab/></text:span><text:span text:style-name="T28">}</text:span></text:p>
              <text:p text:style-name="P104"><text:span text:style-name="T28">}</text:span></text:p>
            </text:list-header>
          </text:list>
          <draw:enhanced-geometry svg:viewBox="0 0 21600 21600" draw:type="mso-spt202" draw:enhanced-path="M 0 0 L 21600 0 21600 21600 0 21600 0 0 Z N"/>
        </draw:custom-shape>
        <draw:custom-shape draw:name="Text Box 3" draw:style-name="gr142" draw:text-style-name="P63" xml:id="id149" draw:id="id149" draw:layer="layout" svg:width="10.795cm" svg:height="7.373cm" svg:x="14.605cm" svg:y="7.832cm">
          <text:list text:style-name="L2">
            <text:list-header>
              <text:p text:style-name="P62"><text:span text:style-name="T44">重新定义一个指针</text:span><text:span text:style-name="T27">list</text:span><text:span text:style-name="T44">，用其开辟一较大的空间，将原有空间的数全部拷贝到</text:span><text:span text:style-name="T45">新的空间</text:span><text:span text:style-name="T44">，并将新的数据放在新空间内，同时将旧的空间收回，将线性表的指针指向新空间。</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49" smil:attributeName="visibility" smil:to="visible"/>
                  <anim:transitionFilter smil:dur="0.5s" smil:targetElement="id149" smil:type="barWipe" smil:subtype="topToBottom"/>
                </anim:par>
              </anim:par>
            </anim:par>
          </anim:seq>
        </anim:par>
        <presentation:notes draw:style-name="dp2">
          <draw:page-thumbnail draw:style-name="gr4" draw:layer="layout" svg:width="12.7cm" svg:height="9.525cm" svg:x="3.175cm" svg:y="1.904cm" draw:page-number="61" presentation:class="page"/>
          <draw:frame presentation:style-name="pr1" draw:text-style-name="P7" draw:layer="layout" svg:width="13.97cm" svg:height="11.43cm" svg:x="2.54cm" svg:y="12.065cm" presentation:class="notes" presentation:placeholder="true">
            <draw:text-box/>
          </draw:frame>
        </presentation:notes>
      </draw:page>
      <draw:page draw:name="page6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6" draw:text-style-name="P55" draw:layer="layout" svg:width="11.007cm" svg:height="1.415cm" svg:x="0.635cm" svg:y="0cm">
          <text:list text:style-name="L1">
            <text:list-header>
              <text:p text:style-name="P54"><text:span text:style-name="T5">this </text:span><text:span text:style-name="T4">指针</text:span></text:p>
            </text:list-header>
          </text:list>
          <draw:enhanced-geometry svg:viewBox="0 0 21600 21600" draw:type="mso-spt202" draw:enhanced-path="M 0 0 L 21600 0 21600 21600 0 21600 0 0 Z N"/>
        </draw:custom-shape>
        <draw:custom-shape draw:name="Text Box 3" draw:style-name="gr26" draw:text-style-name="P77" draw:layer="layout" svg:width="25.4cm" svg:height="4.528cm" svg:x="0cm" svg:y="1.905cm">
          <text:list text:style-name="L1">
            <text:list-header>
              <text:p text:style-name="P76"><text:span text:style-name="T4">不同对象占据内存中的不同区域，它们所保存的数据各不相同，但</text:span><text:span text:style-name="T7">对成员数据进行操作的成员函数的程序代码均是一样的。</text:span></text:p>
            </text:list-header>
          </text:list>
          <draw:enhanced-geometry svg:viewBox="0 0 21600 21600" draw:type="mso-spt202" draw:enhanced-path="M 0 0 L 21600 0 21600 21600 0 21600 0 0 Z N"/>
        </draw:custom-shape>
        <draw:custom-shape draw:name="Text Box 4" draw:style-name="gr26" draw:text-style-name="P107" draw:layer="layout" svg:width="11.007cm" svg:height="11.402cm" svg:x="0cm" svg:y="6.985cm">
          <text:list text:style-name="L1">
            <text:list-header>
              <text:p text:style-name="P106"><text:span text:style-name="T25">class A{ </text:span></text:p>
              <text:p text:style-name="P106"><text:span text:style-name="T25"><text:s text:c="6"/></text:span><text:span text:style-name="T25">int x,y;</text:span></text:p>
              <text:p text:style-name="P106"><text:span text:style-name="T25"><text:s text:c="4"/></text:span><text:span text:style-name="T25">public: <text:s/></text:span></text:p>
              <text:p text:style-name="P106"><text:span text:style-name="T25"><text:s text:c="5"/></text:span><text:span text:style-name="T25">void Setxy(int a, int b)</text:span></text:p>
              <text:p text:style-name="P106"><text:span text:style-name="T25"><text:s text:c="4"/></text:span><text:span text:style-name="T25">{ <text:s/>x=a; <text:s text:c="2"/>y=b;}</text:span></text:p>
              <text:p text:style-name="P106"><text:span text:style-name="T25">};</text:span></text:p>
              <text:p text:style-name="P106"><text:span text:style-name="T25">A <text:s text:c="2"/></text:span><text:span text:style-name="T34">a1, </text:span><text:span text:style-name="T39"><text:s/>a2</text:span><text:span text:style-name="T25">;</text:span></text:p>
            </text:list-header>
          </text:list>
          <draw:enhanced-geometry svg:viewBox="0 0 21600 21600" draw:type="mso-spt202" draw:enhanced-path="M 0 0 L 21600 0 21600 21600 0 21600 0 0 Z N"/>
        </draw:custom-shape>
        <draw:custom-shape draw:name="Text Box 5" draw:style-name="gr143" draw:text-style-name="P44" xml:id="id151" draw:id="id151" draw:layer="layout" svg:width="1.482cm" svg:height="1.283cm" svg:x="13.758cm" svg:y="12.277cm">
          <text:list text:style-name="L2">
            <text:list-header>
              <text:p text:style-name="P30"><text:span text:style-name="T44"/></text:p>
            </text:list-header>
          </text:list>
          <draw:enhanced-geometry svg:viewBox="0 0 21600 21600" draw:type="mso-spt202" draw:enhanced-path="M 0 0 L 21600 0 21600 21600 0 21600 0 0 Z N"/>
        </draw:custom-shape>
        <draw:custom-shape draw:name="Text Box 6" draw:style-name="gr144" draw:text-style-name="P44" xml:id="id150" draw:id="id150" draw:layer="layout" svg:width="1.905cm" svg:height="1.178cm" svg:x="12.7cm" svg:y="11.218cm">
          <text:list text:style-name="L2">
            <text:list-header>
              <text:p text:style-name="P30"><text:span text:style-name="T27">a1.x</text:span></text:p>
            </text:list-header>
          </text:list>
          <draw:enhanced-geometry svg:viewBox="0 0 21600 21600" draw:type="mso-spt202" draw:enhanced-path="M 0 0 L 21600 0 21600 21600 0 21600 0 0 Z N"/>
        </draw:custom-shape>
        <draw:custom-shape draw:name="Text Box 7" draw:style-name="gr145" draw:text-style-name="P44" xml:id="id153" draw:id="id153" draw:layer="layout" svg:width="1.482cm" svg:height="1.283cm" svg:x="13.758cm" svg:y="14.605cm">
          <text:list text:style-name="L2">
            <text:list-header>
              <text:p text:style-name="P30"><text:span text:style-name="T44"/></text:p>
            </text:list-header>
          </text:list>
          <draw:enhanced-geometry svg:viewBox="0 0 21600 21600" draw:type="mso-spt202" draw:enhanced-path="M 0 0 L 21600 0 21600 21600 0 21600 0 0 Z N"/>
        </draw:custom-shape>
        <draw:custom-shape draw:name="Text Box 8" draw:style-name="gr146" draw:text-style-name="P44" xml:id="id152" draw:id="id152" draw:layer="layout" svg:width="1.905cm" svg:height="1.178cm" svg:x="12.7cm" svg:y="13.547cm">
          <text:list text:style-name="L2">
            <text:list-header>
              <text:p text:style-name="P30"><text:span text:style-name="T27">a1.y</text:span></text:p>
            </text:list-header>
          </text:list>
          <draw:enhanced-geometry svg:viewBox="0 0 21600 21600" draw:type="mso-spt202" draw:enhanced-path="M 0 0 L 21600 0 21600 21600 0 21600 0 0 Z N"/>
        </draw:custom-shape>
        <draw:custom-shape draw:name="Text Box 9" draw:style-name="gr147" draw:text-style-name="P44" xml:id="id155" draw:id="id155" draw:layer="layout" svg:width="1.482cm" svg:height="1.283cm" svg:x="22.013cm" svg:y="12.277cm">
          <text:list text:style-name="L3">
            <text:list-header>
              <text:p text:style-name="P30"><text:span text:style-name="T45"/></text:p>
            </text:list-header>
          </text:list>
          <draw:enhanced-geometry svg:viewBox="0 0 21600 21600" draw:type="mso-spt202" draw:enhanced-path="M 0 0 L 21600 0 21600 21600 0 21600 0 0 Z N"/>
        </draw:custom-shape>
        <draw:custom-shape draw:name="Text Box 10" draw:style-name="gr148" draw:text-style-name="P44" xml:id="id154" draw:id="id154" draw:layer="layout" svg:width="1.905cm" svg:height="1.178cm" svg:x="20.955cm" svg:y="11.218cm">
          <text:list text:style-name="L3">
            <text:list-header>
              <text:p text:style-name="P30"><text:span text:style-name="T46">a2.x</text:span></text:p>
            </text:list-header>
          </text:list>
          <draw:enhanced-geometry svg:viewBox="0 0 21600 21600" draw:type="mso-spt202" draw:enhanced-path="M 0 0 L 21600 0 21600 21600 0 21600 0 0 Z N"/>
        </draw:custom-shape>
        <draw:custom-shape draw:name="Text Box 11" draw:style-name="gr149" draw:text-style-name="P44" xml:id="id157" draw:id="id157" draw:layer="layout" svg:width="1.482cm" svg:height="1.283cm" svg:x="22.013cm" svg:y="14.605cm">
          <text:list text:style-name="L3">
            <text:list-header>
              <text:p text:style-name="P30"><text:span text:style-name="T45"/></text:p>
            </text:list-header>
          </text:list>
          <draw:enhanced-geometry svg:viewBox="0 0 21600 21600" draw:type="mso-spt202" draw:enhanced-path="M 0 0 L 21600 0 21600 21600 0 21600 0 0 Z N"/>
        </draw:custom-shape>
        <draw:custom-shape draw:name="Text Box 12" draw:style-name="gr150" draw:text-style-name="P44" xml:id="id156" draw:id="id156" draw:layer="layout" svg:width="1.905cm" svg:height="1.178cm" svg:x="20.955cm" svg:y="13.547cm">
          <text:list text:style-name="L3">
            <text:list-header>
              <text:p text:style-name="P30"><text:span text:style-name="T46">a2.y</text:span></text:p>
            </text:list-header>
          </text:list>
          <draw:enhanced-geometry svg:viewBox="0 0 21600 21600" draw:type="mso-spt202" draw:enhanced-path="M 0 0 L 21600 0 21600 21600 0 21600 0 0 Z N"/>
        </draw:custom-shape>
        <draw:frame draw:style-name="standard" xml:id="id158" draw:id="id158" draw:layer="layout" svg:width="4.233cm" svg:height="4.987cm" svg:x="16.298cm" svg:y="9.737cm">
          <table:table>
            <table:table-column table:style-name="co14"/>
            <table:table-row table:style-name="ro5">
              <table:table-cell table:style-name="ce10">
                <text:list text:style-name="L1">
                  <text:list-header>
                    <text:p text:style-name="P43"><text:span text:style-name="T25">......</text:span></text:p>
                  </text:list-header>
                </text:list>
              </table:table-cell>
            </table:table-row>
            <table:table-row table:style-name="ro7">
              <table:table-cell table:style-name="ce11">
                <text:list text:continue-numbering="true" text:style-name="L1">
                  <text:list-header>
                    <text:p text:style-name="P43"><text:span text:style-name="T25">x=a ;</text:span></text:p>
                  </text:list-header>
                </text:list>
              </table:table-cell>
            </table:table-row>
            <table:table-row table:style-name="ro5">
              <table:table-cell table:style-name="ce11">
                <text:list text:continue-numbering="true" text:style-name="L1">
                  <text:list-header>
                    <text:p text:style-name="P43"><text:span text:style-name="T25">y=b ;</text:span></text:p>
                  </text:list-header>
                </text:list>
              </table:table-cell>
            </table:table-row>
            <table:table-row table:style-name="ro7">
              <table:table-cell table:style-name="ce12">
                <text:list text:continue-numbering="true" text:style-name="L1">
                  <text:list-header>
                    <text:p text:style-name="P43"><text:span text:style-name="T25">......</text:span></text:p>
                  </text:list-header>
                </text:list>
              </table:table-cell>
            </table:table-row>
          </table:table>
          <draw:image xlink:href="Pictures/TablePreview12.svm" xlink:type="simple" xlink:show="embed" xlink:actuate="onLoad"/>
        </draw:frame>
        <draw:custom-shape draw:name="AutoShape 32" draw:style-name="gr151" draw:text-style-name="P108" xml:id="id159" draw:id="id159" draw:layer="layout" svg:width="4.551cm" svg:height="1.27cm" svg:x="11.218cm" svg:y="8.89cm">
          <text:list text:style-name="L2">
            <text:list-header>
              <text:p text:style-name="P30"><text:span text:style-name="T27">a1. Setxy()</text:span></text:p>
            </text:list-header>
          </text:list>
          <draw:enhanced-geometry svg:viewBox="0 0 21600 21600" draw:text-areas="800 800 20800 20800" draw:type="round-rectangular-callout" draw:modifiers="26665 22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34" draw:style-name="gr152" draw:text-style-name="P108" xml:id="id160" draw:id="id160" draw:layer="layout" svg:width="4.128cm" svg:height="1.27cm" svg:x="20.849cm" svg:y="8.678cm">
          <text:list text:style-name="L3">
            <text:list-header>
              <text:p text:style-name="P30"><text:span text:style-name="T46">a2. Setxy()</text:span></text:p>
            </text:list-header>
          </text:list>
          <draw:enhanced-geometry svg:viewBox="0 0 21600 21600" draw:text-areas="800 800 20800 20800" draw:type="round-rectangular-callout" draw:modifiers="-5285 334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36" draw:style-name="gr153" draw:text-style-name="P44" xml:id="id161" draw:id="id161" draw:layer="layout" svg:width="9.525cm" svg:height="2.824cm" svg:x="13.335cm" svg:y="5.292cm">
          <text:list text:style-name="L5">
            <text:list-header>
              <text:p text:style-name="P30"><text:span text:style-name="T29">a1.Setxy(1,2);</text:span></text:p>
              <text:p text:style-name="P30"><text:span text:style-name="T29">a2.Setxy(3,4);</text:span></text:p>
            </text:list-header>
          </text:list>
          <draw:enhanced-geometry svg:viewBox="0 0 21600 21600" draw:type="mso-spt202" draw:enhanced-path="M 0 0 L 21600 0 21600 21600 0 21600 0 0 Z N"/>
        </draw:custom-shape>
        <draw:custom-shape draw:name="Text Box 38" draw:style-name="gr154" draw:text-style-name="P108" xml:id="id162" draw:id="id162" draw:layer="layout" svg:width="3.81cm" svg:height="1.178cm" svg:x="16.51cm" svg:y="11.007cm">
          <text:list text:style-name="L3">
            <text:list-header>
              <text:p text:style-name="P30"><text:span text:style-name="T46">this-&gt;x=a;</text:span></text:p>
            </text:list-header>
          </text:list>
          <draw:enhanced-geometry svg:viewBox="0 0 21600 21600" draw:type="mso-spt202" draw:enhanced-path="M 0 0 L 21600 0 21600 21600 0 21600 0 0 Z N"/>
        </draw:custom-shape>
        <draw:custom-shape draw:name="Text Box 39" draw:style-name="gr155" draw:text-style-name="P108" xml:id="id163" draw:id="id163" draw:layer="layout" svg:width="3.81cm" svg:height="2.295cm" svg:x="16.51cm" svg:y="12.277cm">
          <text:list text:style-name="L3">
            <text:list-header>
              <text:p text:style-name="P30"><text:span text:style-name="T46">this-&gt;y=b;</text:span></text:p>
            </text:list-header>
          </text:list>
          <draw:enhanced-geometry svg:viewBox="0 0 21600 21600" draw:type="mso-spt202" draw:enhanced-path="M 0 0 L 21600 0 21600 21600 0 21600 0 0 Z N"/>
        </draw:custom-shape>
        <draw:custom-shape draw:name="Text Box 40" draw:style-name="gr156" draw:text-style-name="P109" xml:id="id164" draw:id="id164" draw:layer="layout" svg:width="9.313cm" svg:height="2.667cm" svg:x="4.657cm" svg:y="15.663cm">
          <text:list text:style-name="L4">
            <text:list-header>
              <text:p text:style-name="P39"><text:span text:style-name="T35">系统自动将对象的指针带到成员函数中</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0" smil:attributeName="visibility" smil:to="visible"/>
                  <anim:transitionFilter smil:dur="0.5s" smil:targetElement="id1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1" smil:attributeName="visibility" smil:to="visible"/>
                  <anim:transitionFilter smil:dur="0.5s" smil:targetElement="id1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2" smil:attributeName="visibility" smil:to="visible"/>
                  <anim:transitionFilter smil:dur="0.5s" smil:targetElement="id1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3" smil:attributeName="visibility" smil:to="visible"/>
                  <anim:transitionFilter smil:dur="0.5s" smil:targetElement="id1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4" smil:attributeName="visibility" smil:to="visible"/>
                  <anim:transitionFilter smil:dur="0.5s" smil:targetElement="id15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5" smil:attributeName="visibility" smil:to="visible"/>
                  <anim:transitionFilter smil:dur="0.5s" smil:targetElement="id1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6" smil:attributeName="visibility" smil:to="visible"/>
                  <anim:transitionFilter smil:dur="0.5s" smil:targetElement="id1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7" smil:attributeName="visibility" smil:to="visible"/>
                  <anim:transitionFilter smil:dur="0.5s" smil:targetElement="id15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8" smil:attributeName="visibility" smil:to="visible"/>
                  <anim:transitionFilter smil:dur="0.5s" smil:targetElement="id15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9" smil:attributeName="visibility" smil:to="visible"/>
                  <anim:transitionFilter smil:dur="0.5s" smil:targetElement="id15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0" smil:attributeName="visibility" smil:to="visible"/>
                  <anim:transitionFilter smil:dur="0.5s" smil:targetElement="id1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1" smil:attributeName="visibility" smil:to="visible"/>
                  <anim:transitionFilter smil:dur="0.5s" smil:targetElement="id1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2" smil:attributeName="visibility" smil:to="visible"/>
                  <anim:transitionFilter smil:dur="0.5s" smil:targetElement="id16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3" smil:attributeName="visibility" smil:to="visible"/>
                  <anim:transitionFilter smil:dur="0.5s" smil:targetElement="id16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4" smil:attributeName="visibility" smil:to="visible"/>
                  <anim:transitionFilter smil:dur="0.5s" smil:targetElement="id164" smil:type="barWipe" smil:subtype="leftToRight"/>
                </anim:par>
              </anim:par>
            </anim:par>
          </anim:seq>
        </anim:par>
        <presentation:notes draw:style-name="dp2">
          <draw:page-thumbnail draw:style-name="gr4" draw:layer="layout" svg:width="12.7cm" svg:height="9.525cm" svg:x="3.175cm" svg:y="1.904cm" draw:page-number="62" presentation:class="page"/>
          <draw:frame presentation:style-name="pr1" draw:text-style-name="P7" draw:layer="layout" svg:width="13.97cm" svg:height="11.43cm" svg:x="2.54cm" svg:y="12.065cm" presentation:class="notes" presentation:placeholder="true">
            <draw:text-box/>
          </draw:frame>
        </presentation:notes>
      </draw:page>
      <draw:page draw:name="page6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0" draw:style-name="gr157" draw:text-style-name="P25" draw:layer="layout" svg:width="25.4cm" svg:height="8.185cm" svg:x="0cm" svg:y="0cm">
          <text:list text:style-name="L2">
            <text:list-header>
              <text:p text:style-name="P24"><text:span text:style-name="T23">当对一</text:span><text:span text:style-name="T23">个对象</text:span><text:span text:style-name="T23">调用成</text:span><text:span text:style-name="T23">员函数</text:span><text:span text:style-name="T23">时，</text:span><text:span text:style-name="T12">编</text:span><text:span text:style-name="T12">译程序</text:span><text:span text:style-name="T12">先将对</text:span><text:span text:style-name="T12">象的地</text:span><text:span text:style-name="T12">址赋给</text:span><text:span text:style-name="T33">this</text:span><text:span text:style-name="T12">指</text:span><text:span text:style-name="T12">针，然</text:span><text:span text:style-name="T12">后调用</text:span><text:span text:style-name="T12">成员函</text:span><text:span text:style-name="T12">数，</text:span><text:span text:style-name="T23">每</text:span><text:span text:style-name="T23">次成员</text:span><text:span text:style-name="T23">函数存</text:span><text:span text:style-name="T23">取数据</text:span><text:span text:style-name="T23">成员时，</text:span><text:span text:style-name="T23">也隐含</text:span><text:span text:style-name="T23">使用</text:span><text:span text:style-name="T30">this</text:span><text:span text:style-name="T23">指</text:span><text:span text:style-name="T23">针。</text:span></text:p>
            </text:list-header>
          </text:list>
          <draw:enhanced-geometry svg:viewBox="0 0 21600 21600" draw:type="mso-spt202" draw:enhanced-path="M 0 0 L 21600 0 21600 21600 0 21600 0 0 Z N"/>
        </draw:custom-shape>
        <draw:custom-shape draw:name="Text Box 11" draw:style-name="gr2" draw:text-style-name="P111" xml:id="id165" draw:id="id165" draw:layer="layout" svg:width="20.531cm" svg:height="4.215cm" svg:x="4.022cm" svg:y="9.948cm">
          <text:list text:style-name="L1">
            <text:list-header>
              <text:p text:style-name="P110"><text:span text:style-name="T5">this</text:span><text:span text:style-name="T4">指针具有如下形式的缺省说明：</text:span></text:p>
              <text:p text:style-name="P110"><text:span text:style-name="T4"><text:s text:c="3"/></text:span><text:span text:style-name="T5">Stu <text:s text:c="2"/>*const <text:s text:c="3"/>this; <text:s/></text:span></text:p>
            </text:list-header>
          </text:list>
          <draw:enhanced-geometry svg:viewBox="0 0 21600 21600" draw:type="mso-spt202" draw:enhanced-path="M 0 0 L 21600 0 21600 21600 0 21600 0 0 Z N"/>
        </draw:custom-shape>
        <draw:custom-shape draw:name="AutoShape 12" draw:style-name="gr158" draw:text-style-name="P113" xml:id="id166" draw:id="id166" draw:layer="layout" svg:width="3.81cm" svg:height="1.694cm" svg:x="0.635cm" svg:y="11.853cm">
          <text:list text:style-name="L4">
            <text:list-header>
              <text:p text:style-name="P112"><text:span text:style-name="T47">类名</text:span></text:p>
            </text:list-header>
          </text:list>
          <draw:enhanced-geometry svg:viewBox="0 0 21600 21600" draw:text-areas="800 800 20800 20800" draw:type="round-rectangular-callout" draw:modifiers="25850 16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3" draw:style-name="gr159" draw:text-style-name="P11" xml:id="id167" draw:id="id167" draw:layer="layout" svg:width="18.415cm" svg:height="3.917cm" svg:x="3.598cm" svg:y="14.817cm">
          <text:list text:style-name="L3">
            <text:list-header>
              <text:p text:style-name="P10"><text:span text:style-name="T12">即 </text:span><text:span text:style-name="T33">this </text:span><text:span text:style-name="T12">指针里的地址是一个常量</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5" smil:attributeName="visibility" smil:to="visible"/>
                  <anim:transitionFilter smil:dur="0.5s" smil:targetElement="id16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6" smil:attributeName="visibility" smil:to="visible"/>
                  <anim:transitionFilter smil:dur="0.5s" smil:targetElement="id16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7" smil:attributeName="visibility" smil:to="visible"/>
                  <anim:transitionFilter smil:dur="0.5s" smil:targetElement="id167" smil:type="dissolve"/>
                </anim:par>
              </anim:par>
            </anim:par>
          </anim:seq>
        </anim:par>
        <presentation:notes draw:style-name="dp2">
          <draw:page-thumbnail draw:style-name="gr4" draw:layer="layout" svg:width="12.7cm" svg:height="9.525cm" svg:x="3.175cm" svg:y="1.904cm" draw:page-number="63" presentation:class="page"/>
          <draw:frame presentation:style-name="pr1" draw:text-style-name="P7" draw:layer="layout" svg:width="13.97cm" svg:height="11.43cm" svg:x="2.54cm" svg:y="12.065cm" presentation:class="notes" presentation:placeholder="true">
            <draw:text-box/>
          </draw:frame>
        </presentation:notes>
      </draw:page>
      <draw:page draw:name="page6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5" draw:layer="layout" svg:width="12.065cm" svg:height="19.047cm" svg:x="0cm" svg:y="0.423cm">
          <text:list text:style-name="L1">
            <text:list-header>
              <text:p text:style-name="P114"><text:span text:style-name="T25">class S{public :</text:span></text:p>
              <text:p text:style-name="P114"><text:span text:style-name="T25"><text:s text:c="9"/></text:span><text:span text:style-name="T25">char <text:s/>*strp;</text:span></text:p>
              <text:p text:style-name="P114"><text:span text:style-name="T25"><text:s text:c="9"/></text:span><text:span text:style-name="T25">int length;</text:span></text:p>
              <text:p text:style-name="P114"><text:span text:style-name="T25"><text:s text:c="9"/></text:span><text:span text:style-name="T25">void Ini(char *s);</text:span></text:p>
              <text:p text:style-name="P114"><text:span text:style-name="T25"><text:s text:c="10"/></text:span><text:span text:style-name="T25">void Print(void);</text:span></text:p>
              <text:p text:style-name="P114"><text:span text:style-name="T25"><text:s text:c="9"/></text:span><text:span text:style-name="T25">void Copy(S <text:s/>&amp;s);</text:span></text:p>
              <text:p text:style-name="P114"><text:span text:style-name="T25">};</text:span></text:p>
              <text:p text:style-name="P114"><text:span text:style-name="T25">void main(void)</text:span></text:p>
              <text:p text:style-name="P114"><text:span text:style-name="T25">{</text:span><text:span text:style-name="T25"><text:tab/></text:span><text:span text:style-name="T25">S <text:s/>s1,s2;</text:span></text:p>
              <text:p text:style-name="P114"><text:span text:style-name="T25"><text:tab/></text:span><text:span text:style-name="T25">s1.Ini(“China”);</text:span></text:p>
              <text:p text:style-name="P114"><text:span text:style-name="T25"><text:s text:c="10"/></text:span><text:span text:style-name="T25">s2.Ini(“”);</text:span></text:p>
              <text:p text:style-name="P114"><text:span text:style-name="T25"><text:tab/></text:span><text:span text:style-name="T25">s1.Print();</text:span></text:p>
              <text:p text:style-name="P114"><text:span text:style-name="T25"><text:s text:c="10"/></text:span><text:span text:style-name="T25">s2.Copy(s1);</text:span></text:p>
              <text:p text:style-name="P114"><text:span text:style-name="T25"><text:s text:c="10"/></text:span><text:span text:style-name="T25">s2.Print();</text:span></text:p>
            </text:list-header>
          </text:list>
          <text:list text:style-name="L2">
            <text:list-header>
              <text:p text:style-name="P114"><text:span text:style-name="T34"><text:s text:c="10"/></text:span><text:span text:style-name="T34">s1.Copy(s1);</text:span></text:p>
            </text:list-header>
          </text:list>
          <text:list text:style-name="L1">
            <text:list-header>
              <text:p text:style-name="P114"><text:span text:style-name="T25">}</text:span></text:p>
            </text:list-header>
          </text:list>
          <draw:enhanced-geometry svg:viewBox="0 0 21600 21600" draw:type="mso-spt202" draw:enhanced-path="M 0 0 L 21600 0 21600 21600 0 21600 0 0 Z N"/>
        </draw:custom-shape>
        <draw:custom-shape draw:name="Text Box 4" draw:style-name="gr160" draw:text-style-name="P29" draw:layer="layout" svg:width="12.7cm" svg:height="18.947cm" svg:x="12.7cm" svg:y="0.291cm">
          <text:list text:style-name="L2">
            <text:list-header>
              <text:p text:style-name="P28"><text:span text:style-name="T34">void S::Ini(char *s)</text:span></text:p>
              <text:p text:style-name="P28"><text:span text:style-name="T34">{ <text:s text:c="2"/>length=strlen(s);</text:span></text:p>
              <text:p text:style-name="P28"><text:span text:style-name="T34"><text:s text:c="4"/></text:span><text:span text:style-name="T34">strp=new char[length+1]; </text:span></text:p>
              <text:p text:style-name="P28"><text:span text:style-name="T34"><text:s text:c="4"/></text:span><text:span text:style-name="T34">strcpy(strp, s);</text:span></text:p>
              <text:p text:style-name="P28"><text:span text:style-name="T34">}</text:span></text:p>
            </text:list-header>
          </text:list>
          <text:list text:style-name="L1">
            <text:list-header>
              <text:p text:style-name="P28"><text:span text:style-name="T25">void S::Print(void)</text:span></text:p>
              <text:p text:style-name="P28"><text:span text:style-name="T25">{ <text:s text:c="4"/>cout&lt;&lt;strp&lt;&lt;endl; <text:s/>}</text:span></text:p>
            </text:list-header>
          </text:list>
          <text:list text:style-name="L3">
            <text:list-header>
              <text:p text:style-name="P28"><text:span text:style-name="T39">void S::Copy(S <text:s/>&amp;s)</text:span></text:p>
              <text:p text:style-name="P28"><text:span text:style-name="T39">{ <text:s text:c="3"/>if(strp)</text:span></text:p>
              <text:p text:style-name="P28"><text:span text:style-name="T39"><text:s text:c="8"/></text:span><text:span text:style-name="T39">delete <text:s/>[ ]strp;</text:span></text:p>
              <text:p text:style-name="P28"><text:span text:style-name="T39"><text:s text:c="6"/></text:span><text:span text:style-name="T39">length= s.length;</text:span></text:p>
              <text:p text:style-name="P28"><text:span text:style-name="T39"><text:s text:c="6"/></text:span><text:span text:style-name="T39">strp=new char[length+1];</text:span></text:p>
              <text:p text:style-name="P28"><text:span text:style-name="T39"><text:s text:c="6"/></text:span><text:span text:style-name="T39">strcpy(strp, <text:s/>s.strp);</text:span></text:p>
              <text:p text:style-name="P28"><text:span text:style-name="T39">} <text:s/></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64" presentation:class="page"/>
          <draw:frame presentation:style-name="pr1" draw:text-style-name="P7" draw:layer="layout" svg:width="13.97cm" svg:height="11.43cm" svg:x="2.54cm" svg:y="12.065cm" presentation:class="notes" presentation:placeholder="true">
            <draw:text-box/>
          </draw:frame>
        </presentation:notes>
      </draw:page>
      <draw:page draw:name="page6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161" draw:text-style-name="P29" draw:layer="layout" svg:width="13.335cm" svg:height="15.58cm" svg:x="0.635cm" svg:y="0.635cm">
          <text:list text:style-name="L2">
            <text:list-header>
              <text:p text:style-name="P28"><text:span text:style-name="T34">void S::Ini(char *</text:span><text:span text:style-name="T39">s</text:span><text:span text:style-name="T34">)</text:span></text:p>
              <text:p text:style-name="P28"><text:span text:style-name="T34">{ <text:s text:c="2"/>length=strlen(</text:span><text:span text:style-name="T39">s</text:span><text:span text:style-name="T34">);</text:span></text:p>
              <text:p text:style-name="P28"><text:span text:style-name="T34"><text:s text:c="4"/></text:span><text:span text:style-name="T34">strp=new char[length+1]; </text:span></text:p>
              <text:p text:style-name="P28"><text:span text:style-name="T34"><text:s text:c="4"/></text:span><text:span text:style-name="T34">strcpy(strp,</text:span><text:span text:style-name="T39"> s</text:span><text:span text:style-name="T34">);</text:span></text:p>
              <text:p text:style-name="P28"><text:span text:style-name="T34">}</text:span></text:p>
              <text:p text:style-name="P28"><text:span text:style-name="T34">void S::Copy(S <text:s/>&amp;</text:span><text:span text:style-name="T39">s</text:span><text:span text:style-name="T34">)</text:span></text:p>
              <text:p text:style-name="P28"><text:span text:style-name="T34">{ <text:s text:c="3"/>if(strp)</text:span></text:p>
              <text:p text:style-name="P28"><text:span text:style-name="T34"><text:s text:c="8"/></text:span><text:span text:style-name="T34">delete <text:s/>[ ]strp;</text:span></text:p>
              <text:p text:style-name="P28"><text:span text:style-name="T34"><text:s text:c="6"/></text:span><text:span text:style-name="T34">length= </text:span><text:span text:style-name="T39">s</text:span><text:span text:style-name="T34">.length;</text:span></text:p>
              <text:p text:style-name="P28"><text:span text:style-name="T34"><text:s text:c="6"/></text:span><text:span text:style-name="T34">strp=new char[length+1];</text:span></text:p>
              <text:p text:style-name="P28"><text:span text:style-name="T34"><text:s text:c="6"/></text:span><text:span text:style-name="T34">strcpy(strp, <text:s/></text:span><text:span text:style-name="T39">s</text:span><text:span text:style-name="T34">.strp);</text:span></text:p>
              <text:p text:style-name="P28"><text:span text:style-name="T34">} <text:s/></text:span></text:p>
            </text:list-header>
          </text:list>
          <draw:enhanced-geometry svg:viewBox="0 0 21600 21600" draw:type="mso-spt202" draw:enhanced-path="M 0 0 L 21600 0 21600 21600 0 21600 0 0 Z N"/>
        </draw:custom-shape>
        <draw:frame draw:style-name="standard" draw:layer="layout" svg:width="3.386cm" svg:height="6.233cm" svg:x="20.743cm" svg:y="2.117cm">
          <table:table>
            <table:table-column table:style-name="co15"/>
            <table:table-row table:style-name="ro5">
              <table:table-cell table:style-name="ce10">
                <text:list text:style-name="L2">
                  <text:list-header>
                    <text:p text:style-name="P43"><text:span text:style-name="T34">*strp</text:span></text:p>
                  </text:list-header>
                </text:list>
              </table:table-cell>
            </table:table-row>
            <table:table-row table:style-name="ro7">
              <table:table-cell table:style-name="ce11">
                <text:list text:continue-numbering="true" text:style-name="L2">
                  <text:list-header>
                    <text:p text:style-name="P43"><text:span text:style-name="T34">length</text:span></text:p>
                  </text:list-header>
                </text:list>
              </table:table-cell>
            </table:table-row>
            <table:table-row table:style-name="ro5">
              <table:table-cell table:style-name="ce11">
                <text:list text:style-name="L1">
                  <text:list-header>
                    <text:p text:style-name="P43"><text:span text:style-name="T25">Ini( )</text:span></text:p>
                  </text:list-header>
                </text:list>
              </table:table-cell>
            </table:table-row>
            <table:table-row table:style-name="ro7">
              <table:table-cell table:style-name="ce11">
                <text:list text:continue-numbering="true" text:style-name="L1">
                  <text:list-header>
                    <text:p text:style-name="P43"><text:span text:style-name="T25">Print( )</text:span></text:p>
                  </text:list-header>
                </text:list>
              </table:table-cell>
            </table:table-row>
            <table:table-row table:style-name="ro5">
              <table:table-cell table:style-name="ce12">
                <text:list text:continue-numbering="true" text:style-name="L1">
                  <text:list-header>
                    <text:p text:style-name="P43"><text:span text:style-name="T25">Copy( )</text:span></text:p>
                  </text:list-header>
                </text:list>
              </table:table-cell>
            </table:table-row>
          </table:table>
          <draw:image xlink:href="Pictures/TablePreview13.svm" xlink:type="simple" xlink:show="embed" xlink:actuate="onLoad"/>
        </draw:frame>
        <draw:custom-shape draw:name="Text Box 21" draw:style-name="gr26" draw:text-style-name="P44" draw:layer="layout" svg:width="1.058cm" svg:height="1.178cm" svg:x="19.685cm" svg:y="0.847cm">
          <text:list text:style-name="L1">
            <text:list-header>
              <text:p text:style-name="P30"><text:span text:style-name="T28">S</text:span></text:p>
            </text:list-header>
          </text:list>
          <draw:enhanced-geometry svg:viewBox="0 0 21600 21600" draw:type="mso-spt202" draw:enhanced-path="M 0 0 L 21600 0 21600 21600 0 21600 0 0 Z N"/>
        </draw:custom-shape>
        <draw:custom-shape draw:name="AutoShape 22" draw:style-name="gr162" draw:text-style-name="P31" xml:id="id168" draw:id="id168" draw:layer="layout" svg:width="5.504cm" svg:height="1.27cm" svg:x="15.028cm" svg:y="2.328cm">
          <text:list text:style-name="L4">
            <text:list-header>
              <text:p text:style-name="P30"><text:span text:style-name="T26">字符串首址</text:span></text:p>
            </text:list-header>
          </text:list>
          <draw:enhanced-geometry svg:viewBox="0 0 21600 21600" draw:text-areas="800 800 20800 20800" draw:type="round-rectangular-callout" draw:modifiers="23971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3" draw:style-name="gr163" draw:text-style-name="P31" xml:id="id169" draw:id="id169" draw:layer="layout" svg:width="5.291cm" svg:height="1.27cm" svg:x="14.817cm" svg:y="3.81cm">
          <text:list text:style-name="L4">
            <text:list-header>
              <text:p text:style-name="P30"><text:span text:style-name="T26">字符串长度</text:span></text:p>
            </text:list-header>
          </text:list>
          <draw:enhanced-geometry svg:viewBox="0 0 21600 21600" draw:text-areas="800 800 20800 20800" draw:type="round-rectangular-callout" draw:modifiers="25740 54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5" draw:style-name="gr164" draw:text-style-name="P117" xml:id="id170" draw:id="id170" draw:layer="layout" svg:width="8.255cm" svg:height="1.364cm" svg:x="14.393cm" svg:y="9.525cm">
          <text:list text:style-name="L5">
            <text:list-header>
              <text:p text:style-name="P116"><text:span text:style-name="T41">s1.Ini(“China”);</text:span></text:p>
            </text:list-header>
          </text:list>
          <draw:enhanced-geometry svg:viewBox="0 0 21600 21600" draw:type="mso-spt202" draw:enhanced-path="M 0 0 L 21600 0 21600 21600 0 21600 0 0 Z N"/>
        </draw:custom-shape>
        <draw:custom-shape draw:name="AutoShape 26" draw:style-name="gr165" draw:text-style-name="P31" xml:id="id171" draw:id="id171" draw:layer="layout" svg:width="3.387cm" svg:height="1.27cm" svg:x="9.948cm" svg:y="1.27cm">
          <text:list text:style-name="L4">
            <text:list-header>
              <text:p text:style-name="P30"><text:span text:style-name="T26">求长度</text:span></text:p>
            </text:list-header>
          </text:list>
          <draw:enhanced-geometry svg:viewBox="0 0 21600 21600" draw:text-areas="800 800 20800 20800" draw:type="round-rectangular-callout" draw:modifiers="-6497 210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7" draw:style-name="gr166" draw:text-style-name="P31" xml:id="id173" draw:id="id173" draw:layer="layout" svg:width="4.233cm" svg:height="2.328cm" svg:x="9.525cm" svg:y="4.445cm">
          <text:list text:style-name="L4">
            <text:list-header>
              <text:p text:style-name="P30"><text:span text:style-name="T26">对象动态开辟空间</text:span></text:p>
            </text:list-header>
          </text:list>
          <draw:enhanced-geometry svg:viewBox="0 0 21600 21600" draw:text-areas="800 800 20800 20800" draw:type="round-rectangular-callout" draw:modifiers="-3465 -47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8" draw:style-name="gr167" draw:text-style-name="P31" xml:id="id177" draw:id="id177" draw:layer="layout" svg:width="4.445cm" svg:height="1.27cm" svg:x="2.752cm" svg:y="5.715cm">
          <text:list text:style-name="L4">
            <text:list-header>
              <text:p text:style-name="P30"><text:span text:style-name="T26">空间赋值</text:span></text:p>
            </text:list-header>
          </text:list>
          <draw:enhanced-geometry svg:viewBox="0 0 21600 21600" draw:text-areas="800 800 20800 20800" draw:type="round-rectangular-callout" draw:modifiers="6729 -7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174" draw:id="id174" draw:layer="layout" svg:width="8.466cm" svg:height="1.242cm" svg:x="15.663cm" svg:y="13.547cm">
          <table:table>
            <table:table-column table:style-name="co16"/>
            <table:table-column table:style-name="co17"/>
            <table:table-column table:style-name="co16"/>
            <table:table-column table:style-name="co16"/>
            <table:table-column table:style-name="co16"/>
            <table:table-column table:style-name="co16"/>
            <table:table-row table:style-name="ro10" table:default-cell-style-name="ce18">
              <table:table-cell table:style-name="ce17"/>
              <table:table-cell/>
              <table:table-cell/>
              <table:table-cell/>
              <table:table-cell/>
              <table:table-cell table:style-name="ce19"/>
            </table:table-row>
          </table:table>
          <draw:image xlink:href="Pictures/TablePreview14.svm" xlink:type="simple" xlink:show="embed" xlink:actuate="onLoad"/>
        </draw:frame>
        <draw:custom-shape draw:name="Text Box 48" draw:style-name="gr168" draw:text-style-name="P94" xml:id="id172" draw:id="id172" draw:layer="layout" svg:width="4.022cm" svg:height="1.178cm" svg:x="15.663cm" svg:y="11.43cm">
          <text:list text:style-name="L3">
            <text:list-header>
              <text:p text:style-name="P93"><text:span text:style-name="T46">length=5</text:span></text:p>
            </text:list-header>
          </text:list>
          <draw:enhanced-geometry svg:viewBox="0 0 21600 21600" draw:type="mso-spt202" draw:enhanced-path="M 0 0 L 21600 0 21600 21600 0 21600 0 0 Z N"/>
        </draw:custom-shape>
        <draw:custom-shape draw:name="Text Box 49" draw:style-name="gr169" draw:text-style-name="P44" xml:id="id175" draw:id="id175" draw:layer="layout" svg:width="1.905cm" svg:height="1.178cm" svg:x="12.277cm" svg:y="13.547cm">
          <text:list text:style-name="L3">
            <text:list-header>
              <text:p text:style-name="P30"><text:span text:style-name="T46">strp</text:span></text:p>
            </text:list-header>
          </text:list>
          <draw:enhanced-geometry svg:viewBox="0 0 21600 21600" draw:type="mso-spt202" draw:enhanced-path="M 0 0 L 21600 0 21600 21600 0 21600 0 0 Z N"/>
        </draw:custom-shape>
        <draw:polyline draw:name="Line 50" draw:style-name="gr170" draw:text-style-name="P75" xml:id="id176" draw:id="id176" draw:layer="layout" svg:width="1.269cm" svg:height="0cm" svg:x="14.182cm" svg:y="14.182cm" svg:viewBox="0 0 1270 0" draw:points="0,0 1270,0">
          <text:p/>
        </draw:polyline>
        <draw:frame draw:style-name="standard" xml:id="id178" draw:id="id178" draw:layer="layout" svg:width="8.466cm" svg:height="1.245cm" svg:x="15.663cm" svg:y="13.547cm">
          <table:table>
            <table:table-column table:style-name="co16"/>
            <table:table-column table:style-name="co17"/>
            <table:table-column table:style-name="co16"/>
            <table:table-column table:style-name="co16"/>
            <table:table-column table:style-name="co16"/>
            <table:table-column table:style-name="co16"/>
            <table:table-row table:style-name="ro5" table:default-cell-style-name="ce18">
              <table:table-cell table:style-name="ce17">
                <text:list text:style-name="L3">
                  <text:list-header>
                    <text:p text:style-name="P43"><text:span text:style-name="T39">C</text:span></text:p>
                  </text:list-header>
                </text:list>
              </table:table-cell>
              <table:table-cell>
                <text:list text:continue-numbering="true" text:style-name="L3">
                  <text:list-header>
                    <text:p text:style-name="P43"><text:span text:style-name="T39">h</text:span></text:p>
                  </text:list-header>
                </text:list>
              </table:table-cell>
              <table:table-cell>
                <text:list text:continue-numbering="true" text:style-name="L3">
                  <text:list-header>
                    <text:p text:style-name="P43"><text:span text:style-name="T39">i</text:span></text:p>
                  </text:list-header>
                </text:list>
              </table:table-cell>
              <table:table-cell>
                <text:list text:continue-numbering="true" text:style-name="L3">
                  <text:list-header>
                    <text:p text:style-name="P43"><text:span text:style-name="T39">n</text:span></text:p>
                  </text:list-header>
                </text:list>
              </table:table-cell>
              <table:table-cell>
                <text:list text:continue-numbering="true" text:style-name="L3">
                  <text:list-header>
                    <text:p text:style-name="P43"><text:span text:style-name="T39">a</text:span></text:p>
                  </text:list-header>
                </text:list>
              </table:table-cell>
              <table:table-cell table:style-name="ce19">
                <text:list text:continue-numbering="true" text:style-name="L3">
                  <text:list-header>
                    <text:p text:style-name="P43"><text:span text:style-name="T39">\0</text:span></text:p>
                  </text:list-header>
                </text:list>
              </table:table-cell>
            </table:table-row>
          </table:table>
          <draw:image xlink:href="Pictures/TablePreview15.svm" xlink:type="simple" xlink:show="embed" xlink:actuate="onLoad"/>
        </draw:frame>
        <draw:custom-shape draw:name="Text Box 67" draw:style-name="gr171" draw:text-style-name="P117" xml:id="id179" draw:id="id179" draw:layer="layout" svg:width="8.255cm" svg:height="1.364cm" svg:x="0.635cm" svg:y="16.722cm">
          <text:list text:style-name="L5">
            <text:list-header>
              <text:p text:style-name="P116"><text:span text:style-name="T41">s2.Copy(s1);</text:span></text:p>
            </text:list-header>
          </text:list>
          <draw:enhanced-geometry svg:viewBox="0 0 21600 21600" draw:type="mso-spt202" draw:enhanced-path="M 0 0 L 21600 0 21600 21600 0 21600 0 0 Z N"/>
        </draw:custom-shape>
        <draw:frame draw:style-name="standard" xml:id="id181" draw:id="id181" draw:layer="layout" svg:width="1.41cm" svg:height="1.245cm" svg:x="11.218cm" svg:y="15.663cm">
          <table:table>
            <table:table-column table:style-name="co16"/>
            <table:table-row table:style-name="ro5">
              <table:table-cell table:style-name="ce20">
                <text:list text:style-name="L1">
                  <text:list-header>
                    <text:p text:style-name="P43"><text:span text:style-name="T58">\0</text:span></text:p>
                  </text:list-header>
                </text:list>
              </table:table-cell>
            </table:table-row>
          </table:table>
          <draw:image xlink:href="Pictures/TablePreview16.svm" xlink:type="simple" xlink:show="embed" xlink:actuate="onLoad"/>
        </draw:frame>
        <draw:custom-shape draw:name="Text Box 84" draw:style-name="gr172" draw:text-style-name="P44" xml:id="id180" draw:id="id180" draw:layer="layout" svg:width="1.905cm" svg:height="1.178cm" svg:x="7.832cm" svg:y="15.663cm">
          <text:list text:style-name="L3">
            <text:list-header>
              <text:p text:style-name="P30"><text:span text:style-name="T46">strp</text:span></text:p>
            </text:list-header>
          </text:list>
          <draw:enhanced-geometry svg:viewBox="0 0 21600 21600" draw:type="mso-spt202" draw:enhanced-path="M 0 0 L 21600 0 21600 21600 0 21600 0 0 Z N"/>
        </draw:custom-shape>
        <draw:polyline draw:name="Line 85" draw:style-name="gr173" draw:text-style-name="P75" xml:id="id182" draw:id="id182" draw:layer="layout" svg:width="1.269cm" svg:height="0cm" svg:x="9.737cm" svg:y="16.298cm" svg:viewBox="0 0 1270 0" draw:points="0,0 1270,0">
          <text:p/>
        </draw:polyline>
        <draw:custom-shape draw:name="Text Box 103" draw:style-name="gr109" draw:text-style-name="P118" xml:id="id183" draw:id="id183" draw:layer="layout" svg:width="3.81cm" svg:height="1.552cm" svg:x="9.525cm" svg:y="15.452cm">
          <text:list text:style-name="L1">
            <text:list-header>
              <text:p text:style-name="P112"><text:span text:style-name="T4"/></text:p>
            </text:list-header>
          </text:list>
          <draw:enhanced-geometry svg:viewBox="0 0 21600 21600" draw:type="mso-spt202" draw:enhanced-path="M 0 0 L 21600 0 21600 21600 0 21600 0 0 Z N"/>
        </draw:custom-shape>
        <draw:frame draw:style-name="standard" xml:id="id184" draw:id="id184" draw:layer="layout" svg:width="8.466cm" svg:height="1.243cm" svg:x="11.218cm" svg:y="15.875cm">
          <table:table>
            <table:table-column table:style-name="co16"/>
            <table:table-column table:style-name="co17"/>
            <table:table-column table:style-name="co16"/>
            <table:table-column table:style-name="co16"/>
            <table:table-column table:style-name="co16"/>
            <table:table-column table:style-name="co16"/>
            <table:table-row table:style-name="ro6" table:default-cell-style-name="ce18">
              <table:table-cell table:style-name="ce17"/>
              <table:table-cell/>
              <table:table-cell/>
              <table:table-cell/>
              <table:table-cell/>
              <table:table-cell table:style-name="ce19"/>
            </table:table-row>
          </table:table>
          <draw:image xlink:href="Pictures/TablePreview17.svm" xlink:type="simple" xlink:show="embed" xlink:actuate="onLoad"/>
        </draw:frame>
        <draw:frame draw:style-name="standard" xml:id="id186" draw:id="id186" draw:layer="layout" svg:width="8.466cm" svg:height="1.245cm" svg:x="11.218cm" svg:y="15.875cm">
          <table:table>
            <table:table-column table:style-name="co16"/>
            <table:table-column table:style-name="co17"/>
            <table:table-column table:style-name="co16"/>
            <table:table-column table:style-name="co16"/>
            <table:table-column table:style-name="co16"/>
            <table:table-column table:style-name="co16"/>
            <table:table-row table:style-name="ro5" table:default-cell-style-name="ce18">
              <table:table-cell table:style-name="ce17">
                <text:list text:style-name="L3">
                  <text:list-header>
                    <text:p text:style-name="P43"><text:span text:style-name="T39">C</text:span></text:p>
                  </text:list-header>
                </text:list>
              </table:table-cell>
              <table:table-cell>
                <text:list text:continue-numbering="true" text:style-name="L3">
                  <text:list-header>
                    <text:p text:style-name="P43"><text:span text:style-name="T39">h</text:span></text:p>
                  </text:list-header>
                </text:list>
              </table:table-cell>
              <table:table-cell>
                <text:list text:continue-numbering="true" text:style-name="L3">
                  <text:list-header>
                    <text:p text:style-name="P43"><text:span text:style-name="T39">i</text:span></text:p>
                  </text:list-header>
                </text:list>
              </table:table-cell>
              <table:table-cell>
                <text:list text:continue-numbering="true" text:style-name="L3">
                  <text:list-header>
                    <text:p text:style-name="P43"><text:span text:style-name="T39">n</text:span></text:p>
                  </text:list-header>
                </text:list>
              </table:table-cell>
              <table:table-cell>
                <text:list text:continue-numbering="true" text:style-name="L3">
                  <text:list-header>
                    <text:p text:style-name="P43"><text:span text:style-name="T39">a</text:span></text:p>
                  </text:list-header>
                </text:list>
              </table:table-cell>
              <table:table-cell table:style-name="ce19">
                <text:list text:continue-numbering="true" text:style-name="L3">
                  <text:list-header>
                    <text:p text:style-name="P43"><text:span text:style-name="T39">\0</text:span></text:p>
                  </text:list-header>
                </text:list>
              </table:table-cell>
            </table:table-row>
          </table:table>
          <draw:image xlink:href="Pictures/TablePreview18.svm" xlink:type="simple" xlink:show="embed" xlink:actuate="onLoad"/>
        </draw:frame>
        <draw:polyline draw:name="Line 136" draw:style-name="gr174" draw:text-style-name="P75" xml:id="id185" draw:id="id185" draw:layer="layout" svg:width="1.269cm" svg:height="0cm" svg:x="9.737cm" svg:y="16.51cm" svg:viewBox="0 0 1270 0" draw:points="0,0 1270,0">
          <text:p/>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8" smil:attributeName="visibility" smil:to="visible"/>
                  <anim:transitionFilter smil:dur="0.5s" smil:targetElement="id16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9" smil:attributeName="visibility" smil:to="visible"/>
                  <anim:transitionFilter smil:dur="0.5s" smil:targetElement="id16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0" smil:attributeName="visibility" smil:to="visible"/>
                  <anim:transitionFilter smil:dur="0.5s" smil:targetElement="id17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1" smil:attributeName="visibility" smil:to="visible"/>
                  <anim:transitionFilter smil:dur="0.5s" smil:targetElement="id171"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2" smil:attributeName="visibility" smil:to="visible"/>
                  <anim:transitionFilter smil:dur="0.5s" smil:targetElement="id17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3" smil:attributeName="visibility" smil:to="visible"/>
                  <anim:transitionFilter smil:dur="0.5s" smil:targetElement="id17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4" smil:attributeName="visibility" smil:to="visible"/>
                  <anim:transitionFilter smil:dur="0.5s" smil:targetElement="id17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5" smil:attributeName="visibility" smil:to="visible"/>
                  <anim:transitionFilter smil:dur="0.5s" smil:targetElement="id17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6" smil:attributeName="visibility" smil:to="visible"/>
                  <anim:transitionFilter smil:dur="0.5s" smil:targetElement="id176"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7" smil:attributeName="visibility" smil:to="visible"/>
                  <anim:transitionFilter smil:dur="0.5s" smil:targetElement="id177"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8" smil:attributeName="visibility" smil:to="visible"/>
                  <anim:transitionFilter smil:dur="0.5s" smil:targetElement="id17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9" smil:attributeName="visibility" smil:to="visible"/>
                  <anim:transitionFilter smil:dur="0.5s" smil:targetElement="id17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80" smil:attributeName="visibility" smil:to="visible"/>
                  <anim:transitionFilter smil:dur="0.5s" smil:targetElement="id18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1" smil:attributeName="visibility" smil:to="visible"/>
                  <anim:transitionFilter smil:dur="0.5s" smil:targetElement="id18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2" smil:attributeName="visibility" smil:to="visible"/>
                  <anim:transitionFilter smil:dur="0.5s" smil:targetElement="id18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83" smil:attributeName="visibility" smil:to="visible"/>
                  <anim:transitionFilter smil:dur="0.5s" smil:targetElement="id18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4" smil:attributeName="visibility" smil:to="visible"/>
                  <anim:transitionFilter smil:dur="0.5s" smil:targetElement="id18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5" smil:attributeName="visibility" smil:to="visible"/>
                  <anim:transitionFilter smil:dur="0.5s" smil:targetElement="id18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6" smil:attributeName="visibility" smil:to="visible"/>
                  <anim:transitionFilter smil:dur="0.5s" smil:targetElement="id186" smil:type="barWipe" smil:subtype="leftToRight"/>
                </anim:par>
              </anim:par>
            </anim:par>
          </anim:seq>
        </anim:par>
        <presentation:notes draw:style-name="dp2">
          <draw:page-thumbnail draw:style-name="gr4" draw:layer="layout" svg:width="12.7cm" svg:height="9.525cm" svg:x="3.175cm" svg:y="1.904cm" draw:page-number="65" presentation:class="page"/>
          <draw:frame presentation:style-name="pr1" draw:text-style-name="P7" draw:layer="layout" svg:width="13.97cm" svg:height="11.43cm" svg:x="2.54cm" svg:y="12.065cm" presentation:class="notes" presentation:placeholder="true">
            <draw:text-box/>
          </draw:frame>
        </presentation:notes>
      </draw:page>
      <draw:page draw:name="page6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44" draw:style-name="gr175" draw:text-style-name="P121" draw:layer="layout" svg:width="13.124cm" svg:height="11.094cm" svg:x="0.423cm" svg:y="6.985cm">
          <text:list text:style-name="L2">
            <text:list-header>
              <text:p text:style-name="P119"><text:span text:style-name="T34">void S::Copy(S <text:s/>&amp;</text:span><text:span text:style-name="T39">s</text:span><text:span text:style-name="T34">)</text:span></text:p>
              <text:p text:style-name="P119"><text:span text:style-name="T34">{ <text:s text:c="3"/>if(strp)</text:span></text:p>
              <text:p text:style-name="P119"><text:span text:style-name="T34"><text:s text:c="8"/></text:span><text:span text:style-name="T34">delete <text:s/>[ ]strp;</text:span></text:p>
              <text:p text:style-name="P119"><text:span text:style-name="T34"><text:s text:c="6"/></text:span><text:span text:style-name="T34">length= </text:span><text:span text:style-name="T39">s</text:span><text:span text:style-name="T34">.length;</text:span></text:p>
              <text:p text:style-name="P119"><text:span text:style-name="T34"><text:s text:c="6"/></text:span><text:span text:style-name="T34">strp=new char[length+1];</text:span></text:p>
              <text:p text:style-name="P119"><text:span text:style-name="T34"><text:s text:c="6"/></text:span><text:span text:style-name="T34">strcpy(strp, <text:s/></text:span><text:span text:style-name="T39">s</text:span><text:span text:style-name="T34">.strp);</text:span></text:p>
              <text:p text:style-name="P119"><text:span text:style-name="T34">} <text:s/></text:span></text:p>
              <text:p text:style-name="P120"><text:span text:style-name="T34"/></text:p>
            </text:list-header>
          </text:list>
          <draw:enhanced-geometry svg:viewBox="0 0 21600 21600" draw:type="mso-spt202" draw:enhanced-path="M 0 0 L 21600 0 21600 21600 0 21600 0 0 Z N"/>
        </draw:custom-shape>
        <draw:custom-shape draw:name="Text Box 2" draw:style-name="gr176" draw:text-style-name="P123" xml:id="id187" draw:id="id187" draw:layer="layout" svg:width="8.255cm" svg:height="4.157cm" svg:x="1.058cm" svg:y="1.482cm">
          <text:list text:style-name="L3">
            <text:list-header>
              <text:p text:style-name="P122"><text:span text:style-name="T59">s1.Copy(s1);</text:span></text:p>
            </text:list-header>
          </text:list>
          <draw:enhanced-geometry svg:viewBox="0 0 21600 21600" draw:type="mso-spt202" draw:enhanced-path="M 0 0 L 21600 0 21600 21600 0 21600 0 0 Z N"/>
        </draw:custom-shape>
        <draw:custom-shape draw:name="Text Box 70" draw:style-name="gr177" draw:text-style-name="P44" xml:id="id188" draw:id="id188" draw:layer="layout" svg:width="1.905cm" svg:height="1.178cm" svg:x="10.795cm" svg:y="3.81cm">
          <text:list text:style-name="L3">
            <text:list-header>
              <text:p text:style-name="P30"><text:span text:style-name="T46">strp</text:span></text:p>
            </text:list-header>
          </text:list>
          <draw:enhanced-geometry svg:viewBox="0 0 21600 21600" draw:type="mso-spt202" draw:enhanced-path="M 0 0 L 21600 0 21600 21600 0 21600 0 0 Z N"/>
        </draw:custom-shape>
        <draw:polyline draw:name="Line 71" draw:style-name="gr178" draw:text-style-name="P75" xml:id="id189" draw:id="id189" draw:layer="layout" svg:width="1.269cm" svg:height="0cm" svg:x="12.7cm" svg:y="4.445cm" svg:viewBox="0 0 1270 0" draw:points="0,0 1270,0">
          <text:p/>
        </draw:polyline>
        <draw:frame draw:style-name="standard" xml:id="id190" draw:id="id190" draw:layer="layout" svg:width="8.465cm" svg:height="1.245cm" svg:x="14.182cm" svg:y="3.81cm">
          <table:table>
            <table:table-column table:style-name="co16"/>
            <table:table-column table:style-name="co16"/>
            <table:table-column table:style-name="co16"/>
            <table:table-column table:style-name="co16"/>
            <table:table-column table:style-name="co16"/>
            <table:table-column table:style-name="co16"/>
            <table:table-row table:style-name="ro5" table:default-cell-style-name="ce18">
              <table:table-cell table:style-name="ce17">
                <text:list text:style-name="L3">
                  <text:list-header>
                    <text:p text:style-name="P43"><text:span text:style-name="T39">C</text:span></text:p>
                  </text:list-header>
                </text:list>
              </table:table-cell>
              <table:table-cell>
                <text:list text:continue-numbering="true" text:style-name="L3">
                  <text:list-header>
                    <text:p text:style-name="P43"><text:span text:style-name="T39">h</text:span></text:p>
                  </text:list-header>
                </text:list>
              </table:table-cell>
              <table:table-cell>
                <text:list text:continue-numbering="true" text:style-name="L3">
                  <text:list-header>
                    <text:p text:style-name="P43"><text:span text:style-name="T39">i</text:span></text:p>
                  </text:list-header>
                </text:list>
              </table:table-cell>
              <table:table-cell>
                <text:list text:continue-numbering="true" text:style-name="L3">
                  <text:list-header>
                    <text:p text:style-name="P43"><text:span text:style-name="T39">n</text:span></text:p>
                  </text:list-header>
                </text:list>
              </table:table-cell>
              <table:table-cell>
                <text:list text:continue-numbering="true" text:style-name="L3">
                  <text:list-header>
                    <text:p text:style-name="P43"><text:span text:style-name="T39">a</text:span></text:p>
                  </text:list-header>
                </text:list>
              </table:table-cell>
              <table:table-cell table:style-name="ce19">
                <text:list text:continue-numbering="true" text:style-name="L3">
                  <text:list-header>
                    <text:p text:style-name="P43"><text:span text:style-name="T39">\0</text:span></text:p>
                  </text:list-header>
                </text:list>
              </table:table-cell>
            </table:table-row>
          </table:table>
          <draw:image xlink:href="Pictures/TablePreview19.svm" xlink:type="simple" xlink:show="embed" xlink:actuate="onLoad"/>
        </draw:frame>
        <draw:custom-shape draw:name="Text Box 88" draw:style-name="gr109" draw:text-style-name="P118" xml:id="id191" draw:id="id191" draw:layer="layout" svg:width="11.43cm" svg:height="1.553cm" svg:x="12.7cm" svg:y="3.598cm">
          <text:list text:style-name="L1">
            <text:list-header>
              <text:p text:style-name="P112"><text:span text:style-name="T4"/></text:p>
            </text:list-header>
          </text:list>
          <draw:enhanced-geometry svg:viewBox="0 0 21600 21600" draw:type="mso-spt202" draw:enhanced-path="M 0 0 L 21600 0 21600 21600 0 21600 0 0 Z N"/>
        </draw:custom-shape>
        <draw:custom-shape draw:name="Text Box 89" draw:style-name="gr179" draw:text-style-name="P86" xml:id="id192" draw:id="id192" draw:layer="layout" svg:width="5.926cm" svg:height="1.737cm" svg:x="11.007cm" svg:y="0.847cm">
          <text:list text:style-name="L3">
            <text:list-header>
              <text:p text:style-name="P85"><text:span text:style-name="T33">length=5</text:span></text:p>
            </text:list-header>
          </text:list>
          <draw:enhanced-geometry svg:viewBox="0 0 21600 21600" draw:type="mso-spt202" draw:enhanced-path="M 0 0 L 21600 0 21600 21600 0 21600 0 0 Z N"/>
        </draw:custom-shape>
        <draw:frame draw:style-name="standard" xml:id="id195" draw:id="id195" draw:layer="layout" svg:width="10.794cm" svg:height="2.089cm" svg:x="13.97cm" svg:y="3.81cm">
          <table:table>
            <table:table-column table:style-name="co18"/>
            <table:table-column table:style-name="co18"/>
            <table:table-column table:style-name="co19"/>
            <table:table-column table:style-name="co18"/>
            <table:table-column table:style-name="co18"/>
            <table:table-column table:style-name="co18"/>
            <table:table-row table:style-name="ro15" table:default-cell-style-name="ce22">
              <table:table-cell table:style-name="ce21">
                <text:list text:style-name="L1">
                  <text:list-header>
                    <text:p text:style-name="P124"><text:span text:style-name="T43">随机</text:span></text:p>
                  </text:list-header>
                </text:list>
              </table:table-cell>
              <table:table-cell>
                <text:list text:continue-numbering="true" text:style-name="L1">
                  <text:list-header>
                    <text:p text:style-name="P124"><text:span text:style-name="T43">随机</text:span></text:p>
                  </text:list-header>
                </text:list>
              </table:table-cell>
              <table:table-cell>
                <text:list text:continue-numbering="true" text:style-name="L1">
                  <text:list-header>
                    <text:p text:style-name="P124"><text:span text:style-name="T43">随机</text:span></text:p>
                  </text:list-header>
                </text:list>
              </table:table-cell>
              <table:table-cell>
                <text:list text:continue-numbering="true" text:style-name="L1">
                  <text:list-header>
                    <text:p text:style-name="P124"><text:span text:style-name="T43">随机</text:span></text:p>
                  </text:list-header>
                </text:list>
              </table:table-cell>
              <table:table-cell>
                <text:list text:continue-numbering="true" text:style-name="L1">
                  <text:list-header>
                    <text:p text:style-name="P124"><text:span text:style-name="T43">随机</text:span></text:p>
                  </text:list-header>
                </text:list>
              </table:table-cell>
              <table:table-cell table:style-name="ce23">
                <text:list text:continue-numbering="true" text:style-name="L1">
                  <text:list-header>
                    <text:p text:style-name="P124"><text:span text:style-name="T43">随机</text:span></text:p>
                  </text:list-header>
                </text:list>
              </table:table-cell>
            </table:table-row>
          </table:table>
          <draw:image xlink:href="Pictures/TablePreview20.svm" xlink:type="simple" xlink:show="embed" xlink:actuate="onLoad"/>
        </draw:frame>
        <draw:polyline draw:name="Line 108" draw:style-name="gr180" draw:text-style-name="P75" xml:id="id194" draw:id="id194" draw:layer="layout" svg:width="1.269cm" svg:height="0cm" svg:x="12.488cm" svg:y="4.445cm" svg:viewBox="0 0 1270 0" draw:points="0,0 1270,0">
          <text:p/>
        </draw:polyline>
        <draw:custom-shape draw:name="AutoShape 115" draw:style-name="gr181" draw:text-style-name="P40" xml:id="id193" draw:id="id193" draw:layer="layout" svg:width="9.101cm" svg:height="2.752cm" svg:x="9.102cm" svg:y="7.62cm">
          <text:list text:style-name="L4">
            <text:list-header>
              <text:p text:style-name="P39"><text:span text:style-name="T35">失去了原来的内容，不能正确复制</text:span></text:p>
            </text:list-header>
          </text:list>
          <draw:enhanced-geometry svg:viewBox="0 0 21600 21600" draw:text-areas="800 800 20800 20800" draw:type="round-rectangular-callout" draw:modifiers="-1601 192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87" smil:attributeName="visibility" smil:to="visible"/>
                  <anim:transitionFilter smil:dur="0.5s" smil:targetElement="id18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88" smil:attributeName="visibility" smil:to="visible"/>
                  <anim:transitionFilter smil:dur="0.5s" smil:targetElement="id18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9" smil:attributeName="visibility" smil:to="visible"/>
                  <anim:transitionFilter smil:dur="0.5s" smil:targetElement="id18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0" smil:attributeName="visibility" smil:to="visible"/>
                  <anim:transitionFilter smil:dur="0.5s" smil:targetElement="id1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1" smil:attributeName="visibility" smil:to="visible"/>
                  <anim:transitionFilter smil:dur="0.5s" smil:targetElement="id1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2" smil:attributeName="visibility" smil:to="visible"/>
                  <anim:transitionFilter smil:dur="0.5s" smil:targetElement="id19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3" smil:attributeName="visibility" smil:to="visible"/>
                  <anim:transitionFilter smil:dur="0.5s" smil:targetElement="id19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4" smil:attributeName="visibility" smil:to="visible"/>
                  <anim:transitionFilter smil:dur="0.5s" smil:targetElement="id19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5" smil:attributeName="visibility" smil:to="visible"/>
                  <anim:transitionFilter smil:dur="0.5s" smil:targetElement="id195" smil:type="barWipe" smil:subtype="leftToRight"/>
                </anim:par>
              </anim:par>
            </anim:par>
          </anim:seq>
        </anim:par>
        <presentation:notes draw:style-name="dp2">
          <draw:page-thumbnail draw:style-name="gr4" draw:layer="layout" svg:width="12.7cm" svg:height="9.525cm" svg:x="3.175cm" svg:y="1.904cm" draw:page-number="66" presentation:class="page"/>
          <draw:frame presentation:style-name="pr1" draw:text-style-name="P7" draw:layer="layout" svg:width="13.97cm" svg:height="11.43cm" svg:x="2.54cm" svg:y="12.065cm" presentation:class="notes" presentation:placeholder="true">
            <draw:text-box/>
          </draw:frame>
        </presentation:notes>
      </draw:page>
      <draw:page draw:name="page6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82" draw:text-style-name="P126" draw:layer="layout" svg:width="19.896cm" svg:height="16.753cm" svg:x="2.117cm" svg:y="0.635cm">
          <text:list text:style-name="L2">
            <text:list-header>
              <text:p text:style-name="P125"><text:span text:style-name="T8">void S::Copy(S <text:s/>&amp;</text:span><text:span text:style-name="T9">s</text:span><text:span text:style-name="T8">)</text:span></text:p>
              <text:p text:style-name="P125"><text:span text:style-name="T8">{ <text:s/></text:span><text:span text:style-name="T9">if(&amp;s==this)</text:span></text:p>
            </text:list-header>
          </text:list>
          <text:list text:style-name="L3">
            <text:list-header>
              <text:p text:style-name="P125"><text:span text:style-name="T9"><text:s text:c="10"/></text:span><text:span text:style-name="T9">cout&lt;&lt;“</text:span><text:span text:style-name="T6">不能复制本身</text:span><text:span text:style-name="T9">\n”;</text:span></text:p>
            </text:list-header>
          </text:list>
          <text:list text:style-name="L2">
            <text:list-header>
              <text:p text:style-name="P125"><text:span text:style-name="T8"><text:s text:c="4"/></text:span><text:span text:style-name="T8">else <text:s text:c="3"/></text:span></text:p>
              <text:p text:style-name="P125"><text:span text:style-name="T8"><text:s text:c="4"/></text:span><text:span text:style-name="T8">{ <text:s text:c="5"/>if(strp)</text:span></text:p>
              <text:p text:style-name="P125"><text:span text:style-name="T8"><text:s text:c="14"/></text:span><text:span text:style-name="T8">delete <text:s/>[ ]strp;</text:span></text:p>
              <text:p text:style-name="P125"><text:span text:style-name="T8"><text:s text:c="10"/></text:span><text:span text:style-name="T8">length= </text:span><text:span text:style-name="T9">s</text:span><text:span text:style-name="T8">.length;</text:span></text:p>
              <text:p text:style-name="P125"><text:span text:style-name="T8"><text:s text:c="10"/></text:span><text:span text:style-name="T8">strp=new char[length+1];</text:span></text:p>
              <text:p text:style-name="P125"><text:span text:style-name="T8"><text:s text:c="10"/></text:span><text:span text:style-name="T8">strcpy(strp, <text:s/></text:span><text:span text:style-name="T9">s</text:span><text:span text:style-name="T8">.strp);</text:span></text:p>
              <text:p text:style-name="P125"><text:span text:style-name="T8"><text:s text:c="5"/></text:span><text:span text:style-name="T8">}</text:span></text:p>
              <text:p text:style-name="P125"><text:span text:style-name="T8">} <text:s/></text:span></text:p>
            </text:list-header>
          </text:list>
          <draw:enhanced-geometry svg:viewBox="0 0 21600 21600" draw:type="mso-spt202" draw:enhanced-path="M 0 0 L 21600 0 21600 21600 0 21600 0 0 Z N"/>
        </draw:custom-shape>
        <draw:custom-shape draw:name="AutoShape 3" draw:style-name="gr183" draw:text-style-name="P40" xml:id="id196" draw:id="id196" draw:layer="layout" svg:width="10.16cm" svg:height="1.482cm" svg:x="11.007cm" svg:y="1.27cm">
          <text:list text:style-name="L4">
            <text:list-header>
              <text:p text:style-name="P39"><text:span text:style-name="T35">判断是否是自身复制</text:span></text:p>
            </text:list-header>
          </text:list>
          <draw:enhanced-geometry svg:viewBox="0 0 21600 21600" draw:text-areas="800 800 20800 20800" draw:type="round-rectangular-callout" draw:modifiers="-4341 190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84" draw:text-style-name="P113" xml:id="id197" draw:id="id197" draw:layer="layout" svg:width="11.006cm" svg:height="3.599cm" svg:x="4.657cm" svg:y="14.393cm">
          <text:list text:style-name="L4">
            <text:list-header>
              <text:p text:style-name="P112"><text:span text:style-name="T60">this</text:span><text:span text:style-name="T47">为正在调用该函数的</text:span><text:span text:style-name="T48">对象</text:span><text:span text:style-name="T47">的地址</text:span></text:p>
            </text:list-header>
          </text:list>
          <draw:enhanced-geometry svg:viewBox="0 0 21600 21600" draw:text-areas="800 800 20800 20800" draw:type="round-rectangular-callout" draw:modifiers="17758 3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185" draw:text-style-name="P127" xml:id="id198" draw:id="id198" draw:layer="layout" svg:width="7.197cm" svg:height="1.55cm" svg:x="15.875cm" svg:y="5.715cm">
          <text:list text:style-name="L3">
            <text:list-header>
              <text:p text:style-name="P112"><text:span text:style-name="T9">s2</text:span><text:span text:style-name="T5">.Copy(s1);</text:span></text:p>
            </text:list-header>
          </text:list>
          <draw:enhanced-geometry svg:viewBox="0 0 21600 21600" draw:type="mso-spt202" draw:enhanced-path="M 0 0 L 21600 0 21600 21600 0 21600 0 0 Z N"/>
        </draw:custom-shape>
        <draw:custom-shape draw:name="Text Box 6" draw:style-name="gr186" draw:text-style-name="P127" xml:id="id199" draw:id="id199" draw:layer="layout" svg:width="7.196cm" svg:height="1.55cm" svg:x="16.087cm" svg:y="8.255cm">
          <text:list text:style-name="L3">
            <text:list-header>
              <text:p text:style-name="P112"><text:span text:style-name="T9">s1</text:span><text:span text:style-name="T5">.Copy(s1);</text:span></text:p>
            </text:list-header>
          </text:list>
          <draw:enhanced-geometry svg:viewBox="0 0 21600 21600" draw:type="mso-spt202" draw:enhanced-path="M 0 0 L 21600 0 21600 21600 0 21600 0 0 Z N"/>
        </draw:custom-shape>
        <draw:custom-shape draw:name="Text Box 7" draw:style-name="gr187" draw:text-style-name="P11" xml:id="id200" draw:id="id200" draw:layer="layout" svg:width="7.408cm" svg:height="2.089cm" svg:x="16.722cm" svg:y="13.97cm">
          <text:list text:style-name="L7">
            <text:list-header>
              <text:p text:style-name="P10"><text:span text:style-name="T61">if(s==*thi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6" smil:attributeName="visibility" smil:to="visible"/>
                  <anim:transitionFilter smil:dur="0.5s" smil:targetElement="id196"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7" smil:attributeName="visibility" smil:to="visible"/>
                  <anim:transitionFilter smil:dur="0.5s" smil:targetElement="id19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8" smil:attributeName="visibility" smil:to="visible"/>
                  <anim:transitionFilter smil:dur="0.5s" smil:targetElement="id19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9" smil:attributeName="visibility" smil:to="visible"/>
                  <anim:transitionFilter smil:dur="0.5s" smil:targetElement="id199" smil:type="barWipe" smil:subtype="leftToRight"/>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00" smil:attributeName="visibility" smil:to="visible"/>
                  <anim:transitionFilter smil:dur="0.5s" smil:targetElement="id200" smil:type="irisWipe" smil:subtype="rectangle" smil:direction="reverse"/>
                </anim:par>
              </anim:par>
            </anim:par>
          </anim:seq>
        </anim:par>
        <presentation:notes draw:style-name="dp2">
          <draw:page-thumbnail draw:style-name="gr4" draw:layer="layout" svg:width="12.7cm" svg:height="9.525cm" svg:x="3.175cm" svg:y="1.904cm" draw:page-number="67" presentation:class="page"/>
          <draw:frame presentation:style-name="pr1"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modern" style:font-pitch="variable"/>
    <style:font-face style:name="华文宋体" svg:font-family="华文宋体" style:font-pitch="variable"/>
    <style:font-face style:name="华文楷体" svg:font-family="华文楷体"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楷体_GB2312" svg:font-family="楷体_GB2312" style:font-family-generic="modern" style:font-pitch="variable"/>
    <style:font-face style:name="楷体_GB23121" svg:font-family="楷体_GB2312" style:font-family-generic="modern" style:font-pitch="fixed"/>
    <style:font-face style:name="隶书" svg:font-family="隶书" style:font-family-generic="modern" style:font-pitch="variable"/>
    <style:font-face style:name="隶书1" svg:font-family="隶书" style:font-family-generic="modern" style:font-pitch="fixed"/>
    <style:font-face style:name="黑体" svg:font-family="黑体"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draw:marker draw:name="msArrowEnd_20_5" draw:display-name="msArrowEnd 5" svg:viewBox="0 0 237 237" svg:d="M119 0l118 237h-237z"/>
    <draw:marker draw:name="线条箭头_20_333" draw:display-name="线条箭头 333" svg:viewBox="0 0 318 318" svg:d="M159 0l159 318h-318z"/>
    <draw:marker draw:name="线条箭头_20_334" draw:display-name="线条箭头 334" svg:viewBox="0 0 318 318" svg:d="M159 0l159 318h-318z"/>
    <draw:marker draw:name="线条箭头_20_335" draw:display-name="线条箭头 335" svg:viewBox="0 0 636 636" svg:d="M318 0l318 636h-636z"/>
    <draw:marker draw:name="线条箭头_20_336" draw:display-name="线条箭头 336" svg:viewBox="0 0 477 477" svg:d="M239 0l238 477h-477z"/>
    <draw:marker draw:name="线条箭头_20_337" draw:display-name="线条箭头 337" svg:viewBox="0 0 477 477" svg:d="M239 0l238 477h-477z"/>
    <draw:marker draw:name="线条箭头_20_338" draw:display-name="线条箭头 338" svg:viewBox="0 0 477 477" svg:d="M239 0l238 477h-477z"/>
    <draw:marker draw:name="线条箭头_20_339" draw:display-name="线条箭头 339" svg:viewBox="0 0 237 395" svg:d="M119 0l118 395-118-158-119 158z"/>
    <draw:marker draw:name="线条箭头_20_340" draw:display-name="线条箭头 340" svg:viewBox="0 0 237 395" svg:d="M119 0l118 395-118-158-119 158z"/>
    <draw:marker draw:name="线条箭头_20_341" draw:display-name="线条箭头 341" svg:viewBox="0 0 477 477" svg:d="M239 0l238 477h-477z"/>
    <draw:marker draw:name="线条箭头_20_342" draw:display-name="线条箭头 342" svg:viewBox="0 0 477 477" svg:d="M239 0l238 477h-477z"/>
    <draw:marker draw:name="线条箭头_20_343" draw:display-name="线条箭头 343" svg:viewBox="0 0 477 477" svg:d="M239 0l238 477h-477z"/>
    <draw:marker draw:name="线条箭头_20_344" draw:display-name="线条箭头 344" svg:viewBox="0 0 477 477" svg:d="M239 0l238 477h-477z"/>
    <draw:marker draw:name="线条箭头_20_345" draw:display-name="线条箭头 345" svg:viewBox="0 0 477 477" svg:d="M239 0l238 477h-477z"/>
    <draw:marker draw:name="线条箭头_20_346" draw:display-name="线条箭头 346" svg:viewBox="0 0 477 477" svg:d="M239 0l238 477h-477z"/>
    <draw:marker draw:name="线条箭头_20_362" draw:display-name="线条箭头 362" svg:viewBox="0 0 477 477" svg:d="M239 0l238 477h-477z"/>
    <draw:marker draw:name="线条箭头_20_363" draw:display-name="线条箭头 363" svg:viewBox="0 0 477 477" svg:d="M239 0l238 477h-477z"/>
    <draw:marker draw:name="线条箭头_20_364" draw:display-name="线条箭头 364" svg:viewBox="0 0 636 636" svg:d="M318 0l318 636h-636z"/>
    <draw:marker draw:name="线条箭头_20_365" draw:display-name="线条箭头 365" svg:viewBox="0 0 636 636" svg:d="M318 0l318 636h-636z"/>
    <draw:marker draw:name="线条箭头_20_366" draw:display-name="线条箭头 366" svg:viewBox="0 0 477 477" svg:d="M239 0l238 477h-477z"/>
    <draw:marker draw:name="线条箭头_20_367" draw:display-name="线条箭头 367" svg:viewBox="0 0 477 477" svg:d="M239 0l238 477h-477z"/>
    <draw:marker draw:name="线条箭头_20_368" draw:display-name="线条箭头 368" svg:viewBox="0 0 636 636" svg:d="M318 0l318 636h-636z"/>
    <draw:marker draw:name="线条箭头_20_369" draw:display-name="线条箭头 369" svg:viewBox="0 0 636 636" svg:d="M318 0l318 636h-636z"/>
    <draw:marker draw:name="线条箭头_20_370" draw:display-name="线条箭头 370" svg:viewBox="0 0 636 636" svg:d="M318 0l318 636h-636z"/>
    <draw:marker draw:name="线条箭头_20_371" draw:display-name="线条箭头 371" svg:viewBox="0 0 318 318" svg:d="M159 0l159 318h-318z"/>
    <draw:marker draw:name="线条箭头_20_372" draw:display-name="线条箭头 372" svg:viewBox="0 0 318 318" svg:d="M159 0l159 318h-318z"/>
    <draw:marker draw:name="线条箭头_20_373" draw:display-name="线条箭头 373" svg:viewBox="0 0 636 636" svg:d="M318 0l318 636h-636z"/>
    <draw:marker draw:name="线条箭头_20_374" draw:display-name="线条箭头 374" svg:viewBox="0 0 318 318" svg:d="M159 0l159 318h-318z"/>
    <draw:marker draw:name="线条箭头_20_375" draw:display-name="线条箭头 375" svg:viewBox="0 0 318 318" svg:d="M159 0l159 318h-318z"/>
    <draw:marker draw:name="线条箭头_20_376" draw:display-name="线条箭头 376" svg:viewBox="0 0 636 636" svg:d="M318 0l318 636h-636z"/>
    <draw:marker draw:name="线条箭头_20_377" draw:display-name="线条箭头 377" svg:viewBox="0 0 636 636" svg:d="M318 0l318 636h-636z"/>
    <draw:marker draw:name="线条箭头_20_378" draw:display-name="线条箭头 378" svg:viewBox="0 0 636 636" svg:d="M318 0l318 636h-636z"/>
    <draw:marker draw:name="线条箭头_20_379" draw:display-name="线条箭头 379" svg:viewBox="0 0 636 636" svg:d="M318 0l318 636h-636z"/>
    <draw:marker draw:name="线条箭头_20_380" draw:display-name="线条箭头 380" svg:viewBox="0 0 636 636" svg:d="M318 0l318 636h-636z"/>
    <draw:marker draw:name="线条箭头_20_381" draw:display-name="线条箭头 381" svg:viewBox="0 0 636 636" svg:d="M318 0l318 636h-636z"/>
    <draw:marker draw:name="线条箭头_20_382" draw:display-name="线条箭头 382" svg:viewBox="0 0 636 636" svg:d="M318 0l318 636h-636z"/>
    <draw:marker draw:name="线条箭头_20_383" draw:display-name="线条箭头 383" svg:viewBox="0 0 636 636" svg:d="M318 0l318 636h-636z"/>
    <draw:marker draw:name="线条箭头_20_384" draw:display-name="线条箭头 384" svg:viewBox="0 0 636 636" svg:d="M318 0l318 636h-636z"/>
    <draw:marker draw:name="线条箭头_20_385" draw:display-name="线条箭头 385" svg:viewBox="0 0 636 636" svg:d="M318 0l318 636h-636z"/>
    <draw:marker draw:name="线条箭头_20_386" draw:display-name="线条箭头 386" svg:viewBox="0 0 636 636" svg:d="M318 0l318 636h-636z"/>
    <draw:marker draw:name="线条箭头_20_387" draw:display-name="线条箭头 387" svg:viewBox="0 0 636 636" svg:d="M318 0l318 636h-636z"/>
    <draw:marker draw:name="线条箭头_20_388" draw:display-name="线条箭头 388" svg:viewBox="0 0 636 636" svg:d="M318 0l318 636h-636z"/>
    <draw:marker draw:name="线条箭头_20_389" draw:display-name="线条箭头 389" svg:viewBox="0 0 636 636" svg:d="M318 0l318 636h-636z"/>
    <draw:marker draw:name="线条箭头_20_390" draw:display-name="线条箭头 390" svg:viewBox="0 0 636 636" svg:d="M318 0l318 636h-636z"/>
    <draw:marker draw:name="线条箭头_20_391" draw:display-name="线条箭头 391" svg:viewBox="0 0 636 636" svg:d="M318 0l318 636h-636z"/>
    <draw:marker draw:name="线条箭头_20_392" draw:display-name="线条箭头 392" svg:viewBox="0 0 636 636" svg:d="M318 0l318 636h-636z"/>
    <draw:marker draw:name="线条箭头_20_393" draw:display-name="线条箭头 393" svg:viewBox="0 0 636 636" svg:d="M318 0l318 636h-636z"/>
    <draw:marker draw:name="线条箭头_20_394" draw:display-name="线条箭头 394" svg:viewBox="0 0 636 636" svg:d="M318 0l318 636h-636z"/>
    <draw:marker draw:name="线条箭头_20_395" draw:display-name="线条箭头 395" svg:viewBox="0 0 636 636" svg:d="M318 0l318 636h-636z"/>
    <draw:marker draw:name="线条箭头_20_396" draw:display-name="线条箭头 396" svg:viewBox="0 0 636 636" svg:d="M318 0l318 636h-636z"/>
    <draw:marker draw:name="线条箭头_20_397" draw:display-name="线条箭头 397" svg:viewBox="0 0 477 477" svg:d="M239 0l238 477h-477z"/>
    <draw:marker draw:name="线条箭头_20_398" draw:display-name="线条箭头 398" svg:viewBox="0 0 477 477" svg:d="M239 0l238 477h-477z"/>
    <draw:marker draw:name="线条箭头_20_399" draw:display-name="线条箭头 399" svg:viewBox="0 0 477 477" svg:d="M239 0l238 477h-477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默认-background" style:family="presentation">
      <style:graphic-properties draw:stroke="none" draw:fill="solid" draw:fill-color="#ccccff" draw:textarea-horizontal-align="center" draw:textarea-vertical-align="middle" draw:shadow-color="#808080"/>
      <style:paragraph-properties fo:text-align="center"/>
    </style:style>
    <style:style style:name="默认-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默认-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font-relief="none"/>
    </style:style>
    <style:style style:name="默认-notes" style:family="presentation">
      <style:graphic-properties draw:stroke="none" draw:fill="none">
        <text:list-style style:name="默认-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宋体" style:font-family-asian="宋体" style:font-pitch-asian="variable" style:font-size-asian="12pt" style:font-style-asian="normal" style:font-weight-asian="normal" style:font-name-complex="宋体" style:font-family-complex="宋体" style:font-pitch-complex="variable" style:font-size-complex="12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默认-outline1">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 style:font-family-asian="宋体" style:font-pitch-asian="variable" style:font-size-asian="28pt" style:font-style-asian="normal" style:font-weight-asian="normal" style:font-name-complex="宋体" style:font-family-complex="宋体" style:font-pitch-complex="variable" style:font-size-complex="28pt" style:font-style-complex="normal" style:font-weight-complex="normal" style:font-relief="none"/>
    </style:style>
    <style:style style:name="默认-outline3" style:family="presentation" style:parent-style-name="默认-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默认-outline4" style:family="presentation" style:parent-style-name="默认-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5" style:family="presentation" style:parent-style-name="默认-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6" style:family="presentation" style:parent-style-name="默认-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7" style:family="presentation" style:parent-style-name="默认-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8" style:family="presentation" style:parent-style-name="默认-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9" style:family="presentation" style:parent-style-name="默认-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subtitle" style:family="presentation">
      <style:graphic-properties draw:stroke="none" draw:fill="none" draw:textarea-vertical-align="middle">
        <text:list-style style:name="默认-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horizontal-align="justify" draw:textarea-vertical-align="middle" fo:padding-top="0.13cm" fo:padding-bottom="0.13cm" fo:padding-left="0.25cm" fo:padding-right="0.25cm">
        <text:list-style style:name="默认-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宋体" style:font-family-asian="宋体" style:font-pitch-asian="variable" style:font-size-asian="44pt" style:font-style-asian="normal" style:font-weight-asian="normal" style:font-name-complex="宋体"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cc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265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265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265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margin-top="0.265cm" fo:margin-bottom="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lt;编号&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默认" style:page-layout-name="PM1" draw:style-name="Mdp1">
      <draw:frame presentation:style-name="默认-title" draw:layer="backgroundobjects" svg:width="21.59cm" svg:height="3.175cm" svg:x="1.905cm" svg:y="1.692cm" presentation:class="title" presentation:placeholder="true">
        <draw:text-box/>
      </draw:frame>
      <draw:frame presentation:style-name="默认-outline1" draw:layer="backgroundobjects" svg:width="21.59cm" svg:height="11.43cm" svg:x="1.905cm" svg:y="5.503cm" presentation:class="outline" presentation:placeholder="true">
        <draw:text-box/>
      </draw:frame>
      <draw:frame draw:style-name="Mgr2" draw:text-style-name="MP5" draw:layer="backgroundobjects" svg:width="5.292cm" svg:height="1.27cm" svg:x="1.905cm" svg:y="17.357cm" presentation:class="date-time">
        <draw:text-box>
          <text:p/>
        </draw:text-box>
      </draw:frame>
      <draw:frame draw:style-name="Mgr2" draw:text-style-name="MP6" draw:layer="backgroundobjects" svg:width="8.044cm" svg:height="1.27cm" svg:x="8.678cm" svg:y="17.357cm" presentation:class="footer">
        <draw:text-box>
          <text:p/>
        </draw:text-box>
      </draw:frame>
      <draw:frame draw:style-name="Mgr2" draw:text-style-name="MP8" draw:layer="backgroundobjects" svg:width="5.292cm" svg:height="1.27cm" svg:x="18.203cm" svg:y="17.357cm" presentation:class="page-number">
        <draw:text-box>
          <text:list text:style-name="ML1">
            <text:list-header>
              <text:p text:style-name="MP7"><text:span text:style-name="MT2"><text:page-number>&lt;编号&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9" draw:layer="backgroundobjects" svg:width="8.255cm" svg:height="1.27cm" svg:x="-0.001cm" svg:y="0cm" presentation:class="header">
          <draw:text-box>
            <text:p/>
          </draw:text-box>
        </draw:frame>
        <draw:frame draw:style-name="Mgr2" draw:text-style-name="MP10" draw:layer="backgroundobjects" svg:width="8.255cm" svg:height="1.27cm" svg:x="10.794cm" svg:y="0cm" presentation:class="date-time">
          <draw:text-box>
            <text:p/>
          </draw:text-box>
        </draw:frame>
        <draw:page-thumbnail presentation:style-name="默认-title" draw:layer="backgroundobjects" svg:width="12.7cm" svg:height="9.525cm" svg:x="3.175cm" svg:y="1.904cm" presentation:class="page"/>
        <draw:frame presentation:style-name="默认-notes" draw:layer="backgroundobjects" svg:width="13.97cm" svg:height="11.43cm" svg:x="2.54cm" svg:y="12.065cm" presentation:class="notes" presentation:placeholder="true">
          <draw:text-box/>
        </draw:frame>
        <draw:frame draw:style-name="Mgr3" draw:text-style-name="MP9" draw:layer="backgroundobjects" svg:width="8.255cm" svg:height="1.27cm" svg:x="-0.001cm" svg:y="24.13cm" presentation:class="footer">
          <draw:text-box>
            <text:p/>
          </draw:text-box>
        </draw:frame>
        <draw:frame draw:style-name="Mgr3" draw:text-style-name="MP10" draw:layer="backgroundobjects" svg:width="8.255cm" svg:height="1.27cm" svg:x="10.794cm" svg:y="24.13cm" presentation:class="page-number">
          <draw:text-box>
            <text:list text:style-name="ML1">
              <text:list-header>
                <text:p text:style-name="MP11"><text:span text:style-name="MT3"><text:page-number>&lt;编号&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_Lecture</dc:title>
    <meta:initial-creator>朱红</meta:initial-creator>
    <meta:creation-date>2002-01-08T14:03:06.320000000</meta:creation-date>
    <dc:date>2024-01-26T10:00:00.880925849</dc:date>
    <meta:editing-cycles>545</meta:editing-cycles>
    <meta:editing-duration>P14DT22H52M50S</meta:editing-duration>
    <meta:generator>LibreOffice/7.3.7.2$Linux_X86_64 LibreOffice_project/30$Build-2</meta:generator>
    <meta:document-statistic meta:object-count="593"/>
  </office:meta>
</office:document-meta>
</file>